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5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6.79pt"/>
    </style:style>
    <style:style style:name="co4" style:family="table-column">
      <style:table-column-properties fo:break-before="auto" style:column-width="174.3pt"/>
    </style:style>
    <style:style style:name="co5" style:family="table-column">
      <style:table-column-properties fo:break-before="auto" style:column-width="162.45pt"/>
    </style:style>
    <style:style style:name="co6" style:family="table-column">
      <style:table-column-properties fo:break-before="auto" style:column-width="158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23"/>
    <style:style style:name="ce4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125"/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matrix-vector" table:style-name="ta1">
        <table:table-column table:style-name="co1" table:default-cell-style-name="ce3"/>
        <table:table-column table:style-name="co2" table:number-columns-repeated="6" table:default-cell-style-name="ce3"/>
        <table:table-column table:style-name="co2" table:number-columns-repeated="2" table:default-cell-style-name="ce4"/>
        <table:table-column table:style-name="co2" table:default-cell-style-name="Default"/>
        <table:table-column table:style-name="co2" table:number-columns-repeated="8" table:default-cell-style-name="ce7"/>
        <table:table-column table:style-name="co3" table:default-cell-style-name="ce7"/>
        <table:table-column table:style-name="co2" table:number-columns-repeated="5" table:default-cell-style-name="ce7"/>
        <table:table-row table:style-name="ro1">
          <table:table-cell office:value-type="string" calcext:value-type="string">
            <text:p>#N=447, 80 threads, 6400 matrices, MKL reference</text:p>
          </table:table-cell>
          <table:table-cell table:number-columns-repeated="6"/>
          <table:table-cell table:style-name="ce3" table:number-columns-repeated="2"/>
          <table:table-cell/>
          <table:table-cell table:style-name="Default"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table:style-name="Default"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975" calcext:value-type="float">
            <text:p>975.0000</text:p>
          </table:table-cell>
          <table:table-cell table:number-columns-repeated="5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4.6965" calcext:value-type="float">
            <text:p>034.6965</text:p>
          </table:table-cell>
          <table:table-cell office:value-type="float" office:value="37.9851" calcext:value-type="float">
            <text:p>037.9851</text:p>
          </table:table-cell>
          <table:table-cell office:value-type="float" office:value="37.4359" calcext:value-type="float">
            <text:p>037.4359</text:p>
          </table:table-cell>
          <table:table-cell office:value-type="float" office:value="36.7592" calcext:value-type="float">
            <text:p>036.7592</text:p>
          </table:table-cell>
          <table:table-cell office:value-type="float" office:value="36.1879" calcext:value-type="float">
            <text:p>036.1879</text:p>
          </table:table-cell>
          <table:table-cell office:value-type="float" office:value="39.2346" calcext:value-type="float">
            <text:p>039.2346</text:p>
          </table:table-cell>
          <table:table-cell table:formula="of:=AVERAGE([.B5:.G5])" office:value-type="float" office:value="37.0498666666667" calcext:value-type="float">
            <text:p>037.0499</text:p>
          </table:table-cell>
          <table:table-cell table:formula="of:=STDEV([.B5:.G5])/SQRT(5)" office:value-type="float" office:value="0.697496987042477" calcext:value-type="float">
            <text:p>000.697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3" table:number-columns-repeated="2"/>
          <table:table-cell/>
          <table:table-cell office:value-type="string" calcext:value-type="string">
            <text:p>GAINS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N=447, 80 threads, 6400 matrices, FP64</text:p>
          </table:table-cell>
          <table:table-cell table:number-columns-repeated="6"/>
          <table:table-cell table:style-name="ce3" table:number-columns-repeated="2"/>
          <table:table-cell/>
          <table:table-cell office:value-type="string" calcext:value-type="string">
            <text:p>#N=447, 80 threads, 6400 matric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office:value-type="string" calcext:value-type="string">
            <text:p>#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975" calcext:value-type="float">
            <text:p>975.0000</text:p>
          </table:table-cell>
          <table:table-cell table:number-columns-repeated="5"/>
          <table:table-cell table:style-name="ce3" table:number-columns-repeated="2"/>
          <table:table-cell/>
          <table:table-cell office:value-type="string" calcext:value-type="string">
            <text:p>#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s = 8</text:p>
          </table:table-cell>
          <table:table-cell/>
          <table:table-cell office:value-type="string" calcext:value-type="string">
            <text:p>bs = 16</text:p>
          </table:table-cell>
          <table:table-cell/>
          <table:table-cell office:value-type="string" calcext:value-type="string">
            <text:p>bs = 32</text:p>
          </table:table-cell>
          <table:table-cell/>
          <table:table-cell office:value-type="string" calcext:value-type="string">
            <text:p>bs = 64</text:p>
          </table:table-cell>
          <table:table-cell/>
          <table:table-cell office:value-type="string" calcext:value-type="string">
            <text:p>bs = 128</text:p>
          </table:table-cell>
          <table:table-cell/>
          <table:table-cell office:value-type="string" calcext:value-type="string">
            <text:p>bs = 25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41.1692" calcext:value-type="float">
            <text:p>041.1692</text:p>
          </table:table-cell>
          <table:table-cell office:value-type="float" office:value="41.6619" calcext:value-type="float">
            <text:p>041.6619</text:p>
          </table:table-cell>
          <table:table-cell office:value-type="float" office:value="41.1501" calcext:value-type="float">
            <text:p>041.1501</text:p>
          </table:table-cell>
          <table:table-cell office:value-type="float" office:value="41.2601" calcext:value-type="float">
            <text:p>041.2601</text:p>
          </table:table-cell>
          <table:table-cell office:value-type="float" office:value="41.3541" calcext:value-type="float">
            <text:p>041.3541</text:p>
          </table:table-cell>
          <table:table-cell office:value-type="float" office:value="41.2399" calcext:value-type="float">
            <text:p>041.2399</text:p>
          </table:table-cell>
          <table:table-cell table:formula="of:=AVERAGE([.B12:.G12])" office:value-type="float" office:value="41.3058833333333" calcext:value-type="float">
            <text:p>041.3059</text:p>
          </table:table-cell>
          <table:table-cell table:formula="of:=STDEV([.B12:.G12])/SQRT(5)" office:value-type="float" office:value="0.0844922264668967" calcext:value-type="float">
            <text:p>000.0845</text:p>
          </table:table-cell>
          <table:table-cell/>
          <table:table-cell office:value-type="string" calcext:value-type="string">
            <text:p>64bit float</text:p>
          </table:table-cell>
          <table:table-cell table:formula="of:=[.H12]/[.$H$5]" office:value-type="float" office:value="1.11487265811123" calcext:value-type="float">
            <text:p>1.11487</text:p>
          </table:table-cell>
          <table:table-cell table:formula="of:=SQRT(([.I12]/[.$H$5])^2+([.H12]/[.$H$5]^2*[.$I$5]^2))" office:value-type="float" office:value="0.121014879288324" calcext:value-type="float">
            <text:p>0.12101</text:p>
          </table:table-cell>
          <table:table-cell table:formula="of:=[.H13]/[.$H$5]" office:value-type="float" office:value="1.16868931602093" calcext:value-type="float">
            <text:p>1.16869</text:p>
          </table:table-cell>
          <table:table-cell table:formula="of:=SQRT(([.I13]/[.$H$5])^2+([.H13]/[.$H$5]^2*[.$I$5]^2))" office:value-type="float" office:value="0.123984636353139" calcext:value-type="float">
            <text:p>0.12398</text:p>
          </table:table-cell>
          <table:table-cell table:formula="of:=[.H14]/[.$H$5]" office:value-type="float" office:value="1.17030650582638" calcext:value-type="float">
            <text:p>1.17031</text:p>
          </table:table-cell>
          <table:table-cell table:formula="of:=SQRT(([.I14]/[.$H$5])^2+([.H14]/[.$H$5]^2*[.$I$5]^2))" office:value-type="float" office:value="0.124029658183284" calcext:value-type="float">
            <text:p>0.12403</text:p>
          </table:table-cell>
          <table:table-cell table:formula="of:=[.H15]/[.$H$5]" office:value-type="float" office:value="1.16874374716598" calcext:value-type="float">
            <text:p>1.16874</text:p>
          </table:table-cell>
          <table:table-cell table:formula="of:=SQRT(([.I15]/[.$H$5])^2+([.H15]/[.$H$5]^2*[.$I$5]^2))" office:value-type="float" office:value="0.123923315969344" calcext:value-type="float">
            <text:p>0.12392</text:p>
          </table:table-cell>
          <table:table-cell table:formula="of:=[.H16]/[.$H$5]" office:value-type="float" office:value="1.16216477612155" calcext:value-type="float">
            <text:p>1.16216</text:p>
          </table:table-cell>
          <table:table-cell table:formula="of:=SQRT(([.I16]/[.$H$5])^2+([.H16]/[.$H$5]^2*[.$I$5]^2))" office:value-type="float" office:value="0.123608042233105" calcext:value-type="float">
            <text:p>0.12361</text:p>
          </table:table-cell>
          <table:table-cell table:formula="of:=[.H17]/[.$H$5]" office:value-type="float" office:value="0.958445644428769" calcext:value-type="float">
            <text:p>0.95845</text:p>
          </table:table-cell>
          <table:table-cell table:formula="of:=SQRT(([.I17]/[.$H$5])^2+([.H17]/[.$H$5]^2*[.$I$5]^2))" office:value-type="float" office:value="0.113971548804457" calcext:value-type="float">
            <text:p>0.11397</text:p>
          </table:table-cell>
          <table:table-cell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43.3505" calcext:value-type="float">
            <text:p>043.3505</text:p>
          </table:table-cell>
          <table:table-cell office:value-type="float" office:value="43.3963" calcext:value-type="float">
            <text:p>043.3963</text:p>
          </table:table-cell>
          <table:table-cell office:value-type="float" office:value="43.0188" calcext:value-type="float">
            <text:p>043.0188</text:p>
          </table:table-cell>
          <table:table-cell office:value-type="float" office:value="43.6799" calcext:value-type="float">
            <text:p>043.6799</text:p>
          </table:table-cell>
          <table:table-cell office:value-type="float" office:value="42.615" calcext:value-type="float">
            <text:p>042.6150</text:p>
          </table:table-cell>
          <table:table-cell office:value-type="float" office:value="43.7382" calcext:value-type="float">
            <text:p>043.7382</text:p>
          </table:table-cell>
          <table:table-cell table:formula="of:=AVERAGE([.B13:.G13])" office:value-type="float" office:value="43.2997833333333" calcext:value-type="float">
            <text:p>043.2998</text:p>
          </table:table-cell>
          <table:table-cell table:formula="of:=STDEV([.B13:.G13])/SQRT(5)" office:value-type="float" office:value="0.189363708068186" calcext:value-type="float">
            <text:p>000.1894</text:p>
          </table:table-cell>
          <table:table-cell/>
          <table:table-cell office:value-type="string" calcext:value-type="string">
            <text:p>32bit float</text:p>
          </table:table-cell>
          <table:table-cell table:formula="of:=[.H24]/[.$H$5]" office:value-type="float" office:value="1.26443459985461" calcext:value-type="float">
            <text:p>1.26443</text:p>
          </table:table-cell>
          <table:table-cell table:formula="of:=SQRT(([.I24]/[.$H$5])^2+([.H24]/[.$H$5]^2*[.$I$5]^2))" office:value-type="float" office:value="0.129019025042081" calcext:value-type="float">
            <text:p>0.12902</text:p>
          </table:table-cell>
          <table:table-cell table:formula="of:=[.H25]/[.$H$5]" office:value-type="float" office:value="2.18390349582904" calcext:value-type="float">
            <text:p>2.18390</text:p>
          </table:table-cell>
          <table:table-cell table:formula="of:=SQRT(([.I25]/[.$H$5])^2+([.H25]/[.$H$5]^2*[.$I$5]^2))" office:value-type="float" office:value="0.169520979952347" calcext:value-type="float">
            <text:p>0.16952</text:p>
          </table:table-cell>
          <table:table-cell table:formula="of:=[.H26]/[.$H$5]" office:value-type="float" office:value="2.19620718383152" calcext:value-type="float">
            <text:p>2.19621</text:p>
          </table:table-cell>
          <table:table-cell table:formula="of:=SQRT(([.I26]/[.$H$5])^2+([.H26]/[.$H$5]^2*[.$I$5]^2))" office:value-type="float" office:value="0.169924748683209" calcext:value-type="float">
            <text:p>0.16992</text:p>
          </table:table-cell>
          <table:table-cell table:formula="of:=[.H27]/[.$H$5]" office:value-type="float" office:value="2.18517430562053" calcext:value-type="float">
            <text:p>2.18517</text:p>
          </table:table-cell>
          <table:table-cell table:formula="of:=SQRT(([.I27]/[.$H$5])^2+([.H27]/[.$H$5]^2*[.$I$5]^2))" office:value-type="float" office:value="0.169548991708361" calcext:value-type="float">
            <text:p>0.16955</text:p>
          </table:table-cell>
          <table:table-cell table:formula="of:=[.H28]/[.$H$5]" office:value-type="float" office:value="2.19283920050094" calcext:value-type="float">
            <text:p>2.19284</text:p>
          </table:table-cell>
          <table:table-cell table:formula="of:=SQRT(([.I28]/[.$H$5])^2+([.H28]/[.$H$5]^2*[.$I$5]^2))" office:value-type="float" office:value="0.169922142751462" calcext:value-type="float">
            <text:p>0.16992</text:p>
          </table:table-cell>
          <table:table-cell table:formula="of:=[.H29]/[.$H$5]" office:value-type="float" office:value="1.85368503350439" calcext:value-type="float">
            <text:p>1.85369</text:p>
          </table:table-cell>
          <table:table-cell table:formula="of:=SQRT(([.I29]/[.$H$5])^2+([.H29]/[.$H$5]^2*[.$I$5]^2))" office:value-type="float" office:value="0.156398209208644" calcext:value-type="float">
            <text:p>0.15640</text:p>
          </table:table-cell>
          <table:table-cell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43.3221" calcext:value-type="float">
            <text:p>043.3221</text:p>
          </table:table-cell>
          <table:table-cell office:value-type="float" office:value="43.6316" calcext:value-type="float">
            <text:p>043.6316</text:p>
          </table:table-cell>
          <table:table-cell office:value-type="float" office:value="43.2713" calcext:value-type="float">
            <text:p>043.2713</text:p>
          </table:table-cell>
          <table:table-cell office:value-type="float" office:value="42.7615" calcext:value-type="float">
            <text:p>042.7615</text:p>
          </table:table-cell>
          <table:table-cell office:value-type="float" office:value="43.6476" calcext:value-type="float">
            <text:p>043.6476</text:p>
          </table:table-cell>
          <table:table-cell office:value-type="float" office:value="43.5241" calcext:value-type="float">
            <text:p>043.5241</text:p>
          </table:table-cell>
          <table:table-cell table:formula="of:=AVERAGE([.B14:.G14])" office:value-type="float" office:value="43.3597" calcext:value-type="float">
            <text:p>043.3597</text:p>
          </table:table-cell>
          <table:table-cell table:formula="of:=STDEV([.B14:.G14])/SQRT(5)" office:value-type="float" office:value="0.148447288961436" calcext:value-type="float">
            <text:p>000.1484</text:p>
          </table:table-cell>
          <table:table-cell/>
          <table:table-cell office:value-type="string" calcext:value-type="string">
            <text:p>16bit float</text:p>
          </table:table-cell>
          <table:table-cell table:formula="of:=[.H36]/[.$H$5]" office:value-type="float" office:value="1.26252546118025" calcext:value-type="float">
            <text:p>1.26253</text:p>
          </table:table-cell>
          <table:table-cell table:formula="of:=SQRT(([.I36]/[.$H$5])^2+([.H36]/[.$H$5]^2*[.$I$5]^2))" office:value-type="float" office:value="0.128865855724466" calcext:value-type="float">
            <text:p>0.12887</text:p>
          </table:table-cell>
          <table:table-cell table:formula="of:=[.H37]/[.$H$5]" office:value-type="float" office:value="3.23324600358436" calcext:value-type="float">
            <text:p>3.23325</text:p>
          </table:table-cell>
          <table:table-cell table:formula="of:=SQRT(([.I37]/[.$H$5])^2+([.H37]/[.$H$5]^2*[.$I$5]^2))" office:value-type="float" office:value="0.206135120725424" calcext:value-type="float">
            <text:p>0.20614</text:p>
          </table:table-cell>
          <table:table-cell table:formula="of:=[.H38]/[.$H$5]" office:value-type="float" office:value="4.33968723234271" calcext:value-type="float">
            <text:p>4.33969</text:p>
          </table:table-cell>
          <table:table-cell table:formula="of:=SQRT(([.I38]/[.$H$5])^2+([.H38]/[.$H$5]^2*[.$I$5]^2))" office:value-type="float" office:value="0.245791304048012" calcext:value-type="float">
            <text:p>0.24579</text:p>
          </table:table-cell>
          <table:table-cell table:formula="of:=[.H39]/[.$H$5]" office:value-type="float" office:value="4.15893534479656" calcext:value-type="float">
            <text:p>4.15894</text:p>
          </table:table-cell>
          <table:table-cell table:formula="of:=SQRT(([.I39]/[.$H$5])^2+([.H39]/[.$H$5]^2*[.$I$5]^2))" office:value-type="float" office:value="0.234220029230145" calcext:value-type="float">
            <text:p>0.23422</text:p>
          </table:table-cell>
          <table:table-cell table:formula="of:=[.H40]/[.$H$5]" office:value-type="float" office:value="4.27357363409315" calcext:value-type="float">
            <text:p>4.27357</text:p>
          </table:table-cell>
          <table:table-cell table:formula="of:=SQRT(([.I40]/[.$H$5])^2+([.H40]/[.$H$5]^2*[.$I$5]^2))" office:value-type="float" office:value="0.239026163363248" calcext:value-type="float">
            <text:p>0.23903</text:p>
          </table:table-cell>
          <table:table-cell table:formula="of:=[.H41]/[.$H$5]" office:value-type="float" office:value="3.40937799146375" calcext:value-type="float">
            <text:p>3.40938</text:p>
          </table:table-cell>
          <table:table-cell table:formula="of:=SQRT(([.I41]/[.$H$5])^2+([.H41]/[.$H$5]^2*[.$I$5]^2))" office:value-type="float" office:value="0.213463602170098" calcext:value-type="float">
            <text:p>0.21346</text:p>
          </table:table-cell>
          <table:table-cell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43.4028" calcext:value-type="float">
            <text:p>043.4028</text:p>
          </table:table-cell>
          <table:table-cell office:value-type="float" office:value="42.8565" calcext:value-type="float">
            <text:p>042.8565</text:p>
          </table:table-cell>
          <table:table-cell office:value-type="float" office:value="43.1756" calcext:value-type="float">
            <text:p>043.1756</text:p>
          </table:table-cell>
          <table:table-cell office:value-type="float" office:value="43.5047" calcext:value-type="float">
            <text:p>043.5047</text:p>
          </table:table-cell>
          <table:table-cell office:value-type="float" office:value="43.5919" calcext:value-type="float">
            <text:p>043.5919</text:p>
          </table:table-cell>
          <table:table-cell office:value-type="float" office:value="43.2793" calcext:value-type="float">
            <text:p>043.2793</text:p>
          </table:table-cell>
          <table:table-cell table:formula="of:=AVERAGE([.B15:.G15])" office:value-type="float" office:value="43.3018" calcext:value-type="float">
            <text:p>043.3018</text:p>
          </table:table-cell>
          <table:table-cell table:formula="of:=STDEV([.B15:.G15])/SQRT(5)" office:value-type="float" office:value="0.118364217565952" calcext:value-type="float">
            <text:p>000.1184</text:p>
          </table:table-cell>
          <table:table-cell/>
          <table:table-cell office:value-type="string" calcext:value-type="string">
            <text:p>16bit fixed</text:p>
          </table:table-cell>
          <table:table-cell table:formula="of:=[.H48]/[.$H$5]" office:value-type="float" office:value="1.49507870473668" calcext:value-type="float">
            <text:p>1.49508</text:p>
          </table:table-cell>
          <table:table-cell table:formula="of:=SQRT(([.I48]/[.$H$5])^2+([.H48]/[.$H$5]^2*[.$I$5]^2))" office:value-type="float" office:value="0.142772110109322" calcext:value-type="float">
            <text:p>0.14277</text:p>
          </table:table-cell>
          <table:table-cell table:formula="of:=[.H49]/[.$H$5]" office:value-type="float" office:value="1.8009124639225" calcext:value-type="float">
            <text:p>1.80091</text:p>
          </table:table-cell>
          <table:table-cell table:formula="of:=SQRT(([.I49]/[.$H$5])^2+([.H49]/[.$H$5]^2*[.$I$5]^2))" office:value-type="float" office:value="0.153779475965346" calcext:value-type="float">
            <text:p>0.15378</text:p>
          </table:table-cell>
          <table:table-cell table:formula="of:=[.H50]/[.$H$5]" office:value-type="float" office:value="4.43769928096907" calcext:value-type="float">
            <text:p>4.43770</text:p>
          </table:table-cell>
          <table:table-cell table:formula="of:=SQRT(([.I50]/[.$H$5])^2+([.H50]/[.$H$5]^2*[.$I$5]^2))" office:value-type="float" office:value="0.245545264555114" calcext:value-type="float">
            <text:p>0.24555</text:p>
          </table:table-cell>
          <table:table-cell table:formula="of:=[.H51]/[.$H$5]" office:value-type="float" office:value="4.47246773717584" calcext:value-type="float">
            <text:p>4.47247</text:p>
          </table:table-cell>
          <table:table-cell table:formula="of:=SQRT(([.I51]/[.$H$5])^2+([.H51]/[.$H$5]^2*[.$I$5]^2))" office:value-type="float" office:value="0.252941278733184" calcext:value-type="float">
            <text:p>0.25294</text:p>
          </table:table-cell>
          <table:table-cell table:formula="of:=[.H52]/[.$H$5]" office:value-type="float" office:value="4.60312047906605" calcext:value-type="float">
            <text:p>4.60312</text:p>
          </table:table-cell>
          <table:table-cell table:formula="of:=SQRT(([.I52]/[.$H$5])^2+([.H52]/[.$H$5]^2*[.$I$5]^2))" office:value-type="float" office:value="0.249752764660263" calcext:value-type="float">
            <text:p>0.24975</text:p>
          </table:table-cell>
          <table:table-cell table:formula="of:=[.H53]/[.$H$5]" office:value-type="float" office:value="4.47812227844274" calcext:value-type="float">
            <text:p>4.47812</text:p>
          </table:table-cell>
          <table:table-cell table:formula="of:=SQRT(([.I53]/[.$H$5])^2+([.H53]/[.$H$5]^2*[.$I$5]^2))" office:value-type="float" office:value="0.248258795583575" calcext:value-type="float">
            <text:p>0.24826</text:p>
          </table:table-cell>
          <table:table-cell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42.4729" calcext:value-type="float">
            <text:p>042.4729</text:p>
          </table:table-cell>
          <table:table-cell office:value-type="float" office:value="42.8722" calcext:value-type="float">
            <text:p>042.8722</text:p>
          </table:table-cell>
          <table:table-cell office:value-type="float" office:value="43.3675" calcext:value-type="float">
            <text:p>043.3675</text:p>
          </table:table-cell>
          <table:table-cell office:value-type="float" office:value="43.4325" calcext:value-type="float">
            <text:p>043.4325</text:p>
          </table:table-cell>
          <table:table-cell office:value-type="float" office:value="43.2017" calcext:value-type="float">
            <text:p>043.2017</text:p>
          </table:table-cell>
          <table:table-cell office:value-type="float" office:value="43.0015" calcext:value-type="float">
            <text:p>043.0015</text:p>
          </table:table-cell>
          <table:table-cell table:formula="of:=AVERAGE([.B16:.G16])" office:value-type="float" office:value="43.05805" calcext:value-type="float">
            <text:p>043.0581</text:p>
          </table:table-cell>
          <table:table-cell table:formula="of:=STDEV([.B16:.G16])/SQRT(5)" office:value-type="float" office:value="0.159592741062994" calcext:value-type="float">
            <text:p>000.1596</text:p>
          </table:table-cell>
          <table:table-cell/>
          <table:table-cell office:value-type="string" calcext:value-type="string">
            <text:p>8bit fixed</text:p>
          </table:table-cell>
          <table:table-cell table:formula="of:=[.H60]/[.$H$5]" office:value-type="float" office:value="1.30874110208224" calcext:value-type="float">
            <text:p>1.30874</text:p>
          </table:table-cell>
          <table:table-cell table:formula="of:=SQRT(([.I60]/[.$H$5])^2+([.H60]/[.$H$5]^2*[.$I$5]^2))" office:value-type="float" office:value="0.13109205208139" calcext:value-type="float">
            <text:p>0.13109</text:p>
          </table:table-cell>
          <table:table-cell table:formula="of:=[.H61]/[.$H$5]" office:value-type="float" office:value="1.57944518018958" calcext:value-type="float">
            <text:p>1.57945</text:p>
          </table:table-cell>
          <table:table-cell table:formula="of:=SQRT(([.I61]/[.$H$5])^2+([.H61]/[.$H$5]^2*[.$I$5]^2))" office:value-type="float" office:value="0.144013041837844" calcext:value-type="float">
            <text:p>0.14401</text:p>
          </table:table-cell>
          <table:table-cell table:formula="of:=[.H62]/[.$H$5]" office:value-type="float" office:value="5.41492277075221" calcext:value-type="float">
            <text:p>5.41492</text:p>
          </table:table-cell>
          <table:table-cell table:formula="of:=SQRT(([.I62]/[.$H$5])^2+([.H62]/[.$H$5]^2*[.$I$5]^2))" office:value-type="float" office:value="0.26694366739211" calcext:value-type="float">
            <text:p>0.26694</text:p>
          </table:table-cell>
          <table:table-cell table:formula="of:=[.H63]/[.$H$5]" office:value-type="float" office:value="6.21633816046121" calcext:value-type="float">
            <text:p>6.21634</text:p>
          </table:table-cell>
          <table:table-cell table:formula="of:=SQRT(([.I63]/[.$H$5])^2+([.H63]/[.$H$5]^2*[.$I$5]^2))" office:value-type="float" office:value="0.285947636627258" calcext:value-type="float">
            <text:p>0.28595</text:p>
          </table:table-cell>
          <table:table-cell table:formula="of:=[.H64]/[.$H$5]" office:value-type="float" office:value="6.55716709731748" calcext:value-type="float">
            <text:p>6.55717</text:p>
          </table:table-cell>
          <table:table-cell table:formula="of:=SQRT(([.I64]/[.$H$5])^2+([.H64]/[.$H$5]^2*[.$I$5]^2))" office:value-type="float" office:value="0.293992459357438" calcext:value-type="float">
            <text:p>0.29399</text:p>
          </table:table-cell>
          <table:table-cell table:formula="of:=[.H65]/[.$H$5]" office:value-type="float" office:value="6.72066746079158" calcext:value-type="float">
            <text:p>6.72067</text:p>
          </table:table-cell>
          <table:table-cell table:formula="of:=SQRT(([.I65]/[.$H$5])^2+([.H65]/[.$H$5]^2*[.$I$5]^2))" office:value-type="float" office:value="0.29792699134814" calcext:value-type="float">
            <text:p>0.29793</text:p>
          </table:table-cell>
          <table:table-cell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38.0373" calcext:value-type="float">
            <text:p>038.0373</text:p>
          </table:table-cell>
          <table:table-cell office:value-type="float" office:value="33.371" calcext:value-type="float">
            <text:p>033.3710</text:p>
          </table:table-cell>
          <table:table-cell office:value-type="float" office:value="36.691" calcext:value-type="float">
            <text:p>036.6910</text:p>
          </table:table-cell>
          <table:table-cell office:value-type="float" office:value="35.6558" calcext:value-type="float">
            <text:p>035.6558</text:p>
          </table:table-cell>
          <table:table-cell office:value-type="float" office:value="34.7609" calcext:value-type="float">
            <text:p>034.7609</text:p>
          </table:table-cell>
          <table:table-cell office:value-type="float" office:value="34.5457" calcext:value-type="float">
            <text:p>034.5457</text:p>
          </table:table-cell>
          <table:table-cell table:formula="of:=AVERAGE([.B17:.G17])" office:value-type="float" office:value="35.5102833333333" calcext:value-type="float">
            <text:p>035.5103</text:p>
          </table:table-cell>
          <table:table-cell table:formula="of:=STDEV([.B17:.G17])/SQRT(5)" office:value-type="float" office:value="0.744838499228748" calcext:value-type="float">
            <text:p>000.7448</text:p>
          </table:table-cell>
          <table:table-cell table:number-columns-repeated="15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N=447, 80 threads, 6400 matrices, FP32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487" calcext:value-type="float">
            <text:p>487.0000</text:p>
          </table:table-cell>
          <table:table-cell table:number-columns-repeated="5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46.298" calcext:value-type="float">
            <text:p>046.2980</text:p>
          </table:table-cell>
          <table:table-cell office:value-type="float" office:value="47.6707" calcext:value-type="float">
            <text:p>047.6707</text:p>
          </table:table-cell>
          <table:table-cell office:value-type="float" office:value="46.6838" calcext:value-type="float">
            <text:p>046.6838</text:p>
          </table:table-cell>
          <table:table-cell office:value-type="float" office:value="46.7597" calcext:value-type="float">
            <text:p>046.7597</text:p>
          </table:table-cell>
          <table:table-cell office:value-type="float" office:value="46.3621" calcext:value-type="float">
            <text:p>046.3621</text:p>
          </table:table-cell>
          <table:table-cell office:value-type="float" office:value="47.3085" calcext:value-type="float">
            <text:p>047.3085</text:p>
          </table:table-cell>
          <table:table-cell table:formula="of:=AVERAGE([.B24:.G24])" office:value-type="float" office:value="46.8471333333333" calcext:value-type="float">
            <text:p>046.8471</text:p>
          </table:table-cell>
          <table:table-cell table:formula="of:=STDEV([.B24:.G24])/SQRT(5)" office:value-type="float" office:value="0.241846924589363" calcext:value-type="float">
            <text:p>000.2418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81.8865" calcext:value-type="float">
            <text:p>081.8865</text:p>
          </table:table-cell>
          <table:table-cell office:value-type="float" office:value="80.0942" calcext:value-type="float">
            <text:p>080.0942</text:p>
          </table:table-cell>
          <table:table-cell office:value-type="float" office:value="80.6328" calcext:value-type="float">
            <text:p>080.6328</text:p>
          </table:table-cell>
          <table:table-cell office:value-type="float" office:value="81.3789" calcext:value-type="float">
            <text:p>081.3789</text:p>
          </table:table-cell>
          <table:table-cell office:value-type="float" office:value="80.9736" calcext:value-type="float">
            <text:p>080.9736</text:p>
          </table:table-cell>
          <table:table-cell office:value-type="float" office:value="80.514" calcext:value-type="float">
            <text:p>080.5140</text:p>
          </table:table-cell>
          <table:table-cell table:formula="of:=AVERAGE([.B25:.G25])" office:value-type="float" office:value="80.9133333333334" calcext:value-type="float">
            <text:p>080.9133</text:p>
          </table:table-cell>
          <table:table-cell table:formula="of:=STDEV([.B25:.G25])/SQRT(5)" office:value-type="float" office:value="0.288207094522902" calcext:value-type="float">
            <text:p>000.2882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81.3138" calcext:value-type="float">
            <text:p>081.3138</text:p>
          </table:table-cell>
          <table:table-cell office:value-type="float" office:value="81.2666" calcext:value-type="float">
            <text:p>081.2666</text:p>
          </table:table-cell>
          <table:table-cell office:value-type="float" office:value="81.3173" calcext:value-type="float">
            <text:p>081.3173</text:p>
          </table:table-cell>
          <table:table-cell office:value-type="float" office:value="81.5215" calcext:value-type="float">
            <text:p>081.5215</text:p>
          </table:table-cell>
          <table:table-cell office:value-type="float" office:value="80.6251" calcext:value-type="float">
            <text:p>080.6251</text:p>
          </table:table-cell>
          <table:table-cell office:value-type="float" office:value="82.1708" calcext:value-type="float">
            <text:p>082.1708</text:p>
          </table:table-cell>
          <table:table-cell table:formula="of:=AVERAGE([.B26:.G26])" office:value-type="float" office:value="81.3691833333333" calcext:value-type="float">
            <text:p>081.3692</text:p>
          </table:table-cell>
          <table:table-cell table:formula="of:=STDEV([.B26:.G26])/SQRT(5)" office:value-type="float" office:value="0.222326983367591" calcext:value-type="float">
            <text:p>000.2223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80.683" calcext:value-type="float">
            <text:p>080.6830</text:p>
          </table:table-cell>
          <table:table-cell office:value-type="float" office:value="80.1521" calcext:value-type="float">
            <text:p>080.1521</text:p>
          </table:table-cell>
          <table:table-cell office:value-type="float" office:value="80.9289" calcext:value-type="float">
            <text:p>080.9289</text:p>
          </table:table-cell>
          <table:table-cell office:value-type="float" office:value="81.9497" calcext:value-type="float">
            <text:p>081.9497</text:p>
          </table:table-cell>
          <table:table-cell office:value-type="float" office:value="81.2607" calcext:value-type="float">
            <text:p>081.2607</text:p>
          </table:table-cell>
          <table:table-cell office:value-type="float" office:value="80.7881" calcext:value-type="float">
            <text:p>080.7881</text:p>
          </table:table-cell>
          <table:table-cell table:formula="of:=AVERAGE([.B27:.G27])" office:value-type="float" office:value="80.9604166666667" calcext:value-type="float">
            <text:p>080.9604</text:p>
          </table:table-cell>
          <table:table-cell table:formula="of:=STDEV([.B27:.G27])/SQRT(5)" office:value-type="float" office:value="0.270545653695145" calcext:value-type="float">
            <text:p>000.2705</text:p>
          </table:table-cell>
          <table:table-cell table:number-columns-repeated="15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81.6798" calcext:value-type="float">
            <text:p>081.6798</text:p>
          </table:table-cell>
          <table:table-cell office:value-type="float" office:value="81.1179" calcext:value-type="float">
            <text:p>081.1179</text:p>
          </table:table-cell>
          <table:table-cell office:value-type="float" office:value="79.8617" calcext:value-type="float">
            <text:p>079.8617</text:p>
          </table:table-cell>
          <table:table-cell office:value-type="float" office:value="81.9691" calcext:value-type="float">
            <text:p>081.9691</text:p>
          </table:table-cell>
          <table:table-cell office:value-type="float" office:value="81.5176" calcext:value-type="float">
            <text:p>081.5176</text:p>
          </table:table-cell>
          <table:table-cell office:value-type="float" office:value="81.3203" calcext:value-type="float">
            <text:p>081.3203</text:p>
          </table:table-cell>
          <table:table-cell table:formula="of:=AVERAGE([.B28:.G28])" office:value-type="float" office:value="81.2444" calcext:value-type="float">
            <text:p>081.2444</text:p>
          </table:table-cell>
          <table:table-cell table:formula="of:=STDEV([.B28:.G28])/SQRT(5)" office:value-type="float" office:value="0.330031746351771" calcext:value-type="float">
            <text:p>000.3300</text:p>
          </table:table-cell>
          <table:table-cell table:number-columns-repeated="15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69.6281" calcext:value-type="float">
            <text:p>069.6281</text:p>
          </table:table-cell>
          <table:table-cell office:value-type="float" office:value="69.8163" calcext:value-type="float">
            <text:p>069.8163</text:p>
          </table:table-cell>
          <table:table-cell office:value-type="float" office:value="68.5393" calcext:value-type="float">
            <text:p>068.5393</text:p>
          </table:table-cell>
          <table:table-cell office:value-type="float" office:value="68.542" calcext:value-type="float">
            <text:p>068.5420</text:p>
          </table:table-cell>
          <table:table-cell office:value-type="float" office:value="67.4317" calcext:value-type="float">
            <text:p>067.4317</text:p>
          </table:table-cell>
          <table:table-cell office:value-type="float" office:value="68.1153" calcext:value-type="float">
            <text:p>068.1153</text:p>
          </table:table-cell>
          <table:table-cell table:formula="of:=AVERAGE([.B29:.G29])" office:value-type="float" office:value="68.6787833333333" calcext:value-type="float">
            <text:p>068.6788</text:p>
          </table:table-cell>
          <table:table-cell table:formula="of:=STDEV([.B29:.G29])/SQRT(5)" office:value-type="float" office:value="0.405267412375252" calcext:value-type="float">
            <text:p>000.4053</text:p>
          </table:table-cell>
          <table:table-cell table:number-columns-repeated="15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N=447, 80 threads, 6400 matrices, BFLOAT16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43" calcext:value-type="float">
            <text:p>243.0000</text:p>
          </table:table-cell>
          <table:table-cell table:number-columns-repeated="5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46.5483" calcext:value-type="float">
            <text:p>046.5483</text:p>
          </table:table-cell>
          <table:table-cell office:value-type="float" office:value="46.2149" calcext:value-type="float">
            <text:p>046.2149</text:p>
          </table:table-cell>
          <table:table-cell office:value-type="float" office:value="46.7443" calcext:value-type="float">
            <text:p>046.7443</text:p>
          </table:table-cell>
          <table:table-cell office:value-type="float" office:value="47.5481" calcext:value-type="float">
            <text:p>047.5481</text:p>
          </table:table-cell>
          <table:table-cell office:value-type="float" office:value="46.8322" calcext:value-type="float">
            <text:p>046.8322</text:p>
          </table:table-cell>
          <table:table-cell office:value-type="float" office:value="46.7706" calcext:value-type="float">
            <text:p>046.7706</text:p>
          </table:table-cell>
          <table:table-cell table:formula="of:=AVERAGE([.B36:.G36])" office:value-type="float" office:value="46.7764" calcext:value-type="float">
            <text:p>046.7764</text:p>
          </table:table-cell>
          <table:table-cell table:formula="of:=STDEV([.B36:.G36])/SQRT(5)" office:value-type="float" office:value="0.196673377964584" calcext:value-type="float">
            <text:p>000.1967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120.135" calcext:value-type="float">
            <text:p>120.1350</text:p>
          </table:table-cell>
          <table:table-cell office:value-type="float" office:value="118.893" calcext:value-type="float">
            <text:p>118.8930</text:p>
          </table:table-cell>
          <table:table-cell office:value-type="float" office:value="119.887" calcext:value-type="float">
            <text:p>119.8870</text:p>
          </table:table-cell>
          <table:table-cell office:value-type="float" office:value="120.08" calcext:value-type="float">
            <text:p>120.0800</text:p>
          </table:table-cell>
          <table:table-cell office:value-type="float" office:value="119.56" calcext:value-type="float">
            <text:p>119.5600</text:p>
          </table:table-cell>
          <table:table-cell office:value-type="float" office:value="120.193" calcext:value-type="float">
            <text:p>120.1930</text:p>
          </table:table-cell>
          <table:table-cell table:formula="of:=AVERAGE([.B37:.G37])" office:value-type="float" office:value="119.791333333333" calcext:value-type="float">
            <text:p>119.7913</text:p>
          </table:table-cell>
          <table:table-cell table:formula="of:=STDEV([.B37:.G37])/SQRT(5)" office:value-type="float" office:value="0.222030748621296" calcext:value-type="float">
            <text:p>000.2220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59.614" calcext:value-type="float">
            <text:p>159.6140</text:p>
          </table:table-cell>
          <table:table-cell office:value-type="float" office:value="167.455" calcext:value-type="float">
            <text:p>167.4550</text:p>
          </table:table-cell>
          <table:table-cell office:value-type="float" office:value="154.255" calcext:value-type="float">
            <text:p>154.2550</text:p>
          </table:table-cell>
          <table:table-cell office:value-type="float" office:value="157.727" calcext:value-type="float">
            <text:p>157.7270</text:p>
          </table:table-cell>
          <table:table-cell office:value-type="float" office:value="160.435" calcext:value-type="float">
            <text:p>160.4350</text:p>
          </table:table-cell>
          <table:table-cell office:value-type="float" office:value="165.223" calcext:value-type="float">
            <text:p>165.2230</text:p>
          </table:table-cell>
          <table:table-cell table:formula="of:=AVERAGE([.B38:.G38])" office:value-type="float" office:value="160.784833333333" calcext:value-type="float">
            <text:p>160.7848</text:p>
          </table:table-cell>
          <table:table-cell table:formula="of:=STDEV([.B38:.G38])/SQRT(5)" office:value-type="float" office:value="2.16952297829116" calcext:value-type="float">
            <text:p>002.1695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52.34" calcext:value-type="float">
            <text:p>152.3400</text:p>
          </table:table-cell>
          <table:table-cell office:value-type="float" office:value="154.102" calcext:value-type="float">
            <text:p>154.1020</text:p>
          </table:table-cell>
          <table:table-cell office:value-type="float" office:value="152.735" calcext:value-type="float">
            <text:p>152.7350</text:p>
          </table:table-cell>
          <table:table-cell office:value-type="float" office:value="154.921" calcext:value-type="float">
            <text:p>154.9210</text:p>
          </table:table-cell>
          <table:table-cell office:value-type="float" office:value="155.657" calcext:value-type="float">
            <text:p>155.6570</text:p>
          </table:table-cell>
          <table:table-cell office:value-type="float" office:value="154.773" calcext:value-type="float">
            <text:p>154.7730</text:p>
          </table:table-cell>
          <table:table-cell table:formula="of:=AVERAGE([.B39:.G39])" office:value-type="float" office:value="154.088" calcext:value-type="float">
            <text:p>154.0880</text:p>
          </table:table-cell>
          <table:table-cell table:formula="of:=STDEV([.B39:.G39])/SQRT(5)" office:value-type="float" office:value="0.583478671418244" calcext:value-type="float">
            <text:p>000.5835</text:p>
          </table:table-cell>
          <table:table-cell table:number-columns-repeated="15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59.862" calcext:value-type="float">
            <text:p>159.8620</text:p>
          </table:table-cell>
          <table:table-cell office:value-type="float" office:value="155.687" calcext:value-type="float">
            <text:p>155.6870</text:p>
          </table:table-cell>
          <table:table-cell office:value-type="float" office:value="158.508" calcext:value-type="float">
            <text:p>158.5080</text:p>
          </table:table-cell>
          <table:table-cell office:value-type="float" office:value="157.886" calcext:value-type="float">
            <text:p>157.8860</text:p>
          </table:table-cell>
          <table:table-cell office:value-type="float" office:value="162.524" calcext:value-type="float">
            <text:p>162.5240</text:p>
          </table:table-cell>
          <table:table-cell office:value-type="float" office:value="155.545" calcext:value-type="float">
            <text:p>155.5450</text:p>
          </table:table-cell>
          <table:table-cell table:formula="of:=AVERAGE([.B40:.G40])" office:value-type="float" office:value="158.335333333333" calcext:value-type="float">
            <text:p>158.3353</text:p>
          </table:table-cell>
          <table:table-cell table:formula="of:=STDEV([.B40:.G40])/SQRT(5)" office:value-type="float" office:value="1.18164264197486" calcext:value-type="float">
            <text:p>001.1816</text:p>
          </table:table-cell>
          <table:table-cell table:number-columns-repeated="15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124.72" calcext:value-type="float">
            <text:p>124.7200</text:p>
          </table:table-cell>
          <table:table-cell office:value-type="float" office:value="129.208" calcext:value-type="float">
            <text:p>129.2080</text:p>
          </table:table-cell>
          <table:table-cell office:value-type="float" office:value="123.422" calcext:value-type="float">
            <text:p>123.4220</text:p>
          </table:table-cell>
          <table:table-cell office:value-type="float" office:value="126.277" calcext:value-type="float">
            <text:p>126.2770</text:p>
          </table:table-cell>
          <table:table-cell office:value-type="float" office:value="125.3" calcext:value-type="float">
            <text:p>125.3000</text:p>
          </table:table-cell>
          <table:table-cell office:value-type="float" office:value="128.975" calcext:value-type="float">
            <text:p>128.9750</text:p>
          </table:table-cell>
          <table:table-cell table:formula="of:=AVERAGE([.B41:.G41])" office:value-type="float" office:value="126.317" calcext:value-type="float">
            <text:p>126.3170</text:p>
          </table:table-cell>
          <table:table-cell table:formula="of:=STDEV([.B41:.G41])/SQRT(5)" office:value-type="float" office:value="1.04671233870629" calcext:value-type="float">
            <text:p>001.0467</text:p>
          </table:table-cell>
          <table:table-cell table:number-columns-repeated="15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N=447, 80 threads, 6400 matrices, Fixed16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59" calcext:value-type="float">
            <text:p>259.0000</text:p>
          </table:table-cell>
          <table:table-cell table:number-columns-repeated="5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50.7555" calcext:value-type="float">
            <text:p>050.7555</text:p>
          </table:table-cell>
          <table:table-cell office:value-type="float" office:value="56.3522" calcext:value-type="float">
            <text:p>056.3522</text:p>
          </table:table-cell>
          <table:table-cell office:value-type="float" office:value="56.3526" calcext:value-type="float">
            <text:p>056.3526</text:p>
          </table:table-cell>
          <table:table-cell office:value-type="float" office:value="56.2748" calcext:value-type="float">
            <text:p>056.2748</text:p>
          </table:table-cell>
          <table:table-cell office:value-type="float" office:value="56.3038" calcext:value-type="float">
            <text:p>056.3038</text:p>
          </table:table-cell>
          <table:table-cell office:value-type="float" office:value="56.3159" calcext:value-type="float">
            <text:p>056.3159</text:p>
          </table:table-cell>
          <table:table-cell table:formula="of:=AVERAGE([.B48:.G48])" office:value-type="float" office:value="55.3924666666667" calcext:value-type="float">
            <text:p>055.3925</text:p>
          </table:table-cell>
          <table:table-cell table:formula="of:=STDEV([.B48:.G48])/SQRT(5)" office:value-type="float" office:value="1.01599554395348" calcext:value-type="float">
            <text:p>001.0160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66.7672" calcext:value-type="float">
            <text:p>066.7672</text:p>
          </table:table-cell>
          <table:table-cell office:value-type="float" office:value="66.7411" calcext:value-type="float">
            <text:p>066.7411</text:p>
          </table:table-cell>
          <table:table-cell office:value-type="float" office:value="66.6329" calcext:value-type="float">
            <text:p>066.6329</text:p>
          </table:table-cell>
          <table:table-cell office:value-type="float" office:value="66.7118" calcext:value-type="float">
            <text:p>066.7118</text:p>
          </table:table-cell>
          <table:table-cell office:value-type="float" office:value="66.7479" calcext:value-type="float">
            <text:p>066.7479</text:p>
          </table:table-cell>
          <table:table-cell office:value-type="float" office:value="66.7405" calcext:value-type="float">
            <text:p>066.7405</text:p>
          </table:table-cell>
          <table:table-cell table:formula="of:=AVERAGE([.B49:.G49])" office:value-type="float" office:value="66.7235666666667" calcext:value-type="float">
            <text:p>066.7236</text:p>
          </table:table-cell>
          <table:table-cell table:formula="of:=STDEV([.B49:.G49])/SQRT(5)" office:value-type="float" office:value="0.0214000311526246" calcext:value-type="float">
            <text:p>000.0214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69.18" calcext:value-type="float">
            <text:p>169.1800</text:p>
          </table:table-cell>
          <table:table-cell office:value-type="float" office:value="160.16" calcext:value-type="float">
            <text:p>160.1600</text:p>
          </table:table-cell>
          <table:table-cell office:value-type="float" office:value="162.341" calcext:value-type="float">
            <text:p>162.3410</text:p>
          </table:table-cell>
          <table:table-cell office:value-type="float" office:value="165.444" calcext:value-type="float">
            <text:p>165.4440</text:p>
          </table:table-cell>
          <table:table-cell office:value-type="float" office:value="168.08" calcext:value-type="float">
            <text:p>168.0800</text:p>
          </table:table-cell>
          <table:table-cell office:value-type="float" office:value="161.292" calcext:value-type="float">
            <text:p>161.2920</text:p>
          </table:table-cell>
          <table:table-cell table:formula="of:=AVERAGE([.B50:.G50])" office:value-type="float" office:value="164.416166666667" calcext:value-type="float">
            <text:p>164.4162</text:p>
          </table:table-cell>
          <table:table-cell table:formula="of:=STDEV([.B50:.G50])/SQRT(5)" office:value-type="float" office:value="1.66560394852238" calcext:value-type="float">
            <text:p>001.6656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66.001" calcext:value-type="float">
            <text:p>166.0010</text:p>
          </table:table-cell>
          <table:table-cell office:value-type="float" office:value="167.322" calcext:value-type="float">
            <text:p>167.3220</text:p>
          </table:table-cell>
          <table:table-cell office:value-type="float" office:value="165.231" calcext:value-type="float">
            <text:p>165.2310</text:p>
          </table:table-cell>
          <table:table-cell office:value-type="float" office:value="163.453" calcext:value-type="float">
            <text:p>163.4530</text:p>
          </table:table-cell>
          <table:table-cell office:value-type="float" office:value="175.38" calcext:value-type="float">
            <text:p>175.3800</text:p>
          </table:table-cell>
          <table:table-cell office:value-type="float" office:value="156.839" calcext:value-type="float">
            <text:p>156.8390</text:p>
          </table:table-cell>
          <table:table-cell table:formula="of:=AVERAGE([.B51:.G51])" office:value-type="float" office:value="165.704333333333" calcext:value-type="float">
            <text:p>165.7043</text:p>
          </table:table-cell>
          <table:table-cell table:formula="of:=STDEV([.B51:.G51])/SQRT(5)" office:value-type="float" office:value="2.68484683610319" calcext:value-type="float">
            <text:p>002.6848</text:p>
          </table:table-cell>
          <table:table-cell table:number-columns-repeated="15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76.466" calcext:value-type="float">
            <text:p>176.4660</text:p>
          </table:table-cell>
          <table:table-cell office:value-type="float" office:value="166.959" calcext:value-type="float">
            <text:p>166.9590</text:p>
          </table:table-cell>
          <table:table-cell office:value-type="float" office:value="170.345" calcext:value-type="float">
            <text:p>170.3450</text:p>
          </table:table-cell>
          <table:table-cell office:value-type="float" office:value="166.502" calcext:value-type="float">
            <text:p>166.5020</text:p>
          </table:table-cell>
          <table:table-cell office:value-type="float" office:value="171.178" calcext:value-type="float">
            <text:p>171.1780</text:p>
          </table:table-cell>
          <table:table-cell office:value-type="float" office:value="171.82" calcext:value-type="float">
            <text:p>171.8200</text:p>
          </table:table-cell>
          <table:table-cell table:formula="of:=AVERAGE([.B52:.G52])" office:value-type="float" office:value="170.545" calcext:value-type="float">
            <text:p>170.5450</text:p>
          </table:table-cell>
          <table:table-cell table:formula="of:=STDEV([.B52:.G52])/SQRT(5)" office:value-type="float" office:value="1.62886217955971" calcext:value-type="float">
            <text:p>001.6289</text:p>
          </table:table-cell>
          <table:table-cell table:number-columns-repeated="15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166.57" calcext:value-type="float">
            <text:p>166.5700</text:p>
          </table:table-cell>
          <table:table-cell office:value-type="float" office:value="165.734" calcext:value-type="float">
            <text:p>165.7340</text:p>
          </table:table-cell>
          <table:table-cell office:value-type="float" office:value="162.335" calcext:value-type="float">
            <text:p>162.3350</text:p>
          </table:table-cell>
          <table:table-cell office:value-type="float" office:value="168.963" calcext:value-type="float">
            <text:p>168.9630</text:p>
          </table:table-cell>
          <table:table-cell office:value-type="float" office:value="159.835" calcext:value-type="float">
            <text:p>159.8350</text:p>
          </table:table-cell>
          <table:table-cell office:value-type="float" office:value="172.046" calcext:value-type="float">
            <text:p>172.0460</text:p>
          </table:table-cell>
          <table:table-cell table:formula="of:=AVERAGE([.B53:.G53])" office:value-type="float" office:value="165.913833333333" calcext:value-type="float">
            <text:p>165.9138</text:p>
          </table:table-cell>
          <table:table-cell table:formula="of:=STDEV([.B53:.G53])/SQRT(5)" office:value-type="float" office:value="1.97103062211964" calcext:value-type="float">
            <text:p>001.9710</text:p>
          </table:table-cell>
          <table:table-cell table:number-columns-repeated="15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N=447, 80 threads, 6400 matrices, Fixed8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37" calcext:value-type="float">
            <text:p>137.0000</text:p>
          </table:table-cell>
          <table:table-cell table:number-columns-repeated="5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48.4976" calcext:value-type="float">
            <text:p>048.4976</text:p>
          </table:table-cell>
          <table:table-cell office:value-type="float" office:value="48.47" calcext:value-type="float">
            <text:p>048.4700</text:p>
          </table:table-cell>
          <table:table-cell office:value-type="float" office:value="48.468" calcext:value-type="float">
            <text:p>048.4680</text:p>
          </table:table-cell>
          <table:table-cell office:value-type="float" office:value="48.5013" calcext:value-type="float">
            <text:p>048.5013</text:p>
          </table:table-cell>
          <table:table-cell office:value-type="float" office:value="48.5056" calcext:value-type="float">
            <text:p>048.5056</text:p>
          </table:table-cell>
          <table:table-cell office:value-type="float" office:value="48.4896" calcext:value-type="float">
            <text:p>048.4896</text:p>
          </table:table-cell>
          <table:table-cell table:formula="of:=AVERAGE([.B60:.G60])" office:value-type="float" office:value="48.4886833333333" calcext:value-type="float">
            <text:p>048.4887</text:p>
          </table:table-cell>
          <table:table-cell table:formula="of:=STDEV([.B60:.G60])/SQRT(5)" office:value-type="float" office:value="0.00721822231116017" calcext:value-type="float">
            <text:p>000.0072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58.5099" calcext:value-type="float">
            <text:p>058.5099</text:p>
          </table:table-cell>
          <table:table-cell office:value-type="float" office:value="58.5056" calcext:value-type="float">
            <text:p>058.5056</text:p>
          </table:table-cell>
          <table:table-cell office:value-type="float" office:value="58.5058" calcext:value-type="float">
            <text:p>058.5058</text:p>
          </table:table-cell>
          <table:table-cell office:value-type="float" office:value="58.507" calcext:value-type="float">
            <text:p>058.5070</text:p>
          </table:table-cell>
          <table:table-cell office:value-type="float" office:value="58.5295" calcext:value-type="float">
            <text:p>058.5295</text:p>
          </table:table-cell>
          <table:table-cell office:value-type="float" office:value="58.5516" calcext:value-type="float">
            <text:p>058.5516</text:p>
          </table:table-cell>
          <table:table-cell table:formula="of:=AVERAGE([.B61:.G61])" office:value-type="float" office:value="58.5182333333333" calcext:value-type="float">
            <text:p>058.5182</text:p>
          </table:table-cell>
          <table:table-cell table:formula="of:=STDEV([.B61:.G61])/SQRT(5)" office:value-type="float" office:value="0.0083668233717064" calcext:value-type="float">
            <text:p>000.0084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99.29" calcext:value-type="float">
            <text:p>199.2900</text:p>
          </table:table-cell>
          <table:table-cell office:value-type="float" office:value="201.512" calcext:value-type="float">
            <text:p>201.5120</text:p>
          </table:table-cell>
          <table:table-cell office:value-type="float" office:value="200.656" calcext:value-type="float">
            <text:p>200.6560</text:p>
          </table:table-cell>
          <table:table-cell office:value-type="float" office:value="200.862" calcext:value-type="float">
            <text:p>200.8620</text:p>
          </table:table-cell>
          <table:table-cell office:value-type="float" office:value="199.545" calcext:value-type="float">
            <text:p>199.5450</text:p>
          </table:table-cell>
          <table:table-cell office:value-type="float" office:value="201.868" calcext:value-type="float">
            <text:p>201.8680</text:p>
          </table:table-cell>
          <table:table-cell table:formula="of:=AVERAGE([.B62:.G62])" office:value-type="float" office:value="200.622166666667" calcext:value-type="float">
            <text:p>200.6222</text:p>
          </table:table-cell>
          <table:table-cell table:formula="of:=STDEV([.B62:.G62])/SQRT(5)" office:value-type="float" office:value="0.462061676979746" calcext:value-type="float">
            <text:p>000.4621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231.69" calcext:value-type="float">
            <text:p>231.6900</text:p>
          </table:table-cell>
          <table:table-cell office:value-type="float" office:value="228.905" calcext:value-type="float">
            <text:p>228.9050</text:p>
          </table:table-cell>
          <table:table-cell office:value-type="float" office:value="230.565" calcext:value-type="float">
            <text:p>230.5650</text:p>
          </table:table-cell>
          <table:table-cell office:value-type="float" office:value="230.66" calcext:value-type="float">
            <text:p>230.6600</text:p>
          </table:table-cell>
          <table:table-cell office:value-type="float" office:value="229.504" calcext:value-type="float">
            <text:p>229.5040</text:p>
          </table:table-cell>
          <table:table-cell office:value-type="float" office:value="230.563" calcext:value-type="float">
            <text:p>230.5630</text:p>
          </table:table-cell>
          <table:table-cell table:formula="of:=AVERAGE([.B63:.G63])" office:value-type="float" office:value="230.3145" calcext:value-type="float">
            <text:p>230.3145</text:p>
          </table:table-cell>
          <table:table-cell table:formula="of:=STDEV([.B63:.G63])/SQRT(5)" office:value-type="float" office:value="0.437240139968873" calcext:value-type="float">
            <text:p>000.4372</text:p>
          </table:table-cell>
          <table:table-cell table:number-columns-repeated="15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245.074" calcext:value-type="float">
            <text:p>245.0740</text:p>
          </table:table-cell>
          <table:table-cell office:value-type="float" office:value="242.659" calcext:value-type="float">
            <text:p>242.6590</text:p>
          </table:table-cell>
          <table:table-cell office:value-type="float" office:value="240.861" calcext:value-type="float">
            <text:p>240.8610</text:p>
          </table:table-cell>
          <table:table-cell office:value-type="float" office:value="243.916" calcext:value-type="float">
            <text:p>243.9160</text:p>
          </table:table-cell>
          <table:table-cell office:value-type="float" office:value="241.822" calcext:value-type="float">
            <text:p>241.8220</text:p>
          </table:table-cell>
          <table:table-cell office:value-type="float" office:value="243.321" calcext:value-type="float">
            <text:p>243.3210</text:p>
          </table:table-cell>
          <table:table-cell table:formula="of:=AVERAGE([.B64:.G64])" office:value-type="float" office:value="242.942166666667" calcext:value-type="float">
            <text:p>242.9422</text:p>
          </table:table-cell>
          <table:table-cell table:formula="of:=STDEV([.B64:.G64])/SQRT(5)" office:value-type="float" office:value="0.6723924697179" calcext:value-type="float">
            <text:p>000.6724</text:p>
          </table:table-cell>
          <table:table-cell table:number-columns-repeated="15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246.014" calcext:value-type="float">
            <text:p>246.0140</text:p>
          </table:table-cell>
          <table:table-cell office:value-type="float" office:value="251.335" calcext:value-type="float">
            <text:p>251.3350</text:p>
          </table:table-cell>
          <table:table-cell office:value-type="float" office:value="249.34" calcext:value-type="float">
            <text:p>249.3400</text:p>
          </table:table-cell>
          <table:table-cell office:value-type="float" office:value="249.283" calcext:value-type="float">
            <text:p>249.2830</text:p>
          </table:table-cell>
          <table:table-cell office:value-type="float" office:value="247.792" calcext:value-type="float">
            <text:p>247.7920</text:p>
          </table:table-cell>
          <table:table-cell office:value-type="float" office:value="250.235" calcext:value-type="float">
            <text:p>250.2350</text:p>
          </table:table-cell>
          <table:table-cell table:formula="of:=AVERAGE([.B65:.G65])" office:value-type="float" office:value="248.999833333333" calcext:value-type="float">
            <text:p>248.9998</text:p>
          </table:table-cell>
          <table:table-cell table:formula="of:=STDEV([.B65:.G65])/SQRT(5)" office:value-type="float" office:value="0.837820955415495" calcext:value-type="float">
            <text:p>000.8378</text:p>
          </table:table-cell>
          <table:table-cell table:number-columns-repeated="15"/>
        </table:table-row>
        <table:table-row table:style-name="ro1" table:number-rows-repeated="4">
          <table:table-cell table:number-columns-repeated="7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N=2048, 80 threads, 640 matrices, MKL reference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0480" calcext:value-type="float">
            <text:p>20480.0000</text:p>
          </table:table-cell>
          <table:table-cell table:number-columns-repeated="5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7.7027" calcext:value-type="float">
            <text:p>037.7027</text:p>
          </table:table-cell>
          <table:table-cell office:value-type="float" office:value="38.4247" calcext:value-type="float">
            <text:p>038.4247</text:p>
          </table:table-cell>
          <table:table-cell office:value-type="float" office:value="37.5927" calcext:value-type="float">
            <text:p>037.5927</text:p>
          </table:table-cell>
          <table:table-cell office:value-type="float" office:value="39.3015" calcext:value-type="float">
            <text:p>039.3015</text:p>
          </table:table-cell>
          <table:table-cell office:value-type="float" office:value="34.5899" calcext:value-type="float">
            <text:p>034.5899</text:p>
          </table:table-cell>
          <table:table-cell office:value-type="float" office:value="38.6995" calcext:value-type="float">
            <text:p>038.6995</text:p>
          </table:table-cell>
          <table:table-cell table:formula="of:=AVERAGE([.B74:.G74])" office:value-type="float" office:value="37.7185" calcext:value-type="float">
            <text:p>037.7185</text:p>
          </table:table-cell>
          <table:table-cell table:formula="of:=STDEV([.B74:.G74])/SQRT(5)" office:value-type="float" office:value="0.742190856316621" calcext:value-type="float">
            <text:p>000.7422</text:p>
          </table:table-cell>
          <table:table-cell table:number-columns-repeated="15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N=2048, 80 threads, 640 matrices, FP64</text:p>
          </table:table-cell>
          <table:table-cell table:number-columns-repeated="6"/>
          <table:table-cell table:style-name="ce3" table:number-columns-repeated="2"/>
          <table:table-cell/>
          <table:table-cell office:value-type="string" calcext:value-type="string">
            <text:p>#N=2048, 80 threads, 640 matric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office:value-type="string" calcext:value-type="string">
            <text:p>#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0480" calcext:value-type="float">
            <text:p>20480.0000</text:p>
          </table:table-cell>
          <table:table-cell table:number-columns-repeated="5"/>
          <table:table-cell table:style-name="ce3" table:number-columns-repeated="2"/>
          <table:table-cell/>
          <table:table-cell office:value-type="string" calcext:value-type="string">
            <text:p>#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s = 8</text:p>
          </table:table-cell>
          <table:table-cell/>
          <table:table-cell office:value-type="string" calcext:value-type="string">
            <text:p>bs = 16</text:p>
          </table:table-cell>
          <table:table-cell/>
          <table:table-cell office:value-type="string" calcext:value-type="string">
            <text:p>bs = 32</text:p>
          </table:table-cell>
          <table:table-cell/>
          <table:table-cell office:value-type="string" calcext:value-type="string">
            <text:p>bs = 64</text:p>
          </table:table-cell>
          <table:table-cell/>
          <table:table-cell office:value-type="string" calcext:value-type="string">
            <text:p>bs = 128</text:p>
          </table:table-cell>
          <table:table-cell/>
          <table:table-cell office:value-type="string" calcext:value-type="string">
            <text:p>bs = 25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43.9922" calcext:value-type="float">
            <text:p>043.9922</text:p>
          </table:table-cell>
          <table:table-cell office:value-type="float" office:value="43.8445" calcext:value-type="float">
            <text:p>043.8445</text:p>
          </table:table-cell>
          <table:table-cell office:value-type="float" office:value="43.621" calcext:value-type="float">
            <text:p>043.6210</text:p>
          </table:table-cell>
          <table:table-cell office:value-type="float" office:value="43.1166" calcext:value-type="float">
            <text:p>043.1166</text:p>
          </table:table-cell>
          <table:table-cell office:value-type="float" office:value="43.991" calcext:value-type="float">
            <text:p>043.9910</text:p>
          </table:table-cell>
          <table:table-cell office:value-type="float" office:value="44.1116" calcext:value-type="float">
            <text:p>044.1116</text:p>
          </table:table-cell>
          <table:table-cell table:formula="of:=AVERAGE([.B81:.G81])" office:value-type="float" office:value="43.7794833333333" calcext:value-type="float">
            <text:p>043.7795</text:p>
          </table:table-cell>
          <table:table-cell table:formula="of:=STDEV([.B81:.G81])/SQRT(5)" office:value-type="float" office:value="0.163590660898883" calcext:value-type="float">
            <text:p>000.1636</text:p>
          </table:table-cell>
          <table:table-cell/>
          <table:table-cell office:value-type="string" calcext:value-type="string">
            <text:p>64bit float</text:p>
          </table:table-cell>
          <table:table-cell table:formula="of:=[.H81]/[.$H$74]" office:value-type="float" office:value="1.16068993553119" calcext:value-type="float">
            <text:p>1.16069</text:p>
          </table:table-cell>
          <table:table-cell table:formula="of:=SQRT(([.I81]/[.$H$74])^2+([.H81]/[.$H$74]^2*[.$I$74]^2))" office:value-type="float" office:value="0.130267879062604" calcext:value-type="float">
            <text:p>0.13027</text:p>
          </table:table-cell>
          <table:table-cell table:formula="of:=[.H82]/[.$H$74]" office:value-type="float" office:value="1.44966263239524" calcext:value-type="float">
            <text:p>1.44966</text:p>
          </table:table-cell>
          <table:table-cell table:formula="of:=SQRT(([.I82]/[.$H$74])^2+([.H82]/[.$H$74]^2*[.$I$74]^2))" office:value-type="float" office:value="0.145506005435899" calcext:value-type="float">
            <text:p>0.14551</text:p>
          </table:table-cell>
          <table:table-cell table:formula="of:=[.H83]/[.$H$74]" office:value-type="float" office:value="1.4420779369982" calcext:value-type="float">
            <text:p>1.44208</text:p>
          </table:table-cell>
          <table:table-cell table:formula="of:=SQRT(([.I83]/[.$H$74])^2+([.H83]/[.$H$74]^2*[.$I$74]^2))" office:value-type="float" office:value="0.145122572191926" calcext:value-type="float">
            <text:p>0.14512</text:p>
          </table:table-cell>
          <table:table-cell table:formula="of:=[.H84]/[.$H$74]" office:value-type="float" office:value="1.43596820304802" calcext:value-type="float">
            <text:p>1.43597</text:p>
          </table:table-cell>
          <table:table-cell table:formula="of:=SQRT(([.I84]/[.$H$74])^2+([.H84]/[.$H$74]^2*[.$I$74]^2))" office:value-type="float" office:value="0.144816147227766" calcext:value-type="float">
            <text:p>0.14482</text:p>
          </table:table-cell>
          <table:table-cell table:formula="of:=[.H85]/[.$H$74]" office:value-type="float" office:value="1.43739809377361" calcext:value-type="float">
            <text:p>1.43740</text:p>
          </table:table-cell>
          <table:table-cell table:formula="of:=SQRT(([.I85]/[.$H$74])^2+([.H85]/[.$H$74]^2*[.$I$74]^2))" office:value-type="float" office:value="0.144886755001674" calcext:value-type="float">
            <text:p>0.14489</text:p>
          </table:table-cell>
          <table:table-cell table:formula="of:=[.H86]/[.$H$74]" office:value-type="float" office:value="0.977812832783205" calcext:value-type="float">
            <text:p>0.97781</text:p>
          </table:table-cell>
          <table:table-cell table:formula="of:=SQRT(([.I86]/[.$H$74])^2+([.H86]/[.$H$74]^2*[.$I$74]^2))" office:value-type="float" office:value="0.119528841410714" calcext:value-type="float">
            <text:p>0.11953</text:p>
          </table:table-cell>
          <table:table-cell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54.6268" calcext:value-type="float">
            <text:p>054.6268</text:p>
          </table:table-cell>
          <table:table-cell office:value-type="float" office:value="54.6456" calcext:value-type="float">
            <text:p>054.6456</text:p>
          </table:table-cell>
          <table:table-cell office:value-type="float" office:value="54.6124" calcext:value-type="float">
            <text:p>054.6124</text:p>
          </table:table-cell>
          <table:table-cell office:value-type="float" office:value="54.6477" calcext:value-type="float">
            <text:p>054.6477</text:p>
          </table:table-cell>
          <table:table-cell office:value-type="float" office:value="54.7201" calcext:value-type="float">
            <text:p>054.7201</text:p>
          </table:table-cell>
          <table:table-cell office:value-type="float" office:value="54.822" calcext:value-type="float">
            <text:p>054.8220</text:p>
          </table:table-cell>
          <table:table-cell table:formula="of:=AVERAGE([.B82:.G82])" office:value-type="float" office:value="54.6791" calcext:value-type="float">
            <text:p>054.6791</text:p>
          </table:table-cell>
          <table:table-cell table:formula="of:=STDEV([.B82:.G82])/SQRT(5)" office:value-type="float" office:value="0.0354365912581898" calcext:value-type="float">
            <text:p>000.0354</text:p>
          </table:table-cell>
          <table:table-cell/>
          <table:table-cell office:value-type="string" calcext:value-type="string">
            <text:p>32bit float</text:p>
          </table:table-cell>
          <table:table-cell table:formula="of:=[.H93]/[.$H$74]" office:value-type="float" office:value="1.22388792413979" calcext:value-type="float">
            <text:p>1.22389</text:p>
          </table:table-cell>
          <table:table-cell table:formula="of:=SQRT(([.I93]/[.$H$74])^2+([.H93]/[.$H$74]^2*[.$I$74]^2))" office:value-type="float" office:value="0.1340112960212" calcext:value-type="float">
            <text:p>0.13401</text:p>
          </table:table-cell>
          <table:table-cell table:formula="of:=[.H94]/[.$H$74]" office:value-type="float" office:value="2.70898895767329" calcext:value-type="float">
            <text:p>2.70899</text:p>
          </table:table-cell>
          <table:table-cell table:formula="of:=SQRT(([.I94]/[.$H$74])^2+([.H94]/[.$H$74]^2*[.$I$74]^2))" office:value-type="float" office:value="0.198981373151457" calcext:value-type="float">
            <text:p>0.19898</text:p>
          </table:table-cell>
          <table:table-cell table:formula="of:=[.H95]/[.$H$74]" office:value-type="float" office:value="2.84975100635851" calcext:value-type="float">
            <text:p>2.84975</text:p>
          </table:table-cell>
          <table:table-cell table:formula="of:=SQRT(([.I95]/[.$H$74])^2+([.H95]/[.$H$74]^2*[.$I$74]^2))" office:value-type="float" office:value="0.204024838294642" calcext:value-type="float">
            <text:p>0.20402</text:p>
          </table:table-cell>
          <table:table-cell table:formula="of:=[.H96]/[.$H$74]" office:value-type="float" office:value="2.82537746729059" calcext:value-type="float">
            <text:p>2.82538</text:p>
          </table:table-cell>
          <table:table-cell table:formula="of:=SQRT(([.I96]/[.$H$74])^2+([.H96]/[.$H$74]^2*[.$I$74]^2))" office:value-type="float" office:value="0.203136147696228" calcext:value-type="float">
            <text:p>0.20314</text:p>
          </table:table-cell>
          <table:table-cell table:formula="of:=[.H97]/[.$H$74]" office:value-type="float" office:value="2.82258485005148" calcext:value-type="float">
            <text:p>2.82258</text:p>
          </table:table-cell>
          <table:table-cell table:formula="of:=SQRT(([.I97]/[.$H$74])^2+([.H97]/[.$H$74]^2*[.$I$74]^2))" office:value-type="float" office:value="0.2030362132782" calcext:value-type="float">
            <text:p>0.20304</text:p>
          </table:table-cell>
          <table:table-cell table:formula="of:=[.H98]/[.$H$74]" office:value-type="float" office:value="1.58030232732832" calcext:value-type="float">
            <text:p>1.58030</text:p>
          </table:table-cell>
          <table:table-cell table:formula="of:=SQRT(([.I98]/[.$H$74])^2+([.H98]/[.$H$74]^2*[.$I$74]^2))" office:value-type="float" office:value="0.151945801983408" calcext:value-type="float">
            <text:p>0.15195</text:p>
          </table:table-cell>
          <table:table-cell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54.4272" calcext:value-type="float">
            <text:p>054.4272</text:p>
          </table:table-cell>
          <table:table-cell office:value-type="float" office:value="54.3988" calcext:value-type="float">
            <text:p>054.3988</text:p>
          </table:table-cell>
          <table:table-cell office:value-type="float" office:value="54.3723" calcext:value-type="float">
            <text:p>054.3723</text:p>
          </table:table-cell>
          <table:table-cell office:value-type="float" office:value="54.4296" calcext:value-type="float">
            <text:p>054.4296</text:p>
          </table:table-cell>
          <table:table-cell office:value-type="float" office:value="54.4044" calcext:value-type="float">
            <text:p>054.4044</text:p>
          </table:table-cell>
          <table:table-cell office:value-type="float" office:value="54.3258" calcext:value-type="float">
            <text:p>054.3258</text:p>
          </table:table-cell>
          <table:table-cell table:formula="of:=AVERAGE([.B83:.G83])" office:value-type="float" office:value="54.3930166666667" calcext:value-type="float">
            <text:p>054.3930</text:p>
          </table:table-cell>
          <table:table-cell table:formula="of:=STDEV([.B83:.G83])/SQRT(5)" office:value-type="float" office:value="0.0174552322623712" calcext:value-type="float">
            <text:p>000.0175</text:p>
          </table:table-cell>
          <table:table-cell/>
          <table:table-cell office:value-type="string" calcext:value-type="string">
            <text:p>16bit float</text:p>
          </table:table-cell>
          <table:table-cell table:formula="of:=[.H105]/[.$H$74]" office:value-type="float" office:value="1.22653914303768" calcext:value-type="float">
            <text:p>1.22654</text:p>
          </table:table-cell>
          <table:table-cell table:formula="of:=SQRT(([.I105]/[.$H$74])^2+([.H105]/[.$H$74]^2*[.$I$74]^2))" office:value-type="float" office:value="0.134074865165584" calcext:value-type="float">
            <text:p>0.13407</text:p>
          </table:table-cell>
          <table:table-cell table:formula="of:=[.H106]/[.$H$74]" office:value-type="float" office:value="3.32223356354751" calcext:value-type="float">
            <text:p>3.32223</text:p>
          </table:table-cell>
          <table:table-cell table:formula="of:=SQRT(([.I106]/[.$H$74])^2+([.H106]/[.$H$74]^2*[.$I$74]^2))" office:value-type="float" office:value="0.220293530184292" calcext:value-type="float">
            <text:p>0.22029</text:p>
          </table:table-cell>
          <table:table-cell table:formula="of:=[.H107]/[.$H$74]" office:value-type="float" office:value="5.22773528463044" calcext:value-type="float">
            <text:p>5.22774</text:p>
          </table:table-cell>
          <table:table-cell table:formula="of:=SQRT(([.I107]/[.$H$74])^2+([.H107]/[.$H$74]^2*[.$I$74]^2))" office:value-type="float" office:value="0.276350861009883" calcext:value-type="float">
            <text:p>0.27635</text:p>
          </table:table-cell>
          <table:table-cell table:formula="of:=[.H108]/[.$H$74]" office:value-type="float" office:value="4.59335604544189" calcext:value-type="float">
            <text:p>4.59336</text:p>
          </table:table-cell>
          <table:table-cell table:formula="of:=SQRT(([.I108]/[.$H$74])^2+([.H108]/[.$H$74]^2*[.$I$74]^2))" office:value-type="float" office:value="0.259005329770302" calcext:value-type="float">
            <text:p>0.25901</text:p>
          </table:table-cell>
          <table:table-cell table:formula="of:=[.H109]/[.$H$74]" office:value-type="float" office:value="4.85448343209124" calcext:value-type="float">
            <text:p>4.85448</text:p>
          </table:table-cell>
          <table:table-cell table:formula="of:=SQRT(([.I109]/[.$H$74])^2+([.H109]/[.$H$74]^2*[.$I$74]^2))" office:value-type="float" office:value="0.266300502547674" calcext:value-type="float">
            <text:p>0.26630</text:p>
          </table:table-cell>
          <table:table-cell table:formula="of:=[.H110]/[.$H$74]" office:value-type="float" office:value="2.4140974146197" calcext:value-type="float">
            <text:p>2.41410</text:p>
          </table:table-cell>
          <table:table-cell table:formula="of:=SQRT(([.I110]/[.$H$74])^2+([.H110]/[.$H$74]^2*[.$I$74]^2))" office:value-type="float" office:value="0.188206510711636" calcext:value-type="float">
            <text:p>0.18821</text:p>
          </table:table-cell>
          <table:table-cell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54.1996" calcext:value-type="float">
            <text:p>054.1996</text:p>
          </table:table-cell>
          <table:table-cell office:value-type="float" office:value="54.2536" calcext:value-type="float">
            <text:p>054.2536</text:p>
          </table:table-cell>
          <table:table-cell office:value-type="float" office:value="54.0561" calcext:value-type="float">
            <text:p>054.0561</text:p>
          </table:table-cell>
          <table:table-cell office:value-type="float" office:value="54.1483" calcext:value-type="float">
            <text:p>054.1483</text:p>
          </table:table-cell>
          <table:table-cell office:value-type="float" office:value="54.1558" calcext:value-type="float">
            <text:p>054.1558</text:p>
          </table:table-cell>
          <table:table-cell office:value-type="float" office:value="54.162" calcext:value-type="float">
            <text:p>054.1620</text:p>
          </table:table-cell>
          <table:table-cell table:formula="of:=AVERAGE([.B84:.G84])" office:value-type="float" office:value="54.1625666666667" calcext:value-type="float">
            <text:p>054.1626</text:p>
          </table:table-cell>
          <table:table-cell table:formula="of:=STDEV([.B84:.G84])/SQRT(5)" office:value-type="float" office:value="0.0291501858198762" calcext:value-type="float">
            <text:p>000.0292</text:p>
          </table:table-cell>
          <table:table-cell/>
          <table:table-cell office:value-type="string" calcext:value-type="string">
            <text:p>16bit fixed</text:p>
          </table:table-cell>
          <table:table-cell table:formula="of:=[.H117]/[.$H$74]" office:value-type="float" office:value="1.47968105836658" calcext:value-type="float">
            <text:p>1.47968</text:p>
          </table:table-cell>
          <table:table-cell table:formula="of:=SQRT(([.I117]/[.$H$74])^2+([.H117]/[.$H$74]^2*[.$I$74]^2))" office:value-type="float" office:value="0.149955107023292" calcext:value-type="float">
            <text:p>0.14996</text:p>
          </table:table-cell>
          <table:table-cell table:formula="of:=[.H118]/[.$H$74]" office:value-type="float" office:value="1.78544304077133" calcext:value-type="float">
            <text:p>1.78544</text:p>
          </table:table-cell>
          <table:table-cell table:formula="of:=SQRT(([.I118]/[.$H$74])^2+([.H118]/[.$H$74]^2*[.$I$74]^2))" office:value-type="float" office:value="0.161479867453863" calcext:value-type="float">
            <text:p>0.16148</text:p>
          </table:table-cell>
          <table:table-cell table:formula="of:=[.H119]/[.$H$74]" office:value-type="float" office:value="5.58098810928324" calcext:value-type="float">
            <text:p>5.58099</text:p>
          </table:table-cell>
          <table:table-cell table:formula="of:=SQRT(([.I119]/[.$H$74])^2+([.H119]/[.$H$74]^2*[.$I$74]^2))" office:value-type="float" office:value="0.285617244888532" calcext:value-type="float">
            <text:p>0.28562</text:p>
          </table:table-cell>
          <table:table-cell table:formula="of:=[.H120]/[.$H$74]" office:value-type="float" office:value="5.06147734754387" calcext:value-type="float">
            <text:p>5.06148</text:p>
          </table:table-cell>
          <table:table-cell table:formula="of:=SQRT(([.I120]/[.$H$74])^2+([.H120]/[.$H$74]^2*[.$I$74]^2))" office:value-type="float" office:value="0.350017913796097" calcext:value-type="float">
            <text:p>0.35002</text:p>
          </table:table-cell>
          <table:table-cell table:formula="of:=[.H121]/[.$H$74]" office:value-type="float" office:value="5.17883797075706" calcext:value-type="float">
            <text:p>5.17884</text:p>
          </table:table-cell>
          <table:table-cell table:formula="of:=SQRT(([.I121]/[.$H$74])^2+([.H121]/[.$H$74]^2*[.$I$74]^2))" office:value-type="float" office:value="0.379259442606246" calcext:value-type="float">
            <text:p>0.37926</text:p>
          </table:table-cell>
          <table:table-cell table:formula="of:=[.H122]/[.$H$74]" office:value-type="float" office:value="5.38660515838824" calcext:value-type="float">
            <text:p>5.38661</text:p>
          </table:table-cell>
          <table:table-cell table:formula="of:=SQRT(([.I122]/[.$H$74])^2+([.H122]/[.$H$74]^2*[.$I$74]^2))" office:value-type="float" office:value="0.317547793330251" calcext:value-type="float">
            <text:p>0.31755</text:p>
          </table:table-cell>
          <table:table-cell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54.1901" calcext:value-type="float">
            <text:p>054.1901</text:p>
          </table:table-cell>
          <table:table-cell office:value-type="float" office:value="54.2464" calcext:value-type="float">
            <text:p>054.2464</text:p>
          </table:table-cell>
          <table:table-cell office:value-type="float" office:value="54.1906" calcext:value-type="float">
            <text:p>054.1906</text:p>
          </table:table-cell>
          <table:table-cell office:value-type="float" office:value="54.2728" calcext:value-type="float">
            <text:p>054.2728</text:p>
          </table:table-cell>
          <table:table-cell office:value-type="float" office:value="54.1947" calcext:value-type="float">
            <text:p>054.1947</text:p>
          </table:table-cell>
          <table:table-cell office:value-type="float" office:value="54.2044" calcext:value-type="float">
            <text:p>054.2044</text:p>
          </table:table-cell>
          <table:table-cell table:formula="of:=AVERAGE([.B85:.G85])" office:value-type="float" office:value="54.2165" calcext:value-type="float">
            <text:p>054.2165</text:p>
          </table:table-cell>
          <table:table-cell table:formula="of:=STDEV([.B85:.G85])/SQRT(5)" office:value-type="float" office:value="0.0155603598930096" calcext:value-type="float">
            <text:p>000.0156</text:p>
          </table:table-cell>
          <table:table-cell/>
          <table:table-cell office:value-type="string" calcext:value-type="string">
            <text:p>8bit fixed</text:p>
          </table:table-cell>
          <table:table-cell table:formula="of:=[.H129]/[.$H$74]" office:value-type="float" office:value="1.30145684478439" calcext:value-type="float">
            <text:p>1.30146</text:p>
          </table:table-cell>
          <table:table-cell table:formula="of:=SQRT(([.I129]/[.$H$74])^2+([.H129]/[.$H$74]^2*[.$I$74]^2))" office:value-type="float" office:value="0.137864827950702" calcext:value-type="float">
            <text:p>0.13786</text:p>
          </table:table-cell>
          <table:table-cell table:formula="of:=[.H130]/[.$H$74]" office:value-type="float" office:value="1.5673555417103" calcext:value-type="float">
            <text:p>1.56736</text:p>
          </table:table-cell>
          <table:table-cell table:formula="of:=SQRT(([.I130]/[.$H$74])^2+([.H130]/[.$H$74]^2*[.$I$74]^2))" office:value-type="float" office:value="0.151294197332106" calcext:value-type="float">
            <text:p>0.15129</text:p>
          </table:table-cell>
          <table:table-cell table:formula="of:=[.H131]/[.$H$74]" office:value-type="float" office:value="6.8914060739425" calcext:value-type="float">
            <text:p>6.89141</text:p>
          </table:table-cell>
          <table:table-cell table:formula="of:=SQRT(([.I131]/[.$H$74])^2+([.H131]/[.$H$74]^2*[.$I$74]^2))" office:value-type="float" office:value="0.317252370087828" calcext:value-type="float">
            <text:p>0.31725</text:p>
          </table:table-cell>
          <table:table-cell table:formula="of:=[.H132]/[.$H$74]" office:value-type="float" office:value="8.15659866290194" calcext:value-type="float">
            <text:p>8.15660</text:p>
          </table:table-cell>
          <table:table-cell table:formula="of:=SQRT(([.I132]/[.$H$74])^2+([.H132]/[.$H$74]^2*[.$I$74]^2))" office:value-type="float" office:value="0.345176051829232" calcext:value-type="float">
            <text:p>0.34518</text:p>
          </table:table-cell>
          <table:table-cell table:formula="of:=[.H133]/[.$H$74]" office:value-type="float" office:value="8.8367423589662" calcext:value-type="float">
            <text:p>8.83674</text:p>
          </table:table-cell>
          <table:table-cell table:formula="of:=SQRT(([.I133]/[.$H$74])^2+([.H133]/[.$H$74]^2*[.$I$74]^2))" office:value-type="float" office:value="0.35998326305301" calcext:value-type="float">
            <text:p>0.35998</text:p>
          </table:table-cell>
          <table:table-cell table:formula="of:=[.H134]/[.$H$74]" office:value-type="float" office:value="9.06491951341296" calcext:value-type="float">
            <text:p>9.06492</text:p>
          </table:table-cell>
          <table:table-cell table:formula="of:=SQRT(([.I134]/[.$H$74])^2+([.H134]/[.$H$74]^2*[.$I$74]^2))" office:value-type="float" office:value="0.363944358260827" calcext:value-type="float">
            <text:p>0.36394</text:p>
          </table:table-cell>
          <table:table-cell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36.735" calcext:value-type="float">
            <text:p>036.7350</text:p>
          </table:table-cell>
          <table:table-cell office:value-type="float" office:value="36.5712" calcext:value-type="float">
            <text:p>036.5712</text:p>
          </table:table-cell>
          <table:table-cell office:value-type="float" office:value="37.0996" calcext:value-type="float">
            <text:p>037.0996</text:p>
          </table:table-cell>
          <table:table-cell office:value-type="float" office:value="36.7539" calcext:value-type="float">
            <text:p>036.7539</text:p>
          </table:table-cell>
          <table:table-cell office:value-type="float" office:value="37.0709" calcext:value-type="float">
            <text:p>037.0709</text:p>
          </table:table-cell>
          <table:table-cell office:value-type="float" office:value="37.0592" calcext:value-type="float">
            <text:p>037.0592</text:p>
          </table:table-cell>
          <table:table-cell table:formula="of:=AVERAGE([.B86:.G86])" office:value-type="float" office:value="36.8816333333333" calcext:value-type="float">
            <text:p>036.8816</text:p>
          </table:table-cell>
          <table:table-cell table:formula="of:=STDEV([.B86:.G86])/SQRT(5)" office:value-type="float" office:value="0.0998092687746655" calcext:value-type="float">
            <text:p>000.0998</text:p>
          </table:table-cell>
          <table:table-cell table:number-columns-repeated="15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N=2048, 80 threads, 640 matrices, FP32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0240" calcext:value-type="float">
            <text:p>10240.0000</text:p>
          </table:table-cell>
          <table:table-cell table:number-columns-repeated="5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45.3274" calcext:value-type="float">
            <text:p>045.3274</text:p>
          </table:table-cell>
          <table:table-cell office:value-type="float" office:value="46.025" calcext:value-type="float">
            <text:p>046.0250</text:p>
          </table:table-cell>
          <table:table-cell office:value-type="float" office:value="47.3752" calcext:value-type="float">
            <text:p>047.3752</text:p>
          </table:table-cell>
          <table:table-cell office:value-type="float" office:value="45.3457" calcext:value-type="float">
            <text:p>045.3457</text:p>
          </table:table-cell>
          <table:table-cell office:value-type="float" office:value="46.5085" calcext:value-type="float">
            <text:p>046.5085</text:p>
          </table:table-cell>
          <table:table-cell office:value-type="float" office:value="46.3975" calcext:value-type="float">
            <text:p>046.3975</text:p>
          </table:table-cell>
          <table:table-cell table:formula="of:=AVERAGE([.B93:.G93])" office:value-type="float" office:value="46.1632166666667" calcext:value-type="float">
            <text:p>046.1632</text:p>
          </table:table-cell>
          <table:table-cell table:formula="of:=STDEV([.B93:.G93])/SQRT(5)" office:value-type="float" office:value="0.34808273202406" calcext:value-type="float">
            <text:p>000.3481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102.291" calcext:value-type="float">
            <text:p>102.2910</text:p>
          </table:table-cell>
          <table:table-cell office:value-type="float" office:value="102.168" calcext:value-type="float">
            <text:p>102.1680</text:p>
          </table:table-cell>
          <table:table-cell office:value-type="float" office:value="101.268" calcext:value-type="float">
            <text:p>101.2680</text:p>
          </table:table-cell>
          <table:table-cell office:value-type="float" office:value="102.437" calcext:value-type="float">
            <text:p>102.4370</text:p>
          </table:table-cell>
          <table:table-cell office:value-type="float" office:value="102.602" calcext:value-type="float">
            <text:p>102.6020</text:p>
          </table:table-cell>
          <table:table-cell office:value-type="float" office:value="102.308" calcext:value-type="float">
            <text:p>102.3080</text:p>
          </table:table-cell>
          <table:table-cell table:formula="of:=AVERAGE([.B94:.G94])" office:value-type="float" office:value="102.179" calcext:value-type="float">
            <text:p>102.1790</text:p>
          </table:table-cell>
          <table:table-cell table:formula="of:=STDEV([.B94:.G94])/SQRT(5)" office:value-type="float" office:value="0.210211322245021" calcext:value-type="float">
            <text:p>000.2102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07.58" calcext:value-type="float">
            <text:p>107.5800</text:p>
          </table:table-cell>
          <table:table-cell office:value-type="float" office:value="107.908" calcext:value-type="float">
            <text:p>107.9080</text:p>
          </table:table-cell>
          <table:table-cell office:value-type="float" office:value="107.504" calcext:value-type="float">
            <text:p>107.5040</text:p>
          </table:table-cell>
          <table:table-cell office:value-type="float" office:value="107.358" calcext:value-type="float">
            <text:p>107.3580</text:p>
          </table:table-cell>
          <table:table-cell office:value-type="float" office:value="107.304" calcext:value-type="float">
            <text:p>107.3040</text:p>
          </table:table-cell>
          <table:table-cell office:value-type="float" office:value="107.276" calcext:value-type="float">
            <text:p>107.2760</text:p>
          </table:table-cell>
          <table:table-cell table:formula="of:=AVERAGE([.B95:.G95])" office:value-type="float" office:value="107.488333333333" calcext:value-type="float">
            <text:p>107.4883</text:p>
          </table:table-cell>
          <table:table-cell table:formula="of:=STDEV([.B95:.G95])/SQRT(5)" office:value-type="float" office:value="0.105984778781358" calcext:value-type="float">
            <text:p>000.1060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06.573" calcext:value-type="float">
            <text:p>106.5730</text:p>
          </table:table-cell>
          <table:table-cell office:value-type="float" office:value="106.49" calcext:value-type="float">
            <text:p>106.4900</text:p>
          </table:table-cell>
          <table:table-cell office:value-type="float" office:value="106.447" calcext:value-type="float">
            <text:p>106.4470</text:p>
          </table:table-cell>
          <table:table-cell office:value-type="float" office:value="106.705" calcext:value-type="float">
            <text:p>106.7050</text:p>
          </table:table-cell>
          <table:table-cell office:value-type="float" office:value="106.722" calcext:value-type="float">
            <text:p>106.7220</text:p>
          </table:table-cell>
          <table:table-cell office:value-type="float" office:value="106.477" calcext:value-type="float">
            <text:p>106.4770</text:p>
          </table:table-cell>
          <table:table-cell table:formula="of:=AVERAGE([.B96:.G96])" office:value-type="float" office:value="106.569" calcext:value-type="float">
            <text:p>106.5690</text:p>
          </table:table-cell>
          <table:table-cell table:formula="of:=STDEV([.B96:.G96])/SQRT(5)" office:value-type="float" office:value="0.05348270748569" calcext:value-type="float">
            <text:p>000.0535</text:p>
          </table:table-cell>
          <table:table-cell table:number-columns-repeated="15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06.617" calcext:value-type="float">
            <text:p>106.6170</text:p>
          </table:table-cell>
          <table:table-cell office:value-type="float" office:value="106.361" calcext:value-type="float">
            <text:p>106.3610</text:p>
          </table:table-cell>
          <table:table-cell office:value-type="float" office:value="106.353" calcext:value-type="float">
            <text:p>106.3530</text:p>
          </table:table-cell>
          <table:table-cell office:value-type="float" office:value="106.344" calcext:value-type="float">
            <text:p>106.3440</text:p>
          </table:table-cell>
          <table:table-cell office:value-type="float" office:value="106.525" calcext:value-type="float">
            <text:p>106.5250</text:p>
          </table:table-cell>
          <table:table-cell office:value-type="float" office:value="106.582" calcext:value-type="float">
            <text:p>106.5820</text:p>
          </table:table-cell>
          <table:table-cell table:formula="of:=AVERAGE([.B97:.G97])" office:value-type="float" office:value="106.463666666667" calcext:value-type="float">
            <text:p>106.4637</text:p>
          </table:table-cell>
          <table:table-cell table:formula="of:=STDEV([.B97:.G97])/SQRT(5)" office:value-type="float" office:value="0.0559940473026681" calcext:value-type="float">
            <text:p>000.0560</text:p>
          </table:table-cell>
          <table:table-cell table:number-columns-repeated="15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59.3111" calcext:value-type="float">
            <text:p>059.3111</text:p>
          </table:table-cell>
          <table:table-cell office:value-type="float" office:value="59.7526" calcext:value-type="float">
            <text:p>059.7526</text:p>
          </table:table-cell>
          <table:table-cell office:value-type="float" office:value="59.284" calcext:value-type="float">
            <text:p>059.2840</text:p>
          </table:table-cell>
          <table:table-cell office:value-type="float" office:value="59.8674" calcext:value-type="float">
            <text:p>059.8674</text:p>
          </table:table-cell>
          <table:table-cell office:value-type="float" office:value="59.7018" calcext:value-type="float">
            <text:p>059.7018</text:p>
          </table:table-cell>
          <table:table-cell office:value-type="float" office:value="59.7229" calcext:value-type="float">
            <text:p>059.7229</text:p>
          </table:table-cell>
          <table:table-cell table:formula="of:=AVERAGE([.B98:.G98])" office:value-type="float" office:value="59.6066333333333" calcext:value-type="float">
            <text:p>059.6066</text:p>
          </table:table-cell>
          <table:table-cell table:formula="of:=STDEV([.B98:.G98])/SQRT(5)" office:value-type="float" office:value="0.110147605209253" calcext:value-type="float">
            <text:p>000.1101</text:p>
          </table:table-cell>
          <table:table-cell table:number-columns-repeated="15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N=2048, 80 threads, 640 matrices, BFLOAT16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5120" calcext:value-type="float">
            <text:p>5120.0000</text:p>
          </table:table-cell>
          <table:table-cell table:number-columns-repeated="5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45.9079" calcext:value-type="float">
            <text:p>045.9079</text:p>
          </table:table-cell>
          <table:table-cell office:value-type="float" office:value="45.5646" calcext:value-type="float">
            <text:p>045.5646</text:p>
          </table:table-cell>
          <table:table-cell office:value-type="float" office:value="47.3843" calcext:value-type="float">
            <text:p>047.3843</text:p>
          </table:table-cell>
          <table:table-cell office:value-type="float" office:value="45.7342" calcext:value-type="float">
            <text:p>045.7342</text:p>
          </table:table-cell>
          <table:table-cell office:value-type="float" office:value="46.5082" calcext:value-type="float">
            <text:p>046.5082</text:p>
          </table:table-cell>
          <table:table-cell office:value-type="float" office:value="46.4801" calcext:value-type="float">
            <text:p>046.4801</text:p>
          </table:table-cell>
          <table:table-cell table:formula="of:=AVERAGE([.B105:.G105])" office:value-type="float" office:value="46.2632166666667" calcext:value-type="float">
            <text:p>046.2632</text:p>
          </table:table-cell>
          <table:table-cell table:formula="of:=STDEV([.B105:.G105])/SQRT(5)" office:value-type="float" office:value="0.300536644576554" calcext:value-type="float">
            <text:p>000.3005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125.232" calcext:value-type="float">
            <text:p>125.2320</text:p>
          </table:table-cell>
          <table:table-cell office:value-type="float" office:value="125.041" calcext:value-type="float">
            <text:p>125.0410</text:p>
          </table:table-cell>
          <table:table-cell office:value-type="float" office:value="125.604" calcext:value-type="float">
            <text:p>125.6040</text:p>
          </table:table-cell>
          <table:table-cell office:value-type="float" office:value="125.145" calcext:value-type="float">
            <text:p>125.1450</text:p>
          </table:table-cell>
          <table:table-cell office:value-type="float" office:value="125.128" calcext:value-type="float">
            <text:p>125.1280</text:p>
          </table:table-cell>
          <table:table-cell office:value-type="float" office:value="125.708" calcext:value-type="float">
            <text:p>125.7080</text:p>
          </table:table-cell>
          <table:table-cell table:formula="of:=AVERAGE([.B106:.G106])" office:value-type="float" office:value="125.309666666667" calcext:value-type="float">
            <text:p>125.3097</text:p>
          </table:table-cell>
          <table:table-cell table:formula="of:=STDEV([.B106:.G106])/SQRT(5)" office:value-type="float" office:value="0.123876282368068" calcext:value-type="float">
            <text:p>000.1239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97.185" calcext:value-type="float">
            <text:p>197.1850</text:p>
          </table:table-cell>
          <table:table-cell office:value-type="float" office:value="196.841" calcext:value-type="float">
            <text:p>196.8410</text:p>
          </table:table-cell>
          <table:table-cell office:value-type="float" office:value="197.696" calcext:value-type="float">
            <text:p>197.6960</text:p>
          </table:table-cell>
          <table:table-cell office:value-type="float" office:value="196.616" calcext:value-type="float">
            <text:p>196.6160</text:p>
          </table:table-cell>
          <table:table-cell office:value-type="float" office:value="197.231" calcext:value-type="float">
            <text:p>197.2310</text:p>
          </table:table-cell>
          <table:table-cell office:value-type="float" office:value="197.525" calcext:value-type="float">
            <text:p>197.5250</text:p>
          </table:table-cell>
          <table:table-cell table:formula="of:=AVERAGE([.B107:.G107])" office:value-type="float" office:value="197.182333333333" calcext:value-type="float">
            <text:p>197.1823</text:p>
          </table:table-cell>
          <table:table-cell table:formula="of:=STDEV([.B107:.G107])/SQRT(5)" office:value-type="float" office:value="0.18120610732901" calcext:value-type="float">
            <text:p>000.1812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73.191" calcext:value-type="float">
            <text:p>173.1910</text:p>
          </table:table-cell>
          <table:table-cell office:value-type="float" office:value="173.118" calcext:value-type="float">
            <text:p>173.1180</text:p>
          </table:table-cell>
          <table:table-cell office:value-type="float" office:value="173.41" calcext:value-type="float">
            <text:p>173.4100</text:p>
          </table:table-cell>
          <table:table-cell office:value-type="float" office:value="173.26" calcext:value-type="float">
            <text:p>173.2600</text:p>
          </table:table-cell>
          <table:table-cell office:value-type="float" office:value="173.345" calcext:value-type="float">
            <text:p>173.3450</text:p>
          </table:table-cell>
          <table:table-cell office:value-type="float" office:value="173.203" calcext:value-type="float">
            <text:p>173.2030</text:p>
          </table:table-cell>
          <table:table-cell table:formula="of:=AVERAGE([.B108:.G108])" office:value-type="float" office:value="173.2545" calcext:value-type="float">
            <text:p>173.2545</text:p>
          </table:table-cell>
          <table:table-cell table:formula="of:=STDEV([.B108:.G108])/SQRT(5)" office:value-type="float" office:value="0.048048933390867" calcext:value-type="float">
            <text:p>000.0480</text:p>
          </table:table-cell>
          <table:table-cell table:number-columns-repeated="15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82.481" calcext:value-type="float">
            <text:p>182.4810</text:p>
          </table:table-cell>
          <table:table-cell office:value-type="float" office:value="182.815" calcext:value-type="float">
            <text:p>182.8150</text:p>
          </table:table-cell>
          <table:table-cell office:value-type="float" office:value="183.499" calcext:value-type="float">
            <text:p>183.4990</text:p>
          </table:table-cell>
          <table:table-cell office:value-type="float" office:value="183.221" calcext:value-type="float">
            <text:p>183.2210</text:p>
          </table:table-cell>
          <table:table-cell office:value-type="float" office:value="183.299" calcext:value-type="float">
            <text:p>183.2990</text:p>
          </table:table-cell>
          <table:table-cell office:value-type="float" office:value="183.308" calcext:value-type="float">
            <text:p>183.3080</text:p>
          </table:table-cell>
          <table:table-cell table:formula="of:=AVERAGE([.B109:.G109])" office:value-type="float" office:value="183.103833333333" calcext:value-type="float">
            <text:p>183.1038</text:p>
          </table:table-cell>
          <table:table-cell table:formula="of:=STDEV([.B109:.G109])/SQRT(5)" office:value-type="float" office:value="0.169824006940519" calcext:value-type="float">
            <text:p>000.1698</text:p>
          </table:table-cell>
          <table:table-cell table:number-columns-repeated="15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89.987" calcext:value-type="float">
            <text:p>089.9870</text:p>
          </table:table-cell>
          <table:table-cell office:value-type="float" office:value="91.4021" calcext:value-type="float">
            <text:p>091.4021</text:p>
          </table:table-cell>
          <table:table-cell office:value-type="float" office:value="92.3782" calcext:value-type="float">
            <text:p>092.3782</text:p>
          </table:table-cell>
          <table:table-cell office:value-type="float" office:value="92.0362" calcext:value-type="float">
            <text:p>092.0362</text:p>
          </table:table-cell>
          <table:table-cell office:value-type="float" office:value="89.6837" calcext:value-type="float">
            <text:p>089.6837</text:p>
          </table:table-cell>
          <table:table-cell office:value-type="float" office:value="90.8496" calcext:value-type="float">
            <text:p>090.8496</text:p>
          </table:table-cell>
          <table:table-cell table:formula="of:=AVERAGE([.B110:.G110])" office:value-type="float" office:value="91.0561333333333" calcext:value-type="float">
            <text:p>091.0561</text:p>
          </table:table-cell>
          <table:table-cell table:formula="of:=STDEV([.B110:.G110])/SQRT(5)" office:value-type="float" office:value="0.48568958124849" calcext:value-type="float">
            <text:p>000.4857</text:p>
          </table:table-cell>
          <table:table-cell table:number-columns-repeated="15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N=2048, 80 threads, 640 matrices, Fixed16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5440" calcext:value-type="float">
            <text:p>5440.0000</text:p>
          </table:table-cell>
          <table:table-cell table:number-columns-repeated="5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56.8385" calcext:value-type="float">
            <text:p>056.8385</text:p>
          </table:table-cell>
          <table:table-cell office:value-type="float" office:value="50.7133" calcext:value-type="float">
            <text:p>050.7133</text:p>
          </table:table-cell>
          <table:table-cell office:value-type="float" office:value="56.8335" calcext:value-type="float">
            <text:p>056.8335</text:p>
          </table:table-cell>
          <table:table-cell office:value-type="float" office:value="56.8578" calcext:value-type="float">
            <text:p>056.8578</text:p>
          </table:table-cell>
          <table:table-cell office:value-type="float" office:value="56.8553" calcext:value-type="float">
            <text:p>056.8553</text:p>
          </table:table-cell>
          <table:table-cell office:value-type="float" office:value="56.7697" calcext:value-type="float">
            <text:p>056.7697</text:p>
          </table:table-cell>
          <table:table-cell table:formula="of:=AVERAGE([.B117:.G117])" office:value-type="float" office:value="55.81135" calcext:value-type="float">
            <text:p>055.8114</text:p>
          </table:table-cell>
          <table:table-cell table:formula="of:=STDEV([.B117:.G117])/SQRT(5)" office:value-type="float" office:value="1.11701862965664" calcext:value-type="float">
            <text:p>001.1170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67.406" calcext:value-type="float">
            <text:p>067.4060</text:p>
          </table:table-cell>
          <table:table-cell office:value-type="float" office:value="67.4004" calcext:value-type="float">
            <text:p>067.4004</text:p>
          </table:table-cell>
          <table:table-cell office:value-type="float" office:value="67.3793" calcext:value-type="float">
            <text:p>067.3793</text:p>
          </table:table-cell>
          <table:table-cell office:value-type="float" office:value="67.3726" calcext:value-type="float">
            <text:p>067.3726</text:p>
          </table:table-cell>
          <table:table-cell office:value-type="float" office:value="67.3005" calcext:value-type="float">
            <text:p>067.3005</text:p>
          </table:table-cell>
          <table:table-cell office:value-type="float" office:value="67.2066" calcext:value-type="float">
            <text:p>067.2066</text:p>
          </table:table-cell>
          <table:table-cell table:formula="of:=AVERAGE([.B118:.G118])" office:value-type="float" office:value="67.3442333333333" calcext:value-type="float">
            <text:p>067.3442</text:p>
          </table:table-cell>
          <table:table-cell table:formula="of:=STDEV([.B118:.G118])/SQRT(5)" office:value-type="float" office:value="0.0345599151233544" calcext:value-type="float">
            <text:p>000.0346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210.502" calcext:value-type="float">
            <text:p>210.5020</text:p>
          </table:table-cell>
          <table:table-cell office:value-type="float" office:value="210.992" calcext:value-type="float">
            <text:p>210.9920</text:p>
          </table:table-cell>
          <table:table-cell office:value-type="float" office:value="209.306" calcext:value-type="float">
            <text:p>209.3060</text:p>
          </table:table-cell>
          <table:table-cell office:value-type="float" office:value="211.074" calcext:value-type="float">
            <text:p>211.0740</text:p>
          </table:table-cell>
          <table:table-cell office:value-type="float" office:value="211.099" calcext:value-type="float">
            <text:p>211.0990</text:p>
          </table:table-cell>
          <table:table-cell office:value-type="float" office:value="210.066" calcext:value-type="float">
            <text:p>210.0660</text:p>
          </table:table-cell>
          <table:table-cell table:formula="of:=AVERAGE([.B119:.G119])" office:value-type="float" office:value="210.5065" calcext:value-type="float">
            <text:p>210.5065</text:p>
          </table:table-cell>
          <table:table-cell table:formula="of:=STDEV([.B119:.G119])/SQRT(5)" office:value-type="float" office:value="0.319003667690512" calcext:value-type="float">
            <text:p>000.3190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211.693" calcext:value-type="float">
            <text:p>211.6930</text:p>
          </table:table-cell>
          <table:table-cell office:value-type="float" office:value="211.427" calcext:value-type="float">
            <text:p>211.4270</text:p>
          </table:table-cell>
          <table:table-cell office:value-type="float" office:value="169.316" calcext:value-type="float">
            <text:p>169.3160</text:p>
          </table:table-cell>
          <table:table-cell office:value-type="float" office:value="178.291" calcext:value-type="float">
            <text:p>178.2910</text:p>
          </table:table-cell>
          <table:table-cell office:value-type="float" office:value="176.767" calcext:value-type="float">
            <text:p>176.7670</text:p>
          </table:table-cell>
          <table:table-cell office:value-type="float" office:value="197.974" calcext:value-type="float">
            <text:p>197.9740</text:p>
          </table:table-cell>
          <table:table-cell table:formula="of:=AVERAGE([.B120:.G120])" office:value-type="float" office:value="190.911333333333" calcext:value-type="float">
            <text:p>190.9113</text:p>
          </table:table-cell>
          <table:table-cell table:formula="of:=STDEV([.B120:.G120])/SQRT(5)" office:value-type="float" office:value="8.31467355783336" calcext:value-type="float">
            <text:p>008.3147</text:p>
          </table:table-cell>
          <table:table-cell/>
          <table:table-cell table:style-name="Default"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94.201" calcext:value-type="float">
            <text:p>194.2010</text:p>
          </table:table-cell>
          <table:table-cell office:value-type="float" office:value="154.152" calcext:value-type="float">
            <text:p>154.1520</text:p>
          </table:table-cell>
          <table:table-cell office:value-type="float" office:value="210.727" calcext:value-type="float">
            <text:p>210.7270</text:p>
          </table:table-cell>
          <table:table-cell office:value-type="float" office:value="209" calcext:value-type="float">
            <text:p>209.0000</text:p>
          </table:table-cell>
          <table:table-cell office:value-type="float" office:value="191.564" calcext:value-type="float">
            <text:p>191.5640</text:p>
          </table:table-cell>
          <table:table-cell office:value-type="float" office:value="212.384" calcext:value-type="float">
            <text:p>212.3840</text:p>
          </table:table-cell>
          <table:table-cell table:formula="of:=AVERAGE([.B121:.G121])" office:value-type="float" office:value="195.338" calcext:value-type="float">
            <text:p>195.3380</text:p>
          </table:table-cell>
          <table:table-cell table:formula="of:=STDEV([.B121:.G121])/SQRT(5)" office:value-type="float" office:value="9.85060429009307" calcext:value-type="float">
            <text:p>009.8506</text:p>
          </table:table-cell>
          <table:table-cell/>
          <table:table-cell table:style-name="Default"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210.979" calcext:value-type="float">
            <text:p>210.9790</text:p>
          </table:table-cell>
          <table:table-cell office:value-type="float" office:value="204.849" calcext:value-type="float">
            <text:p>204.8490</text:p>
          </table:table-cell>
          <table:table-cell office:value-type="float" office:value="204.229" calcext:value-type="float">
            <text:p>204.2290</text:p>
          </table:table-cell>
          <table:table-cell office:value-type="float" office:value="178.302" calcext:value-type="float">
            <text:p>178.3020</text:p>
          </table:table-cell>
          <table:table-cell office:value-type="float" office:value="209.289" calcext:value-type="float">
            <text:p>209.2890</text:p>
          </table:table-cell>
          <table:table-cell office:value-type="float" office:value="211.4" calcext:value-type="float">
            <text:p>211.4000</text:p>
          </table:table-cell>
          <table:table-cell table:formula="of:=AVERAGE([.B122:.G122])" office:value-type="float" office:value="203.174666666667" calcext:value-type="float">
            <text:p>203.1747</text:p>
          </table:table-cell>
          <table:table-cell table:formula="of:=STDEV([.B122:.G122])/SQRT(5)" office:value-type="float" office:value="5.61609600107881" calcext:value-type="float">
            <text:p>005.6161</text:p>
          </table:table-cell>
          <table:table-cell/>
          <table:table-cell table:style-name="Default"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/>
          <table:table-cell table:style-name="Default" table:number-columns-repeated="14"/>
        </table:table-row>
        <table:table-row table:style-name="ro1">
          <table:table-cell office:value-type="string" calcext:value-type="string">
            <text:p>#N=2048, 80 threads, 640 matrices, Fixed8</text:p>
          </table:table-cell>
          <table:table-cell table:number-columns-repeated="6"/>
          <table:table-cell table:style-name="ce3" table:number-columns-repeated="2"/>
          <table:table-cell/>
          <table:table-cell table:style-name="Default"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table:style-name="Default"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880" calcext:value-type="float">
            <text:p>2880.0000</text:p>
          </table:table-cell>
          <table:table-cell table:number-columns-repeated="5"/>
          <table:table-cell table:style-name="ce3" table:number-columns-repeated="2"/>
          <table:table-cell/>
          <table:table-cell table:style-name="Default"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table:style-name="Default"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49.0899" calcext:value-type="float">
            <text:p>049.0899</text:p>
          </table:table-cell>
          <table:table-cell office:value-type="float" office:value="49.1092" calcext:value-type="float">
            <text:p>049.1092</text:p>
          </table:table-cell>
          <table:table-cell office:value-type="float" office:value="49.0763" calcext:value-type="float">
            <text:p>049.0763</text:p>
          </table:table-cell>
          <table:table-cell office:value-type="float" office:value="49.0908" calcext:value-type="float">
            <text:p>049.0908</text:p>
          </table:table-cell>
          <table:table-cell office:value-type="float" office:value="49.0862" calcext:value-type="float">
            <text:p>049.0862</text:p>
          </table:table-cell>
          <table:table-cell office:value-type="float" office:value="49.0816" calcext:value-type="float">
            <text:p>049.0816</text:p>
          </table:table-cell>
          <table:table-cell table:formula="of:=AVERAGE([.B129:.G129])" office:value-type="float" office:value="49.089" calcext:value-type="float">
            <text:p>049.0890</text:p>
          </table:table-cell>
          <table:table-cell table:formula="of:=STDEV([.B129:.G129])/SQRT(5)" office:value-type="float" office:value="0.00504372877938518" calcext:value-type="float">
            <text:p>000.0050</text:p>
          </table:table-cell>
          <table:table-cell/>
          <table:table-cell table:style-name="Default"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59.1171" calcext:value-type="float">
            <text:p>059.1171</text:p>
          </table:table-cell>
          <table:table-cell office:value-type="float" office:value="59.1042" calcext:value-type="float">
            <text:p>059.1042</text:p>
          </table:table-cell>
          <table:table-cell office:value-type="float" office:value="59.1277" calcext:value-type="float">
            <text:p>059.1277</text:p>
          </table:table-cell>
          <table:table-cell office:value-type="float" office:value="59.1254" calcext:value-type="float">
            <text:p>059.1254</text:p>
          </table:table-cell>
          <table:table-cell office:value-type="float" office:value="59.1247" calcext:value-type="float">
            <text:p>059.1247</text:p>
          </table:table-cell>
          <table:table-cell office:value-type="float" office:value="59.1107" calcext:value-type="float">
            <text:p>059.1107</text:p>
          </table:table-cell>
          <table:table-cell table:formula="of:=AVERAGE([.B130:.G130])" office:value-type="float" office:value="59.1183" calcext:value-type="float">
            <text:p>059.1183</text:p>
          </table:table-cell>
          <table:table-cell table:formula="of:=STDEV([.B130:.G130])/SQRT(5)" office:value-type="float" office:value="0.00418444739481768" calcext:value-type="float">
            <text:p>000.0042</text:p>
          </table:table-cell>
          <table:table-cell/>
          <table:table-cell table:style-name="Default"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259.826" calcext:value-type="float">
            <text:p>259.8260</text:p>
          </table:table-cell>
          <table:table-cell office:value-type="float" office:value="260.046" calcext:value-type="float">
            <text:p>260.0460</text:p>
          </table:table-cell>
          <table:table-cell office:value-type="float" office:value="259.77" calcext:value-type="float">
            <text:p>259.7700</text:p>
          </table:table-cell>
          <table:table-cell office:value-type="float" office:value="260.042" calcext:value-type="float">
            <text:p>260.0420</text:p>
          </table:table-cell>
          <table:table-cell office:value-type="float" office:value="259.691" calcext:value-type="float">
            <text:p>259.6910</text:p>
          </table:table-cell>
          <table:table-cell office:value-type="float" office:value="260.226" calcext:value-type="float">
            <text:p>260.2260</text:p>
          </table:table-cell>
          <table:table-cell table:formula="of:=AVERAGE([.B131:.G131])" office:value-type="float" office:value="259.9335" calcext:value-type="float">
            <text:p>259.9335</text:p>
          </table:table-cell>
          <table:table-cell table:formula="of:=STDEV([.B131:.G131])/SQRT(5)" office:value-type="float" office:value="0.0910119772337698" calcext:value-type="float">
            <text:p>000.0910</text:p>
          </table:table-cell>
          <table:table-cell/>
          <table:table-cell table:style-name="Default"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307.957" calcext:value-type="float">
            <text:p>307.9570</text:p>
          </table:table-cell>
          <table:table-cell office:value-type="float" office:value="306.98" calcext:value-type="float">
            <text:p>306.9800</text:p>
          </table:table-cell>
          <table:table-cell office:value-type="float" office:value="307.754" calcext:value-type="float">
            <text:p>307.7540</text:p>
          </table:table-cell>
          <table:table-cell office:value-type="float" office:value="307.906" calcext:value-type="float">
            <text:p>307.9060</text:p>
          </table:table-cell>
          <table:table-cell office:value-type="float" office:value="307.271" calcext:value-type="float">
            <text:p>307.2710</text:p>
          </table:table-cell>
          <table:table-cell office:value-type="float" office:value="308.06" calcext:value-type="float">
            <text:p>308.0600</text:p>
          </table:table-cell>
          <table:table-cell table:formula="of:=AVERAGE([.B132:.G132])" office:value-type="float" office:value="307.654666666667" calcext:value-type="float">
            <text:p>307.6547</text:p>
          </table:table-cell>
          <table:table-cell table:formula="of:=STDEV([.B132:.G132])/SQRT(5)" office:value-type="float" office:value="0.192988220711348" calcext:value-type="float">
            <text:p>000.1930</text:p>
          </table:table-cell>
          <table:table-cell/>
          <table:table-cell table:style-name="Default"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334.881" calcext:value-type="float">
            <text:p>334.8810</text:p>
          </table:table-cell>
          <table:table-cell office:value-type="float" office:value="332.165" calcext:value-type="float">
            <text:p>332.1650</text:p>
          </table:table-cell>
          <table:table-cell office:value-type="float" office:value="330.613" calcext:value-type="float">
            <text:p>330.6130</text:p>
          </table:table-cell>
          <table:table-cell office:value-type="float" office:value="332.356" calcext:value-type="float">
            <text:p>332.3560</text:p>
          </table:table-cell>
          <table:table-cell office:value-type="float" office:value="335.888" calcext:value-type="float">
            <text:p>335.8880</text:p>
          </table:table-cell>
          <table:table-cell office:value-type="float" office:value="333.949" calcext:value-type="float">
            <text:p>333.9490</text:p>
          </table:table-cell>
          <table:table-cell table:formula="of:=AVERAGE([.B133:.G133])" office:value-type="float" office:value="333.308666666667" calcext:value-type="float">
            <text:p>333.3087</text:p>
          </table:table-cell>
          <table:table-cell table:formula="of:=STDEV([.B133:.G133])/SQRT(5)" office:value-type="float" office:value="0.872178544412395" calcext:value-type="float">
            <text:p>000.8722</text:p>
          </table:table-cell>
          <table:table-cell/>
          <table:table-cell table:style-name="Default"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341.754" calcext:value-type="float">
            <text:p>341.7540</text:p>
          </table:table-cell>
          <table:table-cell office:value-type="float" office:value="342.269" calcext:value-type="float">
            <text:p>342.2690</text:p>
          </table:table-cell>
          <table:table-cell office:value-type="float" office:value="341.988" calcext:value-type="float">
            <text:p>341.9880</text:p>
          </table:table-cell>
          <table:table-cell office:value-type="float" office:value="341.359" calcext:value-type="float">
            <text:p>341.3590</text:p>
          </table:table-cell>
          <table:table-cell office:value-type="float" office:value="341.066" calcext:value-type="float">
            <text:p>341.0660</text:p>
          </table:table-cell>
          <table:table-cell office:value-type="float" office:value="343.055" calcext:value-type="float">
            <text:p>343.0550</text:p>
          </table:table-cell>
          <table:table-cell table:formula="of:=AVERAGE([.B134:.G134])" office:value-type="float" office:value="341.915166666667" calcext:value-type="float">
            <text:p>341.9152</text:p>
          </table:table-cell>
          <table:table-cell table:formula="of:=STDEV([.B134:.G134])/SQRT(5)" office:value-type="float" office:value="0.315347607146997" calcext:value-type="float">
            <text:p>000.3153</text:p>
          </table:table-cell>
          <table:table-cell/>
          <table:table-cell table:style-name="Default" table:number-columns-repeated="14"/>
        </table:table-row>
      </table:table>
      <table:table table:name="triangular_matrix-vector" table:style-name="ta1">
        <table:table-column table:style-name="co4" table:default-cell-style-name="ce3"/>
        <table:table-column table:style-name="co2" table:number-columns-repeated="6" table:default-cell-style-name="ce3"/>
        <table:table-column table:style-name="co2" table:number-columns-repeated="2" table:default-cell-style-name="ce4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#N=447, 80 threads, 6400 matrices, MKL reference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488" calcext:value-type="float">
            <text:p>488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7.7526" calcext:value-type="float">
            <text:p>037.7526</text:p>
          </table:table-cell>
          <table:table-cell office:value-type="float" office:value="38.1555" calcext:value-type="float">
            <text:p>038.1555</text:p>
          </table:table-cell>
          <table:table-cell office:value-type="float" office:value="40.6272" calcext:value-type="float">
            <text:p>040.6272</text:p>
          </table:table-cell>
          <table:table-cell office:value-type="float" office:value="38.6948" calcext:value-type="float">
            <text:p>038.6948</text:p>
          </table:table-cell>
          <table:table-cell office:value-type="float" office:value="37.7664" calcext:value-type="float">
            <text:p>037.7664</text:p>
          </table:table-cell>
          <table:table-cell office:value-type="float" office:value="36.1049" calcext:value-type="float">
            <text:p>036.1049</text:p>
          </table:table-cell>
          <table:table-cell table:formula="of:=AVERAGE([.B5:.G5])" office:value-type="float" office:value="38.1835666666667" calcext:value-type="float">
            <text:p>038.1836</text:p>
          </table:table-cell>
          <table:table-cell table:formula="of:=STDEV([.B5:.G5])/SQRT(5)" office:value-type="float" office:value="0.660730097190474" calcext:value-type="float">
            <text:p>000.6607</text:p>
          </table:table-cell>
          <table:table-cell table:number-columns-repeated="14"/>
        </table:table-row>
        <table:table-row table:style-name="ro1">
          <table:table-cell table:number-columns-repeated="7"/>
          <table:table-cell table:style-name="ce3" table:number-columns-repeated="2"/>
          <table:table-cell/>
          <table:table-cell office:value-type="string" calcext:value-type="string">
            <text:p>GAINS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447, 80 threads, 6400 matrices, FP64</text:p>
          </table:table-cell>
          <table:table-cell table:number-columns-repeated="6"/>
          <table:table-cell table:style-name="ce3" table:number-columns-repeated="2"/>
          <table:table-cell/>
          <table:table-cell table:style-name="ce7" office:value-type="string" calcext:value-type="string">
            <text:p>#N=447, 80 threads, 6400 matrices</text:p>
          </table:table-cell>
          <table:table-cell table:style-name="ce7" table:number-columns-repeated="1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table:style-name="ce7" office:value-type="string" calcext:value-type="string">
            <text:p>#</text:p>
          </table:table-cell>
          <table:table-cell table:style-name="ce7" table:number-columns-repeated="1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488" calcext:value-type="float">
            <text:p>488.0000</text:p>
          </table:table-cell>
          <table:table-cell table:number-columns-repeated="5"/>
          <table:table-cell table:style-name="ce3" table:number-columns-repeated="2"/>
          <table:table-cell/>
          <table:table-cell table:style-name="ce7" office:value-type="string" calcext:value-type="string">
            <text:p>#</text:p>
          </table:table-cell>
          <table:table-cell table:style-name="ce7" table:number-columns-repeated="1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bs = 8</text:p>
          </table:table-cell>
          <table:table-cell table:style-name="ce7"/>
          <table:table-cell table:style-name="ce7" office:value-type="string" calcext:value-type="string">
            <text:p>bs = 16</text:p>
          </table:table-cell>
          <table:table-cell table:style-name="ce7"/>
          <table:table-cell table:style-name="ce7" office:value-type="string" calcext:value-type="string">
            <text:p>bs = 32</text:p>
          </table:table-cell>
          <table:table-cell table:style-name="ce7"/>
          <table:table-cell table:style-name="ce7" office:value-type="string" calcext:value-type="string">
            <text:p>bs = 64</text:p>
          </table:table-cell>
          <table:table-cell table:style-name="ce7"/>
          <table:table-cell table:style-name="ce7" office:value-type="string" calcext:value-type="string">
            <text:p>bs = 128</text:p>
          </table:table-cell>
          <table:table-cell table:style-name="ce7"/>
          <table:table-cell table:style-name="ce7" office:value-type="string" calcext:value-type="string">
            <text:p>bs = 256</text:p>
          </table:table-cell>
          <table:table-cell table:style-name="ce7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35.0393" calcext:value-type="float">
            <text:p>035.0393</text:p>
          </table:table-cell>
          <table:table-cell office:value-type="float" office:value="34.7611" calcext:value-type="float">
            <text:p>034.7611</text:p>
          </table:table-cell>
          <table:table-cell office:value-type="float" office:value="34.2526" calcext:value-type="float">
            <text:p>034.2526</text:p>
          </table:table-cell>
          <table:table-cell office:value-type="float" office:value="34.7344" calcext:value-type="float">
            <text:p>034.7344</text:p>
          </table:table-cell>
          <table:table-cell office:value-type="float" office:value="34.7635" calcext:value-type="float">
            <text:p>034.7635</text:p>
          </table:table-cell>
          <table:table-cell office:value-type="float" office:value="34.8547" calcext:value-type="float">
            <text:p>034.8547</text:p>
          </table:table-cell>
          <table:table-cell table:formula="of:=AVERAGE([.B12:.G12])" office:value-type="float" office:value="34.7342666666667" calcext:value-type="float">
            <text:p>034.7343</text:p>
          </table:table-cell>
          <table:table-cell table:formula="of:=STDEV([.B12:.G12])/SQRT(5)" office:value-type="float" office:value="0.116812145487245" calcext:value-type="float">
            <text:p>000.1168</text:p>
          </table:table-cell>
          <table:table-cell/>
          <table:table-cell table:style-name="ce7" office:value-type="string" calcext:value-type="string">
            <text:p>64bit float</text:p>
          </table:table-cell>
          <table:table-cell table:style-name="ce7" table:formula="of:=[.H12]/[.$H$5]" office:value-type="float" office:value="0.90966532723065" calcext:value-type="float">
            <text:p>0.90967</text:p>
          </table:table-cell>
          <table:table-cell table:style-name="ce7" table:formula="of:=SQRT(([.I12]/[.$H$5])^2+([.H12]/[.$H$5]^2*[.$I$5]^2))" office:value-type="float" office:value="0.102028611463252" calcext:value-type="float">
            <text:p>0.10203</text:p>
          </table:table-cell>
          <table:table-cell table:style-name="ce7" table:formula="of:=[.H13]/[.$H$5]" office:value-type="float" office:value="0.987659612730433" calcext:value-type="float">
            <text:p>0.98766</text:p>
          </table:table-cell>
          <table:table-cell table:style-name="ce7" table:formula="of:=SQRT(([.I13]/[.$H$5])^2+([.H13]/[.$H$5]^2*[.$I$5]^2))" office:value-type="float" office:value="0.106544240656769" calcext:value-type="float">
            <text:p>0.10654</text:p>
          </table:table-cell>
          <table:table-cell table:style-name="ce7" table:formula="of:=[.H14]/[.$H$5]" office:value-type="float" office:value="1.00587163587826" calcext:value-type="float">
            <text:p>1.00587</text:p>
          </table:table-cell>
          <table:table-cell table:style-name="ce7" table:formula="of:=SQRT(([.I14]/[.$H$5])^2+([.H14]/[.$H$5]^2*[.$I$5]^2))" office:value-type="float" office:value="0.107269218973503" calcext:value-type="float">
            <text:p>0.10727</text:p>
          </table:table-cell>
          <table:table-cell table:style-name="ce7" table:formula="of:=[.H15]/[.$H$5]" office:value-type="float" office:value="0.981921542164299" calcext:value-type="float">
            <text:p>0.98192</text:p>
          </table:table-cell>
          <table:table-cell table:style-name="ce7" table:formula="of:=SQRT(([.I15]/[.$H$5])^2+([.H15]/[.$H$5]^2*[.$I$5]^2))" office:value-type="float" office:value="0.106014137525801" calcext:value-type="float">
            <text:p>0.10601</text:p>
          </table:table-cell>
          <table:table-cell table:style-name="ce7" table:formula="of:=[.H16]/[.$H$5]" office:value-type="float" office:value="0.98851512910877" calcext:value-type="float">
            <text:p>0.98852</text:p>
          </table:table-cell>
          <table:table-cell table:style-name="ce7" table:formula="of:=SQRT(([.I16]/[.$H$5])^2+([.H16]/[.$H$5]^2*[.$I$5]^2))" office:value-type="float" office:value="0.106853234098684" calcext:value-type="float">
            <text:p>0.10685</text:p>
          </table:table-cell>
          <table:table-cell table:style-name="ce7" table:formula="of:=[.H17]/[.$H$5]" office:value-type="float" office:value="0.918188190905861" calcext:value-type="float">
            <text:p>0.91819</text:p>
          </table:table-cell>
          <table:table-cell table:style-name="ce7" table:formula="of:=SQRT(([.I17]/[.$H$5])^2+([.H17]/[.$H$5]^2*[.$I$5]^2))" office:value-type="float" office:value="0.102692303846864" calcext:value-type="float">
            <text:p>0.10269</text:p>
          </table:table-cell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38.0776" calcext:value-type="float">
            <text:p>038.0776</text:p>
          </table:table-cell>
          <table:table-cell office:value-type="float" office:value="38.7506" calcext:value-type="float">
            <text:p>038.7506</text:p>
          </table:table-cell>
          <table:table-cell office:value-type="float" office:value="36.8689" calcext:value-type="float">
            <text:p>036.8689</text:p>
          </table:table-cell>
          <table:table-cell office:value-type="float" office:value="37.6606" calcext:value-type="float">
            <text:p>037.6606</text:p>
          </table:table-cell>
          <table:table-cell office:value-type="float" office:value="37.2207" calcext:value-type="float">
            <text:p>037.2207</text:p>
          </table:table-cell>
          <table:table-cell office:value-type="float" office:value="37.6958" calcext:value-type="float">
            <text:p>037.6958</text:p>
          </table:table-cell>
          <table:table-cell table:formula="of:=AVERAGE([.B13:.G13])" office:value-type="float" office:value="37.7123666666667" calcext:value-type="float">
            <text:p>037.7124</text:p>
          </table:table-cell>
          <table:table-cell table:formula="of:=STDEV([.B13:.G13])/SQRT(5)" office:value-type="float" office:value="0.294445255579595" calcext:value-type="float">
            <text:p>000.2944</text:p>
          </table:table-cell>
          <table:table-cell/>
          <table:table-cell table:style-name="ce7" office:value-type="string" calcext:value-type="string">
            <text:p>32bit float</text:p>
          </table:table-cell>
          <table:table-cell table:style-name="ce7" table:formula="of:=[.H24]/[.$H$5]" office:value-type="float" office:value="0.970698127554" calcext:value-type="float">
            <text:p>0.97070</text:p>
          </table:table-cell>
          <table:table-cell table:style-name="ce7" table:formula="of:=SQRT(([.I24]/[.$H$5])^2+([.H24]/[.$H$5]^2*[.$I$5]^2))" office:value-type="float" office:value="0.105354171003177" calcext:value-type="float">
            <text:p>0.10535</text:p>
          </table:table-cell>
          <table:table-cell table:style-name="ce7" table:formula="of:=[.H25]/[.$H$5]" office:value-type="float" office:value="1.8745599110263" calcext:value-type="float">
            <text:p>1.87456</text:p>
          </table:table-cell>
          <table:table-cell table:style-name="ce7" table:formula="of:=SQRT(([.I25]/[.$H$5])^2+([.H25]/[.$H$5]^2*[.$I$5]^2))" office:value-type="float" office:value="0.147666417055686" calcext:value-type="float">
            <text:p>0.14767</text:p>
          </table:table-cell>
          <table:table-cell table:style-name="ce7" table:formula="of:=[.H26]/[.$H$5]" office:value-type="float" office:value="1.94395974882738" calcext:value-type="float">
            <text:p>1.94396</text:p>
          </table:table-cell>
          <table:table-cell table:style-name="ce7" table:formula="of:=SQRT(([.I26]/[.$H$5])^2+([.H26]/[.$H$5]^2*[.$I$5]^2))" office:value-type="float" office:value="0.152441109151939" calcext:value-type="float">
            <text:p>0.15244</text:p>
          </table:table-cell>
          <table:table-cell table:style-name="ce7" table:formula="of:=[.H27]/[.$H$5]" office:value-type="float" office:value="1.90918737292745" calcext:value-type="float">
            <text:p>1.90919</text:p>
          </table:table-cell>
          <table:table-cell table:style-name="ce7" table:formula="of:=SQRT(([.I27]/[.$H$5])^2+([.H27]/[.$H$5]^2*[.$I$5]^2))" office:value-type="float" office:value="0.153222266028919" calcext:value-type="float">
            <text:p>0.15322</text:p>
          </table:table-cell>
          <table:table-cell table:style-name="ce7" table:formula="of:=[.H28]/[.$H$5]" office:value-type="float" office:value="1.85324009368777" calcext:value-type="float">
            <text:p>1.85324</text:p>
          </table:table-cell>
          <table:table-cell table:style-name="ce7" table:formula="of:=SQRT(([.I28]/[.$H$5])^2+([.H28]/[.$H$5]^2*[.$I$5]^2))" office:value-type="float" office:value="0.146364708550639" calcext:value-type="float">
            <text:p>0.14636</text:p>
          </table:table-cell>
          <table:table-cell table:style-name="ce7" table:formula="of:=[.H29]/[.$H$5]" office:value-type="float" office:value="1.39939738473881" calcext:value-type="float">
            <text:p>1.39940</text:p>
          </table:table-cell>
          <table:table-cell table:style-name="ce7" table:formula="of:=SQRT(([.I29]/[.$H$5])^2+([.H29]/[.$H$5]^2*[.$I$5]^2))" office:value-type="float" office:value="0.149472227314961" calcext:value-type="float">
            <text:p>0.14947</text:p>
          </table:table-cell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38.3952" calcext:value-type="float">
            <text:p>038.3952</text:p>
          </table:table-cell>
          <table:table-cell office:value-type="float" office:value="38.7578" calcext:value-type="float">
            <text:p>038.7578</text:p>
          </table:table-cell>
          <table:table-cell office:value-type="float" office:value="38.4986" calcext:value-type="float">
            <text:p>038.4986</text:p>
          </table:table-cell>
          <table:table-cell office:value-type="float" office:value="38.1326" calcext:value-type="float">
            <text:p>038.1326</text:p>
          </table:table-cell>
          <table:table-cell office:value-type="float" office:value="38.4" calcext:value-type="float">
            <text:p>038.4000</text:p>
          </table:table-cell>
          <table:table-cell office:value-type="float" office:value="38.2624" calcext:value-type="float">
            <text:p>038.2624</text:p>
          </table:table-cell>
          <table:table-cell table:formula="of:=AVERAGE([.B14:.G14])" office:value-type="float" office:value="38.4077666666667" calcext:value-type="float">
            <text:p>038.4078</text:p>
          </table:table-cell>
          <table:table-cell table:formula="of:=STDEV([.B14:.G14])/SQRT(5)" office:value-type="float" office:value="0.0954652676806257" calcext:value-type="float">
            <text:p>000.0955</text:p>
          </table:table-cell>
          <table:table-cell/>
          <table:table-cell table:style-name="ce7" office:value-type="string" calcext:value-type="string">
            <text:p>16bit float</text:p>
          </table:table-cell>
          <table:table-cell table:style-name="ce7" table:formula="of:=[.H36]/[.$H$5]" office:value-type="float" office:value="0.959947865879475" calcext:value-type="float">
            <text:p>0.95995</text:p>
          </table:table-cell>
          <table:table-cell table:style-name="ce7" table:formula="of:=SQRT(([.I36]/[.$H$5])^2+([.H36]/[.$H$5]^2*[.$I$5]^2))" office:value-type="float" office:value="0.104764260323091" calcext:value-type="float">
            <text:p>0.10476</text:p>
          </table:table-cell>
          <table:table-cell table:style-name="ce7" table:formula="of:=[.H37]/[.$H$5]" office:value-type="float" office:value="2.58963192717286" calcext:value-type="float">
            <text:p>2.58963</text:p>
          </table:table-cell>
          <table:table-cell table:style-name="ce7" table:formula="of:=SQRT(([.I37]/[.$H$5])^2+([.H37]/[.$H$5]^2*[.$I$5]^2))" office:value-type="float" office:value="0.172532259777685" calcext:value-type="float">
            <text:p>0.17253</text:p>
          </table:table-cell>
          <table:table-cell table:style-name="ce7" table:formula="of:=[.H38]/[.$H$5]" office:value-type="float" office:value="3.74972392137281" calcext:value-type="float">
            <text:p>3.74972</text:p>
          </table:table-cell>
          <table:table-cell table:style-name="ce7" table:formula="of:=SQRT(([.I38]/[.$H$5])^2+([.H38]/[.$H$5]^2*[.$I$5]^2))" office:value-type="float" office:value="0.208643871876556" calcext:value-type="float">
            <text:p>0.20864</text:p>
          </table:table-cell>
          <table:table-cell table:style-name="ce7" table:formula="of:=[.H39]/[.$H$5]" office:value-type="float" office:value="3.15396239394434" calcext:value-type="float">
            <text:p>3.15396</text:p>
          </table:table-cell>
          <table:table-cell table:style-name="ce7" table:formula="of:=SQRT(([.I39]/[.$H$5])^2+([.H39]/[.$H$5]^2*[.$I$5]^2))" office:value-type="float" office:value="0.275145854982051" calcext:value-type="float">
            <text:p>0.27515</text:p>
          </table:table-cell>
          <table:table-cell table:style-name="ce7" table:formula="of:=[.H40]/[.$H$5]" office:value-type="float" office:value="2.33073739400981" calcext:value-type="float">
            <text:p>2.33074</text:p>
          </table:table-cell>
          <table:table-cell table:style-name="ce7" table:formula="of:=SQRT(([.I40]/[.$H$5])^2+([.H40]/[.$H$5]^2*[.$I$5]^2))" office:value-type="float" office:value="0.218554190100049" calcext:value-type="float">
            <text:p>0.21855</text:p>
          </table:table-cell>
          <table:table-cell table:style-name="ce7" table:formula="of:=[.H41]/[.$H$5]" office:value-type="float" office:value="1.76161036117632" calcext:value-type="float">
            <text:p>1.76161</text:p>
          </table:table-cell>
          <table:table-cell table:style-name="ce7" table:formula="of:=SQRT(([.I41]/[.$H$5])^2+([.H41]/[.$H$5]^2*[.$I$5]^2))" office:value-type="float" office:value="0.163957837362076" calcext:value-type="float">
            <text:p>0.16396</text:p>
          </table:table-cell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37.8484" calcext:value-type="float">
            <text:p>037.8484</text:p>
          </table:table-cell>
          <table:table-cell office:value-type="float" office:value="37.5729" calcext:value-type="float">
            <text:p>037.5729</text:p>
          </table:table-cell>
          <table:table-cell office:value-type="float" office:value="37.8107" calcext:value-type="float">
            <text:p>037.8107</text:p>
          </table:table-cell>
          <table:table-cell office:value-type="float" office:value="37.3813" calcext:value-type="float">
            <text:p>037.3813</text:p>
          </table:table-cell>
          <table:table-cell office:value-type="float" office:value="37.1513" calcext:value-type="float">
            <text:p>037.1513</text:p>
          </table:table-cell>
          <table:table-cell office:value-type="float" office:value="37.195" calcext:value-type="float">
            <text:p>037.1950</text:p>
          </table:table-cell>
          <table:table-cell table:formula="of:=AVERAGE([.B15:.G15])" office:value-type="float" office:value="37.4932666666667" calcext:value-type="float">
            <text:p>037.4933</text:p>
          </table:table-cell>
          <table:table-cell table:formula="of:=STDEV([.B15:.G15])/SQRT(5)" office:value-type="float" office:value="0.134412174051807" calcext:value-type="float">
            <text:p>000.1344</text:p>
          </table:table-cell>
          <table:table-cell/>
          <table:table-cell table:style-name="ce7" office:value-type="string" calcext:value-type="string">
            <text:p>16bit fixed</text:p>
          </table:table-cell>
          <table:table-cell table:style-name="ce7" table:formula="of:=[.H48]/[.$H$5]" office:value-type="float" office:value="1.45198021487429" calcext:value-type="float">
            <text:p>1.45198</text:p>
          </table:table-cell>
          <table:table-cell table:style-name="ce7" table:formula="of:=SQRT(([.I48]/[.$H$5])^2+([.H48]/[.$H$5]^2*[.$I$5]^2))" office:value-type="float" office:value="0.132966249677514" calcext:value-type="float">
            <text:p>0.13297</text:p>
          </table:table-cell>
          <table:table-cell table:style-name="ce7" table:formula="of:=[.H49]/[.$H$5]" office:value-type="float" office:value="1.60564623350185" calcext:value-type="float">
            <text:p>1.60565</text:p>
          </table:table-cell>
          <table:table-cell table:style-name="ce7" table:formula="of:=SQRT(([.I49]/[.$H$5])^2+([.H49]/[.$H$5]^2*[.$I$5]^2))" office:value-type="float" office:value="0.135500630531125" calcext:value-type="float">
            <text:p>0.13550</text:p>
          </table:table-cell>
          <table:table-cell table:style-name="ce7" table:formula="of:=[.H50]/[.$H$5]" office:value-type="float" office:value="3.51501998678315" calcext:value-type="float">
            <text:p>3.51502</text:p>
          </table:table-cell>
          <table:table-cell table:style-name="ce7" table:formula="of:=SQRT(([.I50]/[.$H$5])^2+([.H50]/[.$H$5]^2*[.$I$5]^2))" office:value-type="float" office:value="0.205435123777597" calcext:value-type="float">
            <text:p>0.20544</text:p>
          </table:table-cell>
          <table:table-cell table:style-name="ce7" table:formula="of:=[.H51]/[.$H$5]" office:value-type="float" office:value="3.63122617321413" calcext:value-type="float">
            <text:p>3.63123</text:p>
          </table:table-cell>
          <table:table-cell table:style-name="ce7" table:formula="of:=SQRT(([.I51]/[.$H$5])^2+([.H51]/[.$H$5]^2*[.$I$5]^2))" office:value-type="float" office:value="0.211257035278038" calcext:value-type="float">
            <text:p>0.21126</text:p>
          </table:table-cell>
          <table:table-cell table:style-name="ce7" table:formula="of:=[.H52]/[.$H$5]" office:value-type="float" office:value="3.71163598301887" calcext:value-type="float">
            <text:p>3.71164</text:p>
          </table:table-cell>
          <table:table-cell table:style-name="ce7" table:formula="of:=SQRT(([.I52]/[.$H$5])^2+([.H52]/[.$H$5]^2*[.$I$5]^2))" office:value-type="float" office:value="0.215129192036388" calcext:value-type="float">
            <text:p>0.21513</text:p>
          </table:table-cell>
          <table:table-cell table:style-name="ce7" table:formula="of:=[.H53]/[.$H$5]" office:value-type="float" office:value="3.56426019221183" calcext:value-type="float">
            <text:p>3.56426</text:p>
          </table:table-cell>
          <table:table-cell table:style-name="ce7" table:formula="of:=SQRT(([.I53]/[.$H$5])^2+([.H53]/[.$H$5]^2*[.$I$5]^2))" office:value-type="float" office:value="0.20781135416645" calcext:value-type="float">
            <text:p>0.20781</text:p>
          </table:table-cell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36.4912" calcext:value-type="float">
            <text:p>036.4912</text:p>
          </table:table-cell>
          <table:table-cell office:value-type="float" office:value="37.7487" calcext:value-type="float">
            <text:p>037.7487</text:p>
          </table:table-cell>
          <table:table-cell office:value-type="float" office:value="37.1973" calcext:value-type="float">
            <text:p>037.1973</text:p>
          </table:table-cell>
          <table:table-cell office:value-type="float" office:value="37.5869" calcext:value-type="float">
            <text:p>037.5869</text:p>
          </table:table-cell>
          <table:table-cell office:value-type="float" office:value="39.1726" calcext:value-type="float">
            <text:p>039.1726</text:p>
          </table:table-cell>
          <table:table-cell office:value-type="float" office:value="38.2735" calcext:value-type="float">
            <text:p>038.2735</text:p>
          </table:table-cell>
          <table:table-cell table:formula="of:=AVERAGE([.B16:.G16])" office:value-type="float" office:value="37.7450333333333" calcext:value-type="float">
            <text:p>037.7450</text:p>
          </table:table-cell>
          <table:table-cell table:formula="of:=STDEV([.B16:.G16])/SQRT(5)" office:value-type="float" office:value="0.410577789624979" calcext:value-type="float">
            <text:p>000.4106</text:p>
          </table:table-cell>
          <table:table-cell/>
          <table:table-cell table:style-name="ce7" office:value-type="string" calcext:value-type="string">
            <text:p>8bit fixed</text:p>
          </table:table-cell>
          <table:table-cell table:style-name="ce7" table:formula="of:=[.H60]/[.$H$5]" office:value-type="float" office:value="1.08012609263846" calcext:value-type="float">
            <text:p>1.08013</text:p>
          </table:table-cell>
          <table:table-cell table:style-name="ce7" table:formula="of:=SQRT(([.I60]/[.$H$5])^2+([.H60]/[.$H$5]^2*[.$I$5]^2))" office:value-type="float" office:value="0.11113815461537" calcext:value-type="float">
            <text:p>0.11114</text:p>
          </table:table-cell>
          <table:table-cell table:style-name="ce7" table:formula="of:=[.H61]/[.$H$5]" office:value-type="float" office:value="1.37702650442119" calcext:value-type="float">
            <text:p>1.37703</text:p>
          </table:table-cell>
          <table:table-cell table:style-name="ce7" table:formula="of:=SQRT(([.I61]/[.$H$5])^2+([.H61]/[.$H$5]^2*[.$I$5]^2))" office:value-type="float" office:value="0.125477313749753" calcext:value-type="float">
            <text:p>0.12548</text:p>
          </table:table-cell>
          <table:table-cell table:style-name="ce7" table:formula="of:=[.H62]/[.$H$5]" office:value-type="float" office:value="3.74366546865275" calcext:value-type="float">
            <text:p>3.74367</text:p>
          </table:table-cell>
          <table:table-cell table:style-name="ce7" table:formula="of:=SQRT(([.I62]/[.$H$5])^2+([.H62]/[.$H$5]^2*[.$I$5]^2))" office:value-type="float" office:value="0.206991799444851" calcext:value-type="float">
            <text:p>0.20699</text:p>
          </table:table-cell>
          <table:table-cell table:style-name="ce7" table:formula="of:=[.H63]/[.$H$5]" office:value-type="float" office:value="4.1706030604789" calcext:value-type="float">
            <text:p>4.17060</text:p>
          </table:table-cell>
          <table:table-cell table:style-name="ce7" table:formula="of:=SQRT(([.I63]/[.$H$5])^2+([.H63]/[.$H$5]^2*[.$I$5]^2))" office:value-type="float" office:value="0.218613809259199" calcext:value-type="float">
            <text:p>0.21861</text:p>
          </table:table-cell>
          <table:table-cell table:style-name="ce7" table:formula="of:=[.H64]/[.$H$5]" office:value-type="float" office:value="4.04167325035989" calcext:value-type="float">
            <text:p>4.04167</text:p>
          </table:table-cell>
          <table:table-cell table:style-name="ce7" table:formula="of:=SQRT(([.I64]/[.$H$5])^2+([.H64]/[.$H$5]^2*[.$I$5]^2))" office:value-type="float" office:value="0.21539750157367" calcext:value-type="float">
            <text:p>0.21540</text:p>
          </table:table-cell>
          <table:table-cell table:style-name="ce7" table:formula="of:=[.H65]/[.$H$5]" office:value-type="float" office:value="3.61374919577096" calcext:value-type="float">
            <text:p>3.61375</text:p>
          </table:table-cell>
          <table:table-cell table:style-name="ce7" table:formula="of:=SQRT(([.I65]/[.$H$5])^2+([.H65]/[.$H$5]^2*[.$I$5]^2))" office:value-type="float" office:value="0.324838063191763" calcext:value-type="float">
            <text:p>0.32484</text:p>
          </table:table-cell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34.4559" calcext:value-type="float">
            <text:p>034.4559</text:p>
          </table:table-cell>
          <table:table-cell office:value-type="float" office:value="35.4239" calcext:value-type="float">
            <text:p>035.4239</text:p>
          </table:table-cell>
          <table:table-cell office:value-type="float" office:value="34.7074" calcext:value-type="float">
            <text:p>034.7074</text:p>
          </table:table-cell>
          <table:table-cell office:value-type="float" office:value="34.5417" calcext:value-type="float">
            <text:p>034.5417</text:p>
          </table:table-cell>
          <table:table-cell office:value-type="float" office:value="35.271" calcext:value-type="float">
            <text:p>035.2710</text:p>
          </table:table-cell>
          <table:table-cell office:value-type="float" office:value="35.9583" calcext:value-type="float">
            <text:p>035.9583</text:p>
          </table:table-cell>
          <table:table-cell table:formula="of:=AVERAGE([.B17:.G17])" office:value-type="float" office:value="35.0597" calcext:value-type="float">
            <text:p>035.0597</text:p>
          </table:table-cell>
          <table:table-cell table:formula="of:=STDEV([.B17:.G17])/SQRT(5)" office:value-type="float" office:value="0.263953406494404" calcext:value-type="float">
            <text:p>000.2640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447, 80 threads, 6400 matrices, FP32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44" calcext:value-type="float">
            <text:p>244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37.0564" calcext:value-type="float">
            <text:p>037.0564</text:p>
          </table:table-cell>
          <table:table-cell office:value-type="float" office:value="36.9369" calcext:value-type="float">
            <text:p>036.9369</text:p>
          </table:table-cell>
          <table:table-cell office:value-type="float" office:value="37.1279" calcext:value-type="float">
            <text:p>037.1279</text:p>
          </table:table-cell>
          <table:table-cell office:value-type="float" office:value="37.1508" calcext:value-type="float">
            <text:p>037.1508</text:p>
          </table:table-cell>
          <table:table-cell office:value-type="float" office:value="37.1488" calcext:value-type="float">
            <text:p>037.1488</text:p>
          </table:table-cell>
          <table:table-cell office:value-type="float" office:value="36.9675" calcext:value-type="float">
            <text:p>036.9675</text:p>
          </table:table-cell>
          <table:table-cell table:formula="of:=AVERAGE([.B24:.G24])" office:value-type="float" office:value="37.0647166666667" calcext:value-type="float">
            <text:p>037.0647</text:p>
          </table:table-cell>
          <table:table-cell table:formula="of:=STDEV([.B24:.G24])/SQRT(5)" office:value-type="float" office:value="0.042109299843779" calcext:value-type="float">
            <text:p>000.0421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70.0942" calcext:value-type="float">
            <text:p>070.0942</text:p>
          </table:table-cell>
          <table:table-cell office:value-type="float" office:value="74.141" calcext:value-type="float">
            <text:p>074.1410</text:p>
          </table:table-cell>
          <table:table-cell office:value-type="float" office:value="71.7648" calcext:value-type="float">
            <text:p>071.7648</text:p>
          </table:table-cell>
          <table:table-cell office:value-type="float" office:value="69.4727" calcext:value-type="float">
            <text:p>069.4727</text:p>
          </table:table-cell>
          <table:table-cell office:value-type="float" office:value="71.9352" calcext:value-type="float">
            <text:p>071.9352</text:p>
          </table:table-cell>
          <table:table-cell office:value-type="float" office:value="72.0564" calcext:value-type="float">
            <text:p>072.0564</text:p>
          </table:table-cell>
          <table:table-cell table:formula="of:=AVERAGE([.B25:.G25])" office:value-type="float" office:value="71.5773833333333" calcext:value-type="float">
            <text:p>071.5774</text:p>
          </table:table-cell>
          <table:table-cell table:formula="of:=STDEV([.B25:.G25])/SQRT(5)" office:value-type="float" office:value="0.737408160745007" calcext:value-type="float">
            <text:p>000.7374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75.8203" calcext:value-type="float">
            <text:p>075.8203</text:p>
          </table:table-cell>
          <table:table-cell office:value-type="float" office:value="77.8395" calcext:value-type="float">
            <text:p>077.8395</text:p>
          </table:table-cell>
          <table:table-cell office:value-type="float" office:value="71.8851" calcext:value-type="float">
            <text:p>071.8851</text:p>
          </table:table-cell>
          <table:table-cell office:value-type="float" office:value="71.6772" calcext:value-type="float">
            <text:p>071.6772</text:p>
          </table:table-cell>
          <table:table-cell office:value-type="float" office:value="76.2248" calcext:value-type="float">
            <text:p>076.2248</text:p>
          </table:table-cell>
          <table:table-cell office:value-type="float" office:value="71.917" calcext:value-type="float">
            <text:p>071.9170</text:p>
          </table:table-cell>
          <table:table-cell table:formula="of:=AVERAGE([.B26:.G26])" office:value-type="float" office:value="74.2273166666667" calcext:value-type="float">
            <text:p>074.2273</text:p>
          </table:table-cell>
          <table:table-cell table:formula="of:=STDEV([.B26:.G26])/SQRT(5)" office:value-type="float" office:value="1.21494100314926" calcext:value-type="float">
            <text:p>001.2149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71.072" calcext:value-type="float">
            <text:p>071.0720</text:p>
          </table:table-cell>
          <table:table-cell office:value-type="float" office:value="78.7813" calcext:value-type="float">
            <text:p>078.7813</text:p>
          </table:table-cell>
          <table:table-cell office:value-type="float" office:value="69.3172" calcext:value-type="float">
            <text:p>069.3172</text:p>
          </table:table-cell>
          <table:table-cell office:value-type="float" office:value="70.799" calcext:value-type="float">
            <text:p>070.7990</text:p>
          </table:table-cell>
          <table:table-cell office:value-type="float" office:value="72.3744" calcext:value-type="float">
            <text:p>072.3744</text:p>
          </table:table-cell>
          <table:table-cell office:value-type="float" office:value="75.0536" calcext:value-type="float">
            <text:p>075.0536</text:p>
          </table:table-cell>
          <table:table-cell table:formula="of:=AVERAGE([.B27:.G27])" office:value-type="float" office:value="72.8995833333333" calcext:value-type="float">
            <text:p>072.8996</text:p>
          </table:table-cell>
          <table:table-cell table:formula="of:=STDEV([.B27:.G27])/SQRT(5)" office:value-type="float" office:value="1.5504344914679" calcext:value-type="float">
            <text:p>001.5504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69.7361" calcext:value-type="float">
            <text:p>069.7361</text:p>
          </table:table-cell>
          <table:table-cell office:value-type="float" office:value="70.0547" calcext:value-type="float">
            <text:p>070.0547</text:p>
          </table:table-cell>
          <table:table-cell office:value-type="float" office:value="72.3393" calcext:value-type="float">
            <text:p>072.3393</text:p>
          </table:table-cell>
          <table:table-cell office:value-type="float" office:value="72.2123" calcext:value-type="float">
            <text:p>072.2123</text:p>
          </table:table-cell>
          <table:table-cell office:value-type="float" office:value="69.2365" calcext:value-type="float">
            <text:p>069.2365</text:p>
          </table:table-cell>
          <table:table-cell office:value-type="float" office:value="71.001" calcext:value-type="float">
            <text:p>071.0010</text:p>
          </table:table-cell>
          <table:table-cell table:formula="of:=AVERAGE([.B28:.G28])" office:value-type="float" office:value="70.7633166666667" calcext:value-type="float">
            <text:p>070.7633</text:p>
          </table:table-cell>
          <table:table-cell table:formula="of:=STDEV([.B28:.G28])/SQRT(5)" office:value-type="float" office:value="0.584063363971181" calcext:value-type="float">
            <text:p>000.5841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66.3232" calcext:value-type="float">
            <text:p>066.3232</text:p>
          </table:table-cell>
          <table:table-cell office:value-type="float" office:value="55.0715" calcext:value-type="float">
            <text:p>055.0715</text:p>
          </table:table-cell>
          <table:table-cell office:value-type="float" office:value="49.3546" calcext:value-type="float">
            <text:p>049.3546</text:p>
          </table:table-cell>
          <table:table-cell office:value-type="float" office:value="52.0006" calcext:value-type="float">
            <text:p>052.0006</text:p>
          </table:table-cell>
          <table:table-cell office:value-type="float" office:value="50.1591" calcext:value-type="float">
            <text:p>050.1591</text:p>
          </table:table-cell>
          <table:table-cell office:value-type="float" office:value="47.6949" calcext:value-type="float">
            <text:p>047.6949</text:p>
          </table:table-cell>
          <table:table-cell table:formula="of:=AVERAGE([.B29:.G29])" office:value-type="float" office:value="53.4339833333333" calcext:value-type="float">
            <text:p>053.4340</text:p>
          </table:table-cell>
          <table:table-cell table:formula="of:=STDEV([.B29:.G29])/SQRT(5)" office:value-type="float" office:value="3.04086344072425" calcext:value-type="float">
            <text:p>003.0409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447, 80 threads, 6400 matrices, BFLOAT16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office:value-type="float" office:value="122" calcext:value-type="float">
            <text:p>122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36.6756" calcext:value-type="float">
            <text:p>036.6756</text:p>
          </table:table-cell>
          <table:table-cell office:value-type="float" office:value="36.6072" calcext:value-type="float">
            <text:p>036.6072</text:p>
          </table:table-cell>
          <table:table-cell office:value-type="float" office:value="36.6898" calcext:value-type="float">
            <text:p>036.6898</text:p>
          </table:table-cell>
          <table:table-cell office:value-type="float" office:value="36.6854" calcext:value-type="float">
            <text:p>036.6854</text:p>
          </table:table-cell>
          <table:table-cell office:value-type="float" office:value="36.6154" calcext:value-type="float">
            <text:p>036.6154</text:p>
          </table:table-cell>
          <table:table-cell office:value-type="float" office:value="36.652" calcext:value-type="float">
            <text:p>036.6520</text:p>
          </table:table-cell>
          <table:table-cell table:formula="of:=AVERAGE([.B36:.G36])" office:value-type="float" office:value="36.6542333333333" calcext:value-type="float">
            <text:p>036.6542</text:p>
          </table:table-cell>
          <table:table-cell table:formula="of:=STDEV([.B36:.G36])/SQRT(5)" office:value-type="float" office:value="0.0160225258100381" calcext:value-type="float">
            <text:p>000.0160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96.927" calcext:value-type="float">
            <text:p>096.9270</text:p>
          </table:table-cell>
          <table:table-cell office:value-type="float" office:value="98.816" calcext:value-type="float">
            <text:p>098.8160</text:p>
          </table:table-cell>
          <table:table-cell office:value-type="float" office:value="99.3442" calcext:value-type="float">
            <text:p>099.3442</text:p>
          </table:table-cell>
          <table:table-cell office:value-type="float" office:value="99.9216" calcext:value-type="float">
            <text:p>099.9216</text:p>
          </table:table-cell>
          <table:table-cell office:value-type="float" office:value="99.6661" calcext:value-type="float">
            <text:p>099.6661</text:p>
          </table:table-cell>
          <table:table-cell office:value-type="float" office:value="98.6134" calcext:value-type="float">
            <text:p>098.6134</text:p>
          </table:table-cell>
          <table:table-cell table:formula="of:=AVERAGE([.B37:.G37])" office:value-type="float" office:value="98.8813833333333" calcext:value-type="float">
            <text:p>098.8814</text:p>
          </table:table-cell>
          <table:table-cell table:formula="of:=STDEV([.B37:.G37])/SQRT(5)" office:value-type="float" office:value="0.481984833302182" calcext:value-type="float">
            <text:p>000.4820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46.441" calcext:value-type="float">
            <text:p>146.4410</text:p>
          </table:table-cell>
          <table:table-cell office:value-type="float" office:value="139.961" calcext:value-type="float">
            <text:p>139.9610</text:p>
          </table:table-cell>
          <table:table-cell office:value-type="float" office:value="142.981" calcext:value-type="float">
            <text:p>142.9810</text:p>
          </table:table-cell>
          <table:table-cell office:value-type="float" office:value="141.921" calcext:value-type="float">
            <text:p>141.9210</text:p>
          </table:table-cell>
          <table:table-cell office:value-type="float" office:value="144.367" calcext:value-type="float">
            <text:p>144.3670</text:p>
          </table:table-cell>
          <table:table-cell office:value-type="float" office:value="143.396" calcext:value-type="float">
            <text:p>143.3960</text:p>
          </table:table-cell>
          <table:table-cell table:formula="of:=AVERAGE([.B38:.G38])" office:value-type="float" office:value="143.177833333333" calcext:value-type="float">
            <text:p>143.1778</text:p>
          </table:table-cell>
          <table:table-cell table:formula="of:=STDEV([.B38:.G38])/SQRT(5)" office:value-type="float" office:value="0.981353368228453" calcext:value-type="float">
            <text:p>000.9814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33.659" calcext:value-type="float">
            <text:p>133.6590</text:p>
          </table:table-cell>
          <table:table-cell office:value-type="float" office:value="140.497" calcext:value-type="float">
            <text:p>140.4970</text:p>
          </table:table-cell>
          <table:table-cell office:value-type="float" office:value="94.9592" calcext:value-type="float">
            <text:p>094.9592</text:p>
          </table:table-cell>
          <table:table-cell office:value-type="float" office:value="111.764" calcext:value-type="float">
            <text:p>111.7640</text:p>
          </table:table-cell>
          <table:table-cell office:value-type="float" office:value="129.309" calcext:value-type="float">
            <text:p>129.3090</text:p>
          </table:table-cell>
          <table:table-cell office:value-type="float" office:value="112.389" calcext:value-type="float">
            <text:p>112.3890</text:p>
          </table:table-cell>
          <table:table-cell table:formula="of:=AVERAGE([.B39:.G39])" office:value-type="float" office:value="120.429533333333" calcext:value-type="float">
            <text:p>120.4295</text:p>
          </table:table-cell>
          <table:table-cell table:formula="of:=STDEV([.B39:.G39])/SQRT(5)" office:value-type="float" office:value="7.60275334160811" calcext:value-type="float">
            <text:p>007.6028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04.549" calcext:value-type="float">
            <text:p>104.5490</text:p>
          </table:table-cell>
          <table:table-cell office:value-type="float" office:value="101.406" calcext:value-type="float">
            <text:p>101.4060</text:p>
          </table:table-cell>
          <table:table-cell office:value-type="float" office:value="74.7614" calcext:value-type="float">
            <text:p>074.7614</text:p>
          </table:table-cell>
          <table:table-cell office:value-type="float" office:value="75.9595" calcext:value-type="float">
            <text:p>075.9595</text:p>
          </table:table-cell>
          <table:table-cell office:value-type="float" office:value="87.9349" calcext:value-type="float">
            <text:p>087.9349</text:p>
          </table:table-cell>
          <table:table-cell office:value-type="float" office:value="89.3644" calcext:value-type="float">
            <text:p>089.3644</text:p>
          </table:table-cell>
          <table:table-cell table:formula="of:=AVERAGE([.B40:.G40])" office:value-type="float" office:value="88.9958666666667" calcext:value-type="float">
            <text:p>088.9959</text:p>
          </table:table-cell>
          <table:table-cell table:formula="of:=STDEV([.B40:.G40])/SQRT(5)" office:value-type="float" office:value="5.54883674322225" calcext:value-type="float">
            <text:p>005.5488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60.1707" calcext:value-type="float">
            <text:p>060.1707</text:p>
          </table:table-cell>
          <table:table-cell office:value-type="float" office:value="62.7975" calcext:value-type="float">
            <text:p>062.7975</text:p>
          </table:table-cell>
          <table:table-cell office:value-type="float" office:value="65.6046" calcext:value-type="float">
            <text:p>065.6046</text:p>
          </table:table-cell>
          <table:table-cell office:value-type="float" office:value="78.5862" calcext:value-type="float">
            <text:p>078.5862</text:p>
          </table:table-cell>
          <table:table-cell office:value-type="float" office:value="72.8346" calcext:value-type="float">
            <text:p>072.8346</text:p>
          </table:table-cell>
          <table:table-cell office:value-type="float" office:value="63.5938" calcext:value-type="float">
            <text:p>063.5938</text:p>
          </table:table-cell>
          <table:table-cell table:formula="of:=AVERAGE([.B41:.G41])" office:value-type="float" office:value="67.2645666666667" calcext:value-type="float">
            <text:p>067.2646</text:p>
          </table:table-cell>
          <table:table-cell table:formula="of:=STDEV([.B41:.G41])/SQRT(5)" office:value-type="float" office:value="3.13504257587251" calcext:value-type="float">
            <text:p>003.1350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447, 80 threads, 6400 matrices, Fixed16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30" calcext:value-type="float">
            <text:p>130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57.2559" calcext:value-type="float">
            <text:p>057.2559</text:p>
          </table:table-cell>
          <table:table-cell office:value-type="float" office:value="51.6736" calcext:value-type="float">
            <text:p>051.6736</text:p>
          </table:table-cell>
          <table:table-cell office:value-type="float" office:value="56.9908" calcext:value-type="float">
            <text:p>056.9908</text:p>
          </table:table-cell>
          <table:table-cell office:value-type="float" office:value="51.9816" calcext:value-type="float">
            <text:p>051.9816</text:p>
          </table:table-cell>
          <table:table-cell office:value-type="float" office:value="57.3703" calcext:value-type="float">
            <text:p>057.3703</text:p>
          </table:table-cell>
          <table:table-cell office:value-type="float" office:value="57.3785" calcext:value-type="float">
            <text:p>057.3785</text:p>
          </table:table-cell>
          <table:table-cell table:formula="of:=AVERAGE([.B48:.G48])" office:value-type="float" office:value="55.4417833333333" calcext:value-type="float">
            <text:p>055.4418</text:p>
          </table:table-cell>
          <table:table-cell table:formula="of:=STDEV([.B48:.G48])/SQRT(5)" office:value-type="float" office:value="1.25431406319683" calcext:value-type="float">
            <text:p>001.2543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61.2347" calcext:value-type="float">
            <text:p>061.2347</text:p>
          </table:table-cell>
          <table:table-cell office:value-type="float" office:value="61.3307" calcext:value-type="float">
            <text:p>061.3307</text:p>
          </table:table-cell>
          <table:table-cell office:value-type="float" office:value="61.2262" calcext:value-type="float">
            <text:p>061.2262</text:p>
          </table:table-cell>
          <table:table-cell office:value-type="float" office:value="61.4106" calcext:value-type="float">
            <text:p>061.4106</text:p>
          </table:table-cell>
          <table:table-cell office:value-type="float" office:value="61.1393" calcext:value-type="float">
            <text:p>061.1393</text:p>
          </table:table-cell>
          <table:table-cell office:value-type="float" office:value="61.5143" calcext:value-type="float">
            <text:p>061.5143</text:p>
          </table:table-cell>
          <table:table-cell table:formula="of:=AVERAGE([.B49:.G49])" office:value-type="float" office:value="61.3093" calcext:value-type="float">
            <text:p>061.3093</text:p>
          </table:table-cell>
          <table:table-cell table:formula="of:=STDEV([.B49:.G49])/SQRT(5)" office:value-type="float" office:value="0.0613564731711336" calcext:value-type="float">
            <text:p>000.0614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35.491" calcext:value-type="float">
            <text:p>135.4910</text:p>
          </table:table-cell>
          <table:table-cell office:value-type="float" office:value="137.123" calcext:value-type="float">
            <text:p>137.1230</text:p>
          </table:table-cell>
          <table:table-cell office:value-type="float" office:value="131.272" calcext:value-type="float">
            <text:p>131.2720</text:p>
          </table:table-cell>
          <table:table-cell office:value-type="float" office:value="136.995" calcext:value-type="float">
            <text:p>136.9950</text:p>
          </table:table-cell>
          <table:table-cell office:value-type="float" office:value="127.796" calcext:value-type="float">
            <text:p>127.7960</text:p>
          </table:table-cell>
          <table:table-cell office:value-type="float" office:value="136.619" calcext:value-type="float">
            <text:p>136.6190</text:p>
          </table:table-cell>
          <table:table-cell table:formula="of:=AVERAGE([.B50:.G50])" office:value-type="float" office:value="134.216" calcext:value-type="float">
            <text:p>134.2160</text:p>
          </table:table-cell>
          <table:table-cell table:formula="of:=STDEV([.B50:.G50])/SQRT(5)" office:value-type="float" office:value="1.71414188444247" calcext:value-type="float">
            <text:p>001.7141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40.786" calcext:value-type="float">
            <text:p>140.7860</text:p>
          </table:table-cell>
          <table:table-cell office:value-type="float" office:value="138.098" calcext:value-type="float">
            <text:p>138.0980</text:p>
          </table:table-cell>
          <table:table-cell office:value-type="float" office:value="135.221" calcext:value-type="float">
            <text:p>135.2210</text:p>
          </table:table-cell>
          <table:table-cell office:value-type="float" office:value="140.194" calcext:value-type="float">
            <text:p>140.1940</text:p>
          </table:table-cell>
          <table:table-cell office:value-type="float" office:value="131.94" calcext:value-type="float">
            <text:p>131.9400</text:p>
          </table:table-cell>
          <table:table-cell office:value-type="float" office:value="145.68" calcext:value-type="float">
            <text:p>145.6800</text:p>
          </table:table-cell>
          <table:table-cell table:formula="of:=AVERAGE([.B51:.G51])" office:value-type="float" office:value="138.653166666667" calcext:value-type="float">
            <text:p>138.6532</text:p>
          </table:table-cell>
          <table:table-cell table:formula="of:=STDEV([.B51:.G51])/SQRT(5)" office:value-type="float" office:value="2.13029685098893" calcext:value-type="float">
            <text:p>002.1303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44.752" calcext:value-type="float">
            <text:p>144.7520</text:p>
          </table:table-cell>
          <table:table-cell office:value-type="float" office:value="146.956" calcext:value-type="float">
            <text:p>146.9560</text:p>
          </table:table-cell>
          <table:table-cell office:value-type="float" office:value="142.882" calcext:value-type="float">
            <text:p>142.8820</text:p>
          </table:table-cell>
          <table:table-cell office:value-type="float" office:value="139.964" calcext:value-type="float">
            <text:p>139.9640</text:p>
          </table:table-cell>
          <table:table-cell office:value-type="float" office:value="143.801" calcext:value-type="float">
            <text:p>143.8010</text:p>
          </table:table-cell>
          <table:table-cell office:value-type="float" office:value="131.986" calcext:value-type="float">
            <text:p>131.9860</text:p>
          </table:table-cell>
          <table:table-cell table:formula="of:=AVERAGE([.B52:.G52])" office:value-type="float" office:value="141.7235" calcext:value-type="float">
            <text:p>141.7235</text:p>
          </table:table-cell>
          <table:table-cell table:formula="of:=STDEV([.B52:.G52])/SQRT(5)" office:value-type="float" office:value="2.36747750570095" calcext:value-type="float">
            <text:p>002.3675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139.902" calcext:value-type="float">
            <text:p>139.9020</text:p>
          </table:table-cell>
          <table:table-cell office:value-type="float" office:value="137.567" calcext:value-type="float">
            <text:p>137.5670</text:p>
          </table:table-cell>
          <table:table-cell office:value-type="float" office:value="137.29" calcext:value-type="float">
            <text:p>137.2900</text:p>
          </table:table-cell>
          <table:table-cell office:value-type="float" office:value="139.941" calcext:value-type="float">
            <text:p>139.9410</text:p>
          </table:table-cell>
          <table:table-cell office:value-type="float" office:value="132.094" calcext:value-type="float">
            <text:p>132.0940</text:p>
          </table:table-cell>
          <table:table-cell office:value-type="float" office:value="129.783" calcext:value-type="float">
            <text:p>129.7830</text:p>
          </table:table-cell>
          <table:table-cell table:formula="of:=AVERAGE([.B53:.G53])" office:value-type="float" office:value="136.096166666667" calcext:value-type="float">
            <text:p>136.0962</text:p>
          </table:table-cell>
          <table:table-cell table:formula="of:=STDEV([.B53:.G53])/SQRT(5)" office:value-type="float" office:value="1.88392261872226" calcext:value-type="float">
            <text:p>001.8839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447, 80 threads, 6400 matrices, Fixed8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58" calcext:value-type="float">
            <text:p>058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41.1345" calcext:value-type="float">
            <text:p>041.1345</text:p>
          </table:table-cell>
          <table:table-cell office:value-type="float" office:value="41.1719" calcext:value-type="float">
            <text:p>041.1719</text:p>
          </table:table-cell>
          <table:table-cell office:value-type="float" office:value="41.3659" calcext:value-type="float">
            <text:p>041.3659</text:p>
          </table:table-cell>
          <table:table-cell office:value-type="float" office:value="41.4398" calcext:value-type="float">
            <text:p>041.4398</text:p>
          </table:table-cell>
          <table:table-cell office:value-type="float" office:value="41.2101" calcext:value-type="float">
            <text:p>041.2101</text:p>
          </table:table-cell>
          <table:table-cell office:value-type="float" office:value="41.1362" calcext:value-type="float">
            <text:p>041.1362</text:p>
          </table:table-cell>
          <table:table-cell table:formula="of:=AVERAGE([.B60:.G60])" office:value-type="float" office:value="41.2430666666667" calcext:value-type="float">
            <text:p>041.2431</text:p>
          </table:table-cell>
          <table:table-cell table:formula="of:=STDEV([.B60:.G60])/SQRT(5)" office:value-type="float" office:value="0.0576717377346417" calcext:value-type="float">
            <text:p>000.0577</text:p>
          </table:table-cell>
          <table:table-cell/>
          <table:table-cell table:style-name="ce7" table:number-columns-repeated="13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52.5236" calcext:value-type="float">
            <text:p>052.5236</text:p>
          </table:table-cell>
          <table:table-cell office:value-type="float" office:value="52.6335" calcext:value-type="float">
            <text:p>052.6335</text:p>
          </table:table-cell>
          <table:table-cell office:value-type="float" office:value="52.6202" calcext:value-type="float">
            <text:p>052.6202</text:p>
          </table:table-cell>
          <table:table-cell office:value-type="float" office:value="52.5657" calcext:value-type="float">
            <text:p>052.5657</text:p>
          </table:table-cell>
          <table:table-cell office:value-type="float" office:value="52.4855" calcext:value-type="float">
            <text:p>052.4855</text:p>
          </table:table-cell>
          <table:table-cell office:value-type="float" office:value="52.6502" calcext:value-type="float">
            <text:p>052.6502</text:p>
          </table:table-cell>
          <table:table-cell table:formula="of:=AVERAGE([.B61:.G61])" office:value-type="float" office:value="52.5797833333333" calcext:value-type="float">
            <text:p>052.5798</text:p>
          </table:table-cell>
          <table:table-cell table:formula="of:=STDEV([.B61:.G61])/SQRT(5)" office:value-type="float" office:value="0.0294765997586778" calcext:value-type="float">
            <text:p>000.0295</text:p>
          </table:table-cell>
          <table:table-cell/>
          <table:table-cell table:style-name="ce7" table:number-columns-repeated="13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43.221" calcext:value-type="float">
            <text:p>143.2210</text:p>
          </table:table-cell>
          <table:table-cell office:value-type="float" office:value="142.344" calcext:value-type="float">
            <text:p>142.3440</text:p>
          </table:table-cell>
          <table:table-cell office:value-type="float" office:value="142.957" calcext:value-type="float">
            <text:p>142.9570</text:p>
          </table:table-cell>
          <table:table-cell office:value-type="float" office:value="142.232" calcext:value-type="float">
            <text:p>142.2320</text:p>
          </table:table-cell>
          <table:table-cell office:value-type="float" office:value="143.249" calcext:value-type="float">
            <text:p>143.2490</text:p>
          </table:table-cell>
          <table:table-cell office:value-type="float" office:value="143.676" calcext:value-type="float">
            <text:p>143.6760</text:p>
          </table:table-cell>
          <table:table-cell table:formula="of:=AVERAGE([.B62:.G62])" office:value-type="float" office:value="142.9465" calcext:value-type="float">
            <text:p>142.9465</text:p>
          </table:table-cell>
          <table:table-cell table:formula="of:=STDEV([.B62:.G62])/SQRT(5)" office:value-type="float" office:value="0.250810964672599" calcext:value-type="float">
            <text:p>000.2508</text:p>
          </table:table-cell>
          <table:table-cell/>
          <table:table-cell table:style-name="ce7" table:number-columns-repeated="13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58.531" calcext:value-type="float">
            <text:p>158.5310</text:p>
          </table:table-cell>
          <table:table-cell office:value-type="float" office:value="159.456" calcext:value-type="float">
            <text:p>159.4560</text:p>
          </table:table-cell>
          <table:table-cell office:value-type="float" office:value="157.964" calcext:value-type="float">
            <text:p>157.9640</text:p>
          </table:table-cell>
          <table:table-cell office:value-type="float" office:value="159.203" calcext:value-type="float">
            <text:p>159.2030</text:p>
          </table:table-cell>
          <table:table-cell office:value-type="float" office:value="160.023" calcext:value-type="float">
            <text:p>160.0230</text:p>
          </table:table-cell>
          <table:table-cell office:value-type="float" office:value="160.314" calcext:value-type="float">
            <text:p>160.3140</text:p>
          </table:table-cell>
          <table:table-cell table:formula="of:=AVERAGE([.B63:.G63])" office:value-type="float" office:value="159.2485" calcext:value-type="float">
            <text:p>159.2485</text:p>
          </table:table-cell>
          <table:table-cell table:formula="of:=STDEV([.B63:.G63])/SQRT(5)" office:value-type="float" office:value="0.397241161009277" calcext:value-type="float">
            <text:p>000.3972</text:p>
          </table:table-cell>
          <table:table-cell/>
          <table:table-cell table:style-name="ce7" table:number-columns-repeated="13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54.431" calcext:value-type="float">
            <text:p>154.4310</text:p>
          </table:table-cell>
          <table:table-cell office:value-type="float" office:value="152.232" calcext:value-type="float">
            <text:p>152.2320</text:p>
          </table:table-cell>
          <table:table-cell office:value-type="float" office:value="154.548" calcext:value-type="float">
            <text:p>154.5480</text:p>
          </table:table-cell>
          <table:table-cell office:value-type="float" office:value="155.133" calcext:value-type="float">
            <text:p>155.1330</text:p>
          </table:table-cell>
          <table:table-cell office:value-type="float" office:value="155.592" calcext:value-type="float">
            <text:p>155.5920</text:p>
          </table:table-cell>
          <table:table-cell office:value-type="float" office:value="154.017" calcext:value-type="float">
            <text:p>154.0170</text:p>
          </table:table-cell>
          <table:table-cell table:formula="of:=AVERAGE([.B64:.G64])" office:value-type="float" office:value="154.3255" calcext:value-type="float">
            <text:p>154.3255</text:p>
          </table:table-cell>
          <table:table-cell table:formula="of:=STDEV([.B64:.G64])/SQRT(5)" office:value-type="float" office:value="0.521330202462894" calcext:value-type="float">
            <text:p>000.5213</text:p>
          </table:table-cell>
          <table:table-cell/>
          <table:table-cell table:style-name="ce7" table:number-columns-repeated="13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157.388" calcext:value-type="float">
            <text:p>157.3880</text:p>
          </table:table-cell>
          <table:table-cell office:value-type="float" office:value="156.928" calcext:value-type="float">
            <text:p>156.9280</text:p>
          </table:table-cell>
          <table:table-cell office:value-type="float" office:value="127.117" calcext:value-type="float">
            <text:p>127.1170</text:p>
          </table:table-cell>
          <table:table-cell office:value-type="float" office:value="106.167" calcext:value-type="float">
            <text:p>106.1670</text:p>
          </table:table-cell>
          <table:table-cell office:value-type="float" office:value="155.404" calcext:value-type="float">
            <text:p>155.4040</text:p>
          </table:table-cell>
          <table:table-cell office:value-type="float" office:value="124.911" calcext:value-type="float">
            <text:p>124.9110</text:p>
          </table:table-cell>
          <table:table-cell table:formula="of:=AVERAGE([.B65:.G65])" office:value-type="float" office:value="137.985833333333" calcext:value-type="float">
            <text:p>137.9858</text:p>
          </table:table-cell>
          <table:table-cell table:formula="of:=STDEV([.B65:.G65])/SQRT(5)" office:value-type="float" office:value="9.67504674682936" calcext:value-type="float">
            <text:p>009.6750</text:p>
          </table:table-cell>
          <table:table-cell/>
          <table:table-cell table:style-name="ce7" table:number-columns-repeated="13"/>
        </table:table-row>
        <table:table-row table:style-name="ro1" table:number-rows-repeated="4">
          <table:table-cell table:number-columns-repeated="7"/>
          <table:table-cell table:style-name="ce3" table:number-columns-repeated="2"/>
          <table:table-cell/>
          <table:table-cell table:style-name="ce7" table:number-columns-repeated="13"/>
        </table:table-row>
        <table:table-row table:style-name="ro1">
          <table:table-cell office:value-type="string" calcext:value-type="string">
            <text:p>#N=2048, 80 threads, 640 matrices, MKL reference</text:p>
          </table:table-cell>
          <table:table-cell table:number-columns-repeated="6"/>
          <table:table-cell table:style-name="ce3" table:number-columns-repeated="2"/>
          <table:table-cell/>
          <table:table-cell table:style-name="ce7" table:number-columns-repeated="1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table:style-name="ce7" table:number-columns-repeated="13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0245" calcext:value-type="float">
            <text:p>10245.0000</text:p>
          </table:table-cell>
          <table:table-cell table:number-columns-repeated="5"/>
          <table:table-cell table:style-name="ce3" table:number-columns-repeated="2"/>
          <table:table-cell/>
          <table:table-cell table:style-name="ce7" table:number-columns-repeated="13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table:style-name="ce7" table:number-columns-repeated="13"/>
        </table:table-row>
        <table:table-row table:style-name="ro1">
          <table:table-cell/>
          <table:table-cell office:value-type="float" office:value="51.4398" calcext:value-type="float">
            <text:p>051.4398</text:p>
          </table:table-cell>
          <table:table-cell office:value-type="float" office:value="47.6344" calcext:value-type="float">
            <text:p>047.6344</text:p>
          </table:table-cell>
          <table:table-cell office:value-type="float" office:value="51.5296" calcext:value-type="float">
            <text:p>051.5296</text:p>
          </table:table-cell>
          <table:table-cell office:value-type="float" office:value="54.7404" calcext:value-type="float">
            <text:p>054.7404</text:p>
          </table:table-cell>
          <table:table-cell office:value-type="float" office:value="50.8484" calcext:value-type="float">
            <text:p>050.8484</text:p>
          </table:table-cell>
          <table:table-cell office:value-type="float" office:value="51.592" calcext:value-type="float">
            <text:p>051.5920</text:p>
          </table:table-cell>
          <table:table-cell table:formula="of:=AVERAGE([.B74:.G74])" office:value-type="float" office:value="51.2974333333333" calcext:value-type="float">
            <text:p>051.2974</text:p>
          </table:table-cell>
          <table:table-cell table:formula="of:=STDEV([.B74:.G74])/SQRT(5)" office:value-type="float" office:value="1.0126085670847" calcext:value-type="float">
            <text:p>001.0126</text:p>
          </table:table-cell>
          <table:table-cell/>
          <table:table-cell table:style-name="ce7" table:number-columns-repeated="13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/>
          <table:table-cell table:style-name="ce7" table:number-columns-repeated="13"/>
        </table:table-row>
        <table:table-row table:style-name="ro1">
          <table:table-cell office:value-type="string" calcext:value-type="string">
            <text:p>#N=2048, 80 threads, 640 matrices, FP64</text:p>
          </table:table-cell>
          <table:table-cell table:number-columns-repeated="6"/>
          <table:table-cell table:style-name="ce3" table:number-columns-repeated="2"/>
          <table:table-cell/>
          <table:table-cell table:style-name="ce7" office:value-type="string" calcext:value-type="string">
            <text:p>#N=2048, 80 threads, 640 matrices</text:p>
          </table:table-cell>
          <table:table-cell table:style-name="ce7" table:number-columns-repeated="1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table:style-name="ce7" office:value-type="string" calcext:value-type="string">
            <text:p>#</text:p>
          </table:table-cell>
          <table:table-cell table:style-name="ce7" table:number-columns-repeated="1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0245" calcext:value-type="float">
            <text:p>10245.0000</text:p>
          </table:table-cell>
          <table:table-cell table:number-columns-repeated="5"/>
          <table:table-cell table:style-name="ce3" table:number-columns-repeated="2"/>
          <table:table-cell/>
          <table:table-cell table:style-name="ce7" office:value-type="string" calcext:value-type="string">
            <text:p>#</text:p>
          </table:table-cell>
          <table:table-cell table:style-name="ce7" table:number-columns-repeated="1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bs = 8</text:p>
          </table:table-cell>
          <table:table-cell table:style-name="ce7"/>
          <table:table-cell table:style-name="ce7" office:value-type="string" calcext:value-type="string">
            <text:p>bs = 16</text:p>
          </table:table-cell>
          <table:table-cell table:style-name="ce7"/>
          <table:table-cell table:style-name="ce7" office:value-type="string" calcext:value-type="string">
            <text:p>bs = 32</text:p>
          </table:table-cell>
          <table:table-cell table:style-name="ce7"/>
          <table:table-cell table:style-name="ce7" office:value-type="string" calcext:value-type="string">
            <text:p>bs = 64</text:p>
          </table:table-cell>
          <table:table-cell table:style-name="ce7"/>
          <table:table-cell table:style-name="ce7" office:value-type="string" calcext:value-type="string">
            <text:p>bs = 128</text:p>
          </table:table-cell>
          <table:table-cell table:style-name="ce7"/>
          <table:table-cell table:style-name="ce7" office:value-type="string" calcext:value-type="string">
            <text:p>bs = 256</text:p>
          </table:table-cell>
          <table:table-cell table:style-name="ce7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35.2867" calcext:value-type="float">
            <text:p>035.2867</text:p>
          </table:table-cell>
          <table:table-cell office:value-type="float" office:value="33.0038" calcext:value-type="float">
            <text:p>033.0038</text:p>
          </table:table-cell>
          <table:table-cell office:value-type="float" office:value="33.6376" calcext:value-type="float">
            <text:p>033.6376</text:p>
          </table:table-cell>
          <table:table-cell office:value-type="float" office:value="23.8478" calcext:value-type="float">
            <text:p>023.8478</text:p>
          </table:table-cell>
          <table:table-cell office:value-type="float" office:value="22.5034" calcext:value-type="float">
            <text:p>022.5034</text:p>
          </table:table-cell>
          <table:table-cell office:value-type="float" office:value="18.6273" calcext:value-type="float">
            <text:p>018.6273</text:p>
          </table:table-cell>
          <table:table-cell table:formula="of:=AVERAGE([.B81:.G81])" office:value-type="float" office:value="27.8177666666667" calcext:value-type="float">
            <text:p>027.8178</text:p>
          </table:table-cell>
          <table:table-cell table:formula="of:=STDEV([.B81:.G81])/SQRT(5)" office:value-type="float" office:value="3.13061126844796" calcext:value-type="float">
            <text:p>003.1306</text:p>
          </table:table-cell>
          <table:table-cell/>
          <table:table-cell table:style-name="ce7" office:value-type="string" calcext:value-type="string">
            <text:p>64bit float</text:p>
          </table:table-cell>
          <table:table-cell table:style-name="ce7" table:formula="of:=[.H81]/[.$H$74]" office:value-type="float" office:value="0.542283791976597" calcext:value-type="float">
            <text:p>0.54228</text:p>
          </table:table-cell>
          <table:table-cell table:style-name="ce7" table:formula="of:=SQRT(([.I81]/[.$H$74])^2+([.H81]/[.$H$74]^2*[.$I$74]^2))" office:value-type="float" office:value="0.120681874728349" calcext:value-type="float">
            <text:p>0.12068</text:p>
          </table:table-cell>
          <table:table-cell table:style-name="ce7" table:formula="of:=[.H82]/[.$H$74]" office:value-type="float" office:value="0.72326620630142" calcext:value-type="float">
            <text:p>0.72327</text:p>
          </table:table-cell>
          <table:table-cell table:style-name="ce7" table:formula="of:=SQRT(([.I82]/[.$H$74])^2+([.H82]/[.$H$74]^2*[.$I$74]^2))" office:value-type="float" office:value="0.120345168132445" calcext:value-type="float">
            <text:p>0.12035</text:p>
          </table:table-cell>
          <table:table-cell table:style-name="ce7" table:formula="of:=[.H83]/[.$H$74]" office:value-type="float" office:value="0.796670788596961" calcext:value-type="float">
            <text:p>0.79667</text:p>
          </table:table-cell>
          <table:table-cell table:style-name="ce7" table:formula="of:=SQRT(([.I83]/[.$H$74])^2+([.H83]/[.$H$74]^2*[.$I$74]^2))" office:value-type="float" office:value="0.130727398500844" calcext:value-type="float">
            <text:p>0.13073</text:p>
          </table:table-cell>
          <table:table-cell table:style-name="ce7" table:formula="of:=[.H84]/[.$H$74]" office:value-type="float" office:value="0.958349767987091" calcext:value-type="float">
            <text:p>0.95835</text:p>
          </table:table-cell>
          <table:table-cell table:style-name="ce7" table:formula="of:=SQRT(([.I84]/[.$H$74])^2+([.H84]/[.$H$74]^2*[.$I$74]^2))" office:value-type="float" office:value="0.140780563973178" calcext:value-type="float">
            <text:p>0.14078</text:p>
          </table:table-cell>
          <table:table-cell table:style-name="ce7" table:formula="of:=[.H85]/[.$H$74]" office:value-type="float" office:value="0.954341120380942" calcext:value-type="float">
            <text:p>0.95434</text:p>
          </table:table-cell>
          <table:table-cell table:style-name="ce7" table:formula="of:=SQRT(([.I85]/[.$H$74])^2+([.H85]/[.$H$74]^2*[.$I$74]^2))" office:value-type="float" office:value="0.147974087730685" calcext:value-type="float">
            <text:p>0.14797</text:p>
          </table:table-cell>
          <table:table-cell table:style-name="ce7" table:formula="of:=[.H86]/[.$H$74]" office:value-type="float" office:value="0.623356074345501" calcext:value-type="float">
            <text:p>0.62336</text:p>
          </table:table-cell>
          <table:table-cell table:style-name="ce7" table:formula="of:=SQRT(([.I86]/[.$H$74])^2+([.H86]/[.$H$74]^2*[.$I$74]^2))" office:value-type="float" office:value="0.114855288026531" calcext:value-type="float">
            <text:p>0.11486</text:p>
          </table:table-cell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37.9861" calcext:value-type="float">
            <text:p>037.9861</text:p>
          </table:table-cell>
          <table:table-cell office:value-type="float" office:value="37.0025" calcext:value-type="float">
            <text:p>037.0025</text:p>
          </table:table-cell>
          <table:table-cell office:value-type="float" office:value="36.7909" calcext:value-type="float">
            <text:p>036.7909</text:p>
          </table:table-cell>
          <table:table-cell office:value-type="float" office:value="37.2043" calcext:value-type="float">
            <text:p>037.2043</text:p>
          </table:table-cell>
          <table:table-cell office:value-type="float" office:value="37.3725" calcext:value-type="float">
            <text:p>037.3725</text:p>
          </table:table-cell>
          <table:table-cell office:value-type="float" office:value="36.2539" calcext:value-type="float">
            <text:p>036.2539</text:p>
          </table:table-cell>
          <table:table-cell table:formula="of:=AVERAGE([.B82:.G82])" office:value-type="float" office:value="37.1017" calcext:value-type="float">
            <text:p>037.1017</text:p>
          </table:table-cell>
          <table:table-cell table:formula="of:=STDEV([.B82:.G82])/SQRT(5)" office:value-type="float" office:value="0.260094204472149" calcext:value-type="float">
            <text:p>000.2601</text:p>
          </table:table-cell>
          <table:table-cell/>
          <table:table-cell table:style-name="ce7" office:value-type="string" calcext:value-type="string">
            <text:p>32bit float</text:p>
          </table:table-cell>
          <table:table-cell table:style-name="ce7" table:formula="of:=[.H93]/[.$H$74]" office:value-type="float" office:value="0.503818579617044" calcext:value-type="float">
            <text:p>0.50382</text:p>
          </table:table-cell>
          <table:table-cell table:style-name="ce7" table:formula="of:=SQRT(([.I93]/[.$H$74])^2+([.H93]/[.$H$74]^2*[.$I$74]^2))" office:value-type="float" office:value="0.104203257225783" calcext:value-type="float">
            <text:p>0.10420</text:p>
          </table:table-cell>
          <table:table-cell table:style-name="ce7" table:formula="of:=[.H94]/[.$H$74]" office:value-type="float" office:value="1.27481361965479" calcext:value-type="float">
            <text:p>1.27481</text:p>
          </table:table-cell>
          <table:table-cell table:style-name="ce7" table:formula="of:=SQRT(([.I94]/[.$H$74])^2+([.H94]/[.$H$74]^2*[.$I$74]^2))" office:value-type="float" office:value="0.185413055668247" calcext:value-type="float">
            <text:p>0.18541</text:p>
          </table:table-cell>
          <table:table-cell table:style-name="ce7" table:formula="of:=[.H95]/[.$H$74]" office:value-type="float" office:value="1.99223287974771" calcext:value-type="float">
            <text:p>1.99223</text:p>
          </table:table-cell>
          <table:table-cell table:style-name="ce7" table:formula="of:=SQRT(([.I95]/[.$H$74])^2+([.H95]/[.$H$74]^2*[.$I$74]^2))" office:value-type="float" office:value="0.200185902195203" calcext:value-type="float">
            <text:p>0.20019</text:p>
          </table:table-cell>
          <table:table-cell table:style-name="ce7" table:formula="of:=[.H96]/[.$H$74]" office:value-type="float" office:value="1.97725779652393" calcext:value-type="float">
            <text:p>1.97726</text:p>
          </table:table-cell>
          <table:table-cell table:style-name="ce7" table:formula="of:=SQRT(([.I96]/[.$H$74])^2+([.H96]/[.$H$74]^2*[.$I$74]^2))" office:value-type="float" office:value="0.19901362327821" calcext:value-type="float">
            <text:p>0.19901</text:p>
          </table:table-cell>
          <table:table-cell table:style-name="ce7" table:formula="of:=[.H97]/[.$H$74]" office:value-type="float" office:value="1.9502561206766" calcext:value-type="float">
            <text:p>1.95026</text:p>
          </table:table-cell>
          <table:table-cell table:style-name="ce7" table:formula="of:=SQRT(([.I97]/[.$H$74])^2+([.H97]/[.$H$74]^2*[.$I$74]^2))" office:value-type="float" office:value="0.198234142045019" calcext:value-type="float">
            <text:p>0.19823</text:p>
          </table:table-cell>
          <table:table-cell table:style-name="ce7" table:formula="of:=[.H98]/[.$H$74]" office:value-type="float" office:value="1.17174575985933" calcext:value-type="float">
            <text:p>1.17175</text:p>
          </table:table-cell>
          <table:table-cell table:style-name="ce7" table:formula="of:=SQRT(([.I98]/[.$H$74])^2+([.H98]/[.$H$74]^2*[.$I$74]^2))" office:value-type="float" office:value="0.15394152453891" calcext:value-type="float">
            <text:p>0.15394</text:p>
          </table:table-cell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37.7914" calcext:value-type="float">
            <text:p>037.7914</text:p>
          </table:table-cell>
          <table:table-cell office:value-type="float" office:value="37.6365" calcext:value-type="float">
            <text:p>037.6365</text:p>
          </table:table-cell>
          <table:table-cell office:value-type="float" office:value="37.678" calcext:value-type="float">
            <text:p>037.6780</text:p>
          </table:table-cell>
          <table:table-cell office:value-type="float" office:value="41.4165" calcext:value-type="float">
            <text:p>041.4165</text:p>
          </table:table-cell>
          <table:table-cell office:value-type="float" office:value="43.571" calcext:value-type="float">
            <text:p>043.5710</text:p>
          </table:table-cell>
          <table:table-cell office:value-type="float" office:value="47.1096" calcext:value-type="float">
            <text:p>047.1096</text:p>
          </table:table-cell>
          <table:table-cell table:formula="of:=AVERAGE([.B83:.G83])" office:value-type="float" office:value="40.8671666666667" calcext:value-type="float">
            <text:p>040.8672</text:p>
          </table:table-cell>
          <table:table-cell table:formula="of:=STDEV([.B83:.G83])/SQRT(5)" office:value-type="float" office:value="1.75098586462979" calcext:value-type="float">
            <text:p>001.7510</text:p>
          </table:table-cell>
          <table:table-cell/>
          <table:table-cell table:style-name="ce7" office:value-type="string" calcext:value-type="string">
            <text:p>16bit float</text:p>
          </table:table-cell>
          <table:table-cell table:style-name="ce7" table:formula="of:=[.H105]/[.$H$74]" office:value-type="float" office:value="0.497184394540857" calcext:value-type="float">
            <text:p>0.49718</text:p>
          </table:table-cell>
          <table:table-cell table:style-name="ce7" table:formula="of:=SQRT(([.I105]/[.$H$74])^2+([.H105]/[.$H$74]^2*[.$I$74]^2))" office:value-type="float" office:value="0.122645891398995" calcext:value-type="float">
            <text:p>0.12265</text:p>
          </table:table-cell>
          <table:table-cell table:style-name="ce7" table:formula="of:=[.H106]/[.$H$74]" office:value-type="float" office:value="1.86330082791667" calcext:value-type="float">
            <text:p>1.86330</text:p>
          </table:table-cell>
          <table:table-cell table:style-name="ce7" table:formula="of:=SQRT(([.I106]/[.$H$74])^2+([.H106]/[.$H$74]^2*[.$I$74]^2))" office:value-type="float" office:value="0.19769686582107" calcext:value-type="float">
            <text:p>0.19770</text:p>
          </table:table-cell>
          <table:table-cell table:style-name="ce7" table:formula="of:=[.H107]/[.$H$74]" office:value-type="float" office:value="3.3336950581673" calcext:value-type="float">
            <text:p>3.33370</text:p>
          </table:table-cell>
          <table:table-cell table:style-name="ce7" table:formula="of:=SQRT(([.I107]/[.$H$74])^2+([.H107]/[.$H$74]^2*[.$I$74]^2))" office:value-type="float" office:value="0.262151270421059" calcext:value-type="float">
            <text:p>0.26215</text:p>
          </table:table-cell>
          <table:table-cell table:style-name="ce7" table:formula="of:=[.H108]/[.$H$74]" office:value-type="float" office:value="3.17372279184858" calcext:value-type="float">
            <text:p>3.17372</text:p>
          </table:table-cell>
          <table:table-cell table:style-name="ce7" table:formula="of:=SQRT(([.I108]/[.$H$74])^2+([.H108]/[.$H$74]^2*[.$I$74]^2))" office:value-type="float" office:value="0.251894880653642" calcext:value-type="float">
            <text:p>0.25189</text:p>
          </table:table-cell>
          <table:table-cell table:style-name="ce7" table:formula="of:=[.H109]/[.$H$74]" office:value-type="float" office:value="3.16739044123715" calcext:value-type="float">
            <text:p>3.16739</text:p>
          </table:table-cell>
          <table:table-cell table:style-name="ce7" table:formula="of:=SQRT(([.I109]/[.$H$74])^2+([.H109]/[.$H$74]^2*[.$I$74]^2))" office:value-type="float" office:value="0.312320601006024" calcext:value-type="float">
            <text:p>0.31232</text:p>
          </table:table-cell>
          <table:table-cell table:style-name="ce7" table:formula="of:=[.H110]/[.$H$74]" office:value-type="float" office:value="1.73004139908234" calcext:value-type="float">
            <text:p>1.73004</text:p>
          </table:table-cell>
          <table:table-cell table:style-name="ce7" table:formula="of:=SQRT(([.I110]/[.$H$74])^2+([.H110]/[.$H$74]^2*[.$I$74]^2))" office:value-type="float" office:value="0.192631034734173" calcext:value-type="float">
            <text:p>0.19263</text:p>
          </table:table-cell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50.3263" calcext:value-type="float">
            <text:p>050.3263</text:p>
          </table:table-cell>
          <table:table-cell office:value-type="float" office:value="51.7761" calcext:value-type="float">
            <text:p>051.7761</text:p>
          </table:table-cell>
          <table:table-cell office:value-type="float" office:value="44.489" calcext:value-type="float">
            <text:p>044.4890</text:p>
          </table:table-cell>
          <table:table-cell office:value-type="float" office:value="48.1985" calcext:value-type="float">
            <text:p>048.1985</text:p>
          </table:table-cell>
          <table:table-cell office:value-type="float" office:value="47.749" calcext:value-type="float">
            <text:p>047.7490</text:p>
          </table:table-cell>
          <table:table-cell office:value-type="float" office:value="52.4264" calcext:value-type="float">
            <text:p>052.4264</text:p>
          </table:table-cell>
          <table:table-cell table:formula="of:=AVERAGE([.B84:.G84])" office:value-type="float" office:value="49.1608833333333" calcext:value-type="float">
            <text:p>049.1609</text:p>
          </table:table-cell>
          <table:table-cell table:formula="of:=STDEV([.B84:.G84])/SQRT(5)" office:value-type="float" office:value="1.32071561554081" calcext:value-type="float">
            <text:p>001.3207</text:p>
          </table:table-cell>
          <table:table-cell/>
          <table:table-cell table:style-name="ce7" office:value-type="string" calcext:value-type="string">
            <text:p>16bit fixed</text:p>
          </table:table-cell>
          <table:table-cell table:style-name="ce7" table:formula="of:=[.H117]/[.$H$74]" office:value-type="float" office:value="1.17492395655923" calcext:value-type="float">
            <text:p>1.17492</text:p>
          </table:table-cell>
          <table:table-cell table:style-name="ce7" table:formula="of:=SQRT(([.I117]/[.$H$74])^2+([.H117]/[.$H$74]^2*[.$I$74]^2))" office:value-type="float" office:value="0.153249482327863" calcext:value-type="float">
            <text:p>0.15325</text:p>
          </table:table-cell>
          <table:table-cell table:style-name="ce7" table:formula="of:=[.H118]/[.$H$74]" office:value-type="float" office:value="1.412254869152" calcext:value-type="float">
            <text:p>1.41225</text:p>
          </table:table-cell>
          <table:table-cell table:style-name="ce7" table:formula="of:=SQRT(([.I118]/[.$H$74])^2+([.H118]/[.$H$74]^2*[.$I$74]^2))" office:value-type="float" office:value="0.168052196106701" calcext:value-type="float">
            <text:p>0.16805</text:p>
          </table:table-cell>
          <table:table-cell table:style-name="ce7" table:formula="of:=[.H119]/[.$H$74]" office:value-type="float" office:value="3.60043679898215" calcext:value-type="float">
            <text:p>3.60044</text:p>
          </table:table-cell>
          <table:table-cell table:style-name="ce7" table:formula="of:=SQRT(([.I119]/[.$H$74])^2+([.H119]/[.$H$74]^2*[.$I$74]^2))" office:value-type="float" office:value="0.268544057234647" calcext:value-type="float">
            <text:p>0.26854</text:p>
          </table:table-cell>
          <table:table-cell table:style-name="ce7" table:formula="of:=[.H120]/[.$H$74]" office:value-type="float" office:value="3.72711630146537" calcext:value-type="float">
            <text:p>3.72712</text:p>
          </table:table-cell>
          <table:table-cell table:style-name="ce7" table:formula="of:=SQRT(([.I120]/[.$H$74])^2+([.H120]/[.$H$74]^2*[.$I$74]^2))" office:value-type="float" office:value="0.27426169234657" calcext:value-type="float">
            <text:p>0.27426</text:p>
          </table:table-cell>
          <table:table-cell table:style-name="ce7" table:formula="of:=[.H121]/[.$H$74]" office:value-type="float" office:value="3.69548378963729" calcext:value-type="float">
            <text:p>3.69548</text:p>
          </table:table-cell>
          <table:table-cell table:style-name="ce7" table:formula="of:=SQRT(([.I121]/[.$H$74])^2+([.H121]/[.$H$74]^2*[.$I$74]^2))" office:value-type="float" office:value="0.272413334502582" calcext:value-type="float">
            <text:p>0.27241</text:p>
          </table:table-cell>
          <table:table-cell table:style-name="ce7" table:formula="of:=[.H122]/[.$H$74]" office:value-type="float" office:value="3.55712728966946" calcext:value-type="float">
            <text:p>3.55713</text:p>
          </table:table-cell>
          <table:table-cell table:style-name="ce7" table:formula="of:=SQRT(([.I122]/[.$H$74])^2+([.H122]/[.$H$74]^2*[.$I$74]^2))" office:value-type="float" office:value="0.267255752853644" calcext:value-type="float">
            <text:p>0.26726</text:p>
          </table:table-cell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50.7557" calcext:value-type="float">
            <text:p>050.7557</text:p>
          </table:table-cell>
          <table:table-cell office:value-type="float" office:value="50.9952" calcext:value-type="float">
            <text:p>050.9952</text:p>
          </table:table-cell>
          <table:table-cell office:value-type="float" office:value="51.7776" calcext:value-type="float">
            <text:p>051.7776</text:p>
          </table:table-cell>
          <table:table-cell office:value-type="float" office:value="52.0957" calcext:value-type="float">
            <text:p>052.0957</text:p>
          </table:table-cell>
          <table:table-cell office:value-type="float" office:value="36.5622" calcext:value-type="float">
            <text:p>036.5622</text:p>
          </table:table-cell>
          <table:table-cell office:value-type="float" office:value="51.5451" calcext:value-type="float">
            <text:p>051.5451</text:p>
          </table:table-cell>
          <table:table-cell table:formula="of:=AVERAGE([.B85:.G85])" office:value-type="float" office:value="48.95525" calcext:value-type="float">
            <text:p>048.9553</text:p>
          </table:table-cell>
          <table:table-cell table:formula="of:=STDEV([.B85:.G85])/SQRT(5)" office:value-type="float" office:value="2.72415941717808" calcext:value-type="float">
            <text:p>002.7242</text:p>
          </table:table-cell>
          <table:table-cell/>
          <table:table-cell table:style-name="ce7" office:value-type="string" calcext:value-type="string">
            <text:p>8bit fixed</text:p>
          </table:table-cell>
          <table:table-cell table:style-name="ce7" table:formula="of:=[.H129]/[.$H$74]" office:value-type="float" office:value="0.883438612588154" calcext:value-type="float">
            <text:p>0.88344</text:p>
          </table:table-cell>
          <table:table-cell table:style-name="ce7" table:formula="of:=SQRT(([.I129]/[.$H$74])^2+([.H129]/[.$H$74]^2*[.$I$74]^2))" office:value-type="float" office:value="0.134614606986116" calcext:value-type="float">
            <text:p>0.13461</text:p>
          </table:table-cell>
          <table:table-cell table:style-name="ce7" table:formula="of:=[.H130]/[.$H$74]" office:value-type="float" office:value="0.969030939169796" calcext:value-type="float">
            <text:p>0.96903</text:p>
          </table:table-cell>
          <table:table-cell table:style-name="ce7" table:formula="of:=SQRT(([.I130]/[.$H$74])^2+([.H130]/[.$H$74]^2*[.$I$74]^2))" office:value-type="float" office:value="0.144655593599175" calcext:value-type="float">
            <text:p>0.14466</text:p>
          </table:table-cell>
          <table:table-cell table:style-name="ce7" table:formula="of:=[.H131]/[.$H$74]" office:value-type="float" office:value="1.63740388570448" calcext:value-type="float">
            <text:p>1.63740</text:p>
          </table:table-cell>
          <table:table-cell table:style-name="ce7" table:formula="of:=SQRT(([.I131]/[.$H$74])^2+([.H131]/[.$H$74]^2*[.$I$74]^2))" office:value-type="float" office:value="0.18275543432538" calcext:value-type="float">
            <text:p>0.18276</text:p>
          </table:table-cell>
          <table:table-cell table:style-name="ce7" table:formula="of:=[.H132]/[.$H$74]" office:value-type="float" office:value="4.258806321044" calcext:value-type="float">
            <text:p>4.25881</text:p>
          </table:table-cell>
          <table:table-cell table:style-name="ce7" table:formula="of:=SQRT(([.I132]/[.$H$74])^2+([.H132]/[.$H$74]^2*[.$I$74]^2))" office:value-type="float" office:value="0.374231157841062" calcext:value-type="float">
            <text:p>0.37423</text:p>
          </table:table-cell>
          <table:table-cell table:style-name="ce7" table:formula="of:=[.H133]/[.$H$74]" office:value-type="float" office:value="5.03214260882448" calcext:value-type="float">
            <text:p>5.03214</text:p>
          </table:table-cell>
          <table:table-cell table:style-name="ce7" table:formula="of:=SQRT(([.I133]/[.$H$74])^2+([.H133]/[.$H$74]^2*[.$I$74]^2))" office:value-type="float" office:value="0.317440068237024" calcext:value-type="float">
            <text:p>0.31744</text:p>
          </table:table-cell>
          <table:table-cell table:style-name="ce7" table:formula="of:=[.H134]/[.$H$74]" office:value-type="float" office:value="5.07158577784593" calcext:value-type="float">
            <text:p>5.07159</text:p>
          </table:table-cell>
          <table:table-cell table:style-name="ce7" table:formula="of:=SQRT(([.I134]/[.$H$74])^2+([.H134]/[.$H$74]^2*[.$I$74]^2))" office:value-type="float" office:value="0.319080664457013" calcext:value-type="float">
            <text:p>0.31908</text:p>
          </table:table-cell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33.3931" calcext:value-type="float">
            <text:p>033.3931</text:p>
          </table:table-cell>
          <table:table-cell office:value-type="float" office:value="25.782" calcext:value-type="float">
            <text:p>025.7820</text:p>
          </table:table-cell>
          <table:table-cell office:value-type="float" office:value="33.7111" calcext:value-type="float">
            <text:p>033.7111</text:p>
          </table:table-cell>
          <table:table-cell office:value-type="float" office:value="33.6564" calcext:value-type="float">
            <text:p>033.6564</text:p>
          </table:table-cell>
          <table:table-cell office:value-type="float" office:value="33.3611" calcext:value-type="float">
            <text:p>033.3611</text:p>
          </table:table-cell>
          <table:table-cell office:value-type="float" office:value="31.9557" calcext:value-type="float">
            <text:p>031.9557</text:p>
          </table:table-cell>
          <table:table-cell table:formula="of:=AVERAGE([.B86:.G86])" office:value-type="float" office:value="31.9765666666667" calcext:value-type="float">
            <text:p>031.9766</text:p>
          </table:table-cell>
          <table:table-cell table:formula="of:=STDEV([.B86:.G86])/SQRT(5)" office:value-type="float" office:value="1.38747305203861" calcext:value-type="float">
            <text:p>001.3875</text:p>
          </table:table-cell>
          <table:table-cell/>
          <table:table-cell table:style-name="ce7" table:number-columns-repeated="13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2048, 80 threads, 640 matrices, FP32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5122" calcext:value-type="float">
            <text:p>5122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27.9888" calcext:value-type="float">
            <text:p>027.9888</text:p>
          </table:table-cell>
          <table:table-cell office:value-type="float" office:value="23.3882" calcext:value-type="float">
            <text:p>023.3882</text:p>
          </table:table-cell>
          <table:table-cell office:value-type="float" office:value="28.9412" calcext:value-type="float">
            <text:p>028.9412</text:p>
          </table:table-cell>
          <table:table-cell office:value-type="float" office:value="20.8754" calcext:value-type="float">
            <text:p>020.8754</text:p>
          </table:table-cell>
          <table:table-cell office:value-type="float" office:value="28.4388" calcext:value-type="float">
            <text:p>028.4388</text:p>
          </table:table-cell>
          <table:table-cell office:value-type="float" office:value="25.4352" calcext:value-type="float">
            <text:p>025.4352</text:p>
          </table:table-cell>
          <table:table-cell table:formula="of:=AVERAGE([.B93:.G93])" office:value-type="float" office:value="25.8446" calcext:value-type="float">
            <text:p>025.8446</text:p>
          </table:table-cell>
          <table:table-cell table:formula="of:=STDEV([.B93:.G93])/SQRT(5)" office:value-type="float" office:value="1.43959517642982" calcext:value-type="float">
            <text:p>001.4396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48.6665" calcext:value-type="float">
            <text:p>048.6665</text:p>
          </table:table-cell>
          <table:table-cell office:value-type="float" office:value="56.0927" calcext:value-type="float">
            <text:p>056.0927</text:p>
          </table:table-cell>
          <table:table-cell office:value-type="float" office:value="68.7079" calcext:value-type="float">
            <text:p>068.7079</text:p>
          </table:table-cell>
          <table:table-cell office:value-type="float" office:value="70.5286" calcext:value-type="float">
            <text:p>070.5286</text:p>
          </table:table-cell>
          <table:table-cell office:value-type="float" office:value="77.8572" calcext:value-type="float">
            <text:p>077.8572</text:p>
          </table:table-cell>
          <table:table-cell office:value-type="float" office:value="70.5151" calcext:value-type="float">
            <text:p>070.5151</text:p>
          </table:table-cell>
          <table:table-cell table:formula="of:=AVERAGE([.B94:.G94])" office:value-type="float" office:value="65.3946666666667" calcext:value-type="float">
            <text:p>065.3947</text:p>
          </table:table-cell>
          <table:table-cell table:formula="of:=STDEV([.B94:.G94])/SQRT(5)" office:value-type="float" office:value="4.83829104165234" calcext:value-type="float">
            <text:p>004.8383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03.017" calcext:value-type="float">
            <text:p>103.0170</text:p>
          </table:table-cell>
          <table:table-cell office:value-type="float" office:value="102.62" calcext:value-type="float">
            <text:p>102.6200</text:p>
          </table:table-cell>
          <table:table-cell office:value-type="float" office:value="98.5706" calcext:value-type="float">
            <text:p>098.5706</text:p>
          </table:table-cell>
          <table:table-cell office:value-type="float" office:value="102.389" calcext:value-type="float">
            <text:p>102.3890</text:p>
          </table:table-cell>
          <table:table-cell office:value-type="float" office:value="103.023" calcext:value-type="float">
            <text:p>103.0230</text:p>
          </table:table-cell>
          <table:table-cell office:value-type="float" office:value="103.559" calcext:value-type="float">
            <text:p>103.5590</text:p>
          </table:table-cell>
          <table:table-cell table:formula="of:=AVERAGE([.B95:.G95])" office:value-type="float" office:value="102.196433333333" calcext:value-type="float">
            <text:p>102.1964</text:p>
          </table:table-cell>
          <table:table-cell table:formula="of:=STDEV([.B95:.G95])/SQRT(5)" office:value-type="float" office:value="0.814279756185387" calcext:value-type="float">
            <text:p>000.8143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01.624" calcext:value-type="float">
            <text:p>101.6240</text:p>
          </table:table-cell>
          <table:table-cell office:value-type="float" office:value="102.173" calcext:value-type="float">
            <text:p>102.1730</text:p>
          </table:table-cell>
          <table:table-cell office:value-type="float" office:value="102.528" calcext:value-type="float">
            <text:p>102.5280</text:p>
          </table:table-cell>
          <table:table-cell office:value-type="float" office:value="101.253" calcext:value-type="float">
            <text:p>101.2530</text:p>
          </table:table-cell>
          <table:table-cell office:value-type="float" office:value="99.5185" calcext:value-type="float">
            <text:p>099.5185</text:p>
          </table:table-cell>
          <table:table-cell office:value-type="float" office:value="101.473" calcext:value-type="float">
            <text:p>101.4730</text:p>
          </table:table-cell>
          <table:table-cell table:formula="of:=AVERAGE([.B96:.G96])" office:value-type="float" office:value="101.42825" calcext:value-type="float">
            <text:p>101.4283</text:p>
          </table:table-cell>
          <table:table-cell table:formula="of:=STDEV([.B96:.G96])/SQRT(5)" office:value-type="float" office:value="0.468285420443558" calcext:value-type="float">
            <text:p>000.4683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01.176" calcext:value-type="float">
            <text:p>101.1760</text:p>
          </table:table-cell>
          <table:table-cell office:value-type="float" office:value="102.085" calcext:value-type="float">
            <text:p>102.0850</text:p>
          </table:table-cell>
          <table:table-cell office:value-type="float" office:value="96.9868" calcext:value-type="float">
            <text:p>096.9868</text:p>
          </table:table-cell>
          <table:table-cell office:value-type="float" office:value="100.174" calcext:value-type="float">
            <text:p>100.1740</text:p>
          </table:table-cell>
          <table:table-cell office:value-type="float" office:value="101.618" calcext:value-type="float">
            <text:p>101.6180</text:p>
          </table:table-cell>
          <table:table-cell office:value-type="float" office:value="98.219" calcext:value-type="float">
            <text:p>098.2190</text:p>
          </table:table-cell>
          <table:table-cell table:formula="of:=AVERAGE([.B97:.G97])" office:value-type="float" office:value="100.043133333333" calcext:value-type="float">
            <text:p>100.0431</text:p>
          </table:table-cell>
          <table:table-cell table:formula="of:=STDEV([.B97:.G97])/SQRT(5)" office:value-type="float" office:value="0.90815358466139" calcext:value-type="float">
            <text:p>000.9082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60.4126" calcext:value-type="float">
            <text:p>060.4126</text:p>
          </table:table-cell>
          <table:table-cell office:value-type="float" office:value="56.6685" calcext:value-type="float">
            <text:p>056.6685</text:p>
          </table:table-cell>
          <table:table-cell office:value-type="float" office:value="60.4025" calcext:value-type="float">
            <text:p>060.4025</text:p>
          </table:table-cell>
          <table:table-cell office:value-type="float" office:value="61.1533" calcext:value-type="float">
            <text:p>061.1533</text:p>
          </table:table-cell>
          <table:table-cell office:value-type="float" office:value="62.3192" calcext:value-type="float">
            <text:p>062.3192</text:p>
          </table:table-cell>
          <table:table-cell office:value-type="float" office:value="59.6892" calcext:value-type="float">
            <text:p>059.6892</text:p>
          </table:table-cell>
          <table:table-cell table:formula="of:=AVERAGE([.B98:.G98])" office:value-type="float" office:value="60.10755" calcext:value-type="float">
            <text:p>060.1076</text:p>
          </table:table-cell>
          <table:table-cell table:formula="of:=STDEV([.B98:.G98])/SQRT(5)" office:value-type="float" office:value="0.852458126009718" calcext:value-type="float">
            <text:p>000.8525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2048, 80 threads, 640 matrices, BFLOAT16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561" calcext:value-type="float">
            <text:p>2561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14.8945" calcext:value-type="float">
            <text:p>014.8945</text:p>
          </table:table-cell>
          <table:table-cell office:value-type="float" office:value="15.7233" calcext:value-type="float">
            <text:p>015.7233</text:p>
          </table:table-cell>
          <table:table-cell office:value-type="float" office:value="27.7737" calcext:value-type="float">
            <text:p>027.7737</text:p>
          </table:table-cell>
          <table:table-cell office:value-type="float" office:value="31.4491" calcext:value-type="float">
            <text:p>031.4491</text:p>
          </table:table-cell>
          <table:table-cell office:value-type="float" office:value="29.0527" calcext:value-type="float">
            <text:p>029.0527</text:p>
          </table:table-cell>
          <table:table-cell office:value-type="float" office:value="34.1324" calcext:value-type="float">
            <text:p>034.1324</text:p>
          </table:table-cell>
          <table:table-cell table:formula="of:=AVERAGE([.B105:.G105])" office:value-type="float" office:value="25.5042833333333" calcext:value-type="float">
            <text:p>025.5043</text:p>
          </table:table-cell>
          <table:table-cell table:formula="of:=STDEV([.B105:.G105])/SQRT(5)" office:value-type="float" office:value="3.6647613434347" calcext:value-type="float">
            <text:p>003.6648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89.4538" calcext:value-type="float">
            <text:p>089.4538</text:p>
          </table:table-cell>
          <table:table-cell office:value-type="float" office:value="91.1189" calcext:value-type="float">
            <text:p>091.1189</text:p>
          </table:table-cell>
          <table:table-cell office:value-type="float" office:value="96.4315" calcext:value-type="float">
            <text:p>096.4315</text:p>
          </table:table-cell>
          <table:table-cell office:value-type="float" office:value="95.8818" calcext:value-type="float">
            <text:p>095.8818</text:p>
          </table:table-cell>
          <table:table-cell office:value-type="float" office:value="97.2983" calcext:value-type="float">
            <text:p>097.2983</text:p>
          </table:table-cell>
          <table:table-cell office:value-type="float" office:value="103.311" calcext:value-type="float">
            <text:p>103.3110</text:p>
          </table:table-cell>
          <table:table-cell table:formula="of:=AVERAGE([.B106:.G106])" office:value-type="float" office:value="95.58255" calcext:value-type="float">
            <text:p>095.5826</text:p>
          </table:table-cell>
          <table:table-cell table:formula="of:=STDEV([.B106:.G106])/SQRT(5)" office:value-type="float" office:value="2.19971590906644" calcext:value-type="float">
            <text:p>002.1997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61.675" calcext:value-type="float">
            <text:p>161.6750</text:p>
          </table:table-cell>
          <table:table-cell office:value-type="float" office:value="170.613" calcext:value-type="float">
            <text:p>170.6130</text:p>
          </table:table-cell>
          <table:table-cell office:value-type="float" office:value="169.024" calcext:value-type="float">
            <text:p>169.0240</text:p>
          </table:table-cell>
          <table:table-cell office:value-type="float" office:value="174.511" calcext:value-type="float">
            <text:p>174.5110</text:p>
          </table:table-cell>
          <table:table-cell office:value-type="float" office:value="175.18" calcext:value-type="float">
            <text:p>175.1800</text:p>
          </table:table-cell>
          <table:table-cell office:value-type="float" office:value="175.057" calcext:value-type="float">
            <text:p>175.0570</text:p>
          </table:table-cell>
          <table:table-cell table:formula="of:=AVERAGE([.B107:.G107])" office:value-type="float" office:value="171.01" calcext:value-type="float">
            <text:p>171.0100</text:p>
          </table:table-cell>
          <table:table-cell table:formula="of:=STDEV([.B107:.G107])/SQRT(5)" office:value-type="float" office:value="2.34322973692295" calcext:value-type="float">
            <text:p>002.3432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63.326" calcext:value-type="float">
            <text:p>163.3260</text:p>
          </table:table-cell>
          <table:table-cell office:value-type="float" office:value="162.26" calcext:value-type="float">
            <text:p>162.2600</text:p>
          </table:table-cell>
          <table:table-cell office:value-type="float" office:value="162.977" calcext:value-type="float">
            <text:p>162.9770</text:p>
          </table:table-cell>
          <table:table-cell office:value-type="float" office:value="163.093" calcext:value-type="float">
            <text:p>163.0930</text:p>
          </table:table-cell>
          <table:table-cell office:value-type="float" office:value="162.512" calcext:value-type="float">
            <text:p>162.5120</text:p>
          </table:table-cell>
          <table:table-cell office:value-type="float" office:value="162.655" calcext:value-type="float">
            <text:p>162.6550</text:p>
          </table:table-cell>
          <table:table-cell table:formula="of:=AVERAGE([.B108:.G108])" office:value-type="float" office:value="162.803833333333" calcext:value-type="float">
            <text:p>162.8038</text:p>
          </table:table-cell>
          <table:table-cell table:formula="of:=STDEV([.B108:.G108])/SQRT(5)" office:value-type="float" office:value="0.177689035489906" calcext:value-type="float">
            <text:p>000.1777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71.507" calcext:value-type="float">
            <text:p>171.5070</text:p>
          </table:table-cell>
          <table:table-cell office:value-type="float" office:value="173.186" calcext:value-type="float">
            <text:p>173.1860</text:p>
          </table:table-cell>
          <table:table-cell office:value-type="float" office:value="170.137" calcext:value-type="float">
            <text:p>170.1370</text:p>
          </table:table-cell>
          <table:table-cell office:value-type="float" office:value="169.827" calcext:value-type="float">
            <text:p>169.8270</text:p>
          </table:table-cell>
          <table:table-cell office:value-type="float" office:value="119.227" calcext:value-type="float">
            <text:p>119.2270</text:p>
          </table:table-cell>
          <table:table-cell office:value-type="float" office:value="170.99" calcext:value-type="float">
            <text:p>170.9900</text:p>
          </table:table-cell>
          <table:table-cell table:formula="of:=AVERAGE([.B109:.G109])" office:value-type="float" office:value="162.479" calcext:value-type="float">
            <text:p>162.4790</text:p>
          </table:table-cell>
          <table:table-cell table:formula="of:=STDEV([.B109:.G109])/SQRT(5)" office:value-type="float" office:value="9.49095427446577" calcext:value-type="float">
            <text:p>009.4910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82.0823" calcext:value-type="float">
            <text:p>082.0823</text:p>
          </table:table-cell>
          <table:table-cell office:value-type="float" office:value="81.5551" calcext:value-type="float">
            <text:p>081.5551</text:p>
          </table:table-cell>
          <table:table-cell office:value-type="float" office:value="94.8733" calcext:value-type="float">
            <text:p>094.8733</text:p>
          </table:table-cell>
          <table:table-cell office:value-type="float" office:value="89.8992" calcext:value-type="float">
            <text:p>089.8992</text:p>
          </table:table-cell>
          <table:table-cell office:value-type="float" office:value="94.2143" calcext:value-type="float">
            <text:p>094.2143</text:p>
          </table:table-cell>
          <table:table-cell office:value-type="float" office:value="89.8559" calcext:value-type="float">
            <text:p>089.8559</text:p>
          </table:table-cell>
          <table:table-cell table:formula="of:=AVERAGE([.B110:.G110])" office:value-type="float" office:value="88.7466833333333" calcext:value-type="float">
            <text:p>088.7467</text:p>
          </table:table-cell>
          <table:table-cell table:formula="of:=STDEV([.B110:.G110])/SQRT(5)" office:value-type="float" office:value="2.57776489330065" calcext:value-type="float">
            <text:p>002.5778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2048, 80 threads, 640 matrices, Fixed16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721" calcext:value-type="float">
            <text:p>2721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60.2624" calcext:value-type="float">
            <text:p>060.2624</text:p>
          </table:table-cell>
          <table:table-cell office:value-type="float" office:value="60.2692" calcext:value-type="float">
            <text:p>060.2692</text:p>
          </table:table-cell>
          <table:table-cell office:value-type="float" office:value="60.2567" calcext:value-type="float">
            <text:p>060.2567</text:p>
          </table:table-cell>
          <table:table-cell office:value-type="float" office:value="60.2553" calcext:value-type="float">
            <text:p>060.2553</text:p>
          </table:table-cell>
          <table:table-cell office:value-type="float" office:value="60.2645" calcext:value-type="float">
            <text:p>060.2645</text:p>
          </table:table-cell>
          <table:table-cell office:value-type="float" office:value="60.3154" calcext:value-type="float">
            <text:p>060.3154</text:p>
          </table:table-cell>
          <table:table-cell table:formula="of:=AVERAGE([.B117:.G117])" office:value-type="float" office:value="60.2705833333333" calcext:value-type="float">
            <text:p>060.2706</text:p>
          </table:table-cell>
          <table:table-cell table:formula="of:=STDEV([.B117:.G117])/SQRT(5)" office:value-type="float" office:value="0.0100811672604576" calcext:value-type="float">
            <text:p>000.0101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72.7451" calcext:value-type="float">
            <text:p>072.7451</text:p>
          </table:table-cell>
          <table:table-cell office:value-type="float" office:value="72.4307" calcext:value-type="float">
            <text:p>072.4307</text:p>
          </table:table-cell>
          <table:table-cell office:value-type="float" office:value="72.7046" calcext:value-type="float">
            <text:p>072.7046</text:p>
          </table:table-cell>
          <table:table-cell office:value-type="float" office:value="71.66" calcext:value-type="float">
            <text:p>071.6600</text:p>
          </table:table-cell>
          <table:table-cell office:value-type="float" office:value="72.5778" calcext:value-type="float">
            <text:p>072.5778</text:p>
          </table:table-cell>
          <table:table-cell office:value-type="float" office:value="72.5521" calcext:value-type="float">
            <text:p>072.5521</text:p>
          </table:table-cell>
          <table:table-cell table:formula="of:=AVERAGE([.B118:.G118])" office:value-type="float" office:value="72.44505" calcext:value-type="float">
            <text:p>072.4451</text:p>
          </table:table-cell>
          <table:table-cell table:formula="of:=STDEV([.B118:.G118])/SQRT(5)" office:value-type="float" office:value="0.179219183682997" calcext:value-type="float">
            <text:p>000.1792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82.949" calcext:value-type="float">
            <text:p>182.9490</text:p>
          </table:table-cell>
          <table:table-cell office:value-type="float" office:value="186.379" calcext:value-type="float">
            <text:p>186.3790</text:p>
          </table:table-cell>
          <table:table-cell office:value-type="float" office:value="185.783" calcext:value-type="float">
            <text:p>185.7830</text:p>
          </table:table-cell>
          <table:table-cell office:value-type="float" office:value="183.375" calcext:value-type="float">
            <text:p>183.3750</text:p>
          </table:table-cell>
          <table:table-cell office:value-type="float" office:value="184.187" calcext:value-type="float">
            <text:p>184.1870</text:p>
          </table:table-cell>
          <table:table-cell office:value-type="float" office:value="185.486" calcext:value-type="float">
            <text:p>185.4860</text:p>
          </table:table-cell>
          <table:table-cell table:formula="of:=AVERAGE([.B119:.G119])" office:value-type="float" office:value="184.693166666667" calcext:value-type="float">
            <text:p>184.6932</text:p>
          </table:table-cell>
          <table:table-cell table:formula="of:=STDEV([.B119:.G119])/SQRT(5)" office:value-type="float" office:value="0.6227115169429" calcext:value-type="float">
            <text:p>000.6227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85.459" calcext:value-type="float">
            <text:p>185.4590</text:p>
          </table:table-cell>
          <table:table-cell office:value-type="float" office:value="190.133" calcext:value-type="float">
            <text:p>190.1330</text:p>
          </table:table-cell>
          <table:table-cell office:value-type="float" office:value="194.019" calcext:value-type="float">
            <text:p>194.0190</text:p>
          </table:table-cell>
          <table:table-cell office:value-type="float" office:value="192.728" calcext:value-type="float">
            <text:p>192.7280</text:p>
          </table:table-cell>
          <table:table-cell office:value-type="float" office:value="192.424" calcext:value-type="float">
            <text:p>192.4240</text:p>
          </table:table-cell>
          <table:table-cell office:value-type="float" office:value="192.386" calcext:value-type="float">
            <text:p>192.3860</text:p>
          </table:table-cell>
          <table:table-cell table:formula="of:=AVERAGE([.B120:.G120])" office:value-type="float" office:value="191.1915" calcext:value-type="float">
            <text:p>191.1915</text:p>
          </table:table-cell>
          <table:table-cell table:formula="of:=STDEV([.B120:.G120])/SQRT(5)" office:value-type="float" office:value="1.37525929918688" calcext:value-type="float">
            <text:p>001.3753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85.846" calcext:value-type="float">
            <text:p>185.8460</text:p>
          </table:table-cell>
          <table:table-cell office:value-type="float" office:value="191.867" calcext:value-type="float">
            <text:p>191.8670</text:p>
          </table:table-cell>
          <table:table-cell office:value-type="float" office:value="189.384" calcext:value-type="float">
            <text:p>189.3840</text:p>
          </table:table-cell>
          <table:table-cell office:value-type="float" office:value="190.491" calcext:value-type="float">
            <text:p>190.4910</text:p>
          </table:table-cell>
          <table:table-cell office:value-type="float" office:value="190.948" calcext:value-type="float">
            <text:p>190.9480</text:p>
          </table:table-cell>
          <table:table-cell office:value-type="float" office:value="188.877" calcext:value-type="float">
            <text:p>188.8770</text:p>
          </table:table-cell>
          <table:table-cell table:formula="of:=AVERAGE([.B121:.G121])" office:value-type="float" office:value="189.568833333333" calcext:value-type="float">
            <text:p>189.5688</text:p>
          </table:table-cell>
          <table:table-cell table:formula="of:=STDEV([.B121:.G121])/SQRT(5)" office:value-type="float" office:value="0.946706857128083" calcext:value-type="float">
            <text:p>000.9467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182.974" calcext:value-type="float">
            <text:p>182.9740</text:p>
          </table:table-cell>
          <table:table-cell office:value-type="float" office:value="185.739" calcext:value-type="float">
            <text:p>185.7390</text:p>
          </table:table-cell>
          <table:table-cell office:value-type="float" office:value="180.558" calcext:value-type="float">
            <text:p>180.5580</text:p>
          </table:table-cell>
          <table:table-cell office:value-type="float" office:value="182.846" calcext:value-type="float">
            <text:p>182.8460</text:p>
          </table:table-cell>
          <table:table-cell office:value-type="float" office:value="182.773" calcext:value-type="float">
            <text:p>182.7730</text:p>
          </table:table-cell>
          <table:table-cell office:value-type="float" office:value="179.939" calcext:value-type="float">
            <text:p>179.9390</text:p>
          </table:table-cell>
          <table:table-cell table:formula="of:=AVERAGE([.B122:.G122])" office:value-type="float" office:value="182.4715" calcext:value-type="float">
            <text:p>182.4715</text:p>
          </table:table-cell>
          <table:table-cell table:formula="of:=STDEV([.B122:.G122])/SQRT(5)" office:value-type="float" office:value="0.921634493712124" calcext:value-type="float">
            <text:p>000.9216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2048, 80 threads, 640 matrices, Fixed8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441" calcext:value-type="float">
            <text:p>1441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47.5787" calcext:value-type="float">
            <text:p>047.5787</text:p>
          </table:table-cell>
          <table:table-cell office:value-type="float" office:value="45.062" calcext:value-type="float">
            <text:p>045.0620</text:p>
          </table:table-cell>
          <table:table-cell office:value-type="float" office:value="47.361" calcext:value-type="float">
            <text:p>047.3610</text:p>
          </table:table-cell>
          <table:table-cell office:value-type="float" office:value="46.3347" calcext:value-type="float">
            <text:p>046.3347</text:p>
          </table:table-cell>
          <table:table-cell office:value-type="float" office:value="44.6837" calcext:value-type="float">
            <text:p>044.6837</text:p>
          </table:table-cell>
          <table:table-cell office:value-type="float" office:value="40.8887" calcext:value-type="float">
            <text:p>040.8887</text:p>
          </table:table-cell>
          <table:table-cell table:formula="of:=AVERAGE([.B129:.G129])" office:value-type="float" office:value="45.3181333333333" calcext:value-type="float">
            <text:p>045.3181</text:p>
          </table:table-cell>
          <table:table-cell table:formula="of:=STDEV([.B129:.G129])/SQRT(5)" office:value-type="float" office:value="1.10281210100966" calcext:value-type="float">
            <text:p>001.1028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52.6969" calcext:value-type="float">
            <text:p>052.6969</text:p>
          </table:table-cell>
          <table:table-cell office:value-type="float" office:value="46.2586" calcext:value-type="float">
            <text:p>046.2586</text:p>
          </table:table-cell>
          <table:table-cell office:value-type="float" office:value="53.3114" calcext:value-type="float">
            <text:p>053.3114</text:p>
          </table:table-cell>
          <table:table-cell office:value-type="float" office:value="42.15" calcext:value-type="float">
            <text:p>042.1500</text:p>
          </table:table-cell>
          <table:table-cell office:value-type="float" office:value="52.8174" calcext:value-type="float">
            <text:p>052.8174</text:p>
          </table:table-cell>
          <table:table-cell office:value-type="float" office:value="51.0185" calcext:value-type="float">
            <text:p>051.0185</text:p>
          </table:table-cell>
          <table:table-cell table:formula="of:=AVERAGE([.B130:.G130])" office:value-type="float" office:value="49.7088" calcext:value-type="float">
            <text:p>049.7088</text:p>
          </table:table-cell>
          <table:table-cell table:formula="of:=STDEV([.B130:.G130])/SQRT(5)" office:value-type="float" office:value="2.0231214881959" calcext:value-type="float">
            <text:p>002.0231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80.8171" calcext:value-type="float">
            <text:p>080.8171</text:p>
          </table:table-cell>
          <table:table-cell office:value-type="float" office:value="80.8419" calcext:value-type="float">
            <text:p>080.8419</text:p>
          </table:table-cell>
          <table:table-cell office:value-type="float" office:value="87.714" calcext:value-type="float">
            <text:p>087.7140</text:p>
          </table:table-cell>
          <table:table-cell office:value-type="float" office:value="83.8824" calcext:value-type="float">
            <text:p>083.8824</text:p>
          </table:table-cell>
          <table:table-cell office:value-type="float" office:value="87.1547" calcext:value-type="float">
            <text:p>087.1547</text:p>
          </table:table-cell>
          <table:table-cell office:value-type="float" office:value="83.5576" calcext:value-type="float">
            <text:p>083.5576</text:p>
          </table:table-cell>
          <table:table-cell table:formula="of:=AVERAGE([.B131:.G131])" office:value-type="float" office:value="83.9946166666667" calcext:value-type="float">
            <text:p>083.9946</text:p>
          </table:table-cell>
          <table:table-cell table:formula="of:=STDEV([.B131:.G131])/SQRT(5)" office:value-type="float" office:value="1.32755037190057" calcext:value-type="float">
            <text:p>001.3276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212.888" calcext:value-type="float">
            <text:p>212.8880</text:p>
          </table:table-cell>
          <table:table-cell office:value-type="float" office:value="184.28" calcext:value-type="float">
            <text:p>184.2800</text:p>
          </table:table-cell>
          <table:table-cell office:value-type="float" office:value="216.709" calcext:value-type="float">
            <text:p>216.7090</text:p>
          </table:table-cell>
          <table:table-cell office:value-type="float" office:value="250.533" calcext:value-type="float">
            <text:p>250.5330</text:p>
          </table:table-cell>
          <table:table-cell office:value-type="float" office:value="197.336" calcext:value-type="float">
            <text:p>197.3360</text:p>
          </table:table-cell>
          <table:table-cell office:value-type="float" office:value="249.049" calcext:value-type="float">
            <text:p>249.0490</text:p>
          </table:table-cell>
          <table:table-cell table:formula="of:=AVERAGE([.B132:.G132])" office:value-type="float" office:value="218.465833333333" calcext:value-type="float">
            <text:p>218.4658</text:p>
          </table:table-cell>
          <table:table-cell table:formula="of:=STDEV([.B132:.G132])/SQRT(5)" office:value-type="float" office:value="12.0216022340341" calcext:value-type="float">
            <text:p>012.0216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255.551" calcext:value-type="float">
            <text:p>255.5510</text:p>
          </table:table-cell>
          <table:table-cell office:value-type="float" office:value="257.183" calcext:value-type="float">
            <text:p>257.1830</text:p>
          </table:table-cell>
          <table:table-cell office:value-type="float" office:value="259.749" calcext:value-type="float">
            <text:p>259.7490</text:p>
          </table:table-cell>
          <table:table-cell office:value-type="float" office:value="258.203" calcext:value-type="float">
            <text:p>258.2030</text:p>
          </table:table-cell>
          <table:table-cell office:value-type="float" office:value="259.16" calcext:value-type="float">
            <text:p>259.1600</text:p>
          </table:table-cell>
          <table:table-cell office:value-type="float" office:value="258.97" calcext:value-type="float">
            <text:p>258.9700</text:p>
          </table:table-cell>
          <table:table-cell table:formula="of:=AVERAGE([.B133:.G133])" office:value-type="float" office:value="258.136" calcext:value-type="float">
            <text:p>258.1360</text:p>
          </table:table-cell>
          <table:table-cell table:formula="of:=STDEV([.B133:.G133])/SQRT(5)" office:value-type="float" office:value="0.691109947837542" calcext:value-type="float">
            <text:p>000.6911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261.633" calcext:value-type="float">
            <text:p>261.6330</text:p>
          </table:table-cell>
          <table:table-cell office:value-type="float" office:value="258.85" calcext:value-type="float">
            <text:p>258.8500</text:p>
          </table:table-cell>
          <table:table-cell office:value-type="float" office:value="256.898" calcext:value-type="float">
            <text:p>256.8980</text:p>
          </table:table-cell>
          <table:table-cell office:value-type="float" office:value="258.479" calcext:value-type="float">
            <text:p>258.4790</text:p>
          </table:table-cell>
          <table:table-cell office:value-type="float" office:value="262.634" calcext:value-type="float">
            <text:p>262.6340</text:p>
          </table:table-cell>
          <table:table-cell office:value-type="float" office:value="262.462" calcext:value-type="float">
            <text:p>262.4620</text:p>
          </table:table-cell>
          <table:table-cell table:formula="of:=AVERAGE([.B134:.G134])" office:value-type="float" office:value="260.159333333333" calcext:value-type="float">
            <text:p>260.1593</text:p>
          </table:table-cell>
          <table:table-cell table:formula="of:=STDEV([.B134:.G134])/SQRT(5)" office:value-type="float" office:value="1.0727928287108" calcext:value-type="float">
            <text:p>001.0728</text:p>
          </table:table-cell>
          <table:table-cell table:number-columns-repeated="14"/>
        </table:table-row>
        <table:table-row table:style-name="ro1">
          <table:table-cell table:style-name="Default"/>
          <table:table-cell table:style-name="ce2" table:number-columns-repeated="8"/>
          <table:table-cell table:number-columns-repeated="14"/>
        </table:table-row>
        <table:table-row table:style-name="ro1">
          <table:table-cell table:style-name="Default"/>
          <table:table-cell table:style-name="ce2" table:number-columns-repeated="8"/>
          <table:table-cell table:number-columns-repeated="14"/>
        </table:table-row>
      </table:table>
      <table:table table:name="symmetric_triangular_matrix-vector" table:style-name="ta1">
        <table:table-column table:style-name="co5" table:default-cell-style-name="ce3"/>
        <table:table-column table:style-name="co2" table:number-columns-repeated="6" table:default-cell-style-name="ce3"/>
        <table:table-column table:style-name="co2" table:number-columns-repeated="2" table:default-cell-style-name="ce4"/>
        <table:table-column table:style-name="co2" table:default-cell-style-name="Default"/>
        <table:table-column table:style-name="co2" table:number-columns-repeated="30" table:default-cell-style-name="ce7"/>
        <table:table-row table:style-name="ro1">
          <table:table-cell office:value-type="string" calcext:value-type="string">
            <text:p>#N=447, 80 threads, 6400 matrices, MKL reference</text:p>
          </table:table-cell>
          <table:table-cell table:number-columns-repeated="6"/>
          <table:table-cell table:style-name="ce3" table:number-columns-repeated="2"/>
          <table:table-cell/>
          <table:table-cell table:style-name="Default"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table:style-name="Default" table:number-columns-repeated="30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488" calcext:value-type="float">
            <text:p>488.0000</text:p>
          </table:table-cell>
          <table:table-cell table:number-columns-repeated="5"/>
          <table:table-cell table:style-name="ce3" table:number-columns-repeated="2"/>
          <table:table-cell/>
          <table:table-cell table:style-name="Default" table:number-columns-repeated="30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table:style-name="Default" table:number-columns-repeated="30"/>
        </table:table-row>
        <table:table-row table:style-name="ro1">
          <table:table-cell/>
          <table:table-cell office:value-type="float" office:value="81.2859" calcext:value-type="float">
            <text:p>081.2859</text:p>
          </table:table-cell>
          <table:table-cell office:value-type="float" office:value="78.4962" calcext:value-type="float">
            <text:p>078.4962</text:p>
          </table:table-cell>
          <table:table-cell office:value-type="float" office:value="78.9432" calcext:value-type="float">
            <text:p>078.9432</text:p>
          </table:table-cell>
          <table:table-cell office:value-type="float" office:value="88.6346" calcext:value-type="float">
            <text:p>088.6346</text:p>
          </table:table-cell>
          <table:table-cell office:value-type="float" office:value="79.8981" calcext:value-type="float">
            <text:p>079.8981</text:p>
          </table:table-cell>
          <table:table-cell office:value-type="float" office:value="79.3648" calcext:value-type="float">
            <text:p>079.3648</text:p>
          </table:table-cell>
          <table:table-cell table:formula="of:=AVERAGE([.B5:.G5])" office:value-type="float" office:value="81.1038" calcext:value-type="float">
            <text:p>081.1038</text:p>
          </table:table-cell>
          <table:table-cell table:formula="of:=STDEV([.B5:.G5])/SQRT(5)" office:value-type="float" office:value="1.70518870111199" calcext:value-type="float">
            <text:p>001.7052</text:p>
          </table:table-cell>
          <table:table-cell/>
          <table:table-cell table:style-name="Default" table:number-columns-repeated="30"/>
        </table:table-row>
        <table:table-row table:style-name="ro1">
          <table:table-cell table:number-columns-repeated="7"/>
          <table:table-cell table:style-name="ce3" table:number-columns-repeated="2"/>
          <table:table-cell/>
          <table:table-cell table:style-name="Default" office:value-type="string" calcext:value-type="string">
            <text:p>GAINS</text:p>
          </table:table-cell>
          <table:table-cell table:style-name="Default" table:number-columns-repeated="29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N=447, 80 threads, 6400 matrices, FP64</text:p>
          </table:table-cell>
          <table:table-cell table:number-columns-repeated="6"/>
          <table:table-cell table:style-name="ce3" table:number-columns-repeated="2"/>
          <table:table-cell/>
          <table:table-cell office:value-type="string" calcext:value-type="string">
            <text:p>#N=447, 80 threads, 6400 matrice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office:value-type="string" calcext:value-type="string">
            <text:p>#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488" calcext:value-type="float">
            <text:p>488.0000</text:p>
          </table:table-cell>
          <table:table-cell table:number-columns-repeated="5"/>
          <table:table-cell table:style-name="ce3" table:number-columns-repeated="2"/>
          <table:table-cell/>
          <table:table-cell office:value-type="string" calcext:value-type="string">
            <text:p>#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s = 8</text:p>
          </table:table-cell>
          <table:table-cell/>
          <table:table-cell office:value-type="string" calcext:value-type="string">
            <text:p>bs = 16</text:p>
          </table:table-cell>
          <table:table-cell/>
          <table:table-cell office:value-type="string" calcext:value-type="string">
            <text:p>bs = 32</text:p>
          </table:table-cell>
          <table:table-cell/>
          <table:table-cell office:value-type="string" calcext:value-type="string">
            <text:p>bs = 64</text:p>
          </table:table-cell>
          <table:table-cell/>
          <table:table-cell office:value-type="string" calcext:value-type="string">
            <text:p>bs = 128</text:p>
          </table:table-cell>
          <table:table-cell/>
          <table:table-cell office:value-type="string" calcext:value-type="string">
            <text:p>bs = 25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40.9245" calcext:value-type="float">
            <text:p>040.9245</text:p>
          </table:table-cell>
          <table:table-cell office:value-type="float" office:value="40.7262" calcext:value-type="float">
            <text:p>040.7262</text:p>
          </table:table-cell>
          <table:table-cell office:value-type="float" office:value="40.797" calcext:value-type="float">
            <text:p>040.7970</text:p>
          </table:table-cell>
          <table:table-cell office:value-type="float" office:value="40.7578" calcext:value-type="float">
            <text:p>040.7578</text:p>
          </table:table-cell>
          <table:table-cell office:value-type="float" office:value="40.7819" calcext:value-type="float">
            <text:p>040.7819</text:p>
          </table:table-cell>
          <table:table-cell office:value-type="float" office:value="40.7997" calcext:value-type="float">
            <text:p>040.7997</text:p>
          </table:table-cell>
          <table:table-cell table:formula="of:=AVERAGE([.B12:.G12])" office:value-type="float" office:value="40.79785" calcext:value-type="float">
            <text:p>040.7979</text:p>
          </table:table-cell>
          <table:table-cell table:formula="of:=STDEV([.B12:.G12])/SQRT(5)" office:value-type="float" office:value="0.0303555563282905" calcext:value-type="float">
            <text:p>000.0304</text:p>
          </table:table-cell>
          <table:table-cell/>
          <table:table-cell office:value-type="string" calcext:value-type="string">
            <text:p>64bit float</text:p>
          </table:table-cell>
          <table:table-cell table:formula="of:=[.H12]/[.$H$5]" office:value-type="float" office:value="0.503032533617414" calcext:value-type="float">
            <text:p>0.50303</text:p>
          </table:table-cell>
          <table:table-cell table:formula="of:=SQRT(([.I12]/[.$H$5])^2+([.H12]/[.$H$5]^2*[.$I$5]^2))" office:value-type="float" office:value="0.134292441173282" calcext:value-type="float">
            <text:p>0.13429</text:p>
          </table:table-cell>
          <table:table-cell table:formula="of:=[.H13]/[.$H$5]" office:value-type="float" office:value="0.888839158378933" calcext:value-type="float">
            <text:p>0.88884</text:p>
          </table:table-cell>
          <table:table-cell table:formula="of:=SQRT(([.I13]/[.$H$5])^2+([.H13]/[.$H$5]^2*[.$I$5]^2))" office:value-type="float" office:value="0.179147005708521" calcext:value-type="float">
            <text:p>0.17915</text:p>
          </table:table-cell>
          <table:table-cell table:formula="of:=[.H14]/[.$H$5]" office:value-type="float" office:value="0.908859182101619" calcext:value-type="float">
            <text:p>0.90886</text:p>
          </table:table-cell>
          <table:table-cell table:formula="of:=SQRT(([.I14]/[.$H$5])^2+([.H14]/[.$H$5]^2*[.$I$5]^2))" office:value-type="float" office:value="0.180705249948181" calcext:value-type="float">
            <text:p>0.18071</text:p>
          </table:table-cell>
          <table:table-cell table:formula="of:=[.H15]/[.$H$5]" office:value-type="float" office:value="0.923500912822005" calcext:value-type="float">
            <text:p>0.92350</text:p>
          </table:table-cell>
          <table:table-cell table:formula="of:=SQRT(([.I15]/[.$H$5])^2+([.H15]/[.$H$5]^2*[.$I$5]^2))" office:value-type="float" office:value="0.182114936797623" calcext:value-type="float">
            <text:p>0.18211</text:p>
          </table:table-cell>
          <table:table-cell table:formula="of:=[.H16]/[.$H$5]" office:value-type="float" office:value="0.905573474978977" calcext:value-type="float">
            <text:p>0.90557</text:p>
          </table:table-cell>
          <table:table-cell table:formula="of:=SQRT(([.I16]/[.$H$5])^2+([.H16]/[.$H$5]^2*[.$I$5]^2))" office:value-type="float" office:value="0.180245376555851" calcext:value-type="float">
            <text:p>0.18025</text:p>
          </table:table-cell>
          <table:table-cell table:formula="of:=[.H17]/[.$H$5]" office:value-type="float" office:value="0.850281778823351" calcext:value-type="float">
            <text:p>0.85028</text:p>
          </table:table-cell>
          <table:table-cell table:formula="of:=SQRT(([.I17]/[.$H$5])^2+([.H17]/[.$H$5]^2*[.$I$5]^2))" office:value-type="float" office:value="0.174624016236312" calcext:value-type="float">
            <text:p>0.17462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74.534" calcext:value-type="float">
            <text:p>074.5340</text:p>
          </table:table-cell>
          <table:table-cell office:value-type="float" office:value="66.916" calcext:value-type="float">
            <text:p>066.9160</text:p>
          </table:table-cell>
          <table:table-cell office:value-type="float" office:value="71.5816" calcext:value-type="float">
            <text:p>071.5816</text:p>
          </table:table-cell>
          <table:table-cell office:value-type="float" office:value="72.3652" calcext:value-type="float">
            <text:p>072.3652</text:p>
          </table:table-cell>
          <table:table-cell office:value-type="float" office:value="73.6284" calcext:value-type="float">
            <text:p>073.6284</text:p>
          </table:table-cell>
          <table:table-cell office:value-type="float" office:value="73.5042" calcext:value-type="float">
            <text:p>073.5042</text:p>
          </table:table-cell>
          <table:table-cell table:formula="of:=AVERAGE([.B13:.G13])" office:value-type="float" office:value="72.0882333333333" calcext:value-type="float">
            <text:p>072.0882</text:p>
          </table:table-cell>
          <table:table-cell table:formula="of:=STDEV([.B13:.G13])/SQRT(5)" office:value-type="float" office:value="1.22383389515626" calcext:value-type="float">
            <text:p>001.2238</text:p>
          </table:table-cell>
          <table:table-cell/>
          <table:table-cell office:value-type="string" calcext:value-type="string">
            <text:p>32bit float</text:p>
          </table:table-cell>
          <table:table-cell table:formula="of:=[.H24]/[.$H$5]" office:value-type="float" office:value="0.423983627565334" calcext:value-type="float">
            <text:p>0.42398</text:p>
          </table:table-cell>
          <table:table-cell table:formula="of:=SQRT(([.I24]/[.$H$5])^2+([.H24]/[.$H$5]^2*[.$I$5]^2))" office:value-type="float" office:value="0.128091334511855" calcext:value-type="float">
            <text:p>0.12809</text:p>
          </table:table-cell>
          <table:table-cell table:formula="of:=[.H25]/[.$H$5]" office:value-type="float" office:value="0.887940104738208" calcext:value-type="float">
            <text:p>0.88794</text:p>
          </table:table-cell>
          <table:table-cell table:formula="of:=SQRT(([.I25]/[.$H$5])^2+([.H25]/[.$H$5]^2*[.$I$5]^2))" office:value-type="float" office:value="0.181087603960251" calcext:value-type="float">
            <text:p>0.18109</text:p>
          </table:table-cell>
          <table:table-cell table:formula="of:=[.H26]/[.$H$5]" office:value-type="float" office:value="1.26575676273286" calcext:value-type="float">
            <text:p>1.26576</text:p>
          </table:table-cell>
          <table:table-cell table:formula="of:=SQRT(([.I26]/[.$H$5])^2+([.H26]/[.$H$5]^2*[.$I$5]^2))" office:value-type="float" office:value="0.214480523808565" calcext:value-type="float">
            <text:p>0.21448</text:p>
          </table:table-cell>
          <table:table-cell table:formula="of:=[.H27]/[.$H$5]" office:value-type="float" office:value="1.35134235387245" calcext:value-type="float">
            <text:p>1.35134</text:p>
          </table:table-cell>
          <table:table-cell table:formula="of:=SQRT(([.I27]/[.$H$5])^2+([.H27]/[.$H$5]^2*[.$I$5]^2))" office:value-type="float" office:value="0.224243125869999" calcext:value-type="float">
            <text:p>0.22424</text:p>
          </table:table-cell>
          <table:table-cell table:formula="of:=[.H28]/[.$H$5]" office:value-type="float" office:value="1.14680323240095" calcext:value-type="float">
            <text:p>1.14680</text:p>
          </table:table-cell>
          <table:table-cell table:formula="of:=SQRT(([.I28]/[.$H$5])^2+([.H28]/[.$H$5]^2*[.$I$5]^2))" office:value-type="float" office:value="0.204586516596777" calcext:value-type="float">
            <text:p>0.20459</text:p>
          </table:table-cell>
          <table:table-cell table:formula="of:=[.H29]/[.$H$5]" office:value-type="float" office:value="1.17668284346726" calcext:value-type="float">
            <text:p>1.17668</text:p>
          </table:table-cell>
          <table:table-cell table:formula="of:=SQRT(([.I29]/[.$H$5])^2+([.H29]/[.$H$5]^2*[.$I$5]^2))" office:value-type="float" office:value="0.215697657240111" calcext:value-type="float">
            <text:p>0.21570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74.1856" calcext:value-type="float">
            <text:p>074.1856</text:p>
          </table:table-cell>
          <table:table-cell office:value-type="float" office:value="75.8664" calcext:value-type="float">
            <text:p>075.8664</text:p>
          </table:table-cell>
          <table:table-cell office:value-type="float" office:value="71.6952" calcext:value-type="float">
            <text:p>071.6952</text:p>
          </table:table-cell>
          <table:table-cell office:value-type="float" office:value="73.0834" calcext:value-type="float">
            <text:p>073.0834</text:p>
          </table:table-cell>
          <table:table-cell office:value-type="float" office:value="72.6488" calcext:value-type="float">
            <text:p>072.6488</text:p>
          </table:table-cell>
          <table:table-cell office:value-type="float" office:value="74.7922" calcext:value-type="float">
            <text:p>074.7922</text:p>
          </table:table-cell>
          <table:table-cell table:formula="of:=AVERAGE([.B14:.G14])" office:value-type="float" office:value="73.7119333333333" calcext:value-type="float">
            <text:p>073.7119</text:p>
          </table:table-cell>
          <table:table-cell table:formula="of:=STDEV([.B14:.G14])/SQRT(5)" office:value-type="float" office:value="0.681926177040692" calcext:value-type="float">
            <text:p>000.6819</text:p>
          </table:table-cell>
          <table:table-cell/>
          <table:table-cell office:value-type="string" calcext:value-type="string">
            <text:p>16bit float</text:p>
          </table:table-cell>
          <table:table-cell table:formula="of:=[.H36]/[.$H$5]" office:value-type="float" office:value="0.24565762228979" calcext:value-type="float">
            <text:p>0.24566</text:p>
          </table:table-cell>
          <table:table-cell table:formula="of:=SQRT(([.I36]/[.$H$5])^2+([.H36]/[.$H$5]^2*[.$I$5]^2))" office:value-type="float" office:value="0.0975420250305701" calcext:value-type="float">
            <text:p>0.09754</text:p>
          </table:table-cell>
          <table:table-cell table:formula="of:=[.H37]/[.$H$5]" office:value-type="float" office:value="0.913637832012804" calcext:value-type="float">
            <text:p>0.91364</text:p>
          </table:table-cell>
          <table:table-cell table:formula="of:=SQRT(([.I37]/[.$H$5])^2+([.H37]/[.$H$5]^2*[.$I$5]^2))" office:value-type="float" office:value="0.195172822959591" calcext:value-type="float">
            <text:p>0.19517</text:p>
          </table:table-cell>
          <table:table-cell table:formula="of:=[.H38]/[.$H$5]" office:value-type="float" office:value="1.47107266654994" calcext:value-type="float">
            <text:p>1.47107</text:p>
          </table:table-cell>
          <table:table-cell table:formula="of:=SQRT(([.I38]/[.$H$5])^2+([.H38]/[.$H$5]^2*[.$I$5]^2))" office:value-type="float" office:value="0.251665786011456" calcext:value-type="float">
            <text:p>0.25167</text:p>
          </table:table-cell>
          <table:table-cell table:formula="of:=[.H39]/[.$H$5]" office:value-type="float" office:value="2.34334683866025" calcext:value-type="float">
            <text:p>2.34335</text:p>
          </table:table-cell>
          <table:table-cell table:formula="of:=SQRT(([.I39]/[.$H$5])^2+([.H39]/[.$H$5]^2*[.$I$5]^2))" office:value-type="float" office:value="0.302971213230217" calcext:value-type="float">
            <text:p>0.30297</text:p>
          </table:table-cell>
          <table:table-cell table:formula="of:=[.H40]/[.$H$5]" office:value-type="float" office:value="1.97373201584472" calcext:value-type="float">
            <text:p>1.97373</text:p>
          </table:table-cell>
          <table:table-cell table:formula="of:=SQRT(([.I40]/[.$H$5])^2+([.H40]/[.$H$5]^2*[.$I$5]^2))" office:value-type="float" office:value="0.304530654050941" calcext:value-type="float">
            <text:p>0.30453</text:p>
          </table:table-cell>
          <table:table-cell table:formula="of:=[.H41]/[.$H$5]" office:value-type="float" office:value="2.10585282892623" calcext:value-type="float">
            <text:p>2.10585</text:p>
          </table:table-cell>
          <table:table-cell table:formula="of:=SQRT(([.I41]/[.$H$5])^2+([.H41]/[.$H$5]^2*[.$I$5]^2))" office:value-type="float" office:value="0.28158378112796" calcext:value-type="float">
            <text:p>0.28158</text:p>
          </table:table-cell>
          <table:table-cell table:number-columns-repeated="17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74.6255" calcext:value-type="float">
            <text:p>074.6255</text:p>
          </table:table-cell>
          <table:table-cell office:value-type="float" office:value="74.0653" calcext:value-type="float">
            <text:p>074.0653</text:p>
          </table:table-cell>
          <table:table-cell office:value-type="float" office:value="76.4791" calcext:value-type="float">
            <text:p>076.4791</text:p>
          </table:table-cell>
          <table:table-cell office:value-type="float" office:value="72.7599" calcext:value-type="float">
            <text:p>072.7599</text:p>
          </table:table-cell>
          <table:table-cell office:value-type="float" office:value="76.0311" calcext:value-type="float">
            <text:p>076.0311</text:p>
          </table:table-cell>
          <table:table-cell office:value-type="float" office:value="75.4357" calcext:value-type="float">
            <text:p>075.4357</text:p>
          </table:table-cell>
          <table:table-cell table:formula="of:=AVERAGE([.B15:.G15])" office:value-type="float" office:value="74.8994333333333" calcext:value-type="float">
            <text:p>074.8994</text:p>
          </table:table-cell>
          <table:table-cell table:formula="of:=STDEV([.B15:.G15])/SQRT(5)" office:value-type="float" office:value="0.613580277822986" calcext:value-type="float">
            <text:p>000.6136</text:p>
          </table:table-cell>
          <table:table-cell/>
          <table:table-cell office:value-type="string" calcext:value-type="string">
            <text:p>16bit fixed</text:p>
          </table:table-cell>
          <table:table-cell table:formula="of:=[.H48]/[.$H$5]" office:value-type="float" office:value="0.850029016314073" calcext:value-type="float">
            <text:p>0.85003</text:p>
          </table:table-cell>
          <table:table-cell table:formula="of:=SQRT(([.I48]/[.$H$5])^2+([.H48]/[.$H$5]^2*[.$I$5]^2))" office:value-type="float" office:value="0.177662210598367" calcext:value-type="float">
            <text:p>0.17766</text:p>
          </table:table-cell>
          <table:table-cell table:formula="of:=[.H49]/[.$H$5]" office:value-type="float" office:value="0.737556070122485" calcext:value-type="float">
            <text:p>0.73756</text:p>
          </table:table-cell>
          <table:table-cell table:formula="of:=SQRT(([.I49]/[.$H$5])^2+([.H49]/[.$H$5]^2*[.$I$5]^2))" office:value-type="float" office:value="0.170752957645603" calcext:value-type="float">
            <text:p>0.17075</text:p>
          </table:table-cell>
          <table:table-cell table:formula="of:=[.H50]/[.$H$5]" office:value-type="float" office:value="1.74965496889994" calcext:value-type="float">
            <text:p>1.74965</text:p>
          </table:table-cell>
          <table:table-cell table:formula="of:=SQRT(([.I50]/[.$H$5])^2+([.H50]/[.$H$5]^2*[.$I$5]^2))" office:value-type="float" office:value="0.277435856697155" calcext:value-type="float">
            <text:p>0.27744</text:p>
          </table:table-cell>
          <table:table-cell table:formula="of:=[.H51]/[.$H$5]" office:value-type="float" office:value="2.3092649995027" calcext:value-type="float">
            <text:p>2.30926</text:p>
          </table:table-cell>
          <table:table-cell table:formula="of:=SQRT(([.I51]/[.$H$5])^2+([.H51]/[.$H$5]^2*[.$I$5]^2))" office:value-type="float" office:value="0.330433121015169" calcext:value-type="float">
            <text:p>0.33043</text:p>
          </table:table-cell>
          <table:table-cell table:formula="of:=[.H52]/[.$H$5]" office:value-type="float" office:value="2.77923270344094" calcext:value-type="float">
            <text:p>2.77923</text:p>
          </table:table-cell>
          <table:table-cell table:formula="of:=SQRT(([.I52]/[.$H$5])^2+([.H52]/[.$H$5]^2*[.$I$5]^2))" office:value-type="float" office:value="0.376512609988996" calcext:value-type="float">
            <text:p>0.37651</text:p>
          </table:table-cell>
          <table:table-cell table:formula="of:=[.H53]/[.$H$5]" office:value-type="float" office:value="1.72057495045444" calcext:value-type="float">
            <text:p>1.72057</text:p>
          </table:table-cell>
          <table:table-cell table:formula="of:=SQRT(([.I53]/[.$H$5])^2+([.H53]/[.$H$5]^2*[.$I$5]^2))" office:value-type="float" office:value="0.285062100858487" calcext:value-type="float">
            <text:p>0.28506</text:p>
          </table:table-cell>
          <table:table-cell table:number-columns-repeated="17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72.9259" calcext:value-type="float">
            <text:p>072.9259</text:p>
          </table:table-cell>
          <table:table-cell office:value-type="float" office:value="73.6665" calcext:value-type="float">
            <text:p>073.6665</text:p>
          </table:table-cell>
          <table:table-cell office:value-type="float" office:value="74.1731" calcext:value-type="float">
            <text:p>074.1731</text:p>
          </table:table-cell>
          <table:table-cell office:value-type="float" office:value="72.7925" calcext:value-type="float">
            <text:p>072.7925</text:p>
          </table:table-cell>
          <table:table-cell office:value-type="float" office:value="74.6529" calcext:value-type="float">
            <text:p>074.6529</text:p>
          </table:table-cell>
          <table:table-cell office:value-type="float" office:value="72.4618" calcext:value-type="float">
            <text:p>072.4618</text:p>
          </table:table-cell>
          <table:table-cell table:formula="of:=AVERAGE([.B16:.G16])" office:value-type="float" office:value="73.44545" calcext:value-type="float">
            <text:p>073.4455</text:p>
          </table:table-cell>
          <table:table-cell table:formula="of:=STDEV([.B16:.G16])/SQRT(5)" office:value-type="float" office:value="0.384713730194284" calcext:value-type="float">
            <text:p>000.3847</text:p>
          </table:table-cell>
          <table:table-cell/>
          <table:table-cell office:value-type="string" calcext:value-type="string">
            <text:p>8bit fixed</text:p>
          </table:table-cell>
          <table:table-cell table:formula="of:=[.H60]/[.$H$5]" office:value-type="float" office:value="0.809316990490375" calcext:value-type="float">
            <text:p>0.80932</text:p>
          </table:table-cell>
          <table:table-cell table:formula="of:=SQRT(([.I60]/[.$H$5])^2+([.H60]/[.$H$5]^2*[.$I$5]^2))" office:value-type="float" office:value="0.170344976445781" calcext:value-type="float">
            <text:p>0.17034</text:p>
          </table:table-cell>
          <table:table-cell table:formula="of:=[.H61]/[.$H$5]" office:value-type="float" office:value="0.944445060938369" calcext:value-type="float">
            <text:p>0.94445</text:p>
          </table:table-cell>
          <table:table-cell table:formula="of:=SQRT(([.I61]/[.$H$5])^2+([.H61]/[.$H$5]^2*[.$I$5]^2))" office:value-type="float" office:value="0.184011644483229" calcext:value-type="float">
            <text:p>0.18401</text:p>
          </table:table-cell>
          <table:table-cell table:formula="of:=[.H62]/[.$H$5]" office:value-type="float" office:value="2.47463743992267" calcext:value-type="float">
            <text:p>2.47464</text:p>
          </table:table-cell>
          <table:table-cell table:formula="of:=SQRT(([.I62]/[.$H$5])^2+([.H62]/[.$H$5]^2*[.$I$5]^2))" office:value-type="float" office:value="0.326502176864256" calcext:value-type="float">
            <text:p>0.32650</text:p>
          </table:table-cell>
          <table:table-cell table:formula="of:=[.H63]/[.$H$5]" office:value-type="float" office:value="1.9320220918543" calcext:value-type="float">
            <text:p>1.93202</text:p>
          </table:table-cell>
          <table:table-cell table:formula="of:=SQRT(([.I63]/[.$H$5])^2+([.H63]/[.$H$5]^2*[.$I$5]^2))" office:value-type="float" office:value="0.321655301558192" calcext:value-type="float">
            <text:p>0.32166</text:p>
          </table:table-cell>
          <table:table-cell table:formula="of:=[.H64]/[.$H$5]" office:value-type="float" office:value="1.52261875111483" calcext:value-type="float">
            <text:p>1.52262</text:p>
          </table:table-cell>
          <table:table-cell table:formula="of:=SQRT(([.I64]/[.$H$5])^2+([.H64]/[.$H$5]^2*[.$I$5]^2))" office:value-type="float" office:value="0.274990251565008" calcext:value-type="float">
            <text:p>0.27499</text:p>
          </table:table-cell>
          <table:table-cell table:formula="of:=[.H65]/[.$H$5]" office:value-type="float" office:value="1.31954770717689" calcext:value-type="float">
            <text:p>1.31955</text:p>
          </table:table-cell>
          <table:table-cell table:formula="of:=SQRT(([.I65]/[.$H$5])^2+([.H65]/[.$H$5]^2*[.$I$5]^2))" office:value-type="float" office:value="0.22091731488072" calcext:value-type="float">
            <text:p>0.22092</text:p>
          </table:table-cell>
          <table:table-cell table:number-columns-repeated="17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69.4088" calcext:value-type="float">
            <text:p>069.4088</text:p>
          </table:table-cell>
          <table:table-cell office:value-type="float" office:value="68.5236" calcext:value-type="float">
            <text:p>068.5236</text:p>
          </table:table-cell>
          <table:table-cell office:value-type="float" office:value="68.1678" calcext:value-type="float">
            <text:p>068.1678</text:p>
          </table:table-cell>
          <table:table-cell office:value-type="float" office:value="69.7406" calcext:value-type="float">
            <text:p>069.7406</text:p>
          </table:table-cell>
          <table:table-cell office:value-type="float" office:value="68.9216" calcext:value-type="float">
            <text:p>068.9216</text:p>
          </table:table-cell>
          <table:table-cell office:value-type="float" office:value="69.0041" calcext:value-type="float">
            <text:p>069.0041</text:p>
          </table:table-cell>
          <table:table-cell table:formula="of:=AVERAGE([.B17:.G17])" office:value-type="float" office:value="68.9610833333333" calcext:value-type="float">
            <text:p>068.9611</text:p>
          </table:table-cell>
          <table:table-cell table:formula="of:=STDEV([.B17:.G17])/SQRT(5)" office:value-type="float" office:value="0.25551484718766" calcext:value-type="float">
            <text:p>000.2555</text:p>
          </table:table-cell>
          <table:table-cell table:number-columns-repeated="31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N=447, 80 threads, 6400 matrices, FP32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44" calcext:value-type="float">
            <text:p>244.0000</text:p>
          </table:table-cell>
          <table:table-cell table:number-columns-repeated="5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38.3652" calcext:value-type="float">
            <text:p>038.3652</text:p>
          </table:table-cell>
          <table:table-cell office:value-type="float" office:value="39.7086" calcext:value-type="float">
            <text:p>039.7086</text:p>
          </table:table-cell>
          <table:table-cell office:value-type="float" office:value="37.5122" calcext:value-type="float">
            <text:p>037.5122</text:p>
          </table:table-cell>
          <table:table-cell office:value-type="float" office:value="36.4165" calcext:value-type="float">
            <text:p>036.4165</text:p>
          </table:table-cell>
          <table:table-cell office:value-type="float" office:value="31.3998" calcext:value-type="float">
            <text:p>031.3998</text:p>
          </table:table-cell>
          <table:table-cell office:value-type="float" office:value="22.9178" calcext:value-type="float">
            <text:p>022.9178</text:p>
          </table:table-cell>
          <table:table-cell table:formula="of:=AVERAGE([.B24:.G24])" office:value-type="float" office:value="34.3866833333333" calcext:value-type="float">
            <text:p>034.3867</text:p>
          </table:table-cell>
          <table:table-cell table:formula="of:=STDEV([.B24:.G24])/SQRT(5)" office:value-type="float" office:value="2.8177803957607" calcext:value-type="float">
            <text:p>002.8178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70.1082" calcext:value-type="float">
            <text:p>070.1082</text:p>
          </table:table-cell>
          <table:table-cell office:value-type="float" office:value="73.819" calcext:value-type="float">
            <text:p>073.8190</text:p>
          </table:table-cell>
          <table:table-cell office:value-type="float" office:value="75.8979" calcext:value-type="float">
            <text:p>075.8979</text:p>
          </table:table-cell>
          <table:table-cell office:value-type="float" office:value="79.2586" calcext:value-type="float">
            <text:p>079.2586</text:p>
          </table:table-cell>
          <table:table-cell office:value-type="float" office:value="63.148" calcext:value-type="float">
            <text:p>063.1480</text:p>
          </table:table-cell>
          <table:table-cell office:value-type="float" office:value="69.8602" calcext:value-type="float">
            <text:p>069.8602</text:p>
          </table:table-cell>
          <table:table-cell table:formula="of:=AVERAGE([.B25:.G25])" office:value-type="float" office:value="72.0153166666667" calcext:value-type="float">
            <text:p>072.0153</text:p>
          </table:table-cell>
          <table:table-cell table:formula="of:=STDEV([.B25:.G25])/SQRT(5)" office:value-type="float" office:value="2.51160352801419" calcext:value-type="float">
            <text:p>002.5116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98.9529" calcext:value-type="float">
            <text:p>098.9529</text:p>
          </table:table-cell>
          <table:table-cell office:value-type="float" office:value="106.619" calcext:value-type="float">
            <text:p>106.6190</text:p>
          </table:table-cell>
          <table:table-cell office:value-type="float" office:value="98.8652" calcext:value-type="float">
            <text:p>098.8652</text:p>
          </table:table-cell>
          <table:table-cell office:value-type="float" office:value="109.798" calcext:value-type="float">
            <text:p>109.7980</text:p>
          </table:table-cell>
          <table:table-cell office:value-type="float" office:value="100.091" calcext:value-type="float">
            <text:p>100.0910</text:p>
          </table:table-cell>
          <table:table-cell office:value-type="float" office:value="101.62" calcext:value-type="float">
            <text:p>101.6200</text:p>
          </table:table-cell>
          <table:table-cell table:formula="of:=AVERAGE([.B26:.G26])" office:value-type="float" office:value="102.657683333333" calcext:value-type="float">
            <text:p>102.6577</text:p>
          </table:table-cell>
          <table:table-cell table:formula="of:=STDEV([.B26:.G26])/SQRT(5)" office:value-type="float" office:value="2.02434336265697" calcext:value-type="float">
            <text:p>002.0243</text:p>
          </table:table-cell>
          <table:table-cell table:number-columns-repeated="31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13.753" calcext:value-type="float">
            <text:p>113.7530</text:p>
          </table:table-cell>
          <table:table-cell office:value-type="float" office:value="112.907" calcext:value-type="float">
            <text:p>112.9070</text:p>
          </table:table-cell>
          <table:table-cell office:value-type="float" office:value="114.368" calcext:value-type="float">
            <text:p>114.3680</text:p>
          </table:table-cell>
          <table:table-cell office:value-type="float" office:value="116.185" calcext:value-type="float">
            <text:p>116.1850</text:p>
          </table:table-cell>
          <table:table-cell office:value-type="float" office:value="96.263" calcext:value-type="float">
            <text:p>096.2630</text:p>
          </table:table-cell>
          <table:table-cell office:value-type="float" office:value="104.118" calcext:value-type="float">
            <text:p>104.1180</text:p>
          </table:table-cell>
          <table:table-cell table:formula="of:=AVERAGE([.B27:.G27])" office:value-type="float" office:value="109.599" calcext:value-type="float">
            <text:p>109.5990</text:p>
          </table:table-cell>
          <table:table-cell table:formula="of:=STDEV([.B27:.G27])/SQRT(5)" office:value-type="float" office:value="3.47682380341598" calcext:value-type="float">
            <text:p>003.4768</text:p>
          </table:table-cell>
          <table:table-cell table:number-columns-repeated="31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95.7806" calcext:value-type="float">
            <text:p>095.7806</text:p>
          </table:table-cell>
          <table:table-cell office:value-type="float" office:value="85.2612" calcext:value-type="float">
            <text:p>085.2612</text:p>
          </table:table-cell>
          <table:table-cell office:value-type="float" office:value="90.8452" calcext:value-type="float">
            <text:p>090.8452</text:p>
          </table:table-cell>
          <table:table-cell office:value-type="float" office:value="92.711" calcext:value-type="float">
            <text:p>092.7110</text:p>
          </table:table-cell>
          <table:table-cell office:value-type="float" office:value="93.4356" calcext:value-type="float">
            <text:p>093.4356</text:p>
          </table:table-cell>
          <table:table-cell office:value-type="float" office:value="100.027" calcext:value-type="float">
            <text:p>100.0270</text:p>
          </table:table-cell>
          <table:table-cell table:formula="of:=AVERAGE([.B28:.G28])" office:value-type="float" office:value="93.0101" calcext:value-type="float">
            <text:p>093.0101</text:p>
          </table:table-cell>
          <table:table-cell table:formula="of:=STDEV([.B28:.G28])/SQRT(5)" office:value-type="float" office:value="2.20830532436074" calcext:value-type="float">
            <text:p>002.2083</text:p>
          </table:table-cell>
          <table:table-cell table:number-columns-repeated="31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87.7832" calcext:value-type="float">
            <text:p>087.7832</text:p>
          </table:table-cell>
          <table:table-cell office:value-type="float" office:value="85.9007" calcext:value-type="float">
            <text:p>085.9007</text:p>
          </table:table-cell>
          <table:table-cell office:value-type="float" office:value="89.2001" calcext:value-type="float">
            <text:p>089.2001</text:p>
          </table:table-cell>
          <table:table-cell office:value-type="float" office:value="113.523" calcext:value-type="float">
            <text:p>113.5230</text:p>
          </table:table-cell>
          <table:table-cell office:value-type="float" office:value="88.5047" calcext:value-type="float">
            <text:p>088.5047</text:p>
          </table:table-cell>
          <table:table-cell office:value-type="float" office:value="107.689" calcext:value-type="float">
            <text:p>107.6890</text:p>
          </table:table-cell>
          <table:table-cell table:formula="of:=AVERAGE([.B29:.G29])" office:value-type="float" office:value="95.43345" calcext:value-type="float">
            <text:p>095.4335</text:p>
          </table:table-cell>
          <table:table-cell table:formula="of:=STDEV([.B29:.G29])/SQRT(5)" office:value-type="float" office:value="5.34300365493044" calcext:value-type="float">
            <text:p>005.3430</text:p>
          </table:table-cell>
          <table:table-cell table:number-columns-repeated="31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N=447, 80 threads, 6400 matrices, BFLOAT16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22" calcext:value-type="float">
            <text:p>122.0000</text:p>
          </table:table-cell>
          <table:table-cell table:number-columns-repeated="5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20.9566" calcext:value-type="float">
            <text:p>020.9566</text:p>
          </table:table-cell>
          <table:table-cell office:value-type="float" office:value="18.955" calcext:value-type="float">
            <text:p>018.9550</text:p>
          </table:table-cell>
          <table:table-cell office:value-type="float" office:value="18.1283" calcext:value-type="float">
            <text:p>018.1283</text:p>
          </table:table-cell>
          <table:table-cell office:value-type="float" office:value="15.9466" calcext:value-type="float">
            <text:p>015.9466</text:p>
          </table:table-cell>
          <table:table-cell office:value-type="float" office:value="16.4941" calcext:value-type="float">
            <text:p>016.4941</text:p>
          </table:table-cell>
          <table:table-cell office:value-type="float" office:value="29.062" calcext:value-type="float">
            <text:p>029.0620</text:p>
          </table:table-cell>
          <table:table-cell table:formula="of:=AVERAGE([.B36:.G36])" office:value-type="float" office:value="19.9237666666667" calcext:value-type="float">
            <text:p>019.9238</text:p>
          </table:table-cell>
          <table:table-cell table:formula="of:=STDEV([.B36:.G36])/SQRT(5)" office:value-type="float" office:value="2.15700468885289" calcext:value-type="float">
            <text:p>002.1570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53.5304" calcext:value-type="float">
            <text:p>053.5304</text:p>
          </table:table-cell>
          <table:table-cell office:value-type="float" office:value="65.7417" calcext:value-type="float">
            <text:p>065.7417</text:p>
          </table:table-cell>
          <table:table-cell office:value-type="float" office:value="82.6015" calcext:value-type="float">
            <text:p>082.6015</text:p>
          </table:table-cell>
          <table:table-cell office:value-type="float" office:value="85.4193" calcext:value-type="float">
            <text:p>085.4193</text:p>
          </table:table-cell>
          <table:table-cell office:value-type="float" office:value="87.1049" calcext:value-type="float">
            <text:p>087.1049</text:p>
          </table:table-cell>
          <table:table-cell office:value-type="float" office:value="70.1992" calcext:value-type="float">
            <text:p>070.1992</text:p>
          </table:table-cell>
          <table:table-cell table:formula="of:=AVERAGE([.B37:.G37])" office:value-type="float" office:value="74.0995" calcext:value-type="float">
            <text:p>074.0995</text:p>
          </table:table-cell>
          <table:table-cell table:formula="of:=STDEV([.B37:.G37])/SQRT(5)" office:value-type="float" office:value="5.92525220033713" calcext:value-type="float">
            <text:p>005.9253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04.817" calcext:value-type="float">
            <text:p>104.8170</text:p>
          </table:table-cell>
          <table:table-cell office:value-type="float" office:value="96.6395" calcext:value-type="float">
            <text:p>096.6395</text:p>
          </table:table-cell>
          <table:table-cell office:value-type="float" office:value="111.41" calcext:value-type="float">
            <text:p>111.4100</text:p>
          </table:table-cell>
          <table:table-cell office:value-type="float" office:value="127.64" calcext:value-type="float">
            <text:p>127.6400</text:p>
          </table:table-cell>
          <table:table-cell office:value-type="float" office:value="127.378" calcext:value-type="float">
            <text:p>127.3780</text:p>
          </table:table-cell>
          <table:table-cell office:value-type="float" office:value="147.973" calcext:value-type="float">
            <text:p>147.9730</text:p>
          </table:table-cell>
          <table:table-cell table:formula="of:=AVERAGE([.B38:.G38])" office:value-type="float" office:value="119.309583333333" calcext:value-type="float">
            <text:p>119.3096</text:p>
          </table:table-cell>
          <table:table-cell table:formula="of:=STDEV([.B38:.G38])/SQRT(5)" office:value-type="float" office:value="8.34855127841552" calcext:value-type="float">
            <text:p>008.3486</text:p>
          </table:table-cell>
          <table:table-cell table:number-columns-repeated="31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82.045" calcext:value-type="float">
            <text:p>182.0450</text:p>
          </table:table-cell>
          <table:table-cell office:value-type="float" office:value="176.438" calcext:value-type="float">
            <text:p>176.4380</text:p>
          </table:table-cell>
          <table:table-cell office:value-type="float" office:value="186.661" calcext:value-type="float">
            <text:p>186.6610</text:p>
          </table:table-cell>
          <table:table-cell office:value-type="float" office:value="212.778" calcext:value-type="float">
            <text:p>212.7780</text:p>
          </table:table-cell>
          <table:table-cell office:value-type="float" office:value="175.402" calcext:value-type="float">
            <text:p>175.4020</text:p>
          </table:table-cell>
          <table:table-cell office:value-type="float" office:value="207.002" calcext:value-type="float">
            <text:p>207.0020</text:p>
          </table:table-cell>
          <table:table-cell table:formula="of:=AVERAGE([.B39:.G39])" office:value-type="float" office:value="190.054333333333" calcext:value-type="float">
            <text:p>190.0543</text:p>
          </table:table-cell>
          <table:table-cell table:formula="of:=STDEV([.B39:.G39])/SQRT(5)" office:value-type="float" office:value="7.1535948147301" calcext:value-type="float">
            <text:p>007.1536</text:p>
          </table:table-cell>
          <table:table-cell table:number-columns-repeated="31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203.092" calcext:value-type="float">
            <text:p>203.0920</text:p>
          </table:table-cell>
          <table:table-cell office:value-type="float" office:value="160.877" calcext:value-type="float">
            <text:p>160.8770</text:p>
          </table:table-cell>
          <table:table-cell office:value-type="float" office:value="176.141" calcext:value-type="float">
            <text:p>176.1410</text:p>
          </table:table-cell>
          <table:table-cell office:value-type="float" office:value="145.194" calcext:value-type="float">
            <text:p>145.1940</text:p>
          </table:table-cell>
          <table:table-cell office:value-type="float" office:value="125.929" calcext:value-type="float">
            <text:p>125.9290</text:p>
          </table:table-cell>
          <table:table-cell office:value-type="float" office:value="149.23" calcext:value-type="float">
            <text:p>149.2300</text:p>
          </table:table-cell>
          <table:table-cell table:formula="of:=AVERAGE([.B40:.G40])" office:value-type="float" office:value="160.077166666667" calcext:value-type="float">
            <text:p>160.0772</text:p>
          </table:table-cell>
          <table:table-cell table:formula="of:=STDEV([.B40:.G40])/SQRT(5)" office:value-type="float" office:value="12.0236921498071" calcext:value-type="float">
            <text:p>012.0237</text:p>
          </table:table-cell>
          <table:table-cell table:number-columns-repeated="31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170.732" calcext:value-type="float">
            <text:p>170.7320</text:p>
          </table:table-cell>
          <table:table-cell office:value-type="float" office:value="190.043" calcext:value-type="float">
            <text:p>190.0430</text:p>
          </table:table-cell>
          <table:table-cell office:value-type="float" office:value="163.65" calcext:value-type="float">
            <text:p>163.6500</text:p>
          </table:table-cell>
          <table:table-cell office:value-type="float" office:value="176.884" calcext:value-type="float">
            <text:p>176.8840</text:p>
          </table:table-cell>
          <table:table-cell office:value-type="float" office:value="162.165" calcext:value-type="float">
            <text:p>162.1650</text:p>
          </table:table-cell>
          <table:table-cell office:value-type="float" office:value="161.282" calcext:value-type="float">
            <text:p>161.2820</text:p>
          </table:table-cell>
          <table:table-cell table:formula="of:=AVERAGE([.B41:.G41])" office:value-type="float" office:value="170.792666666667" calcext:value-type="float">
            <text:p>170.7927</text:p>
          </table:table-cell>
          <table:table-cell table:formula="of:=STDEV([.B41:.G41])/SQRT(5)" office:value-type="float" office:value="4.99435863883776" calcext:value-type="float">
            <text:p>004.9944</text:p>
          </table:table-cell>
          <table:table-cell table:number-columns-repeated="31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N=447, 80 threads, 6400 matrices, Fixed16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30" calcext:value-type="float">
            <text:p>130.0000</text:p>
          </table:table-cell>
          <table:table-cell table:number-columns-repeated="5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76.1166" calcext:value-type="float">
            <text:p>076.1166</text:p>
          </table:table-cell>
          <table:table-cell office:value-type="float" office:value="75.3981" calcext:value-type="float">
            <text:p>075.3981</text:p>
          </table:table-cell>
          <table:table-cell office:value-type="float" office:value="69.2843" calcext:value-type="float">
            <text:p>069.2843</text:p>
          </table:table-cell>
          <table:table-cell office:value-type="float" office:value="66.6271" calcext:value-type="float">
            <text:p>066.6271</text:p>
          </table:table-cell>
          <table:table-cell office:value-type="float" office:value="65.6031" calcext:value-type="float">
            <text:p>065.6031</text:p>
          </table:table-cell>
          <table:table-cell office:value-type="float" office:value="60.6143" calcext:value-type="float">
            <text:p>060.6143</text:p>
          </table:table-cell>
          <table:table-cell table:formula="of:=AVERAGE([.B48:.G48])" office:value-type="float" office:value="68.9405833333333" calcext:value-type="float">
            <text:p>068.9406</text:p>
          </table:table-cell>
          <table:table-cell table:formula="of:=STDEV([.B48:.G48])/SQRT(5)" office:value-type="float" office:value="2.67679563753629" calcext:value-type="float">
            <text:p>002.6768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74.7002" calcext:value-type="float">
            <text:p>074.7002</text:p>
          </table:table-cell>
          <table:table-cell office:value-type="float" office:value="64.0582" calcext:value-type="float">
            <text:p>064.0582</text:p>
          </table:table-cell>
          <table:table-cell office:value-type="float" office:value="53.2689" calcext:value-type="float">
            <text:p>053.2689</text:p>
          </table:table-cell>
          <table:table-cell office:value-type="float" office:value="56.3029" calcext:value-type="float">
            <text:p>056.3029</text:p>
          </table:table-cell>
          <table:table-cell office:value-type="float" office:value="47.8524" calcext:value-type="float">
            <text:p>047.8524</text:p>
          </table:table-cell>
          <table:table-cell office:value-type="float" office:value="62.729" calcext:value-type="float">
            <text:p>062.7290</text:p>
          </table:table-cell>
          <table:table-cell table:formula="of:=AVERAGE([.B49:.G49])" office:value-type="float" office:value="59.8186" calcext:value-type="float">
            <text:p>059.8186</text:p>
          </table:table-cell>
          <table:table-cell table:formula="of:=STDEV([.B49:.G49])/SQRT(5)" office:value-type="float" office:value="4.22542454151059" calcext:value-type="float">
            <text:p>004.2254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35.55" calcext:value-type="float">
            <text:p>135.5500</text:p>
          </table:table-cell>
          <table:table-cell office:value-type="float" office:value="106.008" calcext:value-type="float">
            <text:p>106.0080</text:p>
          </table:table-cell>
          <table:table-cell office:value-type="float" office:value="172.049" calcext:value-type="float">
            <text:p>172.0490</text:p>
          </table:table-cell>
          <table:table-cell office:value-type="float" office:value="146.666" calcext:value-type="float">
            <text:p>146.6660</text:p>
          </table:table-cell>
          <table:table-cell office:value-type="float" office:value="140.329" calcext:value-type="float">
            <text:p>140.3290</text:p>
          </table:table-cell>
          <table:table-cell office:value-type="float" office:value="150.82" calcext:value-type="float">
            <text:p>150.8200</text:p>
          </table:table-cell>
          <table:table-cell table:formula="of:=AVERAGE([.B50:.G50])" office:value-type="float" office:value="141.903666666667" calcext:value-type="float">
            <text:p>141.9037</text:p>
          </table:table-cell>
          <table:table-cell table:formula="of:=STDEV([.B50:.G50])/SQRT(5)" office:value-type="float" office:value="9.67939973620954" calcext:value-type="float">
            <text:p>009.6794</text:p>
          </table:table-cell>
          <table:table-cell table:number-columns-repeated="31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45.4" calcext:value-type="float">
            <text:p>145.4000</text:p>
          </table:table-cell>
          <table:table-cell office:value-type="float" office:value="165.092" calcext:value-type="float">
            <text:p>165.0920</text:p>
          </table:table-cell>
          <table:table-cell office:value-type="float" office:value="187.44" calcext:value-type="float">
            <text:p>187.4400</text:p>
          </table:table-cell>
          <table:table-cell office:value-type="float" office:value="228.296" calcext:value-type="float">
            <text:p>228.2960</text:p>
          </table:table-cell>
          <table:table-cell office:value-type="float" office:value="207.38" calcext:value-type="float">
            <text:p>207.3800</text:p>
          </table:table-cell>
          <table:table-cell office:value-type="float" office:value="190.133" calcext:value-type="float">
            <text:p>190.1330</text:p>
          </table:table-cell>
          <table:table-cell table:formula="of:=AVERAGE([.B51:.G51])" office:value-type="float" office:value="187.290166666667" calcext:value-type="float">
            <text:p>187.2902</text:p>
          </table:table-cell>
          <table:table-cell table:formula="of:=STDEV([.B51:.G51])/SQRT(5)" office:value-type="float" office:value="13.176841182671" calcext:value-type="float">
            <text:p>013.1768</text:p>
          </table:table-cell>
          <table:table-cell table:number-columns-repeated="31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255.408" calcext:value-type="float">
            <text:p>255.4080</text:p>
          </table:table-cell>
          <table:table-cell office:value-type="float" office:value="253.068" calcext:value-type="float">
            <text:p>253.0680</text:p>
          </table:table-cell>
          <table:table-cell office:value-type="float" office:value="253.501" calcext:value-type="float">
            <text:p>253.5010</text:p>
          </table:table-cell>
          <table:table-cell office:value-type="float" office:value="187.522" calcext:value-type="float">
            <text:p>187.5220</text:p>
          </table:table-cell>
          <table:table-cell office:value-type="float" office:value="232.22" calcext:value-type="float">
            <text:p>232.2200</text:p>
          </table:table-cell>
          <table:table-cell office:value-type="float" office:value="170.719" calcext:value-type="float">
            <text:p>170.7190</text:p>
          </table:table-cell>
          <table:table-cell table:formula="of:=AVERAGE([.B52:.G52])" office:value-type="float" office:value="225.406333333333" calcext:value-type="float">
            <text:p>225.4063</text:p>
          </table:table-cell>
          <table:table-cell table:formula="of:=STDEV([.B52:.G52])/SQRT(5)" office:value-type="float" office:value="16.6456376187076" calcext:value-type="float">
            <text:p>016.6456</text:p>
          </table:table-cell>
          <table:table-cell table:number-columns-repeated="31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123.849" calcext:value-type="float">
            <text:p>123.8490</text:p>
          </table:table-cell>
          <table:table-cell office:value-type="float" office:value="112.945" calcext:value-type="float">
            <text:p>112.9450</text:p>
          </table:table-cell>
          <table:table-cell office:value-type="float" office:value="114.258" calcext:value-type="float">
            <text:p>114.2580</text:p>
          </table:table-cell>
          <table:table-cell office:value-type="float" office:value="154.389" calcext:value-type="float">
            <text:p>154.3890</text:p>
          </table:table-cell>
          <table:table-cell office:value-type="float" office:value="163.205" calcext:value-type="float">
            <text:p>163.2050</text:p>
          </table:table-cell>
          <table:table-cell office:value-type="float" office:value="168.625" calcext:value-type="float">
            <text:p>168.6250</text:p>
          </table:table-cell>
          <table:table-cell table:formula="of:=AVERAGE([.B53:.G53])" office:value-type="float" office:value="139.545166666667" calcext:value-type="float">
            <text:p>139.5452</text:p>
          </table:table-cell>
          <table:table-cell table:formula="of:=STDEV([.B53:.G53])/SQRT(5)" office:value-type="float" office:value="11.3474986157009" calcext:value-type="float">
            <text:p>011.3475</text:p>
          </table:table-cell>
          <table:table-cell table:number-columns-repeated="31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N=447, 80 threads, 6400 matrices, Fixed8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68" calcext:value-type="float">
            <text:p>068.0000</text:p>
          </table:table-cell>
          <table:table-cell table:number-columns-repeated="5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65.2178" calcext:value-type="float">
            <text:p>065.2178</text:p>
          </table:table-cell>
          <table:table-cell office:value-type="float" office:value="65.6556" calcext:value-type="float">
            <text:p>065.6556</text:p>
          </table:table-cell>
          <table:table-cell office:value-type="float" office:value="65.7704" calcext:value-type="float">
            <text:p>065.7704</text:p>
          </table:table-cell>
          <table:table-cell office:value-type="float" office:value="65.3882" calcext:value-type="float">
            <text:p>065.3882</text:p>
          </table:table-cell>
          <table:table-cell office:value-type="float" office:value="65.9492" calcext:value-type="float">
            <text:p>065.9492</text:p>
          </table:table-cell>
          <table:table-cell office:value-type="float" office:value="65.8509" calcext:value-type="float">
            <text:p>065.8509</text:p>
          </table:table-cell>
          <table:table-cell table:formula="of:=AVERAGE([.B60:.G60])" office:value-type="float" office:value="65.6386833333333" calcext:value-type="float">
            <text:p>065.6387</text:p>
          </table:table-cell>
          <table:table-cell table:formula="of:=STDEV([.B60:.G60])/SQRT(5)" office:value-type="float" office:value="0.126329196678098" calcext:value-type="float">
            <text:p>000.1263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76.6435" calcext:value-type="float">
            <text:p>076.6435</text:p>
          </table:table-cell>
          <table:table-cell office:value-type="float" office:value="76.6824" calcext:value-type="float">
            <text:p>076.6824</text:p>
          </table:table-cell>
          <table:table-cell office:value-type="float" office:value="76.2694" calcext:value-type="float">
            <text:p>076.2694</text:p>
          </table:table-cell>
          <table:table-cell office:value-type="float" office:value="76.6855" calcext:value-type="float">
            <text:p>076.6855</text:p>
          </table:table-cell>
          <table:table-cell office:value-type="float" office:value="76.6513" calcext:value-type="float">
            <text:p>076.6513</text:p>
          </table:table-cell>
          <table:table-cell office:value-type="float" office:value="76.6564" calcext:value-type="float">
            <text:p>076.6564</text:p>
          </table:table-cell>
          <table:table-cell table:formula="of:=AVERAGE([.B61:.G61])" office:value-type="float" office:value="76.5980833333333" calcext:value-type="float">
            <text:p>076.5981</text:p>
          </table:table-cell>
          <table:table-cell table:formula="of:=STDEV([.B61:.G61])/SQRT(5)" office:value-type="float" office:value="0.0724097309298503" calcext:value-type="float">
            <text:p>000.0724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229.412" calcext:value-type="float">
            <text:p>229.4120</text:p>
          </table:table-cell>
          <table:table-cell office:value-type="float" office:value="176.651" calcext:value-type="float">
            <text:p>176.6510</text:p>
          </table:table-cell>
          <table:table-cell office:value-type="float" office:value="219.471" calcext:value-type="float">
            <text:p>219.4710</text:p>
          </table:table-cell>
          <table:table-cell office:value-type="float" office:value="212.37" calcext:value-type="float">
            <text:p>212.3700</text:p>
          </table:table-cell>
          <table:table-cell office:value-type="float" office:value="197.89" calcext:value-type="float">
            <text:p>197.8900</text:p>
          </table:table-cell>
          <table:table-cell office:value-type="float" office:value="168.421" calcext:value-type="float">
            <text:p>168.4210</text:p>
          </table:table-cell>
          <table:table-cell table:formula="of:=AVERAGE([.B62:.G62])" office:value-type="float" office:value="200.7025" calcext:value-type="float">
            <text:p>200.7025</text:p>
          </table:table-cell>
          <table:table-cell table:formula="of:=STDEV([.B62:.G62])/SQRT(5)" office:value-type="float" office:value="10.8463866600818" calcext:value-type="float">
            <text:p>010.8464</text:p>
          </table:table-cell>
          <table:table-cell table:number-columns-repeated="31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81.136" calcext:value-type="float">
            <text:p>181.1360</text:p>
          </table:table-cell>
          <table:table-cell office:value-type="float" office:value="187.817" calcext:value-type="float">
            <text:p>187.8170</text:p>
          </table:table-cell>
          <table:table-cell office:value-type="float" office:value="173.448" calcext:value-type="float">
            <text:p>173.4480</text:p>
          </table:table-cell>
          <table:table-cell office:value-type="float" office:value="169.248" calcext:value-type="float">
            <text:p>169.2480</text:p>
          </table:table-cell>
          <table:table-cell office:value-type="float" office:value="111.29" calcext:value-type="float">
            <text:p>111.2900</text:p>
          </table:table-cell>
          <table:table-cell office:value-type="float" office:value="117.227" calcext:value-type="float">
            <text:p>117.2270</text:p>
          </table:table-cell>
          <table:table-cell table:formula="of:=AVERAGE([.B63:.G63])" office:value-type="float" office:value="156.694333333333" calcext:value-type="float">
            <text:p>156.6943</text:p>
          </table:table-cell>
          <table:table-cell table:formula="of:=STDEV([.B63:.G63])/SQRT(5)" office:value-type="float" office:value="14.9980255091573" calcext:value-type="float">
            <text:p>014.9980</text:p>
          </table:table-cell>
          <table:table-cell table:number-columns-repeated="31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04.975" calcext:value-type="float">
            <text:p>104.9750</text:p>
          </table:table-cell>
          <table:table-cell office:value-type="float" office:value="154.301" calcext:value-type="float">
            <text:p>154.3010</text:p>
          </table:table-cell>
          <table:table-cell office:value-type="float" office:value="160.152" calcext:value-type="float">
            <text:p>160.1520</text:p>
          </table:table-cell>
          <table:table-cell office:value-type="float" office:value="103.635" calcext:value-type="float">
            <text:p>103.6350</text:p>
          </table:table-cell>
          <table:table-cell office:value-type="float" office:value="110.472" calcext:value-type="float">
            <text:p>110.4720</text:p>
          </table:table-cell>
          <table:table-cell office:value-type="float" office:value="107.406" calcext:value-type="float">
            <text:p>107.4060</text:p>
          </table:table-cell>
          <table:table-cell table:formula="of:=AVERAGE([.B64:.G64])" office:value-type="float" office:value="123.490166666667" calcext:value-type="float">
            <text:p>123.4902</text:p>
          </table:table-cell>
          <table:table-cell table:formula="of:=STDEV([.B64:.G64])/SQRT(5)" office:value-type="float" office:value="11.7619889386674" calcext:value-type="float">
            <text:p>011.7620</text:p>
          </table:table-cell>
          <table:table-cell table:number-columns-repeated="31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103.521" calcext:value-type="float">
            <text:p>103.5210</text:p>
          </table:table-cell>
          <table:table-cell office:value-type="float" office:value="102.064" calcext:value-type="float">
            <text:p>102.0640</text:p>
          </table:table-cell>
          <table:table-cell office:value-type="float" office:value="107.591" calcext:value-type="float">
            <text:p>107.5910</text:p>
          </table:table-cell>
          <table:table-cell office:value-type="float" office:value="103.427" calcext:value-type="float">
            <text:p>103.4270</text:p>
          </table:table-cell>
          <table:table-cell office:value-type="float" office:value="104.689" calcext:value-type="float">
            <text:p>104.6890</text:p>
          </table:table-cell>
          <table:table-cell office:value-type="float" office:value="120.83" calcext:value-type="float">
            <text:p>120.8300</text:p>
          </table:table-cell>
          <table:table-cell table:formula="of:=AVERAGE([.B65:.G65])" office:value-type="float" office:value="107.020333333333" calcext:value-type="float">
            <text:p>107.0203</text:p>
          </table:table-cell>
          <table:table-cell table:formula="of:=STDEV([.B65:.G65])/SQRT(5)" office:value-type="float" office:value="3.13809042147184" calcext:value-type="float">
            <text:p>003.1381</text:p>
          </table:table-cell>
          <table:table-cell table:number-columns-repeated="31"/>
        </table:table-row>
        <table:table-row table:style-name="ro1" table:number-rows-repeated="4">
          <table:table-cell table:number-columns-repeated="7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N=2048, 80 threads, 640 matrices, MKL reference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0245" calcext:value-type="float">
            <text:p>10245.0000</text:p>
          </table:table-cell>
          <table:table-cell table:number-columns-repeated="5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31"/>
        </table:table-row>
        <table:table-row table:style-name="ro1">
          <table:table-cell/>
          <table:table-cell office:value-type="float" office:value="99.7043" calcext:value-type="float">
            <text:p>099.7043</text:p>
          </table:table-cell>
          <table:table-cell office:value-type="float" office:value="85.0923" calcext:value-type="float">
            <text:p>085.0923</text:p>
          </table:table-cell>
          <table:table-cell office:value-type="float" office:value="92.4707" calcext:value-type="float">
            <text:p>092.4707</text:p>
          </table:table-cell>
          <table:table-cell office:value-type="float" office:value="87.9073" calcext:value-type="float">
            <text:p>087.9073</text:p>
          </table:table-cell>
          <table:table-cell office:value-type="float" office:value="90.3387" calcext:value-type="float">
            <text:p>090.3387</text:p>
          </table:table-cell>
          <table:table-cell office:value-type="float" office:value="93.9062" calcext:value-type="float">
            <text:p>093.9062</text:p>
          </table:table-cell>
          <table:table-cell table:formula="of:=AVERAGE([.B74:.G74])" office:value-type="float" office:value="91.5699166666667" calcext:value-type="float">
            <text:p>091.5699</text:p>
          </table:table-cell>
          <table:table-cell table:formula="of:=STDEV([.B74:.G74])/SQRT(5)" office:value-type="float" office:value="2.27444934565124" calcext:value-type="float">
            <text:p>002.2744</text:p>
          </table:table-cell>
          <table:table-cell table:number-columns-repeated="31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N=2048, 80 threads, 640 matrices, FP64</text:p>
          </table:table-cell>
          <table:table-cell table:number-columns-repeated="6"/>
          <table:table-cell table:style-name="ce3" table:number-columns-repeated="2"/>
          <table:table-cell/>
          <table:table-cell office:value-type="string" calcext:value-type="string">
            <text:p>#N=2048, 80 threads, 640 matrice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office:value-type="string" calcext:value-type="string">
            <text:p>#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0245" calcext:value-type="float">
            <text:p>10245.0000</text:p>
          </table:table-cell>
          <table:table-cell table:number-columns-repeated="5"/>
          <table:table-cell table:style-name="ce3" table:number-columns-repeated="2"/>
          <table:table-cell/>
          <table:table-cell office:value-type="string" calcext:value-type="string">
            <text:p>#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s = 8</text:p>
          </table:table-cell>
          <table:table-cell/>
          <table:table-cell office:value-type="string" calcext:value-type="string">
            <text:p>bs = 16</text:p>
          </table:table-cell>
          <table:table-cell/>
          <table:table-cell office:value-type="string" calcext:value-type="string">
            <text:p>bs = 32</text:p>
          </table:table-cell>
          <table:table-cell/>
          <table:table-cell office:value-type="string" calcext:value-type="string">
            <text:p>bs = 64</text:p>
          </table:table-cell>
          <table:table-cell/>
          <table:table-cell office:value-type="string" calcext:value-type="string">
            <text:p>bs = 128</text:p>
          </table:table-cell>
          <table:table-cell/>
          <table:table-cell office:value-type="string" calcext:value-type="string">
            <text:p>bs = 25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27.3292" calcext:value-type="float">
            <text:p>027.3292</text:p>
          </table:table-cell>
          <table:table-cell office:value-type="float" office:value="31.9499" calcext:value-type="float">
            <text:p>031.9499</text:p>
          </table:table-cell>
          <table:table-cell office:value-type="float" office:value="34.1455" calcext:value-type="float">
            <text:p>034.1455</text:p>
          </table:table-cell>
          <table:table-cell office:value-type="float" office:value="33.2167" calcext:value-type="float">
            <text:p>033.2167</text:p>
          </table:table-cell>
          <table:table-cell office:value-type="float" office:value="31.4331" calcext:value-type="float">
            <text:p>031.4331</text:p>
          </table:table-cell>
          <table:table-cell office:value-type="float" office:value="31.987" calcext:value-type="float">
            <text:p>031.9870</text:p>
          </table:table-cell>
          <table:table-cell table:formula="of:=AVERAGE([.B81:.G81])" office:value-type="float" office:value="31.6769" calcext:value-type="float">
            <text:p>031.6769</text:p>
          </table:table-cell>
          <table:table-cell table:formula="of:=STDEV([.B81:.G81])/SQRT(5)" office:value-type="float" office:value="1.05066825858593" calcext:value-type="float">
            <text:p>001.0507</text:p>
          </table:table-cell>
          <table:table-cell/>
          <table:table-cell office:value-type="string" calcext:value-type="string">
            <text:p>64bit float</text:p>
          </table:table-cell>
          <table:table-cell table:formula="of:=[.H81]/[.$H$74]" office:value-type="float" office:value="0.34593129657757" calcext:value-type="float">
            <text:p>0.34593</text:p>
          </table:table-cell>
          <table:table-cell table:formula="of:=SQRT(([.I81]/[.$H$74])^2+([.H81]/[.$H$74]^2*[.$I$74]^2))" office:value-type="float" office:value="0.140266092889885" calcext:value-type="float">
            <text:p>0.14027</text:p>
          </table:table-cell>
          <table:table-cell table:formula="of:=[.H82]/[.$H$74]" office:value-type="float" office:value="0.808377205395876" calcext:value-type="float">
            <text:p>0.80838</text:p>
          </table:table-cell>
          <table:table-cell table:formula="of:=SQRT(([.I82]/[.$H$74])^2+([.H82]/[.$H$74]^2*[.$I$74]^2))" office:value-type="float" office:value="0.215632782750725" calcext:value-type="float">
            <text:p>0.21563</text:p>
          </table:table-cell>
          <table:table-cell table:formula="of:=[.H83]/[.$H$74]" office:value-type="float" office:value="0.867910039596337" calcext:value-type="float">
            <text:p>0.86791</text:p>
          </table:table-cell>
          <table:table-cell table:formula="of:=SQRT(([.I83]/[.$H$74])^2+([.H83]/[.$H$74]^2*[.$I$74]^2))" office:value-type="float" office:value="0.224357916703874" calcext:value-type="float">
            <text:p>0.22436</text:p>
          </table:table-cell>
          <table:table-cell table:formula="of:=[.H84]/[.$H$74]" office:value-type="float" office:value="1.04796189432665" calcext:value-type="float">
            <text:p>1.04796</text:p>
          </table:table-cell>
          <table:table-cell table:formula="of:=SQRT(([.I84]/[.$H$74])^2+([.H84]/[.$H$74]^2*[.$I$74]^2))" office:value-type="float" office:value="0.2445650282023" calcext:value-type="float">
            <text:p>0.24457</text:p>
          </table:table-cell>
          <table:table-cell table:formula="of:=[.H85]/[.$H$74]" office:value-type="float" office:value="0.897317441408613" calcext:value-type="float">
            <text:p>0.89732</text:p>
          </table:table-cell>
          <table:table-cell table:formula="of:=SQRT(([.I85]/[.$H$74])^2+([.H85]/[.$H$74]^2*[.$I$74]^2))" office:value-type="float" office:value="0.227770337950877" calcext:value-type="float">
            <text:p>0.22777</text:p>
          </table:table-cell>
          <table:table-cell table:formula="of:=[.H86]/[.$H$74]" office:value-type="float" office:value="0.61647593505509" calcext:value-type="float">
            <text:p>0.61648</text:p>
          </table:table-cell>
          <table:table-cell table:formula="of:=SQRT(([.I86]/[.$H$74])^2+([.H86]/[.$H$74]^2*[.$I$74]^2))" office:value-type="float" office:value="0.188909389762506" calcext:value-type="float">
            <text:p>0.18891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79.9406" calcext:value-type="float">
            <text:p>079.9406</text:p>
          </table:table-cell>
          <table:table-cell office:value-type="float" office:value="79.8512" calcext:value-type="float">
            <text:p>079.8512</text:p>
          </table:table-cell>
          <table:table-cell office:value-type="float" office:value="74.348" calcext:value-type="float">
            <text:p>074.3480</text:p>
          </table:table-cell>
          <table:table-cell office:value-type="float" office:value="76.1093" calcext:value-type="float">
            <text:p>076.1093</text:p>
          </table:table-cell>
          <table:table-cell office:value-type="float" office:value="66.6348" calcext:value-type="float">
            <text:p>066.6348</text:p>
          </table:table-cell>
          <table:table-cell office:value-type="float" office:value="67.2543" calcext:value-type="float">
            <text:p>067.2543</text:p>
          </table:table-cell>
          <table:table-cell table:formula="of:=AVERAGE([.B82:.G82])" office:value-type="float" office:value="74.0230333333333" calcext:value-type="float">
            <text:p>074.0230</text:p>
          </table:table-cell>
          <table:table-cell table:formula="of:=STDEV([.B82:.G82])/SQRT(5)" office:value-type="float" office:value="2.6370057005121" calcext:value-type="float">
            <text:p>002.6370</text:p>
          </table:table-cell>
          <table:table-cell/>
          <table:table-cell office:value-type="string" calcext:value-type="string">
            <text:p>32bit float</text:p>
          </table:table-cell>
          <table:table-cell table:formula="of:=[.H93]/[.$H$74]" office:value-type="float" office:value="0.461380602617853" calcext:value-type="float">
            <text:p>0.46138</text:p>
          </table:table-cell>
          <table:table-cell table:formula="of:=SQRT(([.I93]/[.$H$74])^2+([.H93]/[.$H$74]^2*[.$I$74]^2))" office:value-type="float" office:value="0.161452070903678" calcext:value-type="float">
            <text:p>0.16145</text:p>
          </table:table-cell>
          <table:table-cell table:formula="of:=[.H94]/[.$H$74]" office:value-type="float" office:value="1.36239794910811" calcext:value-type="float">
            <text:p>1.36240</text:p>
          </table:table-cell>
          <table:table-cell table:formula="of:=SQRT(([.I94]/[.$H$74])^2+([.H94]/[.$H$74]^2*[.$I$74]^2))" office:value-type="float" office:value="0.277431678734428" calcext:value-type="float">
            <text:p>0.27743</text:p>
          </table:table-cell>
          <table:table-cell table:formula="of:=[.H95]/[.$H$74]" office:value-type="float" office:value="2.21548015678366" calcext:value-type="float">
            <text:p>2.21548</text:p>
          </table:table-cell>
          <table:table-cell table:formula="of:=SQRT(([.I95]/[.$H$74])^2+([.H95]/[.$H$74]^2*[.$I$74]^2))" office:value-type="float" office:value="0.353877314753262" calcext:value-type="float">
            <text:p>0.35388</text:p>
          </table:table-cell>
          <table:table-cell table:formula="of:=[.H96]/[.$H$74]" office:value-type="float" office:value="2.1206655388096" calcext:value-type="float">
            <text:p>2.12067</text:p>
          </table:table-cell>
          <table:table-cell table:formula="of:=SQRT(([.I96]/[.$H$74])^2+([.H96]/[.$H$74]^2*[.$I$74]^2))" office:value-type="float" office:value="0.346146291609208" calcext:value-type="float">
            <text:p>0.34615</text:p>
          </table:table-cell>
          <table:table-cell table:formula="of:=[.H97]/[.$H$74]" office:value-type="float" office:value="2.1838795310323" calcext:value-type="float">
            <text:p>2.18388</text:p>
          </table:table-cell>
          <table:table-cell table:formula="of:=SQRT(([.I97]/[.$H$74])^2+([.H97]/[.$H$74]^2*[.$I$74]^2))" office:value-type="float" office:value="0.351400251095748" calcext:value-type="float">
            <text:p>0.35140</text:p>
          </table:table-cell>
          <table:table-cell table:formula="of:=[.H98]/[.$H$74]" office:value-type="float" office:value="1.22382077811217" calcext:value-type="float">
            <text:p>1.22382</text:p>
          </table:table-cell>
          <table:table-cell table:formula="of:=SQRT(([.I98]/[.$H$74])^2+([.H98]/[.$H$74]^2*[.$I$74]^2))" office:value-type="float" office:value="0.26299284830931" calcext:value-type="float">
            <text:p>0.26299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71.5893" calcext:value-type="float">
            <text:p>071.5893</text:p>
          </table:table-cell>
          <table:table-cell office:value-type="float" office:value="83.29" calcext:value-type="float">
            <text:p>083.2900</text:p>
          </table:table-cell>
          <table:table-cell office:value-type="float" office:value="71.7016" calcext:value-type="float">
            <text:p>071.7016</text:p>
          </table:table-cell>
          <table:table-cell office:value-type="float" office:value="90.2901" calcext:value-type="float">
            <text:p>090.2901</text:p>
          </table:table-cell>
          <table:table-cell office:value-type="float" office:value="76.9123" calcext:value-type="float">
            <text:p>076.9123</text:p>
          </table:table-cell>
          <table:table-cell office:value-type="float" office:value="83.0634" calcext:value-type="float">
            <text:p>083.0634</text:p>
          </table:table-cell>
          <table:table-cell table:formula="of:=AVERAGE([.B83:.G83])" office:value-type="float" office:value="79.47445" calcext:value-type="float">
            <text:p>079.4745</text:p>
          </table:table-cell>
          <table:table-cell table:formula="of:=STDEV([.B83:.G83])/SQRT(5)" office:value-type="float" office:value="3.30801855554046" calcext:value-type="float">
            <text:p>003.3080</text:p>
          </table:table-cell>
          <table:table-cell/>
          <table:table-cell office:value-type="string" calcext:value-type="string">
            <text:p>16bit float</text:p>
          </table:table-cell>
          <table:table-cell table:formula="of:=[.H105]/[.$H$74]" office:value-type="float" office:value="0.459059607458417" calcext:value-type="float">
            <text:p>0.45906</text:p>
          </table:table-cell>
          <table:table-cell table:formula="of:=SQRT(([.I105]/[.$H$74])^2+([.H105]/[.$H$74]^2*[.$I$74]^2))" office:value-type="float" office:value="0.161040246269937" calcext:value-type="float">
            <text:p>0.16104</text:p>
          </table:table-cell>
          <table:table-cell table:formula="of:=[.H106]/[.$H$74]" office:value-type="float" office:value="1.39219303282829" calcext:value-type="float">
            <text:p>1.39219</text:p>
          </table:table-cell>
          <table:table-cell table:formula="of:=SQRT(([.I106]/[.$H$74])^2+([.H106]/[.$H$74]^2*[.$I$74]^2))" office:value-type="float" office:value="0.280447304650471" calcext:value-type="float">
            <text:p>0.28045</text:p>
          </table:table-cell>
          <table:table-cell table:formula="of:=[.H107]/[.$H$74]" office:value-type="float" office:value="2.943104494835" calcext:value-type="float">
            <text:p>2.94310</text:p>
          </table:table-cell>
          <table:table-cell table:formula="of:=SQRT(([.I107]/[.$H$74])^2+([.H107]/[.$H$74]^2*[.$I$74]^2))" office:value-type="float" office:value="0.407799703072338" calcext:value-type="float">
            <text:p>0.40780</text:p>
          </table:table-cell>
          <table:table-cell table:formula="of:=[.H108]/[.$H$74]" office:value-type="float" office:value="2.88769874385601" calcext:value-type="float">
            <text:p>2.88770</text:p>
          </table:table-cell>
          <table:table-cell table:formula="of:=SQRT(([.I108]/[.$H$74])^2+([.H108]/[.$H$74]^2*[.$I$74]^2))" office:value-type="float" office:value="0.403915193438653" calcext:value-type="float">
            <text:p>0.40392</text:p>
          </table:table-cell>
          <table:table-cell table:formula="of:=[.H109]/[.$H$74]" office:value-type="float" office:value="3.15454584338561" calcext:value-type="float">
            <text:p>3.15455</text:p>
          </table:table-cell>
          <table:table-cell table:formula="of:=SQRT(([.I109]/[.$H$74])^2+([.H109]/[.$H$74]^2*[.$I$74]^2))" office:value-type="float" office:value="0.422269847230707" calcext:value-type="float">
            <text:p>0.42227</text:p>
          </table:table-cell>
          <table:table-cell table:formula="of:=[.H110]/[.$H$74]" office:value-type="float" office:value="1.80488861425559" calcext:value-type="float">
            <text:p>1.80489</text:p>
          </table:table-cell>
          <table:table-cell table:formula="of:=SQRT(([.I110]/[.$H$74])^2+([.H110]/[.$H$74]^2*[.$I$74]^2))" office:value-type="float" office:value="0.319842515550058" calcext:value-type="float">
            <text:p>0.31984</text:p>
          </table:table-cell>
          <table:table-cell table:number-columns-repeated="17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87.4599" calcext:value-type="float">
            <text:p>087.4599</text:p>
          </table:table-cell>
          <table:table-cell office:value-type="float" office:value="93.6874" calcext:value-type="float">
            <text:p>093.6874</text:p>
          </table:table-cell>
          <table:table-cell office:value-type="float" office:value="100.654" calcext:value-type="float">
            <text:p>100.6540</text:p>
          </table:table-cell>
          <table:table-cell office:value-type="float" office:value="96.9312" calcext:value-type="float">
            <text:p>096.9312</text:p>
          </table:table-cell>
          <table:table-cell office:value-type="float" office:value="101.178" calcext:value-type="float">
            <text:p>101.1780</text:p>
          </table:table-cell>
          <table:table-cell office:value-type="float" office:value="95.8602" calcext:value-type="float">
            <text:p>095.8602</text:p>
          </table:table-cell>
          <table:table-cell table:formula="of:=AVERAGE([.B84:.G84])" office:value-type="float" office:value="95.9617833333333" calcext:value-type="float">
            <text:p>095.9618</text:p>
          </table:table-cell>
          <table:table-cell table:formula="of:=STDEV([.B84:.G84])/SQRT(5)" office:value-type="float" office:value="2.25947552470332" calcext:value-type="float">
            <text:p>002.2595</text:p>
          </table:table-cell>
          <table:table-cell/>
          <table:table-cell office:value-type="string" calcext:value-type="string">
            <text:p>16bit fixed</text:p>
          </table:table-cell>
          <table:table-cell table:formula="of:=[.H117]/[.$H$74]" office:value-type="float" office:value="0.897947743026958" calcext:value-type="float">
            <text:p>0.89795</text:p>
          </table:table-cell>
          <table:table-cell table:formula="of:=SQRT(([.I117]/[.$H$74])^2+([.H117]/[.$H$74]^2*[.$I$74]^2))" office:value-type="float" office:value="0.225229598784403" calcext:value-type="float">
            <text:p>0.22523</text:p>
          </table:table-cell>
          <table:table-cell table:formula="of:=[.H118]/[.$H$74]" office:value-type="float" office:value="1.1053628420542" calcext:value-type="float">
            <text:p>1.10536</text:p>
          </table:table-cell>
          <table:table-cell table:formula="of:=SQRT(([.I118]/[.$H$74])^2+([.H118]/[.$H$74]^2*[.$I$74]^2))" office:value-type="float" office:value="0.24992009235384" calcext:value-type="float">
            <text:p>0.24992</text:p>
          </table:table-cell>
          <table:table-cell table:formula="of:=[.H119]/[.$H$74]" office:value-type="float" office:value="3.70784437028536" calcext:value-type="float">
            <text:p>3.70784</text:p>
          </table:table-cell>
          <table:table-cell table:formula="of:=SQRT(([.I119]/[.$H$74])^2+([.H119]/[.$H$74]^2*[.$I$74]^2))" office:value-type="float" office:value="0.457881557344976" calcext:value-type="float">
            <text:p>0.45788</text:p>
          </table:table-cell>
          <table:table-cell table:formula="of:=[.H120]/[.$H$74]" office:value-type="float" office:value="4.08543926817304" calcext:value-type="float">
            <text:p>4.08544</text:p>
          </table:table-cell>
          <table:table-cell table:formula="of:=SQRT(([.I120]/[.$H$74])^2+([.H120]/[.$H$74]^2*[.$I$74]^2))" office:value-type="float" office:value="0.481008459464132" calcext:value-type="float">
            <text:p>0.48101</text:p>
          </table:table-cell>
          <table:table-cell table:formula="of:=[.H121]/[.$H$74]" office:value-type="float" office:value="4.13502251012205" calcext:value-type="float">
            <text:p>4.13502</text:p>
          </table:table-cell>
          <table:table-cell table:formula="of:=SQRT(([.I121]/[.$H$74])^2+([.H121]/[.$H$74]^2*[.$I$74]^2))" office:value-type="float" office:value="0.484529063846687" calcext:value-type="float">
            <text:p>0.48453</text:p>
          </table:table-cell>
          <table:table-cell table:formula="of:=[.H122]/[.$H$74]" office:value-type="float" office:value="3.93205738056258" calcext:value-type="float">
            <text:p>3.93206</text:p>
          </table:table-cell>
          <table:table-cell table:formula="of:=SQRT(([.I122]/[.$H$74])^2+([.H122]/[.$H$74]^2*[.$I$74]^2))" office:value-type="float" office:value="0.472369589611084" calcext:value-type="float">
            <text:p>0.47237</text:p>
          </table:table-cell>
          <table:table-cell table:number-columns-repeated="17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92.9391" calcext:value-type="float">
            <text:p>092.9391</text:p>
          </table:table-cell>
          <table:table-cell office:value-type="float" office:value="85.3066" calcext:value-type="float">
            <text:p>085.3066</text:p>
          </table:table-cell>
          <table:table-cell office:value-type="float" office:value="81.6384" calcext:value-type="float">
            <text:p>081.6384</text:p>
          </table:table-cell>
          <table:table-cell office:value-type="float" office:value="83.2109" calcext:value-type="float">
            <text:p>083.2109</text:p>
          </table:table-cell>
          <table:table-cell office:value-type="float" office:value="72.0023" calcext:value-type="float">
            <text:p>072.0023</text:p>
          </table:table-cell>
          <table:table-cell office:value-type="float" office:value="77.9064" calcext:value-type="float">
            <text:p>077.9064</text:p>
          </table:table-cell>
          <table:table-cell table:formula="of:=AVERAGE([.B85:.G85])" office:value-type="float" office:value="82.1672833333333" calcext:value-type="float">
            <text:p>082.1673</text:p>
          </table:table-cell>
          <table:table-cell table:formula="of:=STDEV([.B85:.G85])/SQRT(5)" office:value-type="float" office:value="3.15428730275689" calcext:value-type="float">
            <text:p>003.1543</text:p>
          </table:table-cell>
          <table:table-cell/>
          <table:table-cell office:value-type="string" calcext:value-type="string">
            <text:p>8bit fixed</text:p>
          </table:table-cell>
          <table:table-cell table:formula="of:=[.H129]/[.$H$74]" office:value-type="float" office:value="0.813692451760449" calcext:value-type="float">
            <text:p>0.81369</text:p>
          </table:table-cell>
          <table:table-cell table:formula="of:=SQRT(([.I129]/[.$H$74])^2+([.H129]/[.$H$74]^2*[.$I$74]^2))" office:value-type="float" office:value="0.214415988065432" calcext:value-type="float">
            <text:p>0.21442</text:p>
          </table:table-cell>
          <table:table-cell table:formula="of:=[.H130]/[.$H$74]" office:value-type="float" office:value="0.842418225053898" calcext:value-type="float">
            <text:p>0.84242</text:p>
          </table:table-cell>
          <table:table-cell table:formula="of:=SQRT(([.I130]/[.$H$74])^2+([.H130]/[.$H$74]^2*[.$I$74]^2))" office:value-type="float" office:value="0.218158505969257" calcext:value-type="float">
            <text:p>0.21816</text:p>
          </table:table-cell>
          <table:table-cell table:formula="of:=[.H131]/[.$H$74]" office:value-type="float" office:value="3.72792920527939" calcext:value-type="float">
            <text:p>3.72793</text:p>
          </table:table-cell>
          <table:table-cell table:formula="of:=SQRT(([.I131]/[.$H$74])^2+([.H131]/[.$H$74]^2*[.$I$74]^2))" office:value-type="float" office:value="0.458925129737222" calcext:value-type="float">
            <text:p>0.45893</text:p>
          </table:table-cell>
          <table:table-cell table:formula="of:=[.H132]/[.$H$74]" office:value-type="float" office:value="4.75179894415833" calcext:value-type="float">
            <text:p>4.75180</text:p>
          </table:table-cell>
          <table:table-cell table:formula="of:=SQRT(([.I132]/[.$H$74])^2+([.H132]/[.$H$74]^2*[.$I$74]^2))" office:value-type="float" office:value="0.518164199247119" calcext:value-type="float">
            <text:p>0.51816</text:p>
          </table:table-cell>
          <table:table-cell table:formula="of:=[.H133]/[.$H$74]" office:value-type="float" office:value="5.06301105075448" calcext:value-type="float">
            <text:p>5.06301</text:p>
          </table:table-cell>
          <table:table-cell table:formula="of:=SQRT(([.I133]/[.$H$74])^2+([.H133]/[.$H$74]^2*[.$I$74]^2))" office:value-type="float" office:value="0.534820957921423" calcext:value-type="float">
            <text:p>0.53482</text:p>
          </table:table-cell>
          <table:table-cell table:formula="of:=[.H134]/[.$H$74]" office:value-type="float" office:value="5.0423820050071" calcext:value-type="float">
            <text:p>5.04238</text:p>
          </table:table-cell>
          <table:table-cell table:formula="of:=SQRT(([.I134]/[.$H$74])^2+([.H134]/[.$H$74]^2*[.$I$74]^2))" office:value-type="float" office:value="0.533830750617786" calcext:value-type="float">
            <text:p>0.53383</text:p>
          </table:table-cell>
          <table:table-cell table:number-columns-repeated="17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52.3685" calcext:value-type="float">
            <text:p>052.3685</text:p>
          </table:table-cell>
          <table:table-cell office:value-type="float" office:value="46.1067" calcext:value-type="float">
            <text:p>046.1067</text:p>
          </table:table-cell>
          <table:table-cell office:value-type="float" office:value="60.5088" calcext:value-type="float">
            <text:p>060.5088</text:p>
          </table:table-cell>
          <table:table-cell office:value-type="float" office:value="60.6946" calcext:value-type="float">
            <text:p>060.6946</text:p>
          </table:table-cell>
          <table:table-cell office:value-type="float" office:value="60.8047" calcext:value-type="float">
            <text:p>060.8047</text:p>
          </table:table-cell>
          <table:table-cell office:value-type="float" office:value="58.2206" calcext:value-type="float">
            <text:p>058.2206</text:p>
          </table:table-cell>
          <table:table-cell table:formula="of:=AVERAGE([.B86:.G86])" office:value-type="float" office:value="56.45065" calcext:value-type="float">
            <text:p>056.4507</text:p>
          </table:table-cell>
          <table:table-cell table:formula="of:=STDEV([.B86:.G86])/SQRT(5)" office:value-type="float" office:value="2.68500590431381" calcext:value-type="float">
            <text:p>002.6850</text:p>
          </table:table-cell>
          <table:table-cell table:number-columns-repeated="31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N=2048, 80 threads, 640 matrices, FP32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5122" calcext:value-type="float">
            <text:p>5122.0000</text:p>
          </table:table-cell>
          <table:table-cell table:number-columns-repeated="5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42.3128" calcext:value-type="float">
            <text:p>042.3128</text:p>
          </table:table-cell>
          <table:table-cell office:value-type="float" office:value="42.3174" calcext:value-type="float">
            <text:p>042.3174</text:p>
          </table:table-cell>
          <table:table-cell office:value-type="float" office:value="41.9003" calcext:value-type="float">
            <text:p>041.9003</text:p>
          </table:table-cell>
          <table:table-cell office:value-type="float" office:value="42.6401" calcext:value-type="float">
            <text:p>042.6401</text:p>
          </table:table-cell>
          <table:table-cell office:value-type="float" office:value="42.3273" calcext:value-type="float">
            <text:p>042.3273</text:p>
          </table:table-cell>
          <table:table-cell office:value-type="float" office:value="41.9936" calcext:value-type="float">
            <text:p>041.9936</text:p>
          </table:table-cell>
          <table:table-cell table:formula="of:=AVERAGE([.B93:.G93])" office:value-type="float" office:value="42.2485833333333" calcext:value-type="float">
            <text:p>042.2486</text:p>
          </table:table-cell>
          <table:table-cell table:formula="of:=STDEV([.B93:.G93])/SQRT(5)" office:value-type="float" office:value="0.11910649156672" calcext:value-type="float">
            <text:p>000.1191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124.599" calcext:value-type="float">
            <text:p>124.5990</text:p>
          </table:table-cell>
          <table:table-cell office:value-type="float" office:value="124.492" calcext:value-type="float">
            <text:p>124.4920</text:p>
          </table:table-cell>
          <table:table-cell office:value-type="float" office:value="125.042" calcext:value-type="float">
            <text:p>125.0420</text:p>
          </table:table-cell>
          <table:table-cell office:value-type="float" office:value="124.589" calcext:value-type="float">
            <text:p>124.5890</text:p>
          </table:table-cell>
          <table:table-cell office:value-type="float" office:value="124.723" calcext:value-type="float">
            <text:p>124.7230</text:p>
          </table:table-cell>
          <table:table-cell office:value-type="float" office:value="125.083" calcext:value-type="float">
            <text:p>125.0830</text:p>
          </table:table-cell>
          <table:table-cell table:formula="of:=AVERAGE([.B94:.G94])" office:value-type="float" office:value="124.754666666667" calcext:value-type="float">
            <text:p>124.7547</text:p>
          </table:table-cell>
          <table:table-cell table:formula="of:=STDEV([.B94:.G94])/SQRT(5)" office:value-type="float" office:value="0.111720603889046" calcext:value-type="float">
            <text:p>000.1117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202.848" calcext:value-type="float">
            <text:p>202.8480</text:p>
          </table:table-cell>
          <table:table-cell office:value-type="float" office:value="202.7" calcext:value-type="float">
            <text:p>202.7000</text:p>
          </table:table-cell>
          <table:table-cell office:value-type="float" office:value="204.703" calcext:value-type="float">
            <text:p>204.7030</text:p>
          </table:table-cell>
          <table:table-cell office:value-type="float" office:value="202.034" calcext:value-type="float">
            <text:p>202.0340</text:p>
          </table:table-cell>
          <table:table-cell office:value-type="float" office:value="200.239" calcext:value-type="float">
            <text:p>200.2390</text:p>
          </table:table-cell>
          <table:table-cell office:value-type="float" office:value="204.704" calcext:value-type="float">
            <text:p>204.7040</text:p>
          </table:table-cell>
          <table:table-cell table:formula="of:=AVERAGE([.B95:.G95])" office:value-type="float" office:value="202.871333333333" calcext:value-type="float">
            <text:p>202.8713</text:p>
          </table:table-cell>
          <table:table-cell table:formula="of:=STDEV([.B95:.G95])/SQRT(5)" office:value-type="float" office:value="0.758257880495372" calcext:value-type="float">
            <text:p>000.7583</text:p>
          </table:table-cell>
          <table:table-cell table:number-columns-repeated="31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94.209" calcext:value-type="float">
            <text:p>194.2090</text:p>
          </table:table-cell>
          <table:table-cell office:value-type="float" office:value="193.632" calcext:value-type="float">
            <text:p>193.6320</text:p>
          </table:table-cell>
          <table:table-cell office:value-type="float" office:value="194.836" calcext:value-type="float">
            <text:p>194.8360</text:p>
          </table:table-cell>
          <table:table-cell office:value-type="float" office:value="193.347" calcext:value-type="float">
            <text:p>193.3470</text:p>
          </table:table-cell>
          <table:table-cell office:value-type="float" office:value="195.276" calcext:value-type="float">
            <text:p>195.2760</text:p>
          </table:table-cell>
          <table:table-cell office:value-type="float" office:value="193.835" calcext:value-type="float">
            <text:p>193.8350</text:p>
          </table:table-cell>
          <table:table-cell table:formula="of:=AVERAGE([.B96:.G96])" office:value-type="float" office:value="194.189166666667" calcext:value-type="float">
            <text:p>194.1892</text:p>
          </table:table-cell>
          <table:table-cell table:formula="of:=STDEV([.B96:.G96])/SQRT(5)" office:value-type="float" office:value="0.331367278609904" calcext:value-type="float">
            <text:p>000.3314</text:p>
          </table:table-cell>
          <table:table-cell table:number-columns-repeated="31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99.528" calcext:value-type="float">
            <text:p>199.5280</text:p>
          </table:table-cell>
          <table:table-cell office:value-type="float" office:value="202.38" calcext:value-type="float">
            <text:p>202.3800</text:p>
          </table:table-cell>
          <table:table-cell office:value-type="float" office:value="201.533" calcext:value-type="float">
            <text:p>201.5330</text:p>
          </table:table-cell>
          <table:table-cell office:value-type="float" office:value="201.297" calcext:value-type="float">
            <text:p>201.2970</text:p>
          </table:table-cell>
          <table:table-cell office:value-type="float" office:value="198.112" calcext:value-type="float">
            <text:p>198.1120</text:p>
          </table:table-cell>
          <table:table-cell office:value-type="float" office:value="197.016" calcext:value-type="float">
            <text:p>197.0160</text:p>
          </table:table-cell>
          <table:table-cell table:formula="of:=AVERAGE([.B97:.G97])" office:value-type="float" office:value="199.977666666667" calcext:value-type="float">
            <text:p>199.9777</text:p>
          </table:table-cell>
          <table:table-cell table:formula="of:=STDEV([.B97:.G97])/SQRT(5)" office:value-type="float" office:value="0.946261894685258" calcext:value-type="float">
            <text:p>000.9463</text:p>
          </table:table-cell>
          <table:table-cell table:number-columns-repeated="31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110.602" calcext:value-type="float">
            <text:p>110.6020</text:p>
          </table:table-cell>
          <table:table-cell office:value-type="float" office:value="112.252" calcext:value-type="float">
            <text:p>112.2520</text:p>
          </table:table-cell>
          <table:table-cell office:value-type="float" office:value="111.685" calcext:value-type="float">
            <text:p>111.6850</text:p>
          </table:table-cell>
          <table:table-cell office:value-type="float" office:value="111.422" calcext:value-type="float">
            <text:p>111.4220</text:p>
          </table:table-cell>
          <table:table-cell office:value-type="float" office:value="112.823" calcext:value-type="float">
            <text:p>112.8230</text:p>
          </table:table-cell>
          <table:table-cell office:value-type="float" office:value="113.607" calcext:value-type="float">
            <text:p>113.6070</text:p>
          </table:table-cell>
          <table:table-cell table:formula="of:=AVERAGE([.B98:.G98])" office:value-type="float" office:value="112.065166666667" calcext:value-type="float">
            <text:p>112.0652</text:p>
          </table:table-cell>
          <table:table-cell table:formula="of:=STDEV([.B98:.G98])/SQRT(5)" office:value-type="float" office:value="0.476886352639004" calcext:value-type="float">
            <text:p>000.4769</text:p>
          </table:table-cell>
          <table:table-cell table:number-columns-repeated="31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N=2048, 80 threads, 640 matrices, BFLOAT16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561" calcext:value-type="float">
            <text:p>2561.0000</text:p>
          </table:table-cell>
          <table:table-cell table:number-columns-repeated="5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42.0353" calcext:value-type="float">
            <text:p>042.0353</text:p>
          </table:table-cell>
          <table:table-cell office:value-type="float" office:value="42.0477" calcext:value-type="float">
            <text:p>042.0477</text:p>
          </table:table-cell>
          <table:table-cell office:value-type="float" office:value="42.0508" calcext:value-type="float">
            <text:p>042.0508</text:p>
          </table:table-cell>
          <table:table-cell office:value-type="float" office:value="42.0229" calcext:value-type="float">
            <text:p>042.0229</text:p>
          </table:table-cell>
          <table:table-cell office:value-type="float" office:value="42.0251" calcext:value-type="float">
            <text:p>042.0251</text:p>
          </table:table-cell>
          <table:table-cell office:value-type="float" office:value="42.0345" calcext:value-type="float">
            <text:p>042.0345</text:p>
          </table:table-cell>
          <table:table-cell table:formula="of:=AVERAGE([.B105:.G105])" office:value-type="float" office:value="42.03605" calcext:value-type="float">
            <text:p>042.0361</text:p>
          </table:table-cell>
          <table:table-cell table:formula="of:=STDEV([.B105:.G105])/SQRT(5)" office:value-type="float" office:value="0.00509539007338988" calcext:value-type="float">
            <text:p>000.0051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127.466" calcext:value-type="float">
            <text:p>127.4660</text:p>
          </table:table-cell>
          <table:table-cell office:value-type="float" office:value="127.432" calcext:value-type="float">
            <text:p>127.4320</text:p>
          </table:table-cell>
          <table:table-cell office:value-type="float" office:value="127.206" calcext:value-type="float">
            <text:p>127.2060</text:p>
          </table:table-cell>
          <table:table-cell office:value-type="float" office:value="127.531" calcext:value-type="float">
            <text:p>127.5310</text:p>
          </table:table-cell>
          <table:table-cell office:value-type="float" office:value="127.661" calcext:value-type="float">
            <text:p>127.6610</text:p>
          </table:table-cell>
          <table:table-cell office:value-type="float" office:value="127.602" calcext:value-type="float">
            <text:p>127.6020</text:p>
          </table:table-cell>
          <table:table-cell table:formula="of:=AVERAGE([.B106:.G106])" office:value-type="float" office:value="127.483" calcext:value-type="float">
            <text:p>127.4830</text:p>
          </table:table-cell>
          <table:table-cell table:formula="of:=STDEV([.B106:.G106])/SQRT(5)" office:value-type="float" office:value="0.0714892998986562" calcext:value-type="float">
            <text:p>000.0715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268.808" calcext:value-type="float">
            <text:p>268.8080</text:p>
          </table:table-cell>
          <table:table-cell office:value-type="float" office:value="267.661" calcext:value-type="float">
            <text:p>267.6610</text:p>
          </table:table-cell>
          <table:table-cell office:value-type="float" office:value="269.949" calcext:value-type="float">
            <text:p>269.9490</text:p>
          </table:table-cell>
          <table:table-cell office:value-type="float" office:value="269.828" calcext:value-type="float">
            <text:p>269.8280</text:p>
          </table:table-cell>
          <table:table-cell office:value-type="float" office:value="271.21" calcext:value-type="float">
            <text:p>271.2100</text:p>
          </table:table-cell>
          <table:table-cell office:value-type="float" office:value="269.543" calcext:value-type="float">
            <text:p>269.5430</text:p>
          </table:table-cell>
          <table:table-cell table:formula="of:=AVERAGE([.B107:.G107])" office:value-type="float" office:value="269.499833333333" calcext:value-type="float">
            <text:p>269.4998</text:p>
          </table:table-cell>
          <table:table-cell table:formula="of:=STDEV([.B107:.G107])/SQRT(5)" office:value-type="float" office:value="0.532763318306854" calcext:value-type="float">
            <text:p>000.5328</text:p>
          </table:table-cell>
          <table:table-cell table:number-columns-repeated="31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264.933" calcext:value-type="float">
            <text:p>264.9330</text:p>
          </table:table-cell>
          <table:table-cell office:value-type="float" office:value="264.391" calcext:value-type="float">
            <text:p>264.3910</text:p>
          </table:table-cell>
          <table:table-cell office:value-type="float" office:value="265.064" calcext:value-type="float">
            <text:p>265.0640</text:p>
          </table:table-cell>
          <table:table-cell office:value-type="float" office:value="263.193" calcext:value-type="float">
            <text:p>263.1930</text:p>
          </table:table-cell>
          <table:table-cell office:value-type="float" office:value="264.679" calcext:value-type="float">
            <text:p>264.6790</text:p>
          </table:table-cell>
          <table:table-cell office:value-type="float" office:value="264.298" calcext:value-type="float">
            <text:p>264.2980</text:p>
          </table:table-cell>
          <table:table-cell table:formula="of:=AVERAGE([.B108:.G108])" office:value-type="float" office:value="264.426333333333" calcext:value-type="float">
            <text:p>264.4263</text:p>
          </table:table-cell>
          <table:table-cell table:formula="of:=STDEV([.B108:.G108])/SQRT(5)" office:value-type="float" office:value="0.301064732795682" calcext:value-type="float">
            <text:p>000.3011</text:p>
          </table:table-cell>
          <table:table-cell table:number-columns-repeated="31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290.127" calcext:value-type="float">
            <text:p>290.1270</text:p>
          </table:table-cell>
          <table:table-cell office:value-type="float" office:value="287.088" calcext:value-type="float">
            <text:p>287.0880</text:p>
          </table:table-cell>
          <table:table-cell office:value-type="float" office:value="289.32" calcext:value-type="float">
            <text:p>289.3200</text:p>
          </table:table-cell>
          <table:table-cell office:value-type="float" office:value="290.188" calcext:value-type="float">
            <text:p>290.1880</text:p>
          </table:table-cell>
          <table:table-cell office:value-type="float" office:value="285.632" calcext:value-type="float">
            <text:p>285.6320</text:p>
          </table:table-cell>
          <table:table-cell office:value-type="float" office:value="290.814" calcext:value-type="float">
            <text:p>290.8140</text:p>
          </table:table-cell>
          <table:table-cell table:formula="of:=AVERAGE([.B109:.G109])" office:value-type="float" office:value="288.8615" calcext:value-type="float">
            <text:p>288.8615</text:p>
          </table:table-cell>
          <table:table-cell table:formula="of:=STDEV([.B109:.G109])/SQRT(5)" office:value-type="float" office:value="0.915610037079104" calcext:value-type="float">
            <text:p>000.9156</text:p>
          </table:table-cell>
          <table:table-cell table:number-columns-repeated="31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162.36" calcext:value-type="float">
            <text:p>162.3600</text:p>
          </table:table-cell>
          <table:table-cell office:value-type="float" office:value="162.287" calcext:value-type="float">
            <text:p>162.2870</text:p>
          </table:table-cell>
          <table:table-cell office:value-type="float" office:value="169.322" calcext:value-type="float">
            <text:p>169.3220</text:p>
          </table:table-cell>
          <table:table-cell office:value-type="float" office:value="162.367" calcext:value-type="float">
            <text:p>162.3670</text:p>
          </table:table-cell>
          <table:table-cell office:value-type="float" office:value="164.776" calcext:value-type="float">
            <text:p>164.7760</text:p>
          </table:table-cell>
          <table:table-cell office:value-type="float" office:value="170.529" calcext:value-type="float">
            <text:p>170.5290</text:p>
          </table:table-cell>
          <table:table-cell table:formula="of:=AVERAGE([.B110:.G110])" office:value-type="float" office:value="165.2735" calcext:value-type="float">
            <text:p>165.2735</text:p>
          </table:table-cell>
          <table:table-cell table:formula="of:=STDEV([.B110:.G110])/SQRT(5)" office:value-type="float" office:value="1.67467663147248" calcext:value-type="float">
            <text:p>001.6747</text:p>
          </table:table-cell>
          <table:table-cell table:number-columns-repeated="31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N=2048, 80 threads, 640 matrices, Fixed16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721" calcext:value-type="float">
            <text:p>2721.0000</text:p>
          </table:table-cell>
          <table:table-cell table:number-columns-repeated="5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82.2125" calcext:value-type="float">
            <text:p>082.2125</text:p>
          </table:table-cell>
          <table:table-cell office:value-type="float" office:value="82.2352" calcext:value-type="float">
            <text:p>082.2352</text:p>
          </table:table-cell>
          <table:table-cell office:value-type="float" office:value="82.2" calcext:value-type="float">
            <text:p>082.2000</text:p>
          </table:table-cell>
          <table:table-cell office:value-type="float" office:value="82.2358" calcext:value-type="float">
            <text:p>082.2358</text:p>
          </table:table-cell>
          <table:table-cell office:value-type="float" office:value="82.1987" calcext:value-type="float">
            <text:p>082.1987</text:p>
          </table:table-cell>
          <table:table-cell office:value-type="float" office:value="82.2678" calcext:value-type="float">
            <text:p>082.2678</text:p>
          </table:table-cell>
          <table:table-cell table:formula="of:=AVERAGE([.B117:.G117])" office:value-type="float" office:value="82.225" calcext:value-type="float">
            <text:p>082.2250</text:p>
          </table:table-cell>
          <table:table-cell table:formula="of:=STDEV([.B117:.G117])/SQRT(5)" office:value-type="float" office:value="0.011875116841529" calcext:value-type="float">
            <text:p>000.0119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101.653" calcext:value-type="float">
            <text:p>101.6530</text:p>
          </table:table-cell>
          <table:table-cell office:value-type="float" office:value="101.381" calcext:value-type="float">
            <text:p>101.3810</text:p>
          </table:table-cell>
          <table:table-cell office:value-type="float" office:value="101.622" calcext:value-type="float">
            <text:p>101.6220</text:p>
          </table:table-cell>
          <table:table-cell office:value-type="float" office:value="101.631" calcext:value-type="float">
            <text:p>101.6310</text:p>
          </table:table-cell>
          <table:table-cell office:value-type="float" office:value="99.6749" calcext:value-type="float">
            <text:p>099.6749</text:p>
          </table:table-cell>
          <table:table-cell office:value-type="float" office:value="101.346" calcext:value-type="float">
            <text:p>101.3460</text:p>
          </table:table-cell>
          <table:table-cell table:formula="of:=AVERAGE([.B118:.G118])" office:value-type="float" office:value="101.217983333333" calcext:value-type="float">
            <text:p>101.2180</text:p>
          </table:table-cell>
          <table:table-cell table:formula="of:=STDEV([.B118:.G118])/SQRT(5)" office:value-type="float" office:value="0.343343595154088" calcext:value-type="float">
            <text:p>000.3433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336.522" calcext:value-type="float">
            <text:p>336.5220</text:p>
          </table:table-cell>
          <table:table-cell office:value-type="float" office:value="341.587" calcext:value-type="float">
            <text:p>341.5870</text:p>
          </table:table-cell>
          <table:table-cell office:value-type="float" office:value="340.419" calcext:value-type="float">
            <text:p>340.4190</text:p>
          </table:table-cell>
          <table:table-cell office:value-type="float" office:value="342.998" calcext:value-type="float">
            <text:p>342.9980</text:p>
          </table:table-cell>
          <table:table-cell office:value-type="float" office:value="339.688" calcext:value-type="float">
            <text:p>339.6880</text:p>
          </table:table-cell>
          <table:table-cell office:value-type="float" office:value="335.948" calcext:value-type="float">
            <text:p>335.9480</text:p>
          </table:table-cell>
          <table:table-cell table:formula="of:=AVERAGE([.B119:.G119])" office:value-type="float" office:value="339.527" calcext:value-type="float">
            <text:p>339.5270</text:p>
          </table:table-cell>
          <table:table-cell table:formula="of:=STDEV([.B119:.G119])/SQRT(5)" office:value-type="float" office:value="1.24823542651216" calcext:value-type="float">
            <text:p>001.2482</text:p>
          </table:table-cell>
          <table:table-cell table:number-columns-repeated="31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379.012" calcext:value-type="float">
            <text:p>379.0120</text:p>
          </table:table-cell>
          <table:table-cell office:value-type="float" office:value="367.262" calcext:value-type="float">
            <text:p>367.2620</text:p>
          </table:table-cell>
          <table:table-cell office:value-type="float" office:value="378.617" calcext:value-type="float">
            <text:p>378.6170</text:p>
          </table:table-cell>
          <table:table-cell office:value-type="float" office:value="372.406" calcext:value-type="float">
            <text:p>372.4060</text:p>
          </table:table-cell>
          <table:table-cell office:value-type="float" office:value="370.164" calcext:value-type="float">
            <text:p>370.1640</text:p>
          </table:table-cell>
          <table:table-cell office:value-type="float" office:value="377.159" calcext:value-type="float">
            <text:p>377.1590</text:p>
          </table:table-cell>
          <table:table-cell table:formula="of:=AVERAGE([.B120:.G120])" office:value-type="float" office:value="374.103333333333" calcext:value-type="float">
            <text:p>374.1033</text:p>
          </table:table-cell>
          <table:table-cell table:formula="of:=STDEV([.B120:.G120])/SQRT(5)" office:value-type="float" office:value="2.18181963813083" calcext:value-type="float">
            <text:p>002.1818</text:p>
          </table:table-cell>
          <table:table-cell table:number-columns-repeated="31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374.429" calcext:value-type="float">
            <text:p>374.4290</text:p>
          </table:table-cell>
          <table:table-cell office:value-type="float" office:value="384.884" calcext:value-type="float">
            <text:p>384.8840</text:p>
          </table:table-cell>
          <table:table-cell office:value-type="float" office:value="378.227" calcext:value-type="float">
            <text:p>378.2270</text:p>
          </table:table-cell>
          <table:table-cell office:value-type="float" office:value="368.432" calcext:value-type="float">
            <text:p>368.4320</text:p>
          </table:table-cell>
          <table:table-cell office:value-type="float" office:value="378.137" calcext:value-type="float">
            <text:p>378.1370</text:p>
          </table:table-cell>
          <table:table-cell office:value-type="float" office:value="387.753" calcext:value-type="float">
            <text:p>387.7530</text:p>
          </table:table-cell>
          <table:table-cell table:formula="of:=AVERAGE([.B121:.G121])" office:value-type="float" office:value="378.643666666667" calcext:value-type="float">
            <text:p>378.6437</text:p>
          </table:table-cell>
          <table:table-cell table:formula="of:=STDEV([.B121:.G121])/SQRT(5)" office:value-type="float" office:value="3.12661853978597" calcext:value-type="float">
            <text:p>003.1266</text:p>
          </table:table-cell>
          <table:table-cell table:number-columns-repeated="31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349.84" calcext:value-type="float">
            <text:p>349.8400</text:p>
          </table:table-cell>
          <table:table-cell office:value-type="float" office:value="366.382" calcext:value-type="float">
            <text:p>366.3820</text:p>
          </table:table-cell>
          <table:table-cell office:value-type="float" office:value="362.4" calcext:value-type="float">
            <text:p>362.4000</text:p>
          </table:table-cell>
          <table:table-cell office:value-type="float" office:value="355.031" calcext:value-type="float">
            <text:p>355.0310</text:p>
          </table:table-cell>
          <table:table-cell office:value-type="float" office:value="360.885" calcext:value-type="float">
            <text:p>360.8850</text:p>
          </table:table-cell>
          <table:table-cell office:value-type="float" office:value="365.811" calcext:value-type="float">
            <text:p>365.8110</text:p>
          </table:table-cell>
          <table:table-cell table:formula="of:=AVERAGE([.B122:.G122])" office:value-type="float" office:value="360.058166666667" calcext:value-type="float">
            <text:p>360.0582</text:p>
          </table:table-cell>
          <table:table-cell table:formula="of:=STDEV([.B122:.G122])/SQRT(5)" office:value-type="float" office:value="2.8909315511325" calcext:value-type="float">
            <text:p>002.8909</text:p>
          </table:table-cell>
          <table:table-cell table:number-columns-repeated="31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N=2048, 80 threads, 640 matrices, Fixed8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441" calcext:value-type="float">
            <text:p>1441.0000</text:p>
          </table:table-cell>
          <table:table-cell table:number-columns-repeated="5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74.7342" calcext:value-type="float">
            <text:p>074.7342</text:p>
          </table:table-cell>
          <table:table-cell office:value-type="float" office:value="74.7872" calcext:value-type="float">
            <text:p>074.7872</text:p>
          </table:table-cell>
          <table:table-cell office:value-type="float" office:value="74.7828" calcext:value-type="float">
            <text:p>074.7828</text:p>
          </table:table-cell>
          <table:table-cell office:value-type="float" office:value="74.6901" calcext:value-type="float">
            <text:p>074.6901</text:p>
          </table:table-cell>
          <table:table-cell office:value-type="float" office:value="73.5248" calcext:value-type="float">
            <text:p>073.5248</text:p>
          </table:table-cell>
          <table:table-cell office:value-type="float" office:value="74.5394" calcext:value-type="float">
            <text:p>074.5394</text:p>
          </table:table-cell>
          <table:table-cell table:formula="of:=AVERAGE([.B129:.G129])" office:value-type="float" office:value="74.50975" calcext:value-type="float">
            <text:p>074.5098</text:p>
          </table:table-cell>
          <table:table-cell table:formula="of:=STDEV([.B129:.G129])/SQRT(5)" office:value-type="float" office:value="0.219585459901151" calcext:value-type="float">
            <text:p>000.2196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77.2294" calcext:value-type="float">
            <text:p>077.2294</text:p>
          </table:table-cell>
          <table:table-cell office:value-type="float" office:value="77.2865" calcext:value-type="float">
            <text:p>077.2865</text:p>
          </table:table-cell>
          <table:table-cell office:value-type="float" office:value="77.2961" calcext:value-type="float">
            <text:p>077.2961</text:p>
          </table:table-cell>
          <table:table-cell office:value-type="float" office:value="76.5768" calcext:value-type="float">
            <text:p>076.5768</text:p>
          </table:table-cell>
          <table:table-cell office:value-type="float" office:value="77.2069" calcext:value-type="float">
            <text:p>077.2069</text:p>
          </table:table-cell>
          <table:table-cell office:value-type="float" office:value="77.2453" calcext:value-type="float">
            <text:p>077.2453</text:p>
          </table:table-cell>
          <table:table-cell table:formula="of:=AVERAGE([.B130:.G130])" office:value-type="float" office:value="77.1401666666667" calcext:value-type="float">
            <text:p>077.1402</text:p>
          </table:table-cell>
          <table:table-cell table:formula="of:=STDEV([.B130:.G130])/SQRT(5)" office:value-type="float" office:value="0.124351050390952" calcext:value-type="float">
            <text:p>000.1244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342.447" calcext:value-type="float">
            <text:p>342.4470</text:p>
          </table:table-cell>
          <table:table-cell office:value-type="float" office:value="341.387" calcext:value-type="float">
            <text:p>341.3870</text:p>
          </table:table-cell>
          <table:table-cell office:value-type="float" office:value="341.2" calcext:value-type="float">
            <text:p>341.2000</text:p>
          </table:table-cell>
          <table:table-cell office:value-type="float" office:value="341.387" calcext:value-type="float">
            <text:p>341.3870</text:p>
          </table:table-cell>
          <table:table-cell office:value-type="float" office:value="340.847" calcext:value-type="float">
            <text:p>340.8470</text:p>
          </table:table-cell>
          <table:table-cell office:value-type="float" office:value="340.929" calcext:value-type="float">
            <text:p>340.9290</text:p>
          </table:table-cell>
          <table:table-cell table:formula="of:=AVERAGE([.B131:.G131])" office:value-type="float" office:value="341.366166666667" calcext:value-type="float">
            <text:p>341.3662</text:p>
          </table:table-cell>
          <table:table-cell table:formula="of:=STDEV([.B131:.G131])/SQRT(5)" office:value-type="float" office:value="0.257474568323428" calcext:value-type="float">
            <text:p>000.2575</text:p>
          </table:table-cell>
          <table:table-cell table:number-columns-repeated="31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435.924" calcext:value-type="float">
            <text:p>435.9240</text:p>
          </table:table-cell>
          <table:table-cell office:value-type="float" office:value="436.112" calcext:value-type="float">
            <text:p>436.1120</text:p>
          </table:table-cell>
          <table:table-cell office:value-type="float" office:value="432.549" calcext:value-type="float">
            <text:p>432.5490</text:p>
          </table:table-cell>
          <table:table-cell office:value-type="float" office:value="436.367" calcext:value-type="float">
            <text:p>436.3670</text:p>
          </table:table-cell>
          <table:table-cell office:value-type="float" office:value="435.09" calcext:value-type="float">
            <text:p>435.0900</text:p>
          </table:table-cell>
          <table:table-cell office:value-type="float" office:value="434.689" calcext:value-type="float">
            <text:p>434.6890</text:p>
          </table:table-cell>
          <table:table-cell table:formula="of:=AVERAGE([.B132:.G132])" office:value-type="float" office:value="435.121833333333" calcext:value-type="float">
            <text:p>435.1218</text:p>
          </table:table-cell>
          <table:table-cell table:formula="of:=STDEV([.B132:.G132])/SQRT(5)" office:value-type="float" office:value="0.631891472749348" calcext:value-type="float">
            <text:p>000.6319</text:p>
          </table:table-cell>
          <table:table-cell table:number-columns-repeated="31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463.211" calcext:value-type="float">
            <text:p>463.2110</text:p>
          </table:table-cell>
          <table:table-cell office:value-type="float" office:value="463.531" calcext:value-type="float">
            <text:p>463.5310</text:p>
          </table:table-cell>
          <table:table-cell office:value-type="float" office:value="464.025" calcext:value-type="float">
            <text:p>464.0250</text:p>
          </table:table-cell>
          <table:table-cell office:value-type="float" office:value="463.095" calcext:value-type="float">
            <text:p>463.0950</text:p>
          </table:table-cell>
          <table:table-cell office:value-type="float" office:value="464.336" calcext:value-type="float">
            <text:p>464.3360</text:p>
          </table:table-cell>
          <table:table-cell office:value-type="float" office:value="463.519" calcext:value-type="float">
            <text:p>463.5190</text:p>
          </table:table-cell>
          <table:table-cell table:formula="of:=AVERAGE([.B133:.G133])" office:value-type="float" office:value="463.6195" calcext:value-type="float">
            <text:p>463.6195</text:p>
          </table:table-cell>
          <table:table-cell table:formula="of:=STDEV([.B133:.G133])/SQRT(5)" office:value-type="float" office:value="0.21332674468992" calcext:value-type="float">
            <text:p>000.2133</text:p>
          </table:table-cell>
          <table:table-cell table:number-columns-repeated="31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459.599" calcext:value-type="float">
            <text:p>459.5990</text:p>
          </table:table-cell>
          <table:table-cell office:value-type="float" office:value="460.806" calcext:value-type="float">
            <text:p>460.8060</text:p>
          </table:table-cell>
          <table:table-cell office:value-type="float" office:value="459.3" calcext:value-type="float">
            <text:p>459.3000</text:p>
          </table:table-cell>
          <table:table-cell office:value-type="float" office:value="463.031" calcext:value-type="float">
            <text:p>463.0310</text:p>
          </table:table-cell>
          <table:table-cell office:value-type="float" office:value="464.787" calcext:value-type="float">
            <text:p>464.7870</text:p>
          </table:table-cell>
          <table:table-cell office:value-type="float" office:value="462.86" calcext:value-type="float">
            <text:p>462.8600</text:p>
          </table:table-cell>
          <table:table-cell table:formula="of:=AVERAGE([.B134:.G134])" office:value-type="float" office:value="461.7305" calcext:value-type="float">
            <text:p>461.7305</text:p>
          </table:table-cell>
          <table:table-cell table:formula="of:=STDEV([.B134:.G134])/SQRT(5)" office:value-type="float" office:value="0.971896815510781" calcext:value-type="float">
            <text:p>000.9719</text:p>
          </table:table-cell>
          <table:table-cell/>
          <table:table-cell table:style-name="Default" table:number-columns-repeated="30"/>
        </table:table-row>
        <table:table-row table:style-name="ro1" table:number-rows-repeated="19">
          <table:table-cell table:style-name="Default"/>
          <table:table-cell table:style-name="ce2" table:number-columns-repeated="8"/>
          <table:table-cell/>
          <table:table-cell table:style-name="Default" table:number-columns-repeated="30"/>
        </table:table-row>
        <table:table-row table:style-name="ro1">
          <table:table-cell table:style-name="Default"/>
          <table:table-cell table:style-name="ce2" table:number-columns-repeated="8"/>
          <table:table-cell/>
          <table:table-cell table:style-name="Default" table:number-columns-repeated="30"/>
        </table:table-row>
      </table:table>
      <table:table table:name="triangular_solve" table:style-name="ta1">
        <table:table-column table:style-name="co6" table:default-cell-style-name="ce3"/>
        <table:table-column table:style-name="co2" table:number-columns-repeated="6" table:default-cell-style-name="ce3"/>
        <table:table-column table:style-name="co2" table:number-columns-repeated="2" table:default-cell-style-name="ce4"/>
        <table:table-column table:style-name="co2" table:default-cell-style-name="Default"/>
        <table:table-column table:style-name="co2" table:number-columns-repeated="13" table:default-cell-style-name="ce7"/>
        <table:table-row table:style-name="ro1">
          <table:table-cell office:value-type="string" calcext:value-type="string">
            <text:p>#N=447, 80 threads, 6400 matrices, MKL reference</text:p>
          </table:table-cell>
          <table:table-cell table:number-columns-repeated="6"/>
          <table:table-cell table:style-name="ce3" table:number-columns-repeated="2"/>
          <table:table-cell/>
          <table:table-cell table:style-name="Default" table:number-columns-repeated="1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table:style-name="Default" table:number-columns-repeated="13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488" calcext:value-type="float">
            <text:p>488.0000</text:p>
          </table:table-cell>
          <table:table-cell table:number-columns-repeated="5"/>
          <table:table-cell table:style-name="ce3" table:number-columns-repeated="2"/>
          <table:table-cell/>
          <table:table-cell table:style-name="Default" table:number-columns-repeated="13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table:style-name="Default" table:number-columns-repeated="13"/>
        </table:table-row>
        <table:table-row table:style-name="ro1">
          <table:table-cell/>
          <table:table-cell office:value-type="float" office:value="37.3837" calcext:value-type="float">
            <text:p>037.3837</text:p>
          </table:table-cell>
          <table:table-cell office:value-type="float" office:value="39.0257" calcext:value-type="float">
            <text:p>039.0257</text:p>
          </table:table-cell>
          <table:table-cell office:value-type="float" office:value="38.8622" calcext:value-type="float">
            <text:p>038.8622</text:p>
          </table:table-cell>
          <table:table-cell office:value-type="float" office:value="40.4386" calcext:value-type="float">
            <text:p>040.4386</text:p>
          </table:table-cell>
          <table:table-cell office:value-type="float" office:value="38.8678" calcext:value-type="float">
            <text:p>038.8678</text:p>
          </table:table-cell>
          <table:table-cell office:value-type="float" office:value="35.2865" calcext:value-type="float">
            <text:p>035.2865</text:p>
          </table:table-cell>
          <table:table-cell table:formula="of:=AVERAGE([.B5:.G5])" office:value-type="float" office:value="38.31075" calcext:value-type="float">
            <text:p>038.3108</text:p>
          </table:table-cell>
          <table:table-cell table:formula="of:=STDEV([.B5:.G5])/SQRT(5)" office:value-type="float" office:value="0.791424303265954" calcext:value-type="float">
            <text:p>000.7914</text:p>
          </table:table-cell>
          <table:table-cell/>
          <table:table-cell table:style-name="Default" table:number-columns-repeated="13"/>
        </table:table-row>
        <table:table-row table:style-name="ro1">
          <table:table-cell table:number-columns-repeated="7"/>
          <table:table-cell table:style-name="ce3" table:number-columns-repeated="2"/>
          <table:table-cell/>
          <table:table-cell table:style-name="Default" office:value-type="string" calcext:value-type="string">
            <text:p>GAINS</text:p>
          </table:table-cell>
          <table:table-cell table:style-name="Default" table:number-columns-repeated="12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447, 80 threads, 6400 matrices, FP64</text:p>
          </table:table-cell>
          <table:table-cell table:number-columns-repeated="6"/>
          <table:table-cell table:style-name="ce3" table:number-columns-repeated="2"/>
          <table:table-cell/>
          <table:table-cell office:value-type="string" calcext:value-type="string">
            <text:p>#N=447, 80 threads, 6400 matric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office:value-type="string" calcext:value-type="string">
            <text:p>#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488" calcext:value-type="float">
            <text:p>488.0000</text:p>
          </table:table-cell>
          <table:table-cell table:number-columns-repeated="5"/>
          <table:table-cell table:style-name="ce3" table:number-columns-repeated="2"/>
          <table:table-cell/>
          <table:table-cell office:value-type="string" calcext:value-type="string">
            <text:p>#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s = 8</text:p>
          </table:table-cell>
          <table:table-cell/>
          <table:table-cell office:value-type="string" calcext:value-type="string">
            <text:p>bs = 16</text:p>
          </table:table-cell>
          <table:table-cell/>
          <table:table-cell office:value-type="string" calcext:value-type="string">
            <text:p>bs = 32</text:p>
          </table:table-cell>
          <table:table-cell/>
          <table:table-cell office:value-type="string" calcext:value-type="string">
            <text:p>bs = 64</text:p>
          </table:table-cell>
          <table:table-cell/>
          <table:table-cell office:value-type="string" calcext:value-type="string">
            <text:p>bs = 128</text:p>
          </table:table-cell>
          <table:table-cell/>
          <table:table-cell office:value-type="string" calcext:value-type="string">
            <text:p>bs = 256</text:p>
          </table:table-cell>
          <table:table-cell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23.8343" calcext:value-type="float">
            <text:p>023.8343</text:p>
          </table:table-cell>
          <table:table-cell office:value-type="float" office:value="23.9521" calcext:value-type="float">
            <text:p>023.9521</text:p>
          </table:table-cell>
          <table:table-cell office:value-type="float" office:value="23.6785" calcext:value-type="float">
            <text:p>023.6785</text:p>
          </table:table-cell>
          <table:table-cell office:value-type="float" office:value="23.9212" calcext:value-type="float">
            <text:p>023.9212</text:p>
          </table:table-cell>
          <table:table-cell office:value-type="float" office:value="23.7724" calcext:value-type="float">
            <text:p>023.7724</text:p>
          </table:table-cell>
          <table:table-cell office:value-type="float" office:value="24.3012" calcext:value-type="float">
            <text:p>024.3012</text:p>
          </table:table-cell>
          <table:table-cell table:formula="of:=AVERAGE([.B12:.G12])" office:value-type="float" office:value="23.90995" calcext:value-type="float">
            <text:p>023.9100</text:p>
          </table:table-cell>
          <table:table-cell table:formula="of:=STDEV([.B12:.G12])/SQRT(5)" office:value-type="float" office:value="0.0965798685027064" calcext:value-type="float">
            <text:p>000.0966</text:p>
          </table:table-cell>
          <table:table-cell/>
          <table:table-cell office:value-type="string" calcext:value-type="string">
            <text:p>64bit float</text:p>
          </table:table-cell>
          <table:table-cell table:formula="of:=[.H12]/[.$H$5]" office:value-type="float" office:value="0.624105505634841" calcext:value-type="float">
            <text:p>0.62411</text:p>
          </table:table-cell>
          <table:table-cell table:formula="of:=SQRT(([.I12]/[.$H$5])^2+([.H12]/[.$H$5]^2*[.$I$5]^2))" office:value-type="float" office:value="0.10104463700224" calcext:value-type="float">
            <text:p>0.10104</text:p>
          </table:table-cell>
          <table:table-cell table:formula="of:=[.H13]/[.$H$5]" office:value-type="float" office:value="0.934462259287537" calcext:value-type="float">
            <text:p>0.93446</text:p>
          </table:table-cell>
          <table:table-cell table:formula="of:=SQRT(([.I13]/[.$H$5])^2+([.H13]/[.$H$5]^2*[.$I$5]^2))" office:value-type="float" office:value="0.123796589505275" calcext:value-type="float">
            <text:p>0.12380</text:p>
          </table:table-cell>
          <table:table-cell table:formula="of:=[.H14]/[.$H$5]" office:value-type="float" office:value="0.974387954642843" calcext:value-type="float">
            <text:p>0.97439</text:p>
          </table:table-cell>
          <table:table-cell table:formula="of:=SQRT(([.I14]/[.$H$5])^2+([.H14]/[.$H$5]^2*[.$I$5]^2))" office:value-type="float" office:value="0.126382332507555" calcext:value-type="float">
            <text:p>0.12638</text:p>
          </table:table-cell>
          <table:table-cell table:formula="of:=[.H15]/[.$H$5]" office:value-type="float" office:value="0.969184019280925" calcext:value-type="float">
            <text:p>0.96918</text:p>
          </table:table-cell>
          <table:table-cell table:formula="of:=SQRT(([.I15]/[.$H$5])^2+([.H15]/[.$H$5]^2*[.$I$5]^2))" office:value-type="float" office:value="0.126133238933167" calcext:value-type="float">
            <text:p>0.12613</text:p>
          </table:table-cell>
          <table:table-cell table:formula="of:=[.H16]/[.$H$5]" office:value-type="float" office:value="0.970131969051332" calcext:value-type="float">
            <text:p>0.97013</text:p>
          </table:table-cell>
          <table:table-cell table:formula="of:=SQRT(([.I16]/[.$H$5])^2+([.H16]/[.$H$5]^2*[.$I$5]^2))" office:value-type="float" office:value="0.126174416540763" calcext:value-type="float">
            <text:p>0.12617</text:p>
          </table:table-cell>
          <table:table-cell table:formula="of:=[.H17]/[.$H$5]" office:value-type="float" office:value="0.917889887303172" calcext:value-type="float">
            <text:p>0.91789</text:p>
          </table:table-cell>
          <table:table-cell table:formula="of:=SQRT(([.I17]/[.$H$5])^2+([.H17]/[.$H$5]^2*[.$I$5]^2))" office:value-type="float" office:value="0.122626011574064" calcext:value-type="float">
            <text:p>0.12263</text:p>
          </table:table-cell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35.4148" calcext:value-type="float">
            <text:p>035.4148</text:p>
          </table:table-cell>
          <table:table-cell office:value-type="float" office:value="36.0074" calcext:value-type="float">
            <text:p>036.0074</text:p>
          </table:table-cell>
          <table:table-cell office:value-type="float" office:value="36.8023" calcext:value-type="float">
            <text:p>036.8023</text:p>
          </table:table-cell>
          <table:table-cell office:value-type="float" office:value="35.9342" calcext:value-type="float">
            <text:p>035.9342</text:p>
          </table:table-cell>
          <table:table-cell office:value-type="float" office:value="35.5219" calcext:value-type="float">
            <text:p>035.5219</text:p>
          </table:table-cell>
          <table:table-cell office:value-type="float" office:value="35.1191" calcext:value-type="float">
            <text:p>035.1191</text:p>
          </table:table-cell>
          <table:table-cell table:formula="of:=AVERAGE([.B13:.G13])" office:value-type="float" office:value="35.79995" calcext:value-type="float">
            <text:p>035.8000</text:p>
          </table:table-cell>
          <table:table-cell table:formula="of:=STDEV([.B13:.G13])/SQRT(5)" office:value-type="float" office:value="0.264950798073906" calcext:value-type="float">
            <text:p>000.2650</text:p>
          </table:table-cell>
          <table:table-cell/>
          <table:table-cell office:value-type="string" calcext:value-type="string">
            <text:p>32bit float</text:p>
          </table:table-cell>
          <table:table-cell table:formula="of:=[.H24]/[.$H$5]" office:value-type="float" office:value="0.554190838515735" calcext:value-type="float">
            <text:p>0.55419</text:p>
          </table:table-cell>
          <table:table-cell table:formula="of:=SQRT(([.I24]/[.$H$5])^2+([.H24]/[.$H$5]^2*[.$I$5]^2))" office:value-type="float" office:value="0.0978075960748681" calcext:value-type="float">
            <text:p>0.09781</text:p>
          </table:table-cell>
          <table:table-cell table:formula="of:=[.H25]/[.$H$5]" office:value-type="float" office:value="1.26725353414729" calcext:value-type="float">
            <text:p>1.26725</text:p>
          </table:table-cell>
          <table:table-cell table:formula="of:=SQRT(([.I25]/[.$H$5])^2+([.H25]/[.$H$5]^2*[.$I$5]^2))" office:value-type="float" office:value="0.152134033356643" calcext:value-type="float">
            <text:p>0.15213</text:p>
          </table:table-cell>
          <table:table-cell table:formula="of:=[.H26]/[.$H$5]" office:value-type="float" office:value="1.7652512675946" calcext:value-type="float">
            <text:p>1.76525</text:p>
          </table:table-cell>
          <table:table-cell table:formula="of:=SQRT(([.I26]/[.$H$5])^2+([.H26]/[.$H$5]^2*[.$I$5]^2))" office:value-type="float" office:value="0.20438974865254" calcext:value-type="float">
            <text:p>0.20439</text:p>
          </table:table-cell>
          <table:table-cell table:formula="of:=[.H27]/[.$H$5]" office:value-type="float" office:value="1.81136756654464" calcext:value-type="float">
            <text:p>1.81137</text:p>
          </table:table-cell>
          <table:table-cell table:formula="of:=SQRT(([.I27]/[.$H$5])^2+([.H27]/[.$H$5]^2*[.$I$5]^2))" office:value-type="float" office:value="0.173352858035021" calcext:value-type="float">
            <text:p>0.17335</text:p>
          </table:table-cell>
          <table:table-cell table:formula="of:=[.H28]/[.$H$5]" office:value-type="float" office:value="1.85990920738087" calcext:value-type="float">
            <text:p>1.85991</text:p>
          </table:table-cell>
          <table:table-cell table:formula="of:=SQRT(([.I28]/[.$H$5])^2+([.H28]/[.$H$5]^2*[.$I$5]^2))" office:value-type="float" office:value="0.176142934032609" calcext:value-type="float">
            <text:p>0.17614</text:p>
          </table:table-cell>
          <table:table-cell table:formula="of:=[.H29]/[.$H$5]" office:value-type="float" office:value="1.73968577140011" calcext:value-type="float">
            <text:p>1.73969</text:p>
          </table:table-cell>
          <table:table-cell table:formula="of:=SQRT(([.I29]/[.$H$5])^2+([.H29]/[.$H$5]^2*[.$I$5]^2))" office:value-type="float" office:value="0.170719009549491" calcext:value-type="float">
            <text:p>0.17072</text:p>
          </table:table-cell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38.1032" calcext:value-type="float">
            <text:p>038.1032</text:p>
          </table:table-cell>
          <table:table-cell office:value-type="float" office:value="37.4392" calcext:value-type="float">
            <text:p>037.4392</text:p>
          </table:table-cell>
          <table:table-cell office:value-type="float" office:value="36.5501" calcext:value-type="float">
            <text:p>036.5501</text:p>
          </table:table-cell>
          <table:table-cell office:value-type="float" office:value="37.4587" calcext:value-type="float">
            <text:p>037.4587</text:p>
          </table:table-cell>
          <table:table-cell office:value-type="float" office:value="36.8401" calcext:value-type="float">
            <text:p>036.8401</text:p>
          </table:table-cell>
          <table:table-cell office:value-type="float" office:value="37.5859" calcext:value-type="float">
            <text:p>037.5859</text:p>
          </table:table-cell>
          <table:table-cell table:formula="of:=AVERAGE([.B14:.G14])" office:value-type="float" office:value="37.3295333333333" calcext:value-type="float">
            <text:p>037.3295</text:p>
          </table:table-cell>
          <table:table-cell table:formula="of:=STDEV([.B14:.G14])/SQRT(5)" office:value-type="float" office:value="0.24819799300827" calcext:value-type="float">
            <text:p>000.2482</text:p>
          </table:table-cell>
          <table:table-cell/>
          <table:table-cell office:value-type="string" calcext:value-type="string">
            <text:p>16bit float</text:p>
          </table:table-cell>
          <table:table-cell table:formula="of:=[.H36]/[.$H$5]" office:value-type="float" office:value="0.531731955130087" calcext:value-type="float">
            <text:p>0.53173</text:p>
          </table:table-cell>
          <table:table-cell table:formula="of:=SQRT(([.I36]/[.$H$5])^2+([.H36]/[.$H$5]^2*[.$I$5]^2))" office:value-type="float" office:value="0.0957153633620053" calcext:value-type="float">
            <text:p>0.09572</text:p>
          </table:table-cell>
          <table:table-cell table:formula="of:=[.H37]/[.$H$5]" office:value-type="float" office:value="1.62461363107396" calcext:value-type="float">
            <text:p>1.62461</text:p>
          </table:table-cell>
          <table:table-cell table:formula="of:=SQRT(([.I37]/[.$H$5])^2+([.H37]/[.$H$5]^2*[.$I$5]^2))" office:value-type="float" office:value="0.16846066238049" calcext:value-type="float">
            <text:p>0.16846</text:p>
          </table:table-cell>
          <table:table-cell table:formula="of:=[.H38]/[.$H$5]" office:value-type="float" office:value="1.95793913370703" calcext:value-type="float">
            <text:p>1.95794</text:p>
          </table:table-cell>
          <table:table-cell table:formula="of:=SQRT(([.I38]/[.$H$5])^2+([.H38]/[.$H$5]^2*[.$I$5]^2))" office:value-type="float" office:value="0.258163528409907" calcext:value-type="float">
            <text:p>0.25816</text:p>
          </table:table-cell>
          <table:table-cell table:formula="of:=[.H39]/[.$H$5]" office:value-type="float" office:value="2.72682167102792" calcext:value-type="float">
            <text:p>2.72682</text:p>
          </table:table-cell>
          <table:table-cell table:formula="of:=SQRT(([.I39]/[.$H$5])^2+([.H39]/[.$H$5]^2*[.$I$5]^2))" office:value-type="float" office:value="0.291383800637491" calcext:value-type="float">
            <text:p>0.29138</text:p>
          </table:table-cell>
          <table:table-cell table:formula="of:=[.H40]/[.$H$5]" office:value-type="float" office:value="2.53871128425659" calcext:value-type="float">
            <text:p>2.53871</text:p>
          </table:table-cell>
          <table:table-cell table:formula="of:=SQRT(([.I40]/[.$H$5])^2+([.H40]/[.$H$5]^2*[.$I$5]^2))" office:value-type="float" office:value="0.285442227463735" calcext:value-type="float">
            <text:p>0.28544</text:p>
          </table:table-cell>
          <table:table-cell table:formula="of:=[.H41]/[.$H$5]" office:value-type="float" office:value="2.08443235036293" calcext:value-type="float">
            <text:p>2.08443</text:p>
          </table:table-cell>
          <table:table-cell table:formula="of:=SQRT(([.I41]/[.$H$5])^2+([.H41]/[.$H$5]^2*[.$I$5]^2))" office:value-type="float" office:value="0.215618615449734" calcext:value-type="float">
            <text:p>0.21562</text:p>
          </table:table-cell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37.9489" calcext:value-type="float">
            <text:p>037.9489</text:p>
          </table:table-cell>
          <table:table-cell office:value-type="float" office:value="36.7379" calcext:value-type="float">
            <text:p>036.7379</text:p>
          </table:table-cell>
          <table:table-cell office:value-type="float" office:value="36.4455" calcext:value-type="float">
            <text:p>036.4455</text:p>
          </table:table-cell>
          <table:table-cell office:value-type="float" office:value="37.9761" calcext:value-type="float">
            <text:p>037.9761</text:p>
          </table:table-cell>
          <table:table-cell office:value-type="float" office:value="36.5425" calcext:value-type="float">
            <text:p>036.5425</text:p>
          </table:table-cell>
          <table:table-cell office:value-type="float" office:value="37.1301" calcext:value-type="float">
            <text:p>037.1301</text:p>
          </table:table-cell>
          <table:table-cell table:formula="of:=AVERAGE([.B15:.G15])" office:value-type="float" office:value="37.1301666666667" calcext:value-type="float">
            <text:p>037.1302</text:p>
          </table:table-cell>
          <table:table-cell table:formula="of:=STDEV([.B15:.G15])/SQRT(5)" office:value-type="float" office:value="0.306849876867066" calcext:value-type="float">
            <text:p>000.3068</text:p>
          </table:table-cell>
          <table:table-cell/>
          <table:table-cell office:value-type="string" calcext:value-type="string">
            <text:p>16bit fixed</text:p>
          </table:table-cell>
          <table:table-cell table:formula="of:=[.H48]/[.$H$5]" office:value-type="float" office:value="0.829640505602213" calcext:value-type="float">
            <text:p>0.82964</text:p>
          </table:table-cell>
          <table:table-cell table:formula="of:=SQRT(([.I48]/[.$H$5])^2+([.H48]/[.$H$5]^2*[.$I$5]^2))" office:value-type="float" office:value="0.116484509346243" calcext:value-type="float">
            <text:p>0.11648</text:p>
          </table:table-cell>
          <table:table-cell table:formula="of:=[.H49]/[.$H$5]" office:value-type="float" office:value="0.993582306097722" calcext:value-type="float">
            <text:p>0.99358</text:p>
          </table:table-cell>
          <table:table-cell table:formula="of:=SQRT(([.I49]/[.$H$5])^2+([.H49]/[.$H$5]^2*[.$I$5]^2))" office:value-type="float" office:value="0.159007528485379" calcext:value-type="float">
            <text:p>0.15901</text:p>
          </table:table-cell>
          <table:table-cell table:formula="of:=[.H50]/[.$H$5]" office:value-type="float" office:value="1.54018867637238" calcext:value-type="float">
            <text:p>1.54019</text:p>
          </table:table-cell>
          <table:table-cell table:formula="of:=SQRT(([.I50]/[.$H$5])^2+([.H50]/[.$H$5]^2*[.$I$5]^2))" office:value-type="float" office:value="0.185432403405422" calcext:value-type="float">
            <text:p>0.18543</text:p>
          </table:table-cell>
          <table:table-cell table:formula="of:=[.H51]/[.$H$5]" office:value-type="float" office:value="2.58617881404045" calcext:value-type="float">
            <text:p>2.58618</text:p>
          </table:table-cell>
          <table:table-cell table:formula="of:=SQRT(([.I51]/[.$H$5])^2+([.H51]/[.$H$5]^2*[.$I$5]^2))" office:value-type="float" office:value="0.285578813655504" calcext:value-type="float">
            <text:p>0.28558</text:p>
          </table:table-cell>
          <table:table-cell table:formula="of:=[.H52]/[.$H$5]" office:value-type="float" office:value="2.0062515090412" calcext:value-type="float">
            <text:p>2.00625</text:p>
          </table:table-cell>
          <table:table-cell table:formula="of:=SQRT(([.I52]/[.$H$5])^2+([.H52]/[.$H$5]^2*[.$I$5]^2))" office:value-type="float" office:value="0.252826442591944" calcext:value-type="float">
            <text:p>0.25283</text:p>
          </table:table-cell>
          <table:table-cell table:formula="of:=[.H53]/[.$H$5]" office:value-type="float" office:value="2.2127888386419" calcext:value-type="float">
            <text:p>2.21279</text:p>
          </table:table-cell>
          <table:table-cell table:formula="of:=SQRT(([.I53]/[.$H$5])^2+([.H53]/[.$H$5]^2*[.$I$5]^2))" office:value-type="float" office:value="0.270115978677592" calcext:value-type="float">
            <text:p>0.27012</text:p>
          </table:table-cell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37.6513" calcext:value-type="float">
            <text:p>037.6513</text:p>
          </table:table-cell>
          <table:table-cell office:value-type="float" office:value="38.2205" calcext:value-type="float">
            <text:p>038.2205</text:p>
          </table:table-cell>
          <table:table-cell office:value-type="float" office:value="36.6728" calcext:value-type="float">
            <text:p>036.6728</text:p>
          </table:table-cell>
          <table:table-cell office:value-type="float" office:value="37.0501" calcext:value-type="float">
            <text:p>037.0501</text:p>
          </table:table-cell>
          <table:table-cell office:value-type="float" office:value="36.4453" calcext:value-type="float">
            <text:p>036.4453</text:p>
          </table:table-cell>
          <table:table-cell office:value-type="float" office:value="36.9589" calcext:value-type="float">
            <text:p>036.9589</text:p>
          </table:table-cell>
          <table:table-cell table:formula="of:=AVERAGE([.B16:.G16])" office:value-type="float" office:value="37.1664833333333" calcext:value-type="float">
            <text:p>037.1665</text:p>
          </table:table-cell>
          <table:table-cell table:formula="of:=STDEV([.B16:.G16])/SQRT(5)" office:value-type="float" office:value="0.294378184540453" calcext:value-type="float">
            <text:p>000.2944</text:p>
          </table:table-cell>
          <table:table-cell/>
          <table:table-cell office:value-type="string" calcext:value-type="string">
            <text:p>8bit fixed</text:p>
          </table:table-cell>
          <table:table-cell table:formula="of:=[.H60]/[.$H$5]" office:value-type="float" office:value="0.814309299609118" calcext:value-type="float">
            <text:p>0.81431</text:p>
          </table:table-cell>
          <table:table-cell table:formula="of:=SQRT(([.I60]/[.$H$5])^2+([.H60]/[.$H$5]^2*[.$I$5]^2))" office:value-type="float" office:value="0.115389805913737" calcext:value-type="float">
            <text:p>0.11539</text:p>
          </table:table-cell>
          <table:table-cell table:formula="of:=[.H61]/[.$H$5]" office:value-type="float" office:value="1.21895856036926" calcext:value-type="float">
            <text:p>1.21896</text:p>
          </table:table-cell>
          <table:table-cell table:formula="of:=SQRT(([.I61]/[.$H$5])^2+([.H61]/[.$H$5]^2*[.$I$5]^2))" office:value-type="float" office:value="0.141192286399747" calcext:value-type="float">
            <text:p>0.14119</text:p>
          </table:table-cell>
          <table:table-cell table:formula="of:=[.H62]/[.$H$5]" office:value-type="float" office:value="3.19298543272233" calcext:value-type="float">
            <text:p>3.19299</text:p>
          </table:table-cell>
          <table:table-cell table:formula="of:=SQRT(([.I62]/[.$H$5])^2+([.H62]/[.$H$5]^2*[.$I$5]^2))" office:value-type="float" office:value="0.228611199247068" calcext:value-type="float">
            <text:p>0.22861</text:p>
          </table:table-cell>
          <table:table-cell table:formula="of:=[.H63]/[.$H$5]" office:value-type="float" office:value="3.82130342005834" calcext:value-type="float">
            <text:p>3.82130</text:p>
          </table:table-cell>
          <table:table-cell table:formula="of:=SQRT(([.I63]/[.$H$5])^2+([.H63]/[.$H$5]^2*[.$I$5]^2))" office:value-type="float" office:value="0.250247883815418" calcext:value-type="float">
            <text:p>0.25025</text:p>
          </table:table-cell>
          <table:table-cell table:formula="of:=[.H64]/[.$H$5]" office:value-type="float" office:value="3.27191889134687" calcext:value-type="float">
            <text:p>3.27192</text:p>
          </table:table-cell>
          <table:table-cell table:formula="of:=SQRT(([.I64]/[.$H$5])^2+([.H64]/[.$H$5]^2*[.$I$5]^2))" office:value-type="float" office:value="0.288241146953964" calcext:value-type="float">
            <text:p>0.28824</text:p>
          </table:table-cell>
          <table:table-cell table:formula="of:=[.H65]/[.$H$5]" office:value-type="float" office:value="2.61734717627123" calcext:value-type="float">
            <text:p>2.61735</text:p>
          </table:table-cell>
          <table:table-cell table:formula="of:=SQRT(([.I65]/[.$H$5])^2+([.H65]/[.$H$5]^2*[.$I$5]^2))" office:value-type="float" office:value="0.322237716061514" calcext:value-type="float">
            <text:p>0.32224</text:p>
          </table:table-cell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35.1825" calcext:value-type="float">
            <text:p>035.1825</text:p>
          </table:table-cell>
          <table:table-cell office:value-type="float" office:value="34.4484" calcext:value-type="float">
            <text:p>034.4484</text:p>
          </table:table-cell>
          <table:table-cell office:value-type="float" office:value="34.9463" calcext:value-type="float">
            <text:p>034.9463</text:p>
          </table:table-cell>
          <table:table-cell office:value-type="float" office:value="35.7802" calcext:value-type="float">
            <text:p>035.7802</text:p>
          </table:table-cell>
          <table:table-cell office:value-type="float" office:value="35.5679" calcext:value-type="float">
            <text:p>035.5679</text:p>
          </table:table-cell>
          <table:table-cell office:value-type="float" office:value="35.065" calcext:value-type="float">
            <text:p>035.0650</text:p>
          </table:table-cell>
          <table:table-cell table:formula="of:=AVERAGE([.B17:.G17])" office:value-type="float" office:value="35.16505" calcext:value-type="float">
            <text:p>035.1651</text:p>
          </table:table-cell>
          <table:table-cell table:formula="of:=STDEV([.B17:.G17])/SQRT(5)" office:value-type="float" office:value="0.210945579237869" calcext:value-type="float">
            <text:p>000.2109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447, 80 threads, 6400 matrices, FP32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44" calcext:value-type="float">
            <text:p>244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22.9565" calcext:value-type="float">
            <text:p>022.9565</text:p>
          </table:table-cell>
          <table:table-cell office:value-type="float" office:value="17.4831" calcext:value-type="float">
            <text:p>017.4831</text:p>
          </table:table-cell>
          <table:table-cell office:value-type="float" office:value="21.6847" calcext:value-type="float">
            <text:p>021.6847</text:p>
          </table:table-cell>
          <table:table-cell office:value-type="float" office:value="21.9848" calcext:value-type="float">
            <text:p>021.9848</text:p>
          </table:table-cell>
          <table:table-cell office:value-type="float" office:value="22.1001" calcext:value-type="float">
            <text:p>022.1001</text:p>
          </table:table-cell>
          <table:table-cell office:value-type="float" office:value="21.1796" calcext:value-type="float">
            <text:p>021.1796</text:p>
          </table:table-cell>
          <table:table-cell table:formula="of:=AVERAGE([.B24:.G24])" office:value-type="float" office:value="21.2314666666667" calcext:value-type="float">
            <text:p>021.2315</text:p>
          </table:table-cell>
          <table:table-cell table:formula="of:=STDEV([.B24:.G24])/SQRT(5)" office:value-type="float" office:value="0.861536725934149" calcext:value-type="float">
            <text:p>000.8615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48.1198" calcext:value-type="float">
            <text:p>048.1198</text:p>
          </table:table-cell>
          <table:table-cell office:value-type="float" office:value="46.3771" calcext:value-type="float">
            <text:p>046.3771</text:p>
          </table:table-cell>
          <table:table-cell office:value-type="float" office:value="46.7868" calcext:value-type="float">
            <text:p>046.7868</text:p>
          </table:table-cell>
          <table:table-cell office:value-type="float" office:value="45.8333" calcext:value-type="float">
            <text:p>045.8333</text:p>
          </table:table-cell>
          <table:table-cell office:value-type="float" office:value="47.1621" calcext:value-type="float">
            <text:p>047.1621</text:p>
          </table:table-cell>
          <table:table-cell office:value-type="float" office:value="57.0175" calcext:value-type="float">
            <text:p>057.0175</text:p>
          </table:table-cell>
          <table:table-cell table:formula="of:=AVERAGE([.B25:.G25])" office:value-type="float" office:value="48.5494333333333" calcext:value-type="float">
            <text:p>048.5494</text:p>
          </table:table-cell>
          <table:table-cell table:formula="of:=STDEV([.B25:.G25])/SQRT(5)" office:value-type="float" office:value="1.88701584851144" calcext:value-type="float">
            <text:p>001.8870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55.8662" calcext:value-type="float">
            <text:p>055.8662</text:p>
          </table:table-cell>
          <table:table-cell office:value-type="float" office:value="66.7385" calcext:value-type="float">
            <text:p>066.7385</text:p>
          </table:table-cell>
          <table:table-cell office:value-type="float" office:value="56.5886" calcext:value-type="float">
            <text:p>056.5886</text:p>
          </table:table-cell>
          <table:table-cell office:value-type="float" office:value="71.6434" calcext:value-type="float">
            <text:p>071.6434</text:p>
          </table:table-cell>
          <table:table-cell office:value-type="float" office:value="78.727" calcext:value-type="float">
            <text:p>078.7270</text:p>
          </table:table-cell>
          <table:table-cell office:value-type="float" office:value="76.2049" calcext:value-type="float">
            <text:p>076.2049</text:p>
          </table:table-cell>
          <table:table-cell table:formula="of:=AVERAGE([.B26:.G26])" office:value-type="float" office:value="67.6281" calcext:value-type="float">
            <text:p>067.6281</text:p>
          </table:table-cell>
          <table:table-cell table:formula="of:=STDEV([.B26:.G26])/SQRT(5)" office:value-type="float" office:value="4.35372922244827" calcext:value-type="float">
            <text:p>004.3537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69.0354" calcext:value-type="float">
            <text:p>069.0354</text:p>
          </table:table-cell>
          <table:table-cell office:value-type="float" office:value="69.5176" calcext:value-type="float">
            <text:p>069.5176</text:p>
          </table:table-cell>
          <table:table-cell office:value-type="float" office:value="70.8221" calcext:value-type="float">
            <text:p>070.8221</text:p>
          </table:table-cell>
          <table:table-cell office:value-type="float" office:value="71.8519" calcext:value-type="float">
            <text:p>071.8519</text:p>
          </table:table-cell>
          <table:table-cell office:value-type="float" office:value="66.8119" calcext:value-type="float">
            <text:p>066.8119</text:p>
          </table:table-cell>
          <table:table-cell office:value-type="float" office:value="68.3302" calcext:value-type="float">
            <text:p>068.3302</text:p>
          </table:table-cell>
          <table:table-cell table:formula="of:=AVERAGE([.B27:.G27])" office:value-type="float" office:value="69.39485" calcext:value-type="float">
            <text:p>069.3949</text:p>
          </table:table-cell>
          <table:table-cell table:formula="of:=STDEV([.B27:.G27])/SQRT(5)" office:value-type="float" office:value="0.800587770453685" calcext:value-type="float">
            <text:p>000.8006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70.2721" calcext:value-type="float">
            <text:p>070.2721</text:p>
          </table:table-cell>
          <table:table-cell office:value-type="float" office:value="70.7504" calcext:value-type="float">
            <text:p>070.7504</text:p>
          </table:table-cell>
          <table:table-cell office:value-type="float" office:value="75.3099" calcext:value-type="float">
            <text:p>075.3099</text:p>
          </table:table-cell>
          <table:table-cell office:value-type="float" office:value="70.0021" calcext:value-type="float">
            <text:p>070.0021</text:p>
          </table:table-cell>
          <table:table-cell office:value-type="float" office:value="71.7327" calcext:value-type="float">
            <text:p>071.7327</text:p>
          </table:table-cell>
          <table:table-cell office:value-type="float" office:value="69.4599" calcext:value-type="float">
            <text:p>069.4599</text:p>
          </table:table-cell>
          <table:table-cell table:formula="of:=AVERAGE([.B28:.G28])" office:value-type="float" office:value="71.2545166666667" calcext:value-type="float">
            <text:p>071.2545</text:p>
          </table:table-cell>
          <table:table-cell table:formula="of:=STDEV([.B28:.G28])/SQRT(5)" office:value-type="float" office:value="0.95253904672372" calcext:value-type="float">
            <text:p>000.9525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66.7236" calcext:value-type="float">
            <text:p>066.7236</text:p>
          </table:table-cell>
          <table:table-cell office:value-type="float" office:value="66.8984" calcext:value-type="float">
            <text:p>066.8984</text:p>
          </table:table-cell>
          <table:table-cell office:value-type="float" office:value="67.4949" calcext:value-type="float">
            <text:p>067.4949</text:p>
          </table:table-cell>
          <table:table-cell office:value-type="float" office:value="69.0105" calcext:value-type="float">
            <text:p>069.0105</text:p>
          </table:table-cell>
          <table:table-cell office:value-type="float" office:value="67.4485" calcext:value-type="float">
            <text:p>067.4485</text:p>
          </table:table-cell>
          <table:table-cell office:value-type="float" office:value="62.3161" calcext:value-type="float">
            <text:p>062.3161</text:p>
          </table:table-cell>
          <table:table-cell table:formula="of:=AVERAGE([.B29:.G29])" office:value-type="float" office:value="66.6486666666667" calcext:value-type="float">
            <text:p>066.6487</text:p>
          </table:table-cell>
          <table:table-cell table:formula="of:=STDEV([.B29:.G29])/SQRT(5)" office:value-type="float" office:value="1.01534657281804" calcext:value-type="float">
            <text:p>001.0153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447, 80 threads, 6400 matrices, BFLOAT16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22" calcext:value-type="float">
            <text:p>122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18.5861" calcext:value-type="float">
            <text:p>018.5861</text:p>
          </table:table-cell>
          <table:table-cell office:value-type="float" office:value="21.039" calcext:value-type="float">
            <text:p>021.0390</text:p>
          </table:table-cell>
          <table:table-cell office:value-type="float" office:value="20.3546" calcext:value-type="float">
            <text:p>020.3546</text:p>
          </table:table-cell>
          <table:table-cell office:value-type="float" office:value="17.7934" calcext:value-type="float">
            <text:p>017.7934</text:p>
          </table:table-cell>
          <table:table-cell office:value-type="float" office:value="22.1573" calcext:value-type="float">
            <text:p>022.1573</text:p>
          </table:table-cell>
          <table:table-cell office:value-type="float" office:value="22.2959" calcext:value-type="float">
            <text:p>022.2959</text:p>
          </table:table-cell>
          <table:table-cell table:formula="of:=AVERAGE([.B36:.G36])" office:value-type="float" office:value="20.37105" calcext:value-type="float">
            <text:p>020.3711</text:p>
          </table:table-cell>
          <table:table-cell table:formula="of:=STDEV([.B36:.G36])/SQRT(5)" office:value-type="float" office:value="0.828794073699855" calcext:value-type="float">
            <text:p>000.8288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61.1145" calcext:value-type="float">
            <text:p>061.1145</text:p>
          </table:table-cell>
          <table:table-cell office:value-type="float" office:value="57.7584" calcext:value-type="float">
            <text:p>057.7584</text:p>
          </table:table-cell>
          <table:table-cell office:value-type="float" office:value="65.6463" calcext:value-type="float">
            <text:p>065.6463</text:p>
          </table:table-cell>
          <table:table-cell office:value-type="float" office:value="65.4407" calcext:value-type="float">
            <text:p>065.4407</text:p>
          </table:table-cell>
          <table:table-cell office:value-type="float" office:value="65.1318" calcext:value-type="float">
            <text:p>065.1318</text:p>
          </table:table-cell>
          <table:table-cell office:value-type="float" office:value="58.3493" calcext:value-type="float">
            <text:p>058.3493</text:p>
          </table:table-cell>
          <table:table-cell table:formula="of:=AVERAGE([.B37:.G37])" office:value-type="float" office:value="62.2401666666667" calcext:value-type="float">
            <text:p>062.2402</text:p>
          </table:table-cell>
          <table:table-cell table:formula="of:=STDEV([.B37:.G37])/SQRT(5)" office:value-type="float" office:value="1.63338792150956" calcext:value-type="float">
            <text:p>001.6334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95.9474" calcext:value-type="float">
            <text:p>095.9474</text:p>
          </table:table-cell>
          <table:table-cell office:value-type="float" office:value="93.5791" calcext:value-type="float">
            <text:p>093.5791</text:p>
          </table:table-cell>
          <table:table-cell office:value-type="float" office:value="62.7264" calcext:value-type="float">
            <text:p>062.7264</text:p>
          </table:table-cell>
          <table:table-cell office:value-type="float" office:value="72.8972" calcext:value-type="float">
            <text:p>072.8972</text:p>
          </table:table-cell>
          <table:table-cell office:value-type="float" office:value="65.3855" calcext:value-type="float">
            <text:p>065.3855</text:p>
          </table:table-cell>
          <table:table-cell office:value-type="float" office:value="59.5251" calcext:value-type="float">
            <text:p>059.5251</text:p>
          </table:table-cell>
          <table:table-cell table:formula="of:=AVERAGE([.B38:.G38])" office:value-type="float" office:value="75.0101166666667" calcext:value-type="float">
            <text:p>075.0101</text:p>
          </table:table-cell>
          <table:table-cell table:formula="of:=STDEV([.B38:.G38])/SQRT(5)" office:value-type="float" office:value="7.13007734754213" calcext:value-type="float">
            <text:p>007.1301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90.0516" calcext:value-type="float">
            <text:p>090.0516</text:p>
          </table:table-cell>
          <table:table-cell office:value-type="float" office:value="83.3525" calcext:value-type="float">
            <text:p>083.3525</text:p>
          </table:table-cell>
          <table:table-cell office:value-type="float" office:value="118.361" calcext:value-type="float">
            <text:p>118.3610</text:p>
          </table:table-cell>
          <table:table-cell office:value-type="float" office:value="97.5974" calcext:value-type="float">
            <text:p>097.5974</text:p>
          </table:table-cell>
          <table:table-cell office:value-type="float" office:value="128.192" calcext:value-type="float">
            <text:p>128.1920</text:p>
          </table:table-cell>
          <table:table-cell office:value-type="float" office:value="109.245" calcext:value-type="float">
            <text:p>109.2450</text:p>
          </table:table-cell>
          <table:table-cell table:formula="of:=AVERAGE([.B39:.G39])" office:value-type="float" office:value="104.466583333333" calcext:value-type="float">
            <text:p>104.4666</text:p>
          </table:table-cell>
          <table:table-cell table:formula="of:=STDEV([.B39:.G39])/SQRT(5)" office:value-type="float" office:value="7.69302389318617" calcext:value-type="float">
            <text:p>007.6930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18.579" calcext:value-type="float">
            <text:p>118.5790</text:p>
          </table:table-cell>
          <table:table-cell office:value-type="float" office:value="109.766" calcext:value-type="float">
            <text:p>109.7660</text:p>
          </table:table-cell>
          <table:table-cell office:value-type="float" office:value="98.4888" calcext:value-type="float">
            <text:p>098.4888</text:p>
          </table:table-cell>
          <table:table-cell office:value-type="float" office:value="102.499" calcext:value-type="float">
            <text:p>102.4990</text:p>
          </table:table-cell>
          <table:table-cell office:value-type="float" office:value="79.8547" calcext:value-type="float">
            <text:p>079.8547</text:p>
          </table:table-cell>
          <table:table-cell office:value-type="float" office:value="74.3721" calcext:value-type="float">
            <text:p>074.3721</text:p>
          </table:table-cell>
          <table:table-cell table:formula="of:=AVERAGE([.B40:.G40])" office:value-type="float" office:value="97.2599333333333" calcext:value-type="float">
            <text:p>097.2599</text:p>
          </table:table-cell>
          <table:table-cell table:formula="of:=STDEV([.B40:.G40])/SQRT(5)" office:value-type="float" office:value="7.65939240909704" calcext:value-type="float">
            <text:p>007.6594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77.7245" calcext:value-type="float">
            <text:p>077.7245</text:p>
          </table:table-cell>
          <table:table-cell office:value-type="float" office:value="64.3064" calcext:value-type="float">
            <text:p>064.3064</text:p>
          </table:table-cell>
          <table:table-cell office:value-type="float" office:value="79.4006" calcext:value-type="float">
            <text:p>079.4006</text:p>
          </table:table-cell>
          <table:table-cell office:value-type="float" office:value="78.3013" calcext:value-type="float">
            <text:p>078.3013</text:p>
          </table:table-cell>
          <table:table-cell office:value-type="float" office:value="92.212" calcext:value-type="float">
            <text:p>092.2120</text:p>
          </table:table-cell>
          <table:table-cell office:value-type="float" office:value="87.1922" calcext:value-type="float">
            <text:p>087.1922</text:p>
          </table:table-cell>
          <table:table-cell table:formula="of:=AVERAGE([.B41:.G41])" office:value-type="float" office:value="79.8561666666667" calcext:value-type="float">
            <text:p>079.8562</text:p>
          </table:table-cell>
          <table:table-cell table:formula="of:=STDEV([.B41:.G41])/SQRT(5)" office:value-type="float" office:value="4.2682474151967" calcext:value-type="float">
            <text:p>004.2682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447, 80 threads, 6400 matrices, Fixed16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30" calcext:value-type="float">
            <text:p>130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31.8272" calcext:value-type="float">
            <text:p>031.8272</text:p>
          </table:table-cell>
          <table:table-cell office:value-type="float" office:value="32.0164" calcext:value-type="float">
            <text:p>032.0164</text:p>
          </table:table-cell>
          <table:table-cell office:value-type="float" office:value="31.6258" calcext:value-type="float">
            <text:p>031.6258</text:p>
          </table:table-cell>
          <table:table-cell office:value-type="float" office:value="31.9079" calcext:value-type="float">
            <text:p>031.9079</text:p>
          </table:table-cell>
          <table:table-cell office:value-type="float" office:value="31.5141" calcext:value-type="float">
            <text:p>031.5141</text:p>
          </table:table-cell>
          <table:table-cell office:value-type="float" office:value="31.8135" calcext:value-type="float">
            <text:p>031.8135</text:p>
          </table:table-cell>
          <table:table-cell table:formula="of:=AVERAGE([.B48:.G48])" office:value-type="float" office:value="31.78415" calcext:value-type="float">
            <text:p>031.7842</text:p>
          </table:table-cell>
          <table:table-cell table:formula="of:=STDEV([.B48:.G48])/SQRT(5)" office:value-type="float" office:value="0.0824549755927437" calcext:value-type="float">
            <text:p>000.0825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46.2536" calcext:value-type="float">
            <text:p>046.2536</text:p>
          </table:table-cell>
          <table:table-cell office:value-type="float" office:value="46.3991" calcext:value-type="float">
            <text:p>046.3991</text:p>
          </table:table-cell>
          <table:table-cell office:value-type="float" office:value="41.9212" calcext:value-type="float">
            <text:p>041.9212</text:p>
          </table:table-cell>
          <table:table-cell office:value-type="float" office:value="34.6945" calcext:value-type="float">
            <text:p>034.6945</text:p>
          </table:table-cell>
          <table:table-cell office:value-type="float" office:value="33.0442" calcext:value-type="float">
            <text:p>033.0442</text:p>
          </table:table-cell>
          <table:table-cell office:value-type="float" office:value="26.0767" calcext:value-type="float">
            <text:p>026.0767</text:p>
          </table:table-cell>
          <table:table-cell table:formula="of:=AVERAGE([.B49:.G49])" office:value-type="float" office:value="38.0648833333333" calcext:value-type="float">
            <text:p>038.0649</text:p>
          </table:table-cell>
          <table:table-cell table:formula="of:=STDEV([.B49:.G49])/SQRT(5)" office:value-type="float" office:value="3.64235479275885" calcext:value-type="float">
            <text:p>003.6424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57.1526" calcext:value-type="float">
            <text:p>057.1526</text:p>
          </table:table-cell>
          <table:table-cell office:value-type="float" office:value="54.6461" calcext:value-type="float">
            <text:p>054.6461</text:p>
          </table:table-cell>
          <table:table-cell office:value-type="float" office:value="54.4909" calcext:value-type="float">
            <text:p>054.4909</text:p>
          </table:table-cell>
          <table:table-cell office:value-type="float" office:value="53.4799" calcext:value-type="float">
            <text:p>053.4799</text:p>
          </table:table-cell>
          <table:table-cell office:value-type="float" office:value="75.2652" calcext:value-type="float">
            <text:p>075.2652</text:p>
          </table:table-cell>
          <table:table-cell office:value-type="float" office:value="59" calcext:value-type="float">
            <text:p>059.0000</text:p>
          </table:table-cell>
          <table:table-cell table:formula="of:=AVERAGE([.B50:.G50])" office:value-type="float" office:value="59.0057833333333" calcext:value-type="float">
            <text:p>059.0058</text:p>
          </table:table-cell>
          <table:table-cell table:formula="of:=STDEV([.B50:.G50])/SQRT(5)" office:value-type="float" office:value="3.67548282079148" calcext:value-type="float">
            <text:p>003.6755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91.8939" calcext:value-type="float">
            <text:p>091.8939</text:p>
          </table:table-cell>
          <table:table-cell office:value-type="float" office:value="82.0018" calcext:value-type="float">
            <text:p>082.0018</text:p>
          </table:table-cell>
          <table:table-cell office:value-type="float" office:value="91.9322" calcext:value-type="float">
            <text:p>091.9322</text:p>
          </table:table-cell>
          <table:table-cell office:value-type="float" office:value="130.711" calcext:value-type="float">
            <text:p>130.7110</text:p>
          </table:table-cell>
          <table:table-cell office:value-type="float" office:value="103.767" calcext:value-type="float">
            <text:p>103.7670</text:p>
          </table:table-cell>
          <table:table-cell office:value-type="float" office:value="94.1648" calcext:value-type="float">
            <text:p>094.1648</text:p>
          </table:table-cell>
          <table:table-cell table:formula="of:=AVERAGE([.B51:.G51])" office:value-type="float" office:value="99.07845" calcext:value-type="float">
            <text:p>099.0785</text:p>
          </table:table-cell>
          <table:table-cell table:formula="of:=STDEV([.B51:.G51])/SQRT(5)" office:value-type="float" office:value="7.5922152232797" calcext:value-type="float">
            <text:p>007.5922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90.2143" calcext:value-type="float">
            <text:p>090.2143</text:p>
          </table:table-cell>
          <table:table-cell office:value-type="float" office:value="101.132" calcext:value-type="float">
            <text:p>101.1320</text:p>
          </table:table-cell>
          <table:table-cell office:value-type="float" office:value="70.819" calcext:value-type="float">
            <text:p>070.8190</text:p>
          </table:table-cell>
          <table:table-cell office:value-type="float" office:value="68.0683" calcext:value-type="float">
            <text:p>068.0683</text:p>
          </table:table-cell>
          <table:table-cell office:value-type="float" office:value="64.7568" calcext:value-type="float">
            <text:p>064.7568</text:p>
          </table:table-cell>
          <table:table-cell office:value-type="float" office:value="66.1756" calcext:value-type="float">
            <text:p>066.1756</text:p>
          </table:table-cell>
          <table:table-cell table:formula="of:=AVERAGE([.B52:.G52])" office:value-type="float" office:value="76.861" calcext:value-type="float">
            <text:p>076.8610</text:p>
          </table:table-cell>
          <table:table-cell table:formula="of:=STDEV([.B52:.G52])/SQRT(5)" office:value-type="float" office:value="6.75839871561304" calcext:value-type="float">
            <text:p>006.7584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65.6986" calcext:value-type="float">
            <text:p>065.6986</text:p>
          </table:table-cell>
          <table:table-cell office:value-type="float" office:value="65.003" calcext:value-type="float">
            <text:p>065.0030</text:p>
          </table:table-cell>
          <table:table-cell office:value-type="float" office:value="84.3071" calcext:value-type="float">
            <text:p>084.3071</text:p>
          </table:table-cell>
          <table:table-cell office:value-type="float" office:value="98.1855" calcext:value-type="float">
            <text:p>098.1855</text:p>
          </table:table-cell>
          <table:table-cell office:value-type="float" office:value="104.029" calcext:value-type="float">
            <text:p>104.0290</text:p>
          </table:table-cell>
          <table:table-cell office:value-type="float" office:value="91.4184" calcext:value-type="float">
            <text:p>091.4184</text:p>
          </table:table-cell>
          <table:table-cell table:formula="of:=AVERAGE([.B53:.G53])" office:value-type="float" office:value="84.7736" calcext:value-type="float">
            <text:p>084.7736</text:p>
          </table:table-cell>
          <table:table-cell table:formula="of:=STDEV([.B53:.G53])/SQRT(5)" office:value-type="float" office:value="7.34779621225303" calcext:value-type="float">
            <text:p>007.3478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447, 80 threads, 6400 matrices, Fixed8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68" calcext:value-type="float">
            <text:p>068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31.2036" calcext:value-type="float">
            <text:p>031.2036</text:p>
          </table:table-cell>
          <table:table-cell office:value-type="float" office:value="31.2001" calcext:value-type="float">
            <text:p>031.2001</text:p>
          </table:table-cell>
          <table:table-cell office:value-type="float" office:value="31.3757" calcext:value-type="float">
            <text:p>031.3757</text:p>
          </table:table-cell>
          <table:table-cell office:value-type="float" office:value="31.0588" calcext:value-type="float">
            <text:p>031.0588</text:p>
          </table:table-cell>
          <table:table-cell office:value-type="float" office:value="31.1502" calcext:value-type="float">
            <text:p>031.1502</text:p>
          </table:table-cell>
          <table:table-cell office:value-type="float" office:value="31.1924" calcext:value-type="float">
            <text:p>031.1924</text:p>
          </table:table-cell>
          <table:table-cell table:formula="of:=AVERAGE([.B60:.G60])" office:value-type="float" office:value="31.1968" calcext:value-type="float">
            <text:p>031.1968</text:p>
          </table:table-cell>
          <table:table-cell table:formula="of:=STDEV([.B60:.G60])/SQRT(5)" office:value-type="float" office:value="0.0461723986814629" calcext:value-type="float">
            <text:p>000.0462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46.3327" calcext:value-type="float">
            <text:p>046.3327</text:p>
          </table:table-cell>
          <table:table-cell office:value-type="float" office:value="46.7731" calcext:value-type="float">
            <text:p>046.7731</text:p>
          </table:table-cell>
          <table:table-cell office:value-type="float" office:value="46.5964" calcext:value-type="float">
            <text:p>046.5964</text:p>
          </table:table-cell>
          <table:table-cell office:value-type="float" office:value="46.8156" calcext:value-type="float">
            <text:p>046.8156</text:p>
          </table:table-cell>
          <table:table-cell office:value-type="float" office:value="46.949" calcext:value-type="float">
            <text:p>046.9490</text:p>
          </table:table-cell>
          <table:table-cell office:value-type="float" office:value="46.7285" calcext:value-type="float">
            <text:p>046.7285</text:p>
          </table:table-cell>
          <table:table-cell table:formula="of:=AVERAGE([.B61:.G61])" office:value-type="float" office:value="46.6992166666667" calcext:value-type="float">
            <text:p>046.6992</text:p>
          </table:table-cell>
          <table:table-cell table:formula="of:=STDEV([.B61:.G61])/SQRT(5)" office:value-type="float" office:value="0.0953223558947911" calcext:value-type="float">
            <text:p>000.0953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22.849" calcext:value-type="float">
            <text:p>122.8490</text:p>
          </table:table-cell>
          <table:table-cell office:value-type="float" office:value="122.057" calcext:value-type="float">
            <text:p>122.0570</text:p>
          </table:table-cell>
          <table:table-cell office:value-type="float" office:value="122.858" calcext:value-type="float">
            <text:p>122.8580</text:p>
          </table:table-cell>
          <table:table-cell office:value-type="float" office:value="122.568" calcext:value-type="float">
            <text:p>122.5680</text:p>
          </table:table-cell>
          <table:table-cell office:value-type="float" office:value="121.108" calcext:value-type="float">
            <text:p>121.1080</text:p>
          </table:table-cell>
          <table:table-cell office:value-type="float" office:value="122.514" calcext:value-type="float">
            <text:p>122.5140</text:p>
          </table:table-cell>
          <table:table-cell table:formula="of:=AVERAGE([.B62:.G62])" office:value-type="float" office:value="122.325666666667" calcext:value-type="float">
            <text:p>122.3257</text:p>
          </table:table-cell>
          <table:table-cell table:formula="of:=STDEV([.B62:.G62])/SQRT(5)" office:value-type="float" office:value="0.297075433742565" calcext:value-type="float">
            <text:p>000.2971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47.028" calcext:value-type="float">
            <text:p>147.0280</text:p>
          </table:table-cell>
          <table:table-cell office:value-type="float" office:value="146.399" calcext:value-type="float">
            <text:p>146.3990</text:p>
          </table:table-cell>
          <table:table-cell office:value-type="float" office:value="147.184" calcext:value-type="float">
            <text:p>147.1840</text:p>
          </table:table-cell>
          <table:table-cell office:value-type="float" office:value="146.479" calcext:value-type="float">
            <text:p>146.4790</text:p>
          </table:table-cell>
          <table:table-cell office:value-type="float" office:value="146.93" calcext:value-type="float">
            <text:p>146.9300</text:p>
          </table:table-cell>
          <table:table-cell office:value-type="float" office:value="144.362" calcext:value-type="float">
            <text:p>144.3620</text:p>
          </table:table-cell>
          <table:table-cell table:formula="of:=AVERAGE([.B63:.G63])" office:value-type="float" office:value="146.397" calcext:value-type="float">
            <text:p>146.3970</text:p>
          </table:table-cell>
          <table:table-cell table:formula="of:=STDEV([.B63:.G63])/SQRT(5)" office:value-type="float" office:value="0.466886367331496" calcext:value-type="float">
            <text:p>000.4669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06.711" calcext:value-type="float">
            <text:p>106.7110</text:p>
          </table:table-cell>
          <table:table-cell office:value-type="float" office:value="148.726" calcext:value-type="float">
            <text:p>148.7260</text:p>
          </table:table-cell>
          <table:table-cell office:value-type="float" office:value="134.669" calcext:value-type="float">
            <text:p>134.6690</text:p>
          </table:table-cell>
          <table:table-cell office:value-type="float" office:value="125.688" calcext:value-type="float">
            <text:p>125.6880</text:p>
          </table:table-cell>
          <table:table-cell office:value-type="float" office:value="117.348" calcext:value-type="float">
            <text:p>117.3480</text:p>
          </table:table-cell>
          <table:table-cell office:value-type="float" office:value="118.956" calcext:value-type="float">
            <text:p>118.9560</text:p>
          </table:table-cell>
          <table:table-cell table:formula="of:=AVERAGE([.B64:.G64])" office:value-type="float" office:value="125.349666666667" calcext:value-type="float">
            <text:p>125.3497</text:p>
          </table:table-cell>
          <table:table-cell table:formula="of:=STDEV([.B64:.G64])/SQRT(5)" office:value-type="float" office:value="6.59006203713845" calcext:value-type="float">
            <text:p>006.5901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116.846" calcext:value-type="float">
            <text:p>116.8460</text:p>
          </table:table-cell>
          <table:table-cell office:value-type="float" office:value="111.416" calcext:value-type="float">
            <text:p>111.4160</text:p>
          </table:table-cell>
          <table:table-cell office:value-type="float" office:value="119.329" calcext:value-type="float">
            <text:p>119.3290</text:p>
          </table:table-cell>
          <table:table-cell office:value-type="float" office:value="107.003" calcext:value-type="float">
            <text:p>107.0030</text:p>
          </table:table-cell>
          <table:table-cell office:value-type="float" office:value="74.3251" calcext:value-type="float">
            <text:p>074.3251</text:p>
          </table:table-cell>
          <table:table-cell office:value-type="float" office:value="72.7161" calcext:value-type="float">
            <text:p>072.7161</text:p>
          </table:table-cell>
          <table:table-cell table:formula="of:=AVERAGE([.B65:.G65])" office:value-type="float" office:value="100.272533333333" calcext:value-type="float">
            <text:p>100.2725</text:p>
          </table:table-cell>
          <table:table-cell table:formula="of:=STDEV([.B65:.G65])/SQRT(5)" office:value-type="float" office:value="9.4655819994617" calcext:value-type="float">
            <text:p>009.4656</text:p>
          </table:table-cell>
          <table:table-cell table:number-columns-repeated="14"/>
        </table:table-row>
        <table:table-row table:style-name="ro1" table:number-rows-repeated="4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2048, 80 threads, 640 matrices, MKL reference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0245" calcext:value-type="float">
            <text:p>10245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1.0157" calcext:value-type="float">
            <text:p>051.0157</text:p>
          </table:table-cell>
          <table:table-cell office:value-type="float" office:value="48.812" calcext:value-type="float">
            <text:p>048.8120</text:p>
          </table:table-cell>
          <table:table-cell office:value-type="float" office:value="49.2438" calcext:value-type="float">
            <text:p>049.2438</text:p>
          </table:table-cell>
          <table:table-cell office:value-type="float" office:value="42.7897" calcext:value-type="float">
            <text:p>042.7897</text:p>
          </table:table-cell>
          <table:table-cell office:value-type="float" office:value="48.6197" calcext:value-type="float">
            <text:p>048.6197</text:p>
          </table:table-cell>
          <table:table-cell office:value-type="float" office:value="47.937" calcext:value-type="float">
            <text:p>047.9370</text:p>
          </table:table-cell>
          <table:table-cell table:formula="of:=AVERAGE([.B74:.G74])" office:value-type="float" office:value="48.06965" calcext:value-type="float">
            <text:p>048.0697</text:p>
          </table:table-cell>
          <table:table-cell table:formula="of:=STDEV([.B74:.G74])/SQRT(5)" office:value-type="float" office:value="1.24590441647825" calcext:value-type="float">
            <text:p>001.2459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2048, 80 threads, 640 matrices, FP64</text:p>
          </table:table-cell>
          <table:table-cell table:number-columns-repeated="6"/>
          <table:table-cell table:style-name="ce3" table:number-columns-repeated="2"/>
          <table:table-cell/>
          <table:table-cell office:value-type="string" calcext:value-type="string">
            <text:p>#N=2048, 80 threads, 640 matric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office:value-type="string" calcext:value-type="string">
            <text:p>#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0245" calcext:value-type="float">
            <text:p>10245.0000</text:p>
          </table:table-cell>
          <table:table-cell table:number-columns-repeated="5"/>
          <table:table-cell table:style-name="ce3" table:number-columns-repeated="2"/>
          <table:table-cell/>
          <table:table-cell office:value-type="string" calcext:value-type="string">
            <text:p>#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s = 8</text:p>
          </table:table-cell>
          <table:table-cell/>
          <table:table-cell office:value-type="string" calcext:value-type="string">
            <text:p>bs = 16</text:p>
          </table:table-cell>
          <table:table-cell/>
          <table:table-cell office:value-type="string" calcext:value-type="string">
            <text:p>bs = 32</text:p>
          </table:table-cell>
          <table:table-cell/>
          <table:table-cell office:value-type="string" calcext:value-type="string">
            <text:p>bs = 64</text:p>
          </table:table-cell>
          <table:table-cell/>
          <table:table-cell office:value-type="string" calcext:value-type="string">
            <text:p>bs = 128</text:p>
          </table:table-cell>
          <table:table-cell/>
          <table:table-cell office:value-type="string" calcext:value-type="string">
            <text:p>bs = 256</text:p>
          </table:table-cell>
          <table:table-cell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19.124" calcext:value-type="float">
            <text:p>019.1240</text:p>
          </table:table-cell>
          <table:table-cell office:value-type="float" office:value="21.0663" calcext:value-type="float">
            <text:p>021.0663</text:p>
          </table:table-cell>
          <table:table-cell office:value-type="float" office:value="15.7609" calcext:value-type="float">
            <text:p>015.7609</text:p>
          </table:table-cell>
          <table:table-cell office:value-type="float" office:value="20.2989" calcext:value-type="float">
            <text:p>020.2989</text:p>
          </table:table-cell>
          <table:table-cell office:value-type="float" office:value="23.5704" calcext:value-type="float">
            <text:p>023.5704</text:p>
          </table:table-cell>
          <table:table-cell office:value-type="float" office:value="25.143" calcext:value-type="float">
            <text:p>025.1430</text:p>
          </table:table-cell>
          <table:table-cell table:formula="of:=AVERAGE([.B81:.G81])" office:value-type="float" office:value="20.82725" calcext:value-type="float">
            <text:p>020.8273</text:p>
          </table:table-cell>
          <table:table-cell table:formula="of:=STDEV([.B81:.G81])/SQRT(5)" office:value-type="float" office:value="1.48399233818777" calcext:value-type="float">
            <text:p>001.4840</text:p>
          </table:table-cell>
          <table:table-cell/>
          <table:table-cell office:value-type="string" calcext:value-type="string">
            <text:p>64bit float</text:p>
          </table:table-cell>
          <table:table-cell table:formula="of:=[.H81]/[.$H$74]" office:value-type="float" office:value="0.433272345440418" calcext:value-type="float">
            <text:p>0.43327</text:p>
          </table:table-cell>
          <table:table-cell table:formula="of:=SQRT(([.I81]/[.$H$74])^2+([.H81]/[.$H$74]^2*[.$I$74]^2))" office:value-type="float" office:value="0.122247320536298" calcext:value-type="float">
            <text:p>0.12225</text:p>
          </table:table-cell>
          <table:table-cell table:formula="of:=[.H82]/[.$H$74]" office:value-type="float" office:value="0.868671812671821" calcext:value-type="float">
            <text:p>0.86867</text:p>
          </table:table-cell>
          <table:table-cell table:formula="of:=SQRT(([.I82]/[.$H$74])^2+([.H82]/[.$H$74]^2*[.$I$74]^2))" office:value-type="float" office:value="0.16917085237639" calcext:value-type="float">
            <text:p>0.16917</text:p>
          </table:table-cell>
          <table:table-cell table:formula="of:=[.H83]/[.$H$74]" office:value-type="float" office:value="0.984236068565785" calcext:value-type="float">
            <text:p>0.98424</text:p>
          </table:table-cell>
          <table:table-cell table:formula="of:=SQRT(([.I83]/[.$H$74])^2+([.H83]/[.$H$74]^2*[.$I$74]^2))" office:value-type="float" office:value="0.178380335130648" calcext:value-type="float">
            <text:p>0.17838</text:p>
          </table:table-cell>
          <table:table-cell table:formula="of:=[.H84]/[.$H$74]" office:value-type="float" office:value="0.980276882953521" calcext:value-type="float">
            <text:p>0.98028</text:p>
          </table:table-cell>
          <table:table-cell table:formula="of:=SQRT(([.I84]/[.$H$74])^2+([.H84]/[.$H$74]^2*[.$I$74]^2))" office:value-type="float" office:value="0.183691066043168" calcext:value-type="float">
            <text:p>0.18369</text:p>
          </table:table-cell>
          <table:table-cell table:formula="of:=[.H85]/[.$H$74]" office:value-type="float" office:value="0.885795576488144" calcext:value-type="float">
            <text:p>0.88580</text:p>
          </table:table-cell>
          <table:table-cell table:formula="of:=SQRT(([.I85]/[.$H$74])^2+([.H85]/[.$H$74]^2*[.$I$74]^2))" office:value-type="float" office:value="0.175259147548028" calcext:value-type="float">
            <text:p>0.17526</text:p>
          </table:table-cell>
          <table:table-cell table:formula="of:=[.H86]/[.$H$74]" office:value-type="float" office:value="0.603571414950321" calcext:value-type="float">
            <text:p>0.60357</text:p>
          </table:table-cell>
          <table:table-cell table:formula="of:=SQRT(([.I86]/[.$H$74])^2+([.H86]/[.$H$74]^2*[.$I$74]^2))" office:value-type="float" office:value="0.139870979693633" calcext:value-type="float">
            <text:p>0.13987</text:p>
          </table:table-cell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38.1652" calcext:value-type="float">
            <text:p>038.1652</text:p>
          </table:table-cell>
          <table:table-cell office:value-type="float" office:value="44.186" calcext:value-type="float">
            <text:p>044.1860</text:p>
          </table:table-cell>
          <table:table-cell office:value-type="float" office:value="39.1239" calcext:value-type="float">
            <text:p>039.1239</text:p>
          </table:table-cell>
          <table:table-cell office:value-type="float" office:value="42.07" calcext:value-type="float">
            <text:p>042.0700</text:p>
          </table:table-cell>
          <table:table-cell office:value-type="float" office:value="42.8326" calcext:value-type="float">
            <text:p>042.8326</text:p>
          </table:table-cell>
          <table:table-cell office:value-type="float" office:value="44.1628" calcext:value-type="float">
            <text:p>044.1628</text:p>
          </table:table-cell>
          <table:table-cell table:formula="of:=AVERAGE([.B82:.G82])" office:value-type="float" office:value="41.75675" calcext:value-type="float">
            <text:p>041.7568</text:p>
          </table:table-cell>
          <table:table-cell table:formula="of:=STDEV([.B82:.G82])/SQRT(5)" office:value-type="float" office:value="1.14502474165408" calcext:value-type="float">
            <text:p>001.1450</text:p>
          </table:table-cell>
          <table:table-cell/>
          <table:table-cell office:value-type="string" calcext:value-type="string">
            <text:p>32bit float</text:p>
          </table:table-cell>
          <table:table-cell table:formula="of:=[.H93]/[.$H$74]" office:value-type="float" office:value="0.592804399449549" calcext:value-type="float">
            <text:p>0.59280</text:p>
          </table:table-cell>
          <table:table-cell table:formula="of:=SQRT(([.I93]/[.$H$74])^2+([.H93]/[.$H$74]^2*[.$I$74]^2))" office:value-type="float" office:value="0.138361515938878" calcext:value-type="float">
            <text:p>0.13836</text:p>
          </table:table-cell>
          <table:table-cell table:formula="of:=[.H94]/[.$H$74]" office:value-type="float" office:value="1.35554381333475" calcext:value-type="float">
            <text:p>1.35554</text:p>
          </table:table-cell>
          <table:table-cell table:formula="of:=SQRT(([.I94]/[.$H$74])^2+([.H94]/[.$H$74]^2*[.$I$74]^2))" office:value-type="float" office:value="0.209227175856403" calcext:value-type="float">
            <text:p>0.20923</text:p>
          </table:table-cell>
          <table:table-cell table:formula="of:=[.H95]/[.$H$74]" office:value-type="float" office:value="1.97517317753163" calcext:value-type="float">
            <text:p>1.97517</text:p>
          </table:table-cell>
          <table:table-cell table:formula="of:=SQRT(([.I95]/[.$H$74])^2+([.H95]/[.$H$74]^2*[.$I$74]^2))" office:value-type="float" office:value="0.252720431161378" calcext:value-type="float">
            <text:p>0.25272</text:p>
          </table:table-cell>
          <table:table-cell table:formula="of:=[.H96]/[.$H$74]" office:value-type="float" office:value="2.03795152797382" calcext:value-type="float">
            <text:p>2.03795</text:p>
          </table:table-cell>
          <table:table-cell table:formula="of:=SQRT(([.I96]/[.$H$74])^2+([.H96]/[.$H$74]^2*[.$I$74]^2))" office:value-type="float" office:value="0.256551952240014" calcext:value-type="float">
            <text:p>0.25655</text:p>
          </table:table-cell>
          <table:table-cell table:formula="of:=[.H97]/[.$H$74]" office:value-type="float" office:value="2.0722961369596" calcext:value-type="float">
            <text:p>2.07230</text:p>
          </table:table-cell>
          <table:table-cell table:formula="of:=SQRT(([.I97]/[.$H$74])^2+([.H97]/[.$H$74]^2*[.$I$74]^2))" office:value-type="float" office:value="0.258740224173732" calcext:value-type="float">
            <text:p>0.25874</text:p>
          </table:table-cell>
          <table:table-cell table:formula="of:=[.H98]/[.$H$74]" office:value-type="float" office:value="1.27746509491956" calcext:value-type="float">
            <text:p>1.27747</text:p>
          </table:table-cell>
          <table:table-cell table:formula="of:=SQRT(([.I98]/[.$H$74])^2+([.H98]/[.$H$74]^2*[.$I$74]^2))" office:value-type="float" office:value="0.203607826222672" calcext:value-type="float">
            <text:p>0.20361</text:p>
          </table:table-cell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47.6724" calcext:value-type="float">
            <text:p>047.6724</text:p>
          </table:table-cell>
          <table:table-cell office:value-type="float" office:value="47.9623" calcext:value-type="float">
            <text:p>047.9623</text:p>
          </table:table-cell>
          <table:table-cell office:value-type="float" office:value="48.0123" calcext:value-type="float">
            <text:p>048.0123</text:p>
          </table:table-cell>
          <table:table-cell office:value-type="float" office:value="46.6035" calcext:value-type="float">
            <text:p>046.6035</text:p>
          </table:table-cell>
          <table:table-cell office:value-type="float" office:value="46.9693" calcext:value-type="float">
            <text:p>046.9693</text:p>
          </table:table-cell>
          <table:table-cell office:value-type="float" office:value="46.6515" calcext:value-type="float">
            <text:p>046.6515</text:p>
          </table:table-cell>
          <table:table-cell table:formula="of:=AVERAGE([.B83:.G83])" office:value-type="float" office:value="47.3118833333333" calcext:value-type="float">
            <text:p>047.3119</text:p>
          </table:table-cell>
          <table:table-cell table:formula="of:=STDEV([.B83:.G83])/SQRT(5)" office:value-type="float" office:value="0.289749826459541" calcext:value-type="float">
            <text:p>000.2897</text:p>
          </table:table-cell>
          <table:table-cell/>
          <table:table-cell office:value-type="string" calcext:value-type="string">
            <text:p>16bit float</text:p>
          </table:table-cell>
          <table:table-cell table:formula="of:=[.H105]/[.$H$74]" office:value-type="float" office:value="0.582685401980944" calcext:value-type="float">
            <text:p>0.58269</text:p>
          </table:table-cell>
          <table:table-cell table:formula="of:=SQRT(([.I105]/[.$H$74])^2+([.H105]/[.$H$74]^2*[.$I$74]^2))" office:value-type="float" office:value="0.137175732243539" calcext:value-type="float">
            <text:p>0.13718</text:p>
          </table:table-cell>
          <table:table-cell table:formula="of:=[.H106]/[.$H$74]" office:value-type="float" office:value="1.21687384867583" calcext:value-type="float">
            <text:p>1.21687</text:p>
          </table:table-cell>
          <table:table-cell table:formula="of:=SQRT(([.I106]/[.$H$74])^2+([.H106]/[.$H$74]^2*[.$I$74]^2))" office:value-type="float" office:value="0.198257201474358" calcext:value-type="float">
            <text:p>0.19826</text:p>
          </table:table-cell>
          <table:table-cell table:formula="of:=[.H107]/[.$H$74]" office:value-type="float" office:value="2.72296206303422" calcext:value-type="float">
            <text:p>2.72296</text:p>
          </table:table-cell>
          <table:table-cell table:formula="of:=SQRT(([.I107]/[.$H$74])^2+([.H107]/[.$H$74]^2*[.$I$74]^2))" office:value-type="float" office:value="0.298411781166867" calcext:value-type="float">
            <text:p>0.29841</text:p>
          </table:table-cell>
          <table:table-cell table:formula="of:=[.H108]/[.$H$74]" office:value-type="float" office:value="3.16526470791169" calcext:value-type="float">
            <text:p>3.16526</text:p>
          </table:table-cell>
          <table:table-cell table:formula="of:=SQRT(([.I108]/[.$H$74])^2+([.H108]/[.$H$74]^2*[.$I$74]^2))" office:value-type="float" office:value="0.319737961878826" calcext:value-type="float">
            <text:p>0.31974</text:p>
          </table:table-cell>
          <table:table-cell table:formula="of:=[.H109]/[.$H$74]" office:value-type="float" office:value="3.45213663923078" calcext:value-type="float">
            <text:p>3.45214</text:p>
          </table:table-cell>
          <table:table-cell table:formula="of:=SQRT(([.I109]/[.$H$74])^2+([.H109]/[.$H$74]^2*[.$I$74]^2))" office:value-type="float" office:value="0.334284149667535" calcext:value-type="float">
            <text:p>0.33428</text:p>
          </table:table-cell>
          <table:table-cell table:formula="of:=[.H110]/[.$H$74]" office:value-type="float" office:value="1.97633676689276" calcext:value-type="float">
            <text:p>1.97634</text:p>
          </table:table-cell>
          <table:table-cell table:formula="of:=SQRT(([.I110]/[.$H$74])^2+([.H110]/[.$H$74]^2*[.$I$74]^2))" office:value-type="float" office:value="0.25397721101146" calcext:value-type="float">
            <text:p>0.25398</text:p>
          </table:table-cell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48.642" calcext:value-type="float">
            <text:p>048.6420</text:p>
          </table:table-cell>
          <table:table-cell office:value-type="float" office:value="49.4072" calcext:value-type="float">
            <text:p>049.4072</text:p>
          </table:table-cell>
          <table:table-cell office:value-type="float" office:value="49.5548" calcext:value-type="float">
            <text:p>049.5548</text:p>
          </table:table-cell>
          <table:table-cell office:value-type="float" office:value="49.1904" calcext:value-type="float">
            <text:p>049.1904</text:p>
          </table:table-cell>
          <table:table-cell office:value-type="float" office:value="48.8119" calcext:value-type="float">
            <text:p>048.8119</text:p>
          </table:table-cell>
          <table:table-cell office:value-type="float" office:value="37.1231" calcext:value-type="float">
            <text:p>037.1231</text:p>
          </table:table-cell>
          <table:table-cell table:formula="of:=AVERAGE([.B84:.G84])" office:value-type="float" office:value="47.1215666666667" calcext:value-type="float">
            <text:p>047.1216</text:p>
          </table:table-cell>
          <table:table-cell table:formula="of:=STDEV([.B84:.G84])/SQRT(5)" office:value-type="float" office:value="2.19602454934669" calcext:value-type="float">
            <text:p>002.1960</text:p>
          </table:table-cell>
          <table:table-cell/>
          <table:table-cell office:value-type="string" calcext:value-type="string">
            <text:p>16bit fixed</text:p>
          </table:table-cell>
          <table:table-cell table:formula="of:=[.H117]/[.$H$74]" office:value-type="float" office:value="0.726349508820362" calcext:value-type="float">
            <text:p>0.72635</text:p>
          </table:table-cell>
          <table:table-cell table:formula="of:=SQRT(([.I117]/[.$H$74])^2+([.H117]/[.$H$74]^2*[.$I$74]^2))" office:value-type="float" office:value="0.153184030941403" calcext:value-type="float">
            <text:p>0.15318</text:p>
          </table:table-cell>
          <table:table-cell table:formula="of:=[.H118]/[.$H$74]" office:value-type="float" office:value="1.09818183961536" calcext:value-type="float">
            <text:p>1.09818</text:p>
          </table:table-cell>
          <table:table-cell table:formula="of:=SQRT(([.I118]/[.$H$74])^2+([.H118]/[.$H$74]^2*[.$I$74]^2))" office:value-type="float" office:value="0.188421106849446" calcext:value-type="float">
            <text:p>0.18842</text:p>
          </table:table-cell>
          <table:table-cell table:formula="of:=[.H119]/[.$H$74]" office:value-type="float" office:value="2.90755532163573" calcext:value-type="float">
            <text:p>2.90756</text:p>
          </table:table-cell>
          <table:table-cell table:formula="of:=SQRT(([.I119]/[.$H$74])^2+([.H119]/[.$H$74]^2*[.$I$74]^2))" office:value-type="float" office:value="0.307211989351778" calcext:value-type="float">
            <text:p>0.30721</text:p>
          </table:table-cell>
          <table:table-cell table:formula="of:=[.H120]/[.$H$74]" office:value-type="float" office:value="3.78331927387308" calcext:value-type="float">
            <text:p>3.78332</text:p>
          </table:table-cell>
          <table:table-cell table:formula="of:=SQRT(([.I120]/[.$H$74])^2+([.H120]/[.$H$74]^2*[.$I$74]^2))" office:value-type="float" office:value="0.349804105135234" calcext:value-type="float">
            <text:p>0.34980</text:p>
          </table:table-cell>
          <table:table-cell table:formula="of:=[.H121]/[.$H$74]" office:value-type="float" office:value="3.85939638281812" calcext:value-type="float">
            <text:p>3.85940</text:p>
          </table:table-cell>
          <table:table-cell table:formula="of:=SQRT(([.I121]/[.$H$74])^2+([.H121]/[.$H$74]^2*[.$I$74]^2))" office:value-type="float" office:value="0.354195231780822" calcext:value-type="float">
            <text:p>0.35420</text:p>
          </table:table-cell>
          <table:table-cell table:formula="of:=[.H122]/[.$H$74]" office:value-type="float" office:value="3.71752238678667" calcext:value-type="float">
            <text:p>3.71752</text:p>
          </table:table-cell>
          <table:table-cell table:formula="of:=SQRT(([.I122]/[.$H$74])^2+([.H122]/[.$H$74]^2*[.$I$74]^2))" office:value-type="float" office:value="0.34660548547471" calcext:value-type="float">
            <text:p>0.34661</text:p>
          </table:table-cell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47.5016" calcext:value-type="float">
            <text:p>047.5016</text:p>
          </table:table-cell>
          <table:table-cell office:value-type="float" office:value="46.883" calcext:value-type="float">
            <text:p>046.8830</text:p>
          </table:table-cell>
          <table:table-cell office:value-type="float" office:value="36.4673" calcext:value-type="float">
            <text:p>036.4673</text:p>
          </table:table-cell>
          <table:table-cell office:value-type="float" office:value="43.7387" calcext:value-type="float">
            <text:p>043.7387</text:p>
          </table:table-cell>
          <table:table-cell office:value-type="float" office:value="36.4818" calcext:value-type="float">
            <text:p>036.4818</text:p>
          </table:table-cell>
          <table:table-cell office:value-type="float" office:value="44.4069" calcext:value-type="float">
            <text:p>044.4069</text:p>
          </table:table-cell>
          <table:table-cell table:formula="of:=AVERAGE([.B85:.G85])" office:value-type="float" office:value="42.5798833333333" calcext:value-type="float">
            <text:p>042.5799</text:p>
          </table:table-cell>
          <table:table-cell table:formula="of:=STDEV([.B85:.G85])/SQRT(5)" office:value-type="float" office:value="2.20881189156825" calcext:value-type="float">
            <text:p>002.2088</text:p>
          </table:table-cell>
          <table:table-cell/>
          <table:table-cell office:value-type="string" calcext:value-type="string">
            <text:p>8bit fixed</text:p>
          </table:table-cell>
          <table:table-cell table:formula="of:=[.H129]/[.$H$74]" office:value-type="float" office:value="0.623715449006458" calcext:value-type="float">
            <text:p>0.62372</text:p>
          </table:table-cell>
          <table:table-cell table:formula="of:=SQRT(([.I129]/[.$H$74])^2+([.H129]/[.$H$74]^2*[.$I$74]^2))" office:value-type="float" office:value="0.141921788547504" calcext:value-type="float">
            <text:p>0.14192</text:p>
          </table:table-cell>
          <table:table-cell table:formula="of:=[.H130]/[.$H$74]" office:value-type="float" office:value="0.864668940450644" calcext:value-type="float">
            <text:p>0.86467</text:p>
          </table:table-cell>
          <table:table-cell table:formula="of:=SQRT(([.I130]/[.$H$74])^2+([.H130]/[.$H$74]^2*[.$I$74]^2))" office:value-type="float" office:value="0.167127759620241" calcext:value-type="float">
            <text:p>0.16713</text:p>
          </table:table-cell>
          <table:table-cell table:formula="of:=[.H131]/[.$H$74]" office:value-type="float" office:value="3.07957307781521" calcext:value-type="float">
            <text:p>3.07957</text:p>
          </table:table-cell>
          <table:table-cell table:formula="of:=SQRT(([.I131]/[.$H$74])^2+([.H131]/[.$H$74]^2*[.$I$74]^2))" office:value-type="float" office:value="0.315639571000299" calcext:value-type="float">
            <text:p>0.31564</text:p>
          </table:table-cell>
          <table:table-cell table:formula="of:=[.H132]/[.$H$74]" office:value-type="float" office:value="4.50913414181297" calcext:value-type="float">
            <text:p>4.50913</text:p>
          </table:table-cell>
          <table:table-cell table:formula="of:=SQRT(([.I132]/[.$H$74])^2+([.H132]/[.$H$74]^2*[.$I$74]^2))" office:value-type="float" office:value="0.381654756610956" calcext:value-type="float">
            <text:p>0.38165</text:p>
          </table:table-cell>
          <table:table-cell table:formula="of:=[.H133]/[.$H$74]" office:value-type="float" office:value="5.09413597422351" calcext:value-type="float">
            <text:p>5.09414</text:p>
          </table:table-cell>
          <table:table-cell table:formula="of:=SQRT(([.I133]/[.$H$74])^2+([.H133]/[.$H$74]^2*[.$I$74]^2))" office:value-type="float" office:value="0.406452450524646" calcext:value-type="float">
            <text:p>0.40645</text:p>
          </table:table-cell>
          <table:table-cell table:formula="of:=[.H134]/[.$H$74]" office:value-type="float" office:value="5.32150743764517" calcext:value-type="float">
            <text:p>5.32151</text:p>
          </table:table-cell>
          <table:table-cell table:formula="of:=SQRT(([.I134]/[.$H$74])^2+([.H134]/[.$H$74]^2*[.$I$74]^2))" office:value-type="float" office:value="0.414623997534223" calcext:value-type="float">
            <text:p>0.41462</text:p>
          </table:table-cell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29.3172" calcext:value-type="float">
            <text:p>029.3172</text:p>
          </table:table-cell>
          <table:table-cell office:value-type="float" office:value="28.2961" calcext:value-type="float">
            <text:p>028.2961</text:p>
          </table:table-cell>
          <table:table-cell office:value-type="float" office:value="27.5811" calcext:value-type="float">
            <text:p>027.5811</text:p>
          </table:table-cell>
          <table:table-cell office:value-type="float" office:value="29.7844" calcext:value-type="float">
            <text:p>029.7844</text:p>
          </table:table-cell>
          <table:table-cell office:value-type="float" office:value="29.1049" calcext:value-type="float">
            <text:p>029.1049</text:p>
          </table:table-cell>
          <table:table-cell office:value-type="float" office:value="29.9971" calcext:value-type="float">
            <text:p>029.9971</text:p>
          </table:table-cell>
          <table:table-cell table:formula="of:=AVERAGE([.B86:.G86])" office:value-type="float" office:value="29.0134666666667" calcext:value-type="float">
            <text:p>029.0135</text:p>
          </table:table-cell>
          <table:table-cell table:formula="of:=STDEV([.B86:.G86])/SQRT(5)" office:value-type="float" office:value="0.411279755559806" calcext:value-type="float">
            <text:p>000.4113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2048, 80 threads, 640 matrices, FP32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5122" calcext:value-type="float">
            <text:p>5122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28.5141" calcext:value-type="float">
            <text:p>028.5141</text:p>
          </table:table-cell>
          <table:table-cell office:value-type="float" office:value="28.5537" calcext:value-type="float">
            <text:p>028.5537</text:p>
          </table:table-cell>
          <table:table-cell office:value-type="float" office:value="28.5913" calcext:value-type="float">
            <text:p>028.5913</text:p>
          </table:table-cell>
          <table:table-cell office:value-type="float" office:value="28.2987" calcext:value-type="float">
            <text:p>028.2987</text:p>
          </table:table-cell>
          <table:table-cell office:value-type="float" office:value="28.4894" calcext:value-type="float">
            <text:p>028.4894</text:p>
          </table:table-cell>
          <table:table-cell office:value-type="float" office:value="28.5282" calcext:value-type="float">
            <text:p>028.5282</text:p>
          </table:table-cell>
          <table:table-cell table:formula="of:=AVERAGE([.B93:.G93])" office:value-type="float" office:value="28.4959" calcext:value-type="float">
            <text:p>028.4959</text:p>
          </table:table-cell>
          <table:table-cell table:formula="of:=STDEV([.B93:.G93])/SQRT(5)" office:value-type="float" office:value="0.0459332646346849" calcext:value-type="float">
            <text:p>000.0459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65.2502" calcext:value-type="float">
            <text:p>065.2502</text:p>
          </table:table-cell>
          <table:table-cell office:value-type="float" office:value="64.8845" calcext:value-type="float">
            <text:p>064.8845</text:p>
          </table:table-cell>
          <table:table-cell office:value-type="float" office:value="65.1048" calcext:value-type="float">
            <text:p>065.1048</text:p>
          </table:table-cell>
          <table:table-cell office:value-type="float" office:value="65.1384" calcext:value-type="float">
            <text:p>065.1384</text:p>
          </table:table-cell>
          <table:table-cell office:value-type="float" office:value="65.387" calcext:value-type="float">
            <text:p>065.3870</text:p>
          </table:table-cell>
          <table:table-cell office:value-type="float" office:value="65.1982" calcext:value-type="float">
            <text:p>065.1982</text:p>
          </table:table-cell>
          <table:table-cell table:formula="of:=AVERAGE([.B94:.G94])" office:value-type="float" office:value="65.1605166666667" calcext:value-type="float">
            <text:p>065.1605</text:p>
          </table:table-cell>
          <table:table-cell table:formula="of:=STDEV([.B94:.G94])/SQRT(5)" office:value-type="float" office:value="0.0749764038436983" calcext:value-type="float">
            <text:p>000.0750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95.7297" calcext:value-type="float">
            <text:p>095.7297</text:p>
          </table:table-cell>
          <table:table-cell office:value-type="float" office:value="93.0068" calcext:value-type="float">
            <text:p>093.0068</text:p>
          </table:table-cell>
          <table:table-cell office:value-type="float" office:value="95.0237" calcext:value-type="float">
            <text:p>095.0237</text:p>
          </table:table-cell>
          <table:table-cell office:value-type="float" office:value="95.197" calcext:value-type="float">
            <text:p>095.1970</text:p>
          </table:table-cell>
          <table:table-cell office:value-type="float" office:value="95.1204" calcext:value-type="float">
            <text:p>095.1204</text:p>
          </table:table-cell>
          <table:table-cell office:value-type="float" office:value="95.5977" calcext:value-type="float">
            <text:p>095.5977</text:p>
          </table:table-cell>
          <table:table-cell table:formula="of:=AVERAGE([.B95:.G95])" office:value-type="float" office:value="94.9458833333333" calcext:value-type="float">
            <text:p>094.9459</text:p>
          </table:table-cell>
          <table:table-cell table:formula="of:=STDEV([.B95:.G95])/SQRT(5)" office:value-type="float" office:value="0.442666862926663" calcext:value-type="float">
            <text:p>000.4427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97.5178" calcext:value-type="float">
            <text:p>097.5178</text:p>
          </table:table-cell>
          <table:table-cell office:value-type="float" office:value="97.9127" calcext:value-type="float">
            <text:p>097.9127</text:p>
          </table:table-cell>
          <table:table-cell office:value-type="float" office:value="98.3399" calcext:value-type="float">
            <text:p>098.3399</text:p>
          </table:table-cell>
          <table:table-cell office:value-type="float" office:value="97.9005" calcext:value-type="float">
            <text:p>097.9005</text:p>
          </table:table-cell>
          <table:table-cell office:value-type="float" office:value="98.3262" calcext:value-type="float">
            <text:p>098.3262</text:p>
          </table:table-cell>
          <table:table-cell office:value-type="float" office:value="97.7846" calcext:value-type="float">
            <text:p>097.7846</text:p>
          </table:table-cell>
          <table:table-cell table:formula="of:=AVERAGE([.B96:.G96])" office:value-type="float" office:value="97.9636166666667" calcext:value-type="float">
            <text:p>097.9636</text:p>
          </table:table-cell>
          <table:table-cell table:formula="of:=STDEV([.B96:.G96])/SQRT(5)" office:value-type="float" office:value="0.142888979047838" calcext:value-type="float">
            <text:p>000.1429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99.512" calcext:value-type="float">
            <text:p>099.5120</text:p>
          </table:table-cell>
          <table:table-cell office:value-type="float" office:value="100.335" calcext:value-type="float">
            <text:p>100.3350</text:p>
          </table:table-cell>
          <table:table-cell office:value-type="float" office:value="99.415" calcext:value-type="float">
            <text:p>099.4150</text:p>
          </table:table-cell>
          <table:table-cell office:value-type="float" office:value="100.245" calcext:value-type="float">
            <text:p>100.2450</text:p>
          </table:table-cell>
          <table:table-cell office:value-type="float" office:value="99.2694" calcext:value-type="float">
            <text:p>099.2694</text:p>
          </table:table-cell>
          <table:table-cell office:value-type="float" office:value="98.9109" calcext:value-type="float">
            <text:p>098.9109</text:p>
          </table:table-cell>
          <table:table-cell table:formula="of:=AVERAGE([.B97:.G97])" office:value-type="float" office:value="99.61455" calcext:value-type="float">
            <text:p>099.6146</text:p>
          </table:table-cell>
          <table:table-cell table:formula="of:=STDEV([.B97:.G97])/SQRT(5)" office:value-type="float" office:value="0.251483912407931" calcext:value-type="float">
            <text:p>000.2515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61.1951" calcext:value-type="float">
            <text:p>061.1951</text:p>
          </table:table-cell>
          <table:table-cell office:value-type="float" office:value="61.6948" calcext:value-type="float">
            <text:p>061.6948</text:p>
          </table:table-cell>
          <table:table-cell office:value-type="float" office:value="62.2244" calcext:value-type="float">
            <text:p>062.2244</text:p>
          </table:table-cell>
          <table:table-cell office:value-type="float" office:value="62.5507" calcext:value-type="float">
            <text:p>062.5507</text:p>
          </table:table-cell>
          <table:table-cell office:value-type="float" office:value="62.3393" calcext:value-type="float">
            <text:p>062.3393</text:p>
          </table:table-cell>
          <table:table-cell office:value-type="float" office:value="58.4395" calcext:value-type="float">
            <text:p>058.4395</text:p>
          </table:table-cell>
          <table:table-cell table:formula="of:=AVERAGE([.B98:.G98])" office:value-type="float" office:value="61.4073" calcext:value-type="float">
            <text:p>061.4073</text:p>
          </table:table-cell>
          <table:table-cell table:formula="of:=STDEV([.B98:.G98])/SQRT(5)" office:value-type="float" office:value="0.686415672897989" calcext:value-type="float">
            <text:p>000.6864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2048, 80 threads, 640 matrices, BFLOAT16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561" calcext:value-type="float">
            <text:p>2561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28.1077" calcext:value-type="float">
            <text:p>028.1077</text:p>
          </table:table-cell>
          <table:table-cell office:value-type="float" office:value="27.9971" calcext:value-type="float">
            <text:p>027.9971</text:p>
          </table:table-cell>
          <table:table-cell office:value-type="float" office:value="28.166" calcext:value-type="float">
            <text:p>028.1660</text:p>
          </table:table-cell>
          <table:table-cell office:value-type="float" office:value="27.9136" calcext:value-type="float">
            <text:p>027.9136</text:p>
          </table:table-cell>
          <table:table-cell office:value-type="float" office:value="27.9551" calcext:value-type="float">
            <text:p>027.9551</text:p>
          </table:table-cell>
          <table:table-cell office:value-type="float" office:value="27.9174" calcext:value-type="float">
            <text:p>027.9174</text:p>
          </table:table-cell>
          <table:table-cell table:formula="of:=AVERAGE([.B105:.G105])" office:value-type="float" office:value="28.0094833333333" calcext:value-type="float">
            <text:p>028.0095</text:p>
          </table:table-cell>
          <table:table-cell table:formula="of:=STDEV([.B105:.G105])/SQRT(5)" office:value-type="float" office:value="0.046873373394" calcext:value-type="float">
            <text:p>000.0469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58.4056" calcext:value-type="float">
            <text:p>058.4056</text:p>
          </table:table-cell>
          <table:table-cell office:value-type="float" office:value="58.8719" calcext:value-type="float">
            <text:p>058.8719</text:p>
          </table:table-cell>
          <table:table-cell office:value-type="float" office:value="58.683" calcext:value-type="float">
            <text:p>058.6830</text:p>
          </table:table-cell>
          <table:table-cell office:value-type="float" office:value="58.1825" calcext:value-type="float">
            <text:p>058.1825</text:p>
          </table:table-cell>
          <table:table-cell office:value-type="float" office:value="58.7991" calcext:value-type="float">
            <text:p>058.7991</text:p>
          </table:table-cell>
          <table:table-cell office:value-type="float" office:value="58.0261" calcext:value-type="float">
            <text:p>058.0261</text:p>
          </table:table-cell>
          <table:table-cell table:formula="of:=AVERAGE([.B106:.G106])" office:value-type="float" office:value="58.4947" calcext:value-type="float">
            <text:p>058.4947</text:p>
          </table:table-cell>
          <table:table-cell table:formula="of:=STDEV([.B106:.G106])/SQRT(5)" office:value-type="float" office:value="0.154322998934054" calcext:value-type="float">
            <text:p>000.1543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31.715" calcext:value-type="float">
            <text:p>131.7150</text:p>
          </table:table-cell>
          <table:table-cell office:value-type="float" office:value="132.638" calcext:value-type="float">
            <text:p>132.6380</text:p>
          </table:table-cell>
          <table:table-cell office:value-type="float" office:value="123.637" calcext:value-type="float">
            <text:p>123.6370</text:p>
          </table:table-cell>
          <table:table-cell office:value-type="float" office:value="132.635" calcext:value-type="float">
            <text:p>132.6350</text:p>
          </table:table-cell>
          <table:table-cell office:value-type="float" office:value="131.687" calcext:value-type="float">
            <text:p>131.6870</text:p>
          </table:table-cell>
          <table:table-cell office:value-type="float" office:value="133.039" calcext:value-type="float">
            <text:p>133.0390</text:p>
          </table:table-cell>
          <table:table-cell table:formula="of:=AVERAGE([.B107:.G107])" office:value-type="float" office:value="130.891833333333" calcext:value-type="float">
            <text:p>130.8918</text:p>
          </table:table-cell>
          <table:table-cell table:formula="of:=STDEV([.B107:.G107])/SQRT(5)" office:value-type="float" office:value="1.60798697548622" calcext:value-type="float">
            <text:p>001.6080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51.787" calcext:value-type="float">
            <text:p>151.7870</text:p>
          </table:table-cell>
          <table:table-cell office:value-type="float" office:value="152.266" calcext:value-type="float">
            <text:p>152.2660</text:p>
          </table:table-cell>
          <table:table-cell office:value-type="float" office:value="151.684" calcext:value-type="float">
            <text:p>151.6840</text:p>
          </table:table-cell>
          <table:table-cell office:value-type="float" office:value="152.93" calcext:value-type="float">
            <text:p>152.9300</text:p>
          </table:table-cell>
          <table:table-cell office:value-type="float" office:value="151.887" calcext:value-type="float">
            <text:p>151.8870</text:p>
          </table:table-cell>
          <table:table-cell office:value-type="float" office:value="152.365" calcext:value-type="float">
            <text:p>152.3650</text:p>
          </table:table-cell>
          <table:table-cell table:formula="of:=AVERAGE([.B108:.G108])" office:value-type="float" office:value="152.153166666667" calcext:value-type="float">
            <text:p>152.1532</text:p>
          </table:table-cell>
          <table:table-cell table:formula="of:=STDEV([.B108:.G108])/SQRT(5)" office:value-type="float" office:value="0.208433666506478" calcext:value-type="float">
            <text:p>000.2084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68.99" calcext:value-type="float">
            <text:p>168.9900</text:p>
          </table:table-cell>
          <table:table-cell office:value-type="float" office:value="166.245" calcext:value-type="float">
            <text:p>166.2450</text:p>
          </table:table-cell>
          <table:table-cell office:value-type="float" office:value="164.195" calcext:value-type="float">
            <text:p>164.1950</text:p>
          </table:table-cell>
          <table:table-cell office:value-type="float" office:value="165.78" calcext:value-type="float">
            <text:p>165.7800</text:p>
          </table:table-cell>
          <table:table-cell office:value-type="float" office:value="164.218" calcext:value-type="float">
            <text:p>164.2180</text:p>
          </table:table-cell>
          <table:table-cell office:value-type="float" office:value="166.23" calcext:value-type="float">
            <text:p>166.2300</text:p>
          </table:table-cell>
          <table:table-cell table:formula="of:=AVERAGE([.B109:.G109])" office:value-type="float" office:value="165.943" calcext:value-type="float">
            <text:p>165.9430</text:p>
          </table:table-cell>
          <table:table-cell table:formula="of:=STDEV([.B109:.G109])/SQRT(5)" office:value-type="float" office:value="0.787793881672106" calcext:value-type="float">
            <text:p>000.7878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89.9788" calcext:value-type="float">
            <text:p>089.9788</text:p>
          </table:table-cell>
          <table:table-cell office:value-type="float" office:value="95.4464" calcext:value-type="float">
            <text:p>095.4464</text:p>
          </table:table-cell>
          <table:table-cell office:value-type="float" office:value="96.5432" calcext:value-type="float">
            <text:p>096.5432</text:p>
          </table:table-cell>
          <table:table-cell office:value-type="float" office:value="98.1034" calcext:value-type="float">
            <text:p>098.1034</text:p>
          </table:table-cell>
          <table:table-cell office:value-type="float" office:value="95.9915" calcext:value-type="float">
            <text:p>095.9915</text:p>
          </table:table-cell>
          <table:table-cell office:value-type="float" office:value="93.9476" calcext:value-type="float">
            <text:p>093.9476</text:p>
          </table:table-cell>
          <table:table-cell table:formula="of:=AVERAGE([.B110:.G110])" office:value-type="float" office:value="95.0018166666666" calcext:value-type="float">
            <text:p>095.0018</text:p>
          </table:table-cell>
          <table:table-cell table:formula="of:=STDEV([.B110:.G110])/SQRT(5)" office:value-type="float" office:value="1.25721721923195" calcext:value-type="float">
            <text:p>001.2572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2048, 80 threads, 640 matrices, Fixed16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721" calcext:value-type="float">
            <text:p>2721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34.8399" calcext:value-type="float">
            <text:p>034.8399</text:p>
          </table:table-cell>
          <table:table-cell office:value-type="float" office:value="35.3005" calcext:value-type="float">
            <text:p>035.3005</text:p>
          </table:table-cell>
          <table:table-cell office:value-type="float" office:value="34.8221" calcext:value-type="float">
            <text:p>034.8221</text:p>
          </table:table-cell>
          <table:table-cell office:value-type="float" office:value="34.396" calcext:value-type="float">
            <text:p>034.3960</text:p>
          </table:table-cell>
          <table:table-cell office:value-type="float" office:value="35.2816" calcext:value-type="float">
            <text:p>035.2816</text:p>
          </table:table-cell>
          <table:table-cell office:value-type="float" office:value="34.8521" calcext:value-type="float">
            <text:p>034.8521</text:p>
          </table:table-cell>
          <table:table-cell table:formula="of:=AVERAGE([.B117:.G117])" office:value-type="float" office:value="34.9153666666667" calcext:value-type="float">
            <text:p>034.9154</text:p>
          </table:table-cell>
          <table:table-cell table:formula="of:=STDEV([.B117:.G117])/SQRT(5)" office:value-type="float" office:value="0.151075190992212" calcext:value-type="float">
            <text:p>000.1511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53.5383" calcext:value-type="float">
            <text:p>053.5383</text:p>
          </table:table-cell>
          <table:table-cell office:value-type="float" office:value="52.0374" calcext:value-type="float">
            <text:p>052.0374</text:p>
          </table:table-cell>
          <table:table-cell office:value-type="float" office:value="52.2018" calcext:value-type="float">
            <text:p>052.2018</text:p>
          </table:table-cell>
          <table:table-cell office:value-type="float" office:value="53.1922" calcext:value-type="float">
            <text:p>053.1922</text:p>
          </table:table-cell>
          <table:table-cell office:value-type="float" office:value="52.3153" calcext:value-type="float">
            <text:p>052.3153</text:p>
          </table:table-cell>
          <table:table-cell office:value-type="float" office:value="53.4503" calcext:value-type="float">
            <text:p>053.4503</text:p>
          </table:table-cell>
          <table:table-cell table:formula="of:=AVERAGE([.B118:.G118])" office:value-type="float" office:value="52.7892166666667" calcext:value-type="float">
            <text:p>052.7892</text:p>
          </table:table-cell>
          <table:table-cell table:formula="of:=STDEV([.B118:.G118])/SQRT(5)" office:value-type="float" office:value="0.303013942143482" calcext:value-type="float">
            <text:p>000.3030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39.99" calcext:value-type="float">
            <text:p>139.9900</text:p>
          </table:table-cell>
          <table:table-cell office:value-type="float" office:value="141.255" calcext:value-type="float">
            <text:p>141.2550</text:p>
          </table:table-cell>
          <table:table-cell office:value-type="float" office:value="136.447" calcext:value-type="float">
            <text:p>136.4470</text:p>
          </table:table-cell>
          <table:table-cell office:value-type="float" office:value="137.855" calcext:value-type="float">
            <text:p>137.8550</text:p>
          </table:table-cell>
          <table:table-cell office:value-type="float" office:value="139.93" calcext:value-type="float">
            <text:p>139.9300</text:p>
          </table:table-cell>
          <table:table-cell office:value-type="float" office:value="143.114" calcext:value-type="float">
            <text:p>143.1140</text:p>
          </table:table-cell>
          <table:table-cell table:formula="of:=AVERAGE([.B119:.G119])" office:value-type="float" office:value="139.765166666667" calcext:value-type="float">
            <text:p>139.7652</text:p>
          </table:table-cell>
          <table:table-cell table:formula="of:=STDEV([.B119:.G119])/SQRT(5)" office:value-type="float" office:value="1.06152672756428" calcext:value-type="float">
            <text:p>001.0615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79.923" calcext:value-type="float">
            <text:p>179.9230</text:p>
          </table:table-cell>
          <table:table-cell office:value-type="float" office:value="181.589" calcext:value-type="float">
            <text:p>181.5890</text:p>
          </table:table-cell>
          <table:table-cell office:value-type="float" office:value="181.728" calcext:value-type="float">
            <text:p>181.7280</text:p>
          </table:table-cell>
          <table:table-cell office:value-type="float" office:value="181.078" calcext:value-type="float">
            <text:p>181.0780</text:p>
          </table:table-cell>
          <table:table-cell office:value-type="float" office:value="182.521" calcext:value-type="float">
            <text:p>182.5210</text:p>
          </table:table-cell>
          <table:table-cell office:value-type="float" office:value="184.338" calcext:value-type="float">
            <text:p>184.3380</text:p>
          </table:table-cell>
          <table:table-cell table:formula="of:=AVERAGE([.B120:.G120])" office:value-type="float" office:value="181.862833333333" calcext:value-type="float">
            <text:p>181.8628</text:p>
          </table:table-cell>
          <table:table-cell table:formula="of:=STDEV([.B120:.G120])/SQRT(5)" office:value-type="float" office:value="0.664280508018511" calcext:value-type="float">
            <text:p>000.6643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86.35" calcext:value-type="float">
            <text:p>186.3500</text:p>
          </table:table-cell>
          <table:table-cell office:value-type="float" office:value="183.861" calcext:value-type="float">
            <text:p>183.8610</text:p>
          </table:table-cell>
          <table:table-cell office:value-type="float" office:value="184.709" calcext:value-type="float">
            <text:p>184.7090</text:p>
          </table:table-cell>
          <table:table-cell office:value-type="float" office:value="182.806" calcext:value-type="float">
            <text:p>182.8060</text:p>
          </table:table-cell>
          <table:table-cell office:value-type="float" office:value="191.354" calcext:value-type="float">
            <text:p>191.3540</text:p>
          </table:table-cell>
          <table:table-cell office:value-type="float" office:value="184.039" calcext:value-type="float">
            <text:p>184.0390</text:p>
          </table:table-cell>
          <table:table-cell table:formula="of:=AVERAGE([.B121:.G121])" office:value-type="float" office:value="185.519833333333" calcext:value-type="float">
            <text:p>185.5198</text:p>
          </table:table-cell>
          <table:table-cell table:formula="of:=STDEV([.B121:.G121])/SQRT(5)" office:value-type="float" office:value="1.38121127758694" calcext:value-type="float">
            <text:p>001.3812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178.752" calcext:value-type="float">
            <text:p>178.7520</text:p>
          </table:table-cell>
          <table:table-cell office:value-type="float" office:value="178.204" calcext:value-type="float">
            <text:p>178.2040</text:p>
          </table:table-cell>
          <table:table-cell office:value-type="float" office:value="179.393" calcext:value-type="float">
            <text:p>179.3930</text:p>
          </table:table-cell>
          <table:table-cell office:value-type="float" office:value="180.133" calcext:value-type="float">
            <text:p>180.1330</text:p>
          </table:table-cell>
          <table:table-cell office:value-type="float" office:value="177.19" calcext:value-type="float">
            <text:p>177.1900</text:p>
          </table:table-cell>
          <table:table-cell office:value-type="float" office:value="178.528" calcext:value-type="float">
            <text:p>178.5280</text:p>
          </table:table-cell>
          <table:table-cell table:formula="of:=AVERAGE([.B122:.G122])" office:value-type="float" office:value="178.7" calcext:value-type="float">
            <text:p>178.7000</text:p>
          </table:table-cell>
          <table:table-cell table:formula="of:=STDEV([.B122:.G122])/SQRT(5)" office:value-type="float" office:value="0.451315499401473" calcext:value-type="float">
            <text:p>000.4513</text:p>
          </table:table-cell>
          <table:table-cell table:number-columns-repeated="14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table:number-columns-repeated="7"/>
          <table:table-cell table:style-name="ce3" table:number-columns-repeated="2"/>
          <table:table-cell/>
          <table:table-cell table:style-name="Default" table:number-columns-repeated="13"/>
        </table:table-row>
        <table:table-row table:style-name="ro1">
          <table:table-cell office:value-type="string" calcext:value-type="string">
            <text:p>#N=2048, 80 threads, 640 matrices, Fixed8</text:p>
          </table:table-cell>
          <table:table-cell table:number-columns-repeated="6"/>
          <table:table-cell table:style-name="ce3" table:number-columns-repeated="2"/>
          <table:table-cell/>
          <table:table-cell table:style-name="Default" table:number-columns-repeated="1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table:style-name="Default" table:number-columns-repeated="13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441" calcext:value-type="float">
            <text:p>1441.0000</text:p>
          </table:table-cell>
          <table:table-cell table:number-columns-repeated="5"/>
          <table:table-cell table:style-name="ce3" table:number-columns-repeated="2"/>
          <table:table-cell/>
          <table:table-cell table:style-name="Default" table:number-columns-repeated="13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table:style-name="Default" table:number-columns-repeated="13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30.0563" calcext:value-type="float">
            <text:p>030.0563</text:p>
          </table:table-cell>
          <table:table-cell office:value-type="float" office:value="29.9374" calcext:value-type="float">
            <text:p>029.9374</text:p>
          </table:table-cell>
          <table:table-cell office:value-type="float" office:value="30.0241" calcext:value-type="float">
            <text:p>030.0241</text:p>
          </table:table-cell>
          <table:table-cell office:value-type="float" office:value="30.0827" calcext:value-type="float">
            <text:p>030.0827</text:p>
          </table:table-cell>
          <table:table-cell office:value-type="float" office:value="29.876" calcext:value-type="float">
            <text:p>029.8760</text:p>
          </table:table-cell>
          <table:table-cell office:value-type="float" office:value="29.9142" calcext:value-type="float">
            <text:p>029.9142</text:p>
          </table:table-cell>
          <table:table-cell table:formula="of:=AVERAGE([.B129:.G129])" office:value-type="float" office:value="29.9817833333333" calcext:value-type="float">
            <text:p>029.9818</text:p>
          </table:table-cell>
          <table:table-cell table:formula="of:=STDEV([.B129:.G129])/SQRT(5)" office:value-type="float" office:value="0.0375526874315716" calcext:value-type="float">
            <text:p>000.0376</text:p>
          </table:table-cell>
          <table:table-cell/>
          <table:table-cell table:style-name="Default" table:number-columns-repeated="13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41.5519" calcext:value-type="float">
            <text:p>041.5519</text:p>
          </table:table-cell>
          <table:table-cell office:value-type="float" office:value="41.3152" calcext:value-type="float">
            <text:p>041.3152</text:p>
          </table:table-cell>
          <table:table-cell office:value-type="float" office:value="41.1359" calcext:value-type="float">
            <text:p>041.1359</text:p>
          </table:table-cell>
          <table:table-cell office:value-type="float" office:value="41.968" calcext:value-type="float">
            <text:p>041.9680</text:p>
          </table:table-cell>
          <table:table-cell office:value-type="float" office:value="41.4804" calcext:value-type="float">
            <text:p>041.4804</text:p>
          </table:table-cell>
          <table:table-cell office:value-type="float" office:value="41.9346" calcext:value-type="float">
            <text:p>041.9346</text:p>
          </table:table-cell>
          <table:table-cell table:formula="of:=AVERAGE([.B130:.G130])" office:value-type="float" office:value="41.5643333333333" calcext:value-type="float">
            <text:p>041.5643</text:p>
          </table:table-cell>
          <table:table-cell table:formula="of:=STDEV([.B130:.G130])/SQRT(5)" office:value-type="float" office:value="0.148709934211987" calcext:value-type="float">
            <text:p>000.1487</text:p>
          </table:table-cell>
          <table:table-cell/>
          <table:table-cell table:style-name="Default" table:number-columns-repeated="13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46.69" calcext:value-type="float">
            <text:p>146.6900</text:p>
          </table:table-cell>
          <table:table-cell office:value-type="float" office:value="147.094" calcext:value-type="float">
            <text:p>147.0940</text:p>
          </table:table-cell>
          <table:table-cell office:value-type="float" office:value="147.923" calcext:value-type="float">
            <text:p>147.9230</text:p>
          </table:table-cell>
          <table:table-cell office:value-type="float" office:value="150.42" calcext:value-type="float">
            <text:p>150.4200</text:p>
          </table:table-cell>
          <table:table-cell office:value-type="float" office:value="147.01" calcext:value-type="float">
            <text:p>147.0100</text:p>
          </table:table-cell>
          <table:table-cell office:value-type="float" office:value="149.067" calcext:value-type="float">
            <text:p>149.0670</text:p>
          </table:table-cell>
          <table:table-cell table:formula="of:=AVERAGE([.B131:.G131])" office:value-type="float" office:value="148.034" calcext:value-type="float">
            <text:p>148.0340</text:p>
          </table:table-cell>
          <table:table-cell table:formula="of:=STDEV([.B131:.G131])/SQRT(5)" office:value-type="float" office:value="0.648410919093748" calcext:value-type="float">
            <text:p>000.6484</text:p>
          </table:table-cell>
          <table:table-cell/>
          <table:table-cell table:style-name="Default" table:number-columns-repeated="13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216.426" calcext:value-type="float">
            <text:p>216.4260</text:p>
          </table:table-cell>
          <table:table-cell office:value-type="float" office:value="215.474" calcext:value-type="float">
            <text:p>215.4740</text:p>
          </table:table-cell>
          <table:table-cell office:value-type="float" office:value="217.591" calcext:value-type="float">
            <text:p>217.5910</text:p>
          </table:table-cell>
          <table:table-cell office:value-type="float" office:value="216.627" calcext:value-type="float">
            <text:p>216.6270</text:p>
          </table:table-cell>
          <table:table-cell office:value-type="float" office:value="217.053" calcext:value-type="float">
            <text:p>217.0530</text:p>
          </table:table-cell>
          <table:table-cell office:value-type="float" office:value="217.344" calcext:value-type="float">
            <text:p>217.3440</text:p>
          </table:table-cell>
          <table:table-cell table:formula="of:=AVERAGE([.B132:.G132])" office:value-type="float" office:value="216.7525" calcext:value-type="float">
            <text:p>216.7525</text:p>
          </table:table-cell>
          <table:table-cell table:formula="of:=STDEV([.B132:.G132])/SQRT(5)" office:value-type="float" office:value="0.340597680555816" calcext:value-type="float">
            <text:p>000.3406</text:p>
          </table:table-cell>
          <table:table-cell/>
          <table:table-cell table:style-name="Default" table:number-columns-repeated="13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248.179" calcext:value-type="float">
            <text:p>248.1790</text:p>
          </table:table-cell>
          <table:table-cell office:value-type="float" office:value="240.799" calcext:value-type="float">
            <text:p>240.7990</text:p>
          </table:table-cell>
          <table:table-cell office:value-type="float" office:value="243.997" calcext:value-type="float">
            <text:p>243.9970</text:p>
          </table:table-cell>
          <table:table-cell office:value-type="float" office:value="245.797" calcext:value-type="float">
            <text:p>245.7970</text:p>
          </table:table-cell>
          <table:table-cell office:value-type="float" office:value="242.871" calcext:value-type="float">
            <text:p>242.8710</text:p>
          </table:table-cell>
          <table:table-cell office:value-type="float" office:value="247.597" calcext:value-type="float">
            <text:p>247.5970</text:p>
          </table:table-cell>
          <table:table-cell table:formula="of:=AVERAGE([.B133:.G133])" office:value-type="float" office:value="244.873333333333" calcext:value-type="float">
            <text:p>244.8733</text:p>
          </table:table-cell>
          <table:table-cell table:formula="of:=STDEV([.B133:.G133])/SQRT(5)" office:value-type="float" office:value="1.27399283095837" calcext:value-type="float">
            <text:p>001.2740</text:p>
          </table:table-cell>
          <table:table-cell/>
          <table:table-cell table:style-name="Default" table:number-columns-repeated="13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256.483" calcext:value-type="float">
            <text:p>256.4830</text:p>
          </table:table-cell>
          <table:table-cell office:value-type="float" office:value="255.757" calcext:value-type="float">
            <text:p>255.7570</text:p>
          </table:table-cell>
          <table:table-cell office:value-type="float" office:value="256.143" calcext:value-type="float">
            <text:p>256.1430</text:p>
          </table:table-cell>
          <table:table-cell office:value-type="float" office:value="254.682" calcext:value-type="float">
            <text:p>254.6820</text:p>
          </table:table-cell>
          <table:table-cell office:value-type="float" office:value="256.918" calcext:value-type="float">
            <text:p>256.9180</text:p>
          </table:table-cell>
          <table:table-cell office:value-type="float" office:value="254.835" calcext:value-type="float">
            <text:p>254.8350</text:p>
          </table:table-cell>
          <table:table-cell table:formula="of:=AVERAGE([.B134:.G134])" office:value-type="float" office:value="255.803" calcext:value-type="float">
            <text:p>255.8030</text:p>
          </table:table-cell>
          <table:table-cell table:formula="of:=STDEV([.B134:.G134])/SQRT(5)" office:value-type="float" office:value="0.400849398153472" calcext:value-type="float">
            <text:p>000.4008</text:p>
          </table:table-cell>
          <table:table-cell/>
          <table:table-cell table:style-name="Default" table:number-columns-repeated="13"/>
        </table:table-row>
        <table:table-row table:style-name="ro1" table:number-rows-repeated="4">
          <table:table-cell table:style-name="Default"/>
          <table:table-cell table:style-name="ce2" table:number-columns-repeated="8"/>
          <table:table-cell/>
          <table:table-cell table:style-name="Default" table:number-columns-repeated="13"/>
        </table:table-row>
        <table:table-row table:style-name="ro1">
          <table:table-cell table:style-name="Default"/>
          <table:table-cell table:style-name="ce2" table:number-columns-repeated="8"/>
          <table:table-cell/>
          <table:table-cell table:style-name="Default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0" loext:min-decimal-places="0" number:min-integer-digits="3"/>
    </number:number-style>
    <number:number-style style:name="N123">
      <number:number number:decimal-places="4" loext:min-decimal-places="4" number:min-integer-digits="3"/>
    </number:number-style>
    <number:number-style style:name="N124">
      <number:number number:decimal-places="5" loext:min-decimal-places="5" number:min-integer-digits="3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3" loext:min-decimal-places="3" number:min-integer-digits="3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 style:data-style-name="N2" text:time-value="23:35:38.1210525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21:44:21.980278526</meta:creation-date>
    <dc:date>2019-01-11T23:55:44.195199607</dc:date>
    <meta:editing-duration>P7DT16H11M24S</meta:editing-duration>
    <meta:editing-cycles>273</meta:editing-cycles>
    <meta:generator>LibreOffice/6.1.3.2$Linux_X86_64 LibreOffice_project/10$Build-2</meta:generator>
    <meta:document-statistic meta:table-count="4" meta:cell-count="3454" meta:object-count="0"/>
  </office:meta>
</office:document-meta>
</file>